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algun Gothic" svg:font-family="Malgun Gothic" style:font-family-generic="swiss" style:font-pitch="variable" svg:panose-1="2 11 5 3 2 0 0 2 0 4"/>
    <style:font-face style:name="宋?" svg:font-family="宋?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Batang" svg:font-family="Batang" style:font-family-generic="system" style:font-pitch="fixed" svg:panose-1="2 3 6 0 0 1 1 1 1 1"/>
    <style:font-face style:name="Arial Unicode MS" svg:font-family="Arial Unicode MS" style:font-family-generic="roman" style:font-pitch="variable" svg:panose-1="2 11 6 4 2 2 2 2 2 4"/>
    <style:font-face style:name="Gulim" svg:font-family="Gulim" style:font-family-generic="swiss" style:font-pitch="variable" svg:panose-1="2 11 6 0 0 1 1 1 1 1"/>
    <style:font-face style:name="HYGothic-Medium" svg:font-family="HYGothic-Medium" style:font-family-generic="roman" svg:panose-1="0 0 0 0 0 0 0 0 0 0"/>
    <style:font-face style:name="HYSinMyeongJo-Medium" svg:font-family="HYSinMyeongJo-Medium" style:font-family-generic="roman" svg:panose-1="0 0 0 0 0 0 0 0 0 0"/>
    <style:font-face style:name="함초롬바탕" svg:font-family="함초롬바탕" style:font-family-generic="roman" svg:panose-1="0 0 0 0 0 0 0 0 0 0"/>
    <style:font-face style:name="HYHeadLine-Medium" svg:font-family="HYHeadLine-Medium" style:font-family-generic="roman" svg:panose-1="0 0 0 0 0 0 0 0 0 0"/>
    <style:font-face style:name="HCI Poppy" svg:font-family="HCI Poppy" style:font-family-generic="roman" svg:panose-1="0 0 0 0 0 0 0 0 0 0"/>
    <style:font-face style:name="휴먼명조" svg:font-family="휴먼명조" style:font-family-generic="roman" svg:panose-1="0 0 0 0 0 0 0 0 0 0"/>
    <style:font-face style:name="GungsuhChe" svg:font-family="GungsuhChe" style:font-family-generic="roman" svg:panose-1="0 0 0 0 0 0 0 0 0 0"/>
  </office:font-face-decls>
  <office:automatic-styles>
    <text:list-style style:name="LFO4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)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)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prefix="(" style:num-suffix=")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prefix="(" style:num-suffix=")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format="①, ②, ③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∙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  <style:text-properties style:font-name="Arial Unicode MS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바탕글" style:master-page-name="MP0" style:family="paragraph">
      <style:paragraph-properties fo:break-before="page" style:line-break="strict" fo:text-align="center" fo:line-height="130%"/>
      <style:text-properties fo:font-size="12pt" style:font-size-asian="12pt" style:font-size-complex="12pt"/>
    </style:style>
    <style:style style:name="P16" style:parent-style-name="바탕글" style:family="paragraph">
      <style:paragraph-properties fo:line-height="130%"/>
    </style:style>
    <style:style style:name="T17" style:parent-style-name="DefaultParagraphFont" style:family="text">
      <style:text-properties fo:font-size="15pt" style:font-size-asian="15pt" style:font-size-complex="15pt"/>
    </style:style>
    <style:style style:name="T18" style:parent-style-name="DefaultParagraphFont" style:family="text">
      <style:text-properties fo:letter-spacing="-0.0006in" fo:font-size="15pt" style:font-size-asian="15pt" style:font-size-complex="15pt"/>
    </style:style>
    <style:style style:name="T19" style:parent-style-name="DefaultParagraphFont" style:family="text">
      <style:text-properties fo:letter-spacing="-0.009in" fo:font-size="15pt" style:font-size-asian="15pt" style:font-size-complex="15pt"/>
    </style:style>
    <style:style style:name="T20" style:parent-style-name="DefaultParagraphFont" style:family="text">
      <style:text-properties fo:letter-spacing="-0.009in" fo:font-size="15pt" style:font-size-asian="15pt" style:font-size-complex="15pt"/>
    </style:style>
    <style:style style:name="T21" style:parent-style-name="DefaultParagraphFont" style:family="text">
      <style:text-properties fo:letter-spacing="-0.009in" fo:font-size="15pt" style:font-size-asian="15pt" style:font-size-complex="15pt"/>
    </style:style>
    <style:style style:name="T22" style:parent-style-name="DefaultParagraphFont" style:family="text">
      <style:text-properties fo:letter-spacing="-0.009in" fo:font-size="15pt" style:font-size-asian="15pt" style:font-size-complex="15pt"/>
    </style:style>
    <style:style style:name="T23" style:parent-style-name="DefaultParagraphFont" style:family="text">
      <style:text-properties fo:letter-spacing="-0.009in" fo:font-size="15pt" style:font-size-asian="15pt" style:font-size-complex="15pt"/>
    </style:style>
    <style:style style:name="T24" style:parent-style-name="DefaultParagraphFont" style:family="text">
      <style:text-properties fo:letter-spacing="-0.009in" fo:font-size="15pt" style:font-size-asian="15pt" style:font-size-complex="15pt"/>
    </style:style>
    <style:style style:name="T25" style:parent-style-name="DefaultParagraphFont" style:family="text">
      <style:text-properties fo:letter-spacing="-0.009in" fo:font-size="15pt" style:font-size-asian="15pt" style:font-size-complex="15pt"/>
    </style:style>
    <style:style style:name="T26" style:parent-style-name="DefaultParagraphFont" style:family="text">
      <style:text-properties fo:letter-spacing="-0.009in" fo:font-size="15pt" style:font-size-asian="15pt" style:font-size-complex="15pt"/>
    </style:style>
    <style:style style:name="T27" style:parent-style-name="DefaultParagraphFont" style:family="text">
      <style:text-properties fo:letter-spacing="-0.009in" fo:font-size="15pt" style:font-size-asian="15pt" style:font-size-complex="15pt"/>
    </style:style>
    <style:style style:name="T28" style:parent-style-name="DefaultParagraphFont" style:family="text">
      <style:text-properties fo:letter-spacing="-0.009in" fo:font-size="15pt" style:font-size-asian="15pt" style:font-size-complex="15pt"/>
    </style:style>
    <style:style style:name="T29" style:parent-style-name="DefaultParagraphFont" style:family="text">
      <style:text-properties fo:letter-spacing="-0.009in" fo:font-size="15pt" style:font-size-asian="15pt" style:font-size-complex="15pt"/>
    </style:style>
    <style:style style:name="T30" style:parent-style-name="DefaultParagraphFont" style:family="text">
      <style:text-properties fo:letter-spacing="-0.009in" fo:font-size="15pt" style:font-size-asian="15pt" style:font-size-complex="15pt"/>
    </style:style>
    <style:style style:name="T31" style:parent-style-name="DefaultParagraphFont" style:family="text">
      <style:text-properties fo:letter-spacing="-0.009in" fo:font-size="15pt" style:font-size-asian="15pt" style:font-size-complex="15pt"/>
    </style:style>
    <style:style style:name="T32" style:parent-style-name="DefaultParagraphFont" style:family="text">
      <style:text-properties fo:letter-spacing="-0.009in" fo:font-size="15pt" style:font-size-asian="15pt" style:font-size-complex="15pt"/>
    </style:style>
    <style:style style:name="P33" style:parent-style-name="바탕글" style:family="paragraph">
      <style:paragraph-properties fo:line-height="130%"/>
      <style:text-properties fo:font-weight="bold" style:font-weight-asian="bold" style:font-weight-complex="bold" fo:font-size="15pt" style:font-size-asian="15pt" style:font-size-complex="15pt"/>
    </style:style>
    <style:style style:name="P34" style:parent-style-name="바탕글" style:family="paragraph">
      <style:paragraph-properties style:line-break="strict" fo:text-align="center" fo:line-height="130%" fo:margin-left="1.4222in" fo:text-indent="-1.4222in">
        <style:tab-stops/>
      </style:paragraph-properties>
      <style:text-properties fo:font-weight="bold" style:font-weight-asian="bold" style:font-weight-complex="bold" fo:font-size="24pt" style:font-size-asian="24pt" style:font-size-complex="24pt"/>
    </style:style>
    <style:style style:name="P35" style:parent-style-name="바탕글" style:family="paragraph">
      <style:paragraph-properties style:line-break="strict" fo:text-align="center" fo:line-height="130%"/>
      <style:text-properties fo:font-size="11pt" style:font-size-asian="11pt" style:font-size-complex="11pt"/>
    </style:style>
    <style:style style:name="P36" style:parent-style-name="바탕글" style:family="paragraph">
      <style:paragraph-properties style:line-break="strict" fo:text-align="center" fo:line-height="130%"/>
      <style:text-properties fo:font-size="11pt" style:font-size-asian="11pt" style:font-size-complex="11pt"/>
    </style:style>
    <style:style style:name="P37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2pt" style:font-size-asian="12pt" style:font-size-complex="12pt"/>
    </style:style>
    <style:style style:name="P38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2pt" style:font-size-asian="12pt" style:font-size-complex="12pt"/>
    </style:style>
    <style:style style:name="P39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1pt" style:font-size-asian="11pt" style:font-size-complex="11pt"/>
    </style:style>
    <style:style style:name="P40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1pt" style:font-size-asian="11pt" style:font-size-complex="11pt"/>
    </style:style>
    <style:style style:name="P41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1pt" style:font-size-asian="11pt" style:font-size-complex="11pt"/>
    </style:style>
    <style:style style:name="TableColumn43" style:family="table-column">
      <style:table-column-properties style:column-width="0.868in" style:use-optimal-column-width="false"/>
    </style:style>
    <style:style style:name="TableColumn44" style:family="table-column">
      <style:table-column-properties style:column-width="2.9902in" style:use-optimal-column-width="false"/>
    </style:style>
    <style:style style:name="TableColumn45" style:family="table-column">
      <style:table-column-properties style:column-width="0.9861in" style:use-optimal-column-width="false"/>
    </style:style>
    <style:style style:name="Table42" style:family="table">
      <style:table-properties style:width="4.8444in" fo:margin-left="0in" table:align="center"/>
    </style:style>
    <style:style style:name="TableRow46" style:family="table-row">
      <style:table-row-properties style:min-row-height="0.2562in" style:use-optimal-row-height="false"/>
    </style:style>
    <style:style style:name="TableCell4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8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4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0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2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53" style:family="table-row">
      <style:table-row-properties style:min-row-height="3.5236in" style:use-optimal-row-height="false"/>
    </style:style>
    <style:style style:name="TableCell54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55" style:parent-style-name="바탕글" style:family="paragraph">
      <style:paragraph-properties style:line-break="strict" fo:text-align="center" fo:margin-top="0.0694in"/>
      <style:text-properties fo:font-size="12pt" style:font-size-asian="12pt" style:font-size-complex="12pt"/>
    </style:style>
    <style:style style:name="P56" style:parent-style-name="바탕글" style:family="paragraph">
      <style:paragraph-properties style:line-break="strict" fo:text-align="center" fo:margin-top="0.0694in"/>
      <style:text-properties fo:font-size="12pt" style:font-size-asian="12pt" style:font-size-complex="12pt"/>
    </style:style>
    <style:style style:name="P57" style:parent-style-name="바탕글" style:family="paragraph">
      <style:paragraph-properties style:line-break="strict" fo:text-align="center" fo:margin-top="0.0694in"/>
      <style:text-properties fo:font-size="12pt" style:font-size-asian="12pt" style:font-size-complex="12pt"/>
    </style:style>
    <style:style style:name="TableCell58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59" style:parent-style-name="바탕글" style:family="paragraph">
      <style:paragraph-properties fo:margin-top="0.0694in"/>
      <style:text-properties fo:font-size="12pt" style:font-size-asian="12pt" style:font-size-complex="12pt"/>
    </style:style>
    <style:style style:name="P60" style:parent-style-name="바탕글" style:family="paragraph">
      <style:paragraph-properties fo:margin-top="0.0694in"/>
      <style:text-properties fo:font-size="12pt" style:font-size-asian="12pt" style:font-size-complex="12pt"/>
    </style:style>
    <style:style style:name="P61" style:parent-style-name="바탕글" style:family="paragraph">
      <style:paragraph-properties fo:margin-top="0.0694in"/>
      <style:text-properties fo:font-size="12pt" style:font-size-asian="12pt" style:font-size-complex="12pt"/>
    </style:style>
    <style:style style:name="P62" style:parent-style-name="바탕글" style:family="paragraph">
      <style:paragraph-properties fo:margin-top="0.0694in" fo:margin-left="0.0833in" fo:text-indent="-0.0833in">
        <style:tab-stops/>
      </style:paragraph-properties>
      <style:text-properties fo:font-size="12pt" style:font-size-asian="12pt" style:font-size-complex="12pt"/>
    </style:style>
    <style:style style:name="P63" style:parent-style-name="바탕글" style:family="paragraph">
      <style:paragraph-properties fo:margin-top="0.0694in" fo:margin-left="0.0833in" fo:text-indent="-0.0833in">
        <style:tab-stops/>
      </style:paragraph-properties>
      <style:text-properties fo:font-size="12pt" style:font-size-asian="12pt" style:font-size-complex="12pt"/>
    </style:style>
    <style:style style:name="P64" style:parent-style-name="바탕글" style:family="paragraph">
      <style:paragraph-properties fo:margin-top="0.0694in" fo:margin-left="0.0833in" fo:text-indent="-0.0833in">
        <style:tab-stops/>
      </style:paragraph-properties>
      <style:text-properties fo:font-size="12pt" style:font-size-asian="12pt" style:font-size-complex="12pt"/>
    </style:style>
    <style:style style:name="P65" style:parent-style-name="바탕글" style:family="paragraph">
      <style:paragraph-properties fo:margin-top="0.0694in" fo:margin-left="0.0833in" fo:text-indent="-0.0833in">
        <style:tab-stops/>
      </style:paragraph-properties>
      <style:text-properties fo:font-size="12pt" style:font-size-asian="12pt" style:font-size-complex="12pt"/>
    </style:style>
    <style:style style:name="P66" style:parent-style-name="바탕글" style:family="paragraph">
      <style:paragraph-properties fo:margin-top="0.0694in"/>
      <style:text-properties fo:font-size="12pt" style:font-size-asian="12pt" style:font-size-complex="12pt"/>
    </style:style>
    <style:style style:name="TableCell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8" style:parent-style-name="바탕글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pt" style:font-size-asian="1pt"/>
    </style:style>
    <style:style style:name="P70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1pt" style:font-size-asian="11pt" style:font-size-complex="11pt"/>
    </style:style>
    <style:style style:name="P71" style:parent-style-name="Normal" style:family="paragraph">
      <style:paragraph-properties fo:break-before="page"/>
    </style:style>
    <style:style style:name="TableColumn73" style:family="table-column">
      <style:table-column-properties style:column-width="0.9659in" style:use-optimal-column-width="false"/>
    </style:style>
    <style:style style:name="TableColumn74" style:family="table-column">
      <style:table-column-properties style:column-width="2.0104in" style:use-optimal-column-width="false"/>
    </style:style>
    <style:style style:name="TableColumn75" style:family="table-column">
      <style:table-column-properties style:column-width="0.3819in" style:use-optimal-column-width="false"/>
    </style:style>
    <style:style style:name="TableColumn76" style:family="table-column">
      <style:table-column-properties style:column-width="0.7618in" style:use-optimal-column-width="false"/>
    </style:style>
    <style:style style:name="TableColumn77" style:family="table-column">
      <style:table-column-properties style:column-width="0.0791in" style:use-optimal-column-width="false"/>
    </style:style>
    <style:style style:name="TableColumn78" style:family="table-column">
      <style:table-column-properties style:column-width="1.1972in" style:use-optimal-column-width="false"/>
    </style:style>
    <style:style style:name="TableColumn79" style:family="table-column">
      <style:table-column-properties style:column-width="0.075in" style:use-optimal-column-width="false"/>
    </style:style>
    <style:style style:name="TableColumn80" style:family="table-column">
      <style:table-column-properties style:column-width="1.1222in" style:use-optimal-column-width="false"/>
    </style:style>
    <style:style style:name="Table72" style:family="table">
      <style:table-properties style:width="6.5937in" fo:margin-left="0in" table:align="left"/>
    </style:style>
    <style:style style:name="TableRow81" style:family="table-row">
      <style:table-row-properties style:min-row-height="0.3534in" style:use-optimal-row-height="false"/>
    </style:style>
    <style:style style:name="TableCell82" style:family="table-cell">
      <style:table-cell-properties fo:border="0.0104in solid #000000" fo:background-color="#CEDEEF" style:writing-mode="lr-tb" style:vertical-align="middle" fo:padding-top="0.0194in" fo:padding-left="0.0708in" fo:padding-bottom="0.0194in" fo:padding-right="0.0708in"/>
    </style:style>
    <style:style style:name="P83" style:parent-style-name="바탕글사본2" style:family="paragraph">
      <style:paragraph-properties style:line-break="strict" fo:text-align="center"/>
    </style:style>
    <style:style style:name="T84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5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6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7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8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9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90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1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2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3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4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5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96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97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98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ableRow99" style:family="table-row">
      <style:table-row-properties style:min-row-height="0.0527in" style:use-optimal-row-height="false"/>
    </style:style>
    <style:style style:name="TableCell100" style:family="table-cell">
      <style:table-cell-properties fo:border-top="0.0104in solid #000000" fo:border-left="none" fo:border-bottom="0.0104in solid #000000" fo:border-right="none" style:writing-mode="lr-tb" style:vertical-align="middle" fo:padding-top="0.0194in" fo:padding-left="0.0708in" fo:padding-bottom="0.0194in" fo:padding-right="0.0708in"/>
    </style:style>
    <style:style style:name="P101" style:parent-style-name="바탕글사본2" style:family="paragraph">
      <style:paragraph-properties style:line-break="strict" fo:text-align="center" fo:line-height="100%"/>
      <style:text-properties style:font-name="HYHeadLine-Medium" style:font-name-asian="HYHeadLine-Medium" style:font-name-complex="HYHeadLine-Medium" fo:font-size="1pt" style:font-size-asian="1pt" style:font-size-complex="1pt"/>
    </style:style>
    <style:style style:name="TableRow102" style:family="table-row">
      <style:table-row-properties style:min-row-height="0.3347in" style:use-optimal-row-height="false"/>
    </style:style>
    <style:style style:name="TableCell103" style:family="table-cell">
      <style:table-cell-properties fo:border-top="0.0104in solid #000000" fo:border-left="0.0104in solid #000000" fo:border-bottom="0.0104in solid #000000" fo:border-right="0.0034in solid #000000" fo:background-color="#FFFFB2" style:writing-mode="lr-tb" style:vertical-align="middle" fo:padding-top="0.0194in" fo:padding-left="0.0708in" fo:padding-bottom="0.0194in" fo:padding-right="0.0708in"/>
    </style:style>
    <style:style style:name="P104" style:parent-style-name="바탕글사본2" style:family="paragraph">
      <style:paragraph-properties fo:text-align="center" fo:line-height="100%"/>
      <style:text-properties style:font-name="Malgun Gothic" style:font-name-asian="Malgun Gothic" style:font-name-complex="Malgun Gothic" fo:font-weight="bold" style:font-weight-asian="bold" style:font-weight-complex="bold" fo:letter-spacing="-0.0104in" fo:font-size="11pt" style:font-size-asian="11pt" style:font-size-complex="11pt"/>
    </style:style>
    <style:style style:name="TableCell105" style:family="table-cell">
      <style:table-cell-properties fo:border-top="0.0104in solid #000000" fo:border-left="0.0034in solid #000000" fo:border-bottom="0.0104in solid #000000" fo:border-right="0.0104in solid #000000" style:writing-mode="lr-tb" style:vertical-align="middle" fo:padding-top="0.0194in" fo:padding-left="0.0708in" fo:padding-bottom="0.0194in" fo:padding-right="0.0708in"/>
    </style:style>
    <style:style style:name="P106" style:parent-style-name="바탕글" style:family="paragraph">
      <style:paragraph-properties fo:text-align="center" fo:line-height="100%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107" style:family="table-row">
      <style:table-row-properties style:min-row-height="0.1916in" style:use-optimal-row-height="false"/>
    </style:style>
    <style:style style:name="TableCell108" style:family="table-cell">
      <style:table-cell-properties fo:border-top="0.0104in solid #000000" fo:border-left="none" fo:border-bottom="0.0104in solid #000000" fo:border-right="none" style:writing-mode="lr-tb" style:vertical-align="middle" fo:padding-top="0.0194in" fo:padding-left="0.0708in" fo:padding-bottom="0.0194in" fo:padding-right="0.0708in"/>
    </style:style>
    <style:style style:name="P109" style:parent-style-name="바탕글사본2" style:family="paragraph">
      <style:paragraph-properties fo:text-align="center" fo:line-height="100%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110" style:family="table-row">
      <style:table-row-properties style:min-row-height="0.4208in" style:use-optimal-row-height="false"/>
    </style:style>
    <style:style style:name="TableCell111" style:family="table-cell">
      <style:table-cell-properties fo:border-top="0.0104in solid #000000" fo:border-left="0.010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112" style:parent-style-name="바탕글사본2" style:family="paragraph">
      <style:paragraph-properties fo:text-align="center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P113" style:parent-style-name="바탕글사본2" style:family="paragraph">
      <style:paragraph-properties fo:text-align="center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114" style:family="table-cell">
      <style:table-cell-properties fo:border-top="0.0104in soli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115" style:parent-style-name="바탕글사본2" style:family="paragraph">
      <style:paragraph-properties fo:line-height="100%" fo:margin-left="0.2388in" fo:text-indent="-0.2388in">
        <style:tab-stops/>
      </style:paragraph-properties>
    </style:style>
    <style:style style:name="T116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1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18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19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0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1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2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3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4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5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6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7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8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9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0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1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2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3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4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5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6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7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8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9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40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41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ableCell142" style:family="table-cell">
      <style:table-cell-properties fo:border-top="0.0104in soli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14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44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45" style:family="table-row">
      <style:table-row-properties style:min-row-height="0.4055in" style:use-optimal-row-height="false"/>
    </style:style>
    <style:style style:name="TableCell146" style:family="table-cell">
      <style:table-cell-properties fo:border-top="0.0034in dotte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147" style:parent-style-name="바탕글사본2" style:family="paragraph">
      <style:paragraph-properties fo:line-height="100%" fo:margin-left="0.2312in" fo:text-indent="-0.2312in">
        <style:tab-stops/>
      </style:paragraph-properties>
    </style:style>
    <style:style style:name="T14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4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50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1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2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3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4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5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6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7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8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9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60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61" style:parent-style-name="DefaultParagraphFont" style:family="text">
      <style:text-properties style:font-name="Malgun Gothic" style:font-name-asian="Malgun Gothic" style:font-name-complex="Malgun Gothic" fo:letter-spacing="-0.0104in" fo:font-size="11pt" style:font-size-asian="11pt" style:font-size-complex="11pt"/>
    </style:style>
    <style:style style:name="T162" style:parent-style-name="DefaultParagraphFont" style:family="text">
      <style:text-properties style:font-name="Malgun Gothic" style:font-name-asian="Malgun Gothic" style:font-name-complex="Malgun Gothic" fo:letter-spacing="-0.0131in" fo:font-size="11pt" style:font-size-asian="11pt" style:font-size-complex="11pt"/>
    </style:style>
    <style:style style:name="TableCell163" style:family="table-cell">
      <style:table-cell-properties fo:border-top="0.0034in dotte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164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65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66" style:family="table-row">
      <style:table-row-properties style:min-row-height="0.4055in" style:use-optimal-row-height="false"/>
    </style:style>
    <style:style style:name="TableCell167" style:family="table-cell">
      <style:table-cell-properties fo:border-top="0.0034in dotte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168" style:parent-style-name="바탕글사본2" style:family="paragraph">
      <style:paragraph-properties style:line-break="strict" fo:text-align="start" fo:line-height="100%"/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169" style:family="table-cell">
      <style:table-cell-properties fo:border-top="0.0034in dotte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170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71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72" style:family="table-row">
      <style:table-row-properties style:min-row-height="0.4055in" style:use-optimal-row-height="false"/>
    </style:style>
    <style:style style:name="TableCell173" style:family="table-cell">
      <style:table-cell-properties fo:border-top="0.0034in dotte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174" style:parent-style-name="바탕글사본2" style:family="paragraph">
      <style:paragraph-properties style:line-break="strict" fo:text-align="start" fo:line-height="100%"/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175" style:family="table-cell">
      <style:table-cell-properties fo:border-top="0.0034in dotte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176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77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78" style:family="table-row">
      <style:table-row-properties style:min-row-height="0.4055in" style:use-optimal-row-height="false"/>
    </style:style>
    <style:style style:name="TableCell179" style:family="table-cell">
      <style:table-cell-properties fo:border-top="0.0034in dotted #000000" fo:border-left="0.0034in solid #000000" fo:border-bottom="0.0069in solid #000000" fo:border-right="0.0034in dotted #000000" style:writing-mode="lr-tb" style:vertical-align="middle" fo:padding-top="0.0194in" fo:padding-left="0.0708in" fo:padding-bottom="0.0194in" fo:padding-right="0.0708in"/>
    </style:style>
    <style:style style:name="P180" style:parent-style-name="바탕글사본2" style:family="paragraph">
      <style:paragraph-properties style:line-break="strict" fo:text-align="start" fo:line-height="100%"/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181" style:family="table-cell">
      <style:table-cell-properties fo:border-top="0.0034in dotted #000000" fo:border-left="0.0034in dotted #000000" fo:border-bottom="0.0069in solid #000000" fo:border-right="0.0104in solid #000000" style:writing-mode="lr-tb" style:vertical-align="middle" fo:padding-top="0.0194in" fo:padding-left="0.0708in" fo:padding-bottom="0.0194in" fo:padding-right="0.0708in"/>
    </style:style>
    <style:style style:name="P18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8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84" style:family="table-row">
      <style:table-row-properties style:min-row-height="0.4055in" style:use-optimal-row-height="false"/>
    </style:style>
    <style:style style:name="TableCell185" style:family="table-cell">
      <style:table-cell-properties fo:border-top="0.0069in solid #000000" fo:border-left="0.0034in solid #000000" fo:border-bottom="0.0625in double #000000" style:border-line-width-bottom="0.0208in 0.0208in 0.0208in" fo:border-right="0.0034in dotted #000000" fo:background-color="#DFEAF5" style:writing-mode="lr-tb" style:vertical-align="middle" fo:padding-top="0.0194in" fo:padding-left="0.0708in" fo:padding-bottom="0.0194in" fo:padding-right="0.0708in"/>
    </style:style>
    <style:style style:name="P186" style:parent-style-name="바탕글사본2" style:family="paragraph">
      <style:paragraph-properties fo:line-height="100%"/>
      <style:text-properties style:font-name="Malgun Gothic" style:font-name-asian="Malgun Gothic" style:font-name-complex="Malgun Gothic" fo:letter-spacing="-0.009in" fo:font-size="11pt" style:font-size-asian="11pt" style:font-size-complex="11pt"/>
    </style:style>
    <style:style style:name="P187" style:parent-style-name="바탕글사본2" style:family="paragraph">
      <style:paragraph-properties fo:line-height="100%" fo:margin-left="0.2437in" fo:text-indent="-0.2437in">
        <style:tab-stops/>
      </style:paragraph-properties>
    </style:style>
    <style:style style:name="T18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8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1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2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4" style:parent-style-name="DefaultParagraphFont" style:family="text">
      <style:text-properties style:font-name="Malgun Gothic" style:font-name-asian="Malgun Gothic" style:font-name-complex="Malgun Gothic" fo:letter-spacing="-0.0083in" fo:font-size="11pt" style:font-size-asian="11pt" style:font-size-complex="11pt"/>
    </style:style>
    <style:style style:name="TableCell195" style:family="table-cell">
      <style:table-cell-properties fo:border-top="0.0069in solid #000000" fo:border-left="0.0034in dotted #000000" fo:border-bottom="0.0625in double #000000" style:border-line-width-bottom="0.0208in 0.0208in 0.0208in" fo:border-right="0.0104in solid #000000" fo:background-color="#DFEAF5" style:writing-mode="lr-tb" style:vertical-align="middle" fo:padding-top="0.0194in" fo:padding-left="0.0708in" fo:padding-bottom="0.0194in" fo:padding-right="0.0708in"/>
    </style:style>
    <style:style style:name="P196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97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98" style:family="table-row">
      <style:table-row-properties style:min-row-height="0.4055in" style:use-optimal-row-height="false"/>
    </style:style>
    <style:style style:name="TableCell199" style:family="table-cell">
      <style:table-cell-properties fo:border-top="0.0625in double #000000" style:border-line-width-top="0.0208in 0.0208in 0.0208in" fo:border-left="0.010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200" style:parent-style-name="바탕글사본2" style:family="paragraph">
      <style:paragraph-properties fo:text-align="center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201" style:family="table-cell">
      <style:table-cell-properties fo:border-top="0.0625in double #000000" style:border-line-width-top="0.0208in 0.0208in 0.0208in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202" style:parent-style-name="바탕글사본2" style:family="paragraph">
      <style:paragraph-properties fo:line-height="100%" fo:margin-left="0.2298in" fo:text-indent="-0.2298in">
        <style:tab-stops/>
      </style:paragraph-properties>
    </style:style>
    <style:style style:name="T20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04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05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06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07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08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09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0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1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2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3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4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5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6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7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18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19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0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1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2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3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4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5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6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7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2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2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 fo:background-color="#FFFF00"/>
    </style:style>
    <style:style style:name="T23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231" style:family="table-cell">
      <style:table-cell-properties fo:border-top="0.0625in double #000000" style:border-line-width-top="0.0208in 0.0208in 0.0208in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23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23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234" style:family="table-row">
      <style:table-row-properties style:min-row-height="0.4055in" style:use-optimal-row-height="false"/>
    </style:style>
    <style:style style:name="TableCell235" style:family="table-cell">
      <style:table-cell-properties fo:border-top="0.0034in dotte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236" style:parent-style-name="바탕글사본2" style:family="paragraph">
      <style:paragraph-properties fo:line-height="100%" fo:margin-left="0.2298in" fo:text-indent="-0.2298in">
        <style:tab-stops/>
      </style:paragraph-properties>
    </style:style>
    <style:style style:name="T23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3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39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0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1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2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3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4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5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6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7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8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9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0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1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2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3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4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5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6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7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5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5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 fo:background-color="#FFFF00"/>
    </style:style>
    <style:style style:name="T26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261" style:family="table-cell">
      <style:table-cell-properties fo:border-top="0.0034in dotte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26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26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264" style:family="table-row">
      <style:table-row-properties style:min-row-height="0.4055in" style:use-optimal-row-height="false"/>
    </style:style>
    <style:style style:name="TableCell265" style:family="table-cell">
      <style:table-cell-properties fo:border-top="0.0034in dotted #000000" fo:border-left="0.0034in solid #000000" fo:border-bottom="0.0069in dotted #000000" fo:border-right="0.0034in dotted #000000" style:writing-mode="lr-tb" style:vertical-align="middle" fo:padding-top="0.0194in" fo:padding-left="0.0708in" fo:padding-bottom="0.0194in" fo:padding-right="0.0708in"/>
    </style:style>
    <style:style style:name="P266" style:parent-style-name="바탕글사본2" style:family="paragraph">
      <style:paragraph-properties fo:line-height="100%" fo:margin-left="0.2298in" fo:text-indent="-0.2298in">
        <style:tab-stops/>
      </style:paragraph-properties>
    </style:style>
    <style:style style:name="T26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6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69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0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1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2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3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4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5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6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7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8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9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0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1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2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3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4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5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6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7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8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9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0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1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2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3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4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5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6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7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8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9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0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1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2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3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4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5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6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7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8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9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0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1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2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3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4" style:parent-style-name="DefaultParagraphFont" style:family="text">
      <style:text-properties style:font-name="Malgun Gothic" style:font-name-asian="Malgun Gothic" style:font-name-complex="Malgun Gothic" fo:letter-spacing="-0.0104in" fo:font-size="11pt" style:font-size-asian="11pt" style:font-size-complex="11pt"/>
    </style:style>
    <style:style style:name="T315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316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1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 fo:background-color="#FFFF00"/>
    </style:style>
    <style:style style:name="T31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319" style:family="table-cell">
      <style:table-cell-properties fo:border-top="0.0034in dotted #000000" fo:border-left="0.0034in dotted #000000" fo:border-bottom="0.0069in dotted #000000" fo:border-right="0.0104in solid #000000" style:writing-mode="lr-tb" style:vertical-align="middle" fo:padding-top="0.0194in" fo:padding-left="0.0708in" fo:padding-bottom="0.0194in" fo:padding-right="0.0708in"/>
    </style:style>
    <style:style style:name="P320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21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322" style:family="table-row">
      <style:table-row-properties style:min-row-height="0.4055in" style:use-optimal-row-height="false"/>
    </style:style>
    <style:style style:name="TableCell323" style:family="table-cell">
      <style:table-cell-properties fo:border-top="0.0069in dotted #000000" fo:border-left="0.0034in solid #000000" fo:border-bottom="0.0069in dotted #000000" fo:border-right="0.0034in dotted #000000" style:writing-mode="lr-tb" style:vertical-align="middle" fo:padding-top="0.0194in" fo:padding-left="0.0708in" fo:padding-bottom="0.0194in" fo:padding-right="0.0708in"/>
    </style:style>
    <style:style style:name="P324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25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326" style:family="table-cell">
      <style:table-cell-properties fo:border-top="0.0069in dotted #000000" fo:border-left="0.0034in dotted #000000" fo:border-bottom="0.0069in dotted #000000" fo:border-right="0.0104in solid #000000" style:writing-mode="lr-tb" style:vertical-align="middle" fo:padding-top="0.0194in" fo:padding-left="0.0708in" fo:padding-bottom="0.0194in" fo:padding-right="0.0708in"/>
    </style:style>
    <style:style style:name="P327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28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329" style:family="table-row">
      <style:table-row-properties style:min-row-height="0.4055in" style:use-optimal-row-height="false"/>
    </style:style>
    <style:style style:name="TableCell330" style:family="table-cell">
      <style:table-cell-properties fo:border-top="0.0069in dotted #000000" fo:border-left="0.0034in solid #000000" fo:border-bottom="0.0625in double #000000" style:border-line-width-bottom="0.0208in 0.0208in 0.0208in" fo:border-right="0.0034in dotted #000000" style:writing-mode="lr-tb" style:vertical-align="middle" fo:padding-top="0.0194in" fo:padding-left="0.0708in" fo:padding-bottom="0.0194in" fo:padding-right="0.0708in"/>
    </style:style>
    <style:style style:name="P331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32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333" style:family="table-cell">
      <style:table-cell-properties fo:border-top="0.0069in dotted #000000" fo:border-left="0.0034in dotted #000000" fo:border-bottom="0.0625in double #000000" style:border-line-width-bottom="0.0208in 0.0208in 0.0208in" fo:border-right="0.0104in solid #000000" style:writing-mode="lr-tb" style:vertical-align="middle" fo:padding-top="0.0194in" fo:padding-left="0.0708in" fo:padding-bottom="0.0194in" fo:padding-right="0.0708in"/>
    </style:style>
    <style:style style:name="P334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35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336" style:family="table-row">
      <style:table-row-properties style:min-row-height="0.1916in" style:use-optimal-row-height="false"/>
    </style:style>
    <style:style style:name="TableCell337" style:family="table-cell">
      <style:table-cell-properties fo:border-top="0.0625in double #000000" style:border-line-width-top="0.0208in 0.0208in 0.0208in" fo:border-left="0.010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338" style:parent-style-name="바탕글사본2" style:family="paragraph">
      <style:paragraph-properties fo:text-align="center" fo:line-height="100%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339" style:family="table-cell">
      <style:table-cell-properties fo:border-top="0.0625in double #000000" style:border-line-width-top="0.0208in 0.0208in 0.0208in" fo:border-left="0.003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340" style:parent-style-name="바탕글" style:family="paragraph">
      <style:paragraph-properties fo:text-align="center" fo:line-height="116%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341" style:family="table-cell">
      <style:table-cell-properties fo:border-top="0.0625in double #000000" style:border-line-width-top="0.0208in 0.0208in 0.0208in" fo:border-left="0.003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342" style:parent-style-name="바탕글사본2" style:family="paragraph">
      <style:paragraph-properties fo:text-align="center" fo:line-height="100%"/>
    </style:style>
    <style:style style:name="T343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344" style:family="table-cell">
      <style:table-cell-properties fo:border-top="0.0625in double #000000" style:border-line-width-top="0.0208in 0.0208in 0.0208in" fo:border-left="0.0034in solid #000000" fo:border-bottom="none" fo:border-right="0.0104in solid #000000" style:writing-mode="lr-tb" style:vertical-align="middle" fo:padding-top="0.0194in" fo:padding-left="0.0708in" fo:padding-bottom="0.0194in" fo:padding-right="0.0708in"/>
    </style:style>
    <style:style style:name="P345" style:parent-style-name="바탕글사본2" style:family="paragraph">
      <style:paragraph-properties fo:line-height="110%"/>
    </style:style>
    <style:style style:name="T346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4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4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49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350" style:family="table-row">
      <style:table-row-properties style:min-row-height="0.1916in" style:use-optimal-row-height="false"/>
    </style:style>
    <style:style style:name="TableCell351" style:family="table-cell">
      <style:table-cell-properties fo:border-top="none" fo:border-left="0.0034in solid #000000" fo:border-bottom="none" fo:border-right="0.0104in solid #000000" style:writing-mode="lr-tb" style:vertical-align="middle" fo:padding-top="0.0194in" fo:padding-left="0.0708in" fo:padding-bottom="0.0194in" fo:padding-right="0.0708in"/>
    </style:style>
    <style:style style:name="P352" style:parent-style-name="바탕글사본2" style:family="paragraph">
      <style:paragraph-properties fo:line-height="110%"/>
    </style:style>
    <style:style style:name="T35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54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55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56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357" style:family="table-row">
      <style:table-row-properties style:min-row-height="0.1916in" style:use-optimal-row-height="false"/>
    </style:style>
    <style:style style:name="TableCell358" style:family="table-cell">
      <style:table-cell-properties fo:border-top="none" fo:border-left="0.0034in solid #000000" fo:border-bottom="0.0625in double #000000" style:border-line-width-bottom="0.0208in 0.0208in 0.0208in" fo:border-right="0.0104in solid #000000" style:writing-mode="lr-tb" style:vertical-align="middle" fo:padding-top="0.0194in" fo:padding-left="0.0708in" fo:padding-bottom="0.0194in" fo:padding-right="0.0708in"/>
    </style:style>
    <style:style style:name="P359" style:parent-style-name="바탕글사본2" style:family="paragraph">
      <style:paragraph-properties fo:line-height="110%"/>
    </style:style>
    <style:style style:name="T36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61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62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63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364" style:family="table-row">
      <style:table-row-properties style:min-row-height="0.4055in" style:use-optimal-row-height="false"/>
    </style:style>
    <style:style style:name="TableCell365" style:family="table-cell">
      <style:table-cell-properties fo:border-top="0.0625in double #000000" style:border-line-width-top="0.0208in 0.0208in 0.0208in" fo:border-left="0.010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366" style:parent-style-name="바탕글사본2" style:family="paragraph">
      <style:paragraph-properties fo:text-align="center"/>
      <style:text-properties style:font-name="Malgun Gothic" style:font-name-asian="Malgun Gothic" style:font-name-complex="Malgun Gothic" fo:font-weight="bold" style:font-weight-asian="bold" style:font-weight-complex="bold" fo:letter-spacing="-0.0027in" fo:font-size="11pt" style:font-size-asian="11pt" style:font-size-complex="11pt"/>
    </style:style>
    <style:style style:name="P367" style:parent-style-name="바탕글사본2" style:family="paragraph">
      <style:paragraph-properties fo:text-align="center"/>
    </style:style>
    <style:style style:name="T368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letter-spacing="-0.0027in" fo:font-size="11pt" style:font-size-asian="11pt" style:font-size-complex="11pt"/>
    </style:style>
    <style:style style:name="TableCell369" style:family="table-cell">
      <style:table-cell-properties fo:border-top="0.0625in double #000000" style:border-line-width-top="0.0208in 0.0208in 0.0208in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370" style:parent-style-name="바탕글사본2" style:family="paragraph">
      <style:paragraph-properties fo:line-height="100%" fo:margin-left="0.2388in" fo:text-indent="-0.238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371" style:family="table-cell">
      <style:table-cell-properties fo:border-top="0.0625in double #000000" style:border-line-width-top="0.0208in 0.0208in 0.0208in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37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7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374" style:family="table-row">
      <style:table-row-properties style:min-row-height="0.4055in" style:use-optimal-row-height="false"/>
    </style:style>
    <style:style style:name="TableCell375" style:family="table-cell">
      <style:table-cell-properties fo:border-top="0.0034in dotted #000000" fo:border-left="0.0034in solid #000000" fo:border-bottom="0.0069in dotted #000000" fo:border-right="0.0104in solid #000000" fo:background-color="#DFEAF5" style:writing-mode="lr-tb" fo:padding-top="0.0194in" fo:padding-left="0.0708in" fo:padding-bottom="0.0194in" fo:padding-right="0.0708in"/>
    </style:style>
    <style:style style:name="P376" style:parent-style-name="바탕글사본2" style:family="paragraph">
      <style:paragraph-properties fo:line-height="100%" fo:margin-left="0.2388in" fo:text-indent="-0.238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77" style:parent-style-name="바탕글사본2" style:family="paragraph">
      <style:paragraph-properties fo:line-height="110%"/>
    </style:style>
    <style:style style:name="T37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7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1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382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38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4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5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386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38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9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390" style:family="table-row">
      <style:table-row-properties style:min-row-height="0.4055in" style:use-optimal-row-height="false"/>
    </style:style>
    <style:style style:name="TableCell391" style:family="table-cell">
      <style:table-cell-properties fo:border-top="0.0069in dotted #000000" fo:border-left="0.0034in solid #000000" fo:border-bottom="0.0034in dotted #000000" fo:border-right="0.0034in dotted #000000" fo:background-color="#DFEAF5" style:writing-mode="lr-tb" style:vertical-align="middle" fo:padding-top="0.0194in" fo:padding-left="0.0708in" fo:padding-bottom="0.0194in" fo:padding-right="0.0708in"/>
    </style:style>
    <style:style style:name="P392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93" style:parent-style-name="바탕글사본2" style:family="paragraph">
      <style:paragraph-properties fo:line-height="100%" fo:margin-left="0.1201in" fo:text-indent="-0.1201in">
        <style:tab-stops/>
      </style:paragraph-properties>
    </style:style>
    <style:style style:name="T394" style:parent-style-name="DefaultParagraphFont" style:family="text">
      <style:text-properties style:font-name="HYGothic-Medium" style:font-name-asian="HYGothic-Medium" style:font-name-complex="HYGothic-Medium"/>
    </style:style>
    <style:style style:name="T395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396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397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398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399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0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1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2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3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4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5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6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7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8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9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0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1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2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3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4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5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6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7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8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9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0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1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2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3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4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5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6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7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8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9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30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ableCell431" style:family="table-cell">
      <style:table-cell-properties fo:border-top="0.0069in dotted #000000" fo:border-left="0.0034in dotted #000000" fo:border-bottom="0.0034in dotted #000000" fo:border-right="0.0104in solid #000000" fo:background-color="#DFEAF5" style:writing-mode="lr-tb" style:vertical-align="middle" fo:padding-top="0.0194in" fo:padding-left="0.0708in" fo:padding-bottom="0.0194in" fo:padding-right="0.0708in"/>
    </style:style>
    <style:style style:name="P43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43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434" style:family="table-row">
      <style:table-row-properties style:min-row-height="0.2652in" style:use-optimal-row-height="false"/>
    </style:style>
    <style:style style:name="TableCell435" style:family="table-cell">
      <style:table-cell-properties fo:border-top="0.0625in double #000000" style:border-line-width-top="0.0208in 0.0208in 0.0208in" fo:border-left="0.0104in solid #000000" fo:border-bottom="none" fo:border-right="0.0104in solid #000000" style:writing-mode="lr-tb" style:vertical-align="middle" fo:padding-top="0.0194in" fo:padding-left="0.0708in" fo:padding-bottom="0.0194in" fo:padding-right="0.0708in"/>
    </style:style>
    <style:style style:name="P436" style:parent-style-name="바탕글사본2" style:family="paragraph">
      <style:paragraph-properties style:line-break="strict" fo:text-align="center"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font-weight="bold" style:font-weight-asian="bold" style:font-weight-complex="bold" fo:letter-spacing="0.0013in" fo:font-size="11pt" style:font-size-asian="11pt" style:font-size-complex="11pt"/>
    </style:style>
    <style:style style:name="TableRow437" style:family="table-row">
      <style:table-row-properties style:min-row-height="0.1916in" style:use-optimal-row-height="false"/>
    </style:style>
    <style:style style:name="TableCell438" style:family="table-cell">
      <style:table-cell-properties fo:border-top="none" fo:border-left="0.0104in solid #000000" fo:border-bottom="none" fo:border-right="none" style:writing-mode="lr-tb" style:vertical-align="middle" fo:padding-top="0.0194in" fo:padding-left="0.0708in" fo:padding-bottom="0.0194in" fo:padding-right="0.0708in"/>
    </style:style>
    <style:style style:name="P439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Cell440" style:family="table-cell">
      <style:table-cell-properties fo:border="none" style:writing-mode="lr-tb" style:vertical-align="middle" fo:padding-top="0.0194in" fo:padding-left="0.0388in" fo:padding-bottom="0.0194in" fo:padding-right="0.0388in"/>
    </style:style>
    <style:style style:name="P441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font-weight="bold" style:font-weight-asian="bold" style:font-weight-complex="bold" fo:letter-spacing="0.0013in" fo:font-size="11pt" style:font-size-asian="11pt" style:font-size-complex="11pt"/>
    </style:style>
    <style:style style:name="TableCell442" style:family="table-cell">
      <style:table-cell-properties fo:border="none" style:writing-mode="lr-tb" style:vertical-align="middle" fo:padding-top="0.0194in" fo:padding-left="0.0388in" fo:padding-bottom="0.0194in" fo:padding-right="0.0388in"/>
    </style:style>
    <style:style style:name="P443" style:parent-style-name="바탕글사본2" style:family="paragraph">
      <style:paragraph-properties fo:text-align="end" fo:margin-left="0.1368in" fo:margin-right="0.1402in" fo:text-indent="-0.1277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Cell444" style:family="table-cell">
      <style:table-cell-properties fo:border-top="none" fo:border-left="none" fo:border-bottom="none" fo:border-right="0.0104in solid #000000" style:writing-mode="lr-tb" style:vertical-align="middle" fo:padding-top="0.0194in" fo:padding-left="0.0388in" fo:padding-bottom="0.0194in" fo:padding-right="0.0388in"/>
    </style:style>
    <style:style style:name="P445" style:parent-style-name="바탕글사본2" style:family="paragraph">
      <style:paragraph-properties fo:text-align="end" fo:margin-left="0.1368in" fo:margin-right="0.1402in" fo:text-indent="-0.1277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Row446" style:family="table-row">
      <style:table-row-properties style:min-row-height="0.2423in" style:use-optimal-row-height="false"/>
    </style:style>
    <style:style style:name="TableCell447" style:family="table-cell">
      <style:table-cell-properties fo:border-top="none" fo:border-left="0.0104in solid #000000" fo:border-bottom="none" fo:border-right="0.0104in solid #000000" style:writing-mode="lr-tb" style:vertical-align="middle" fo:padding-top="0.0194in" fo:padding-left="0.0708in" fo:padding-bottom="0.0194in" fo:padding-right="0.0708in"/>
    </style:style>
    <style:style style:name="P448" style:parent-style-name="바탕글사본2" style:family="paragraph">
      <style:paragraph-properties fo:widows="2" fo:orphans="2" style:line-break="strict" fo:text-align="center" fo:line-height="100%" fo:margin-right="0.1388in"/>
    </style:style>
    <style:style style:name="T449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0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1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2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3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4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ableRow455" style:family="table-row">
      <style:table-row-properties style:min-row-height="0.1916in" style:use-optimal-row-height="false"/>
    </style:style>
    <style:style style:name="TableCell456" style:family="table-cell">
      <style:table-cell-properties fo:border-top="none" fo:border-left="0.0104in solid #000000" fo:border-bottom="none" fo:border-right="none" style:writing-mode="lr-tb" style:vertical-align="middle" fo:padding-top="0.0194in" fo:padding-left="0.0708in" fo:padding-bottom="0.0194in" fo:padding-right="0.0708in"/>
    </style:style>
    <style:style style:name="P457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Cell458" style:family="table-cell">
      <style:table-cell-properties fo:border="none" style:writing-mode="lr-tb" style:vertical-align="middle" fo:padding-top="0.0194in" fo:padding-left="0.0388in" fo:padding-bottom="0.0194in" fo:padding-right="0.0388in"/>
    </style:style>
    <style:style style:name="P459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font-weight="bold" style:font-weight-asian="bold" style:font-weight-complex="bold" fo:letter-spacing="0.0013in" fo:font-size="11pt" style:font-size-asian="11pt" style:font-size-complex="11pt"/>
    </style:style>
    <style:style style:name="TableCell460" style:family="table-cell">
      <style:table-cell-properties fo:border-top="none" fo:border-left="none" fo:border-bottom="none" fo:border-right="0.0104in solid #000000" style:writing-mode="lr-tb" style:vertical-align="middle" fo:padding-top="0.0194in" fo:padding-left="0.0388in" fo:padding-bottom="0.0194in" fo:padding-right="0.0388in"/>
    </style:style>
    <style:style style:name="P461" style:parent-style-name="바탕글사본2" style:family="paragraph">
      <style:paragraph-properties fo:text-align="end" fo:margin-left="0.1368in" fo:margin-right="0.1402in" fo:text-indent="-0.1277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Row462" style:family="table-row">
      <style:table-row-properties style:min-row-height="0.2312in" style:use-optimal-row-height="false"/>
    </style:style>
    <style:style style:name="TableCell463" style:family="table-cell">
      <style:table-cell-properties fo:border-top="none" fo:border-left="0.0104in solid #000000" fo:border-bottom="0.0104in solid #000000" fo:border-right="none" style:writing-mode="lr-tb" style:vertical-align="middle" fo:padding-top="0.0194in" fo:padding-left="0.0708in" fo:padding-bottom="0.0194in" fo:padding-right="0.0708in"/>
    </style:style>
    <style:style style:name="P464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Cell465" style:family="table-cell">
      <style:table-cell-properties fo:border-top="none" fo:border-left="none" fo:border-bottom="0.0104in solid #000000" fo:border-right="none" style:writing-mode="lr-tb" style:vertical-align="middle" fo:padding-top="0.0194in" fo:padding-left="0.0388in" fo:padding-bottom="0.0194in" fo:padding-right="0.0388in"/>
    </style:style>
    <style:style style:name="P466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font-weight="bold" style:font-weight-asian="bold" style:font-weight-complex="bold" fo:letter-spacing="0.0013in" fo:font-size="11pt" style:font-size-asian="11pt" style:font-size-complex="11pt"/>
    </style:style>
    <style:style style:name="TableCell467" style:family="table-cell">
      <style:table-cell-properties fo:border-top="none" fo:border-left="none" fo:border-bottom="0.0104in solid #000000" fo:border-right="0.0104in solid #000000" style:writing-mode="lr-tb" style:vertical-align="middle" fo:padding-top="0.0194in" fo:padding-left="0.0388in" fo:padding-bottom="0.0194in" fo:padding-right="0.0388in"/>
    </style:style>
    <style:style style:name="P468" style:parent-style-name="바탕글사본2" style:family="paragraph">
      <style:paragraph-properties fo:text-align="end" fo:margin-left="0.1368in" fo:margin-right="0.1402in" fo:text-indent="-0.1277in">
        <style:tab-stops/>
      </style:paragraph-properties>
    </style:style>
    <style:style style:name="T46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1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2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4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5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6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P479" style:parent-style-name="Normal" style:family="paragraph">
      <style:text-properties fo:font-size="1pt" style:font-size-asian="1pt"/>
    </style:style>
    <style:style style:name="P480" style:parent-style-name="바탕글" style:family="paragraph">
      <style:paragraph-properties fo:line-height="116%"/>
      <style:text-properties fo:letter-spacing="-0.002in" fo:font-size="12pt" style:font-size-asian="12pt" style:font-size-complex="12pt"/>
    </style:style>
    <style:style style:name="P481" style:parent-style-name="바탕글" style:family="paragraph">
      <style:paragraph-properties fo:line-height="116%"/>
      <style:text-properties fo:letter-spacing="-0.002in" fo:font-size="12pt" style:font-size-asian="12pt" style:font-size-complex="12pt"/>
    </style:style>
    <style:style style:name="P482" style:parent-style-name="바탕글" style:family="paragraph">
      <style:paragraph-properties style:line-break="strict" fo:text-align="center" fo:line-height="116%"/>
      <style:text-properties fo:font-size="12pt" style:font-size-asian="12pt" style:font-size-complex="12pt"/>
    </style:style>
    <style:style style:name="P483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20pt" style:font-size-asian="20pt" style:font-size-complex="20pt"/>
    </style:style>
    <style:style style:name="TableColumn485" style:family="table-column">
      <style:table-column-properties style:column-width="6.534in" style:use-optimal-column-width="false"/>
    </style:style>
    <style:style style:name="Table484" style:family="table">
      <style:table-properties style:width="6.534in" fo:margin-left="0in" table:align="left"/>
    </style:style>
    <style:style style:name="TableRow486" style:family="table-row">
      <style:table-row-properties style:min-row-height="4.3305in" style:use-optimal-row-height="false"/>
    </style:style>
    <style:style style:name="TableCell487" style:family="table-cell">
      <style:table-cell-properties fo:border="0.0625in double #000000" style:border-line-width="0.0208in 0.0208in 0.0208in" style:writing-mode="lr-tb" style:vertical-align="middle" fo:padding-top="0.0194in" fo:padding-left="0.0708in" fo:padding-bottom="0.0194in" fo:padding-right="0.0708in"/>
    </style:style>
    <style:style style:name="P488" style:parent-style-name="바탕글" style:family="paragraph">
      <style:paragraph-properties fo:line-height="136%"/>
    </style:style>
    <style:style style:name="T489" style:parent-style-name="DefaultParagraphFont" style:family="text">
      <style:text-properties style:font-name="Malgun Gothic" style:font-name-asian="Malgun Gothic" style:font-name-complex="Malgun Gothic" fo:letter-spacing="-0.0006in" fo:font-size="14pt" style:font-size-asian="14pt" style:font-size-complex="14pt"/>
    </style:style>
    <style:style style:name="T490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1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2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3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4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5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6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7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8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9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0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1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2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3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4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05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06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7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8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09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0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1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2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3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4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5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6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7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8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9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P520" style:parent-style-name="바탕글" style:family="paragraph">
      <style:paragraph-properties fo:margin-top="0.1388in" fo:line-height="136%"/>
    </style:style>
    <style:style style:name="T521" style:parent-style-name="DefaultParagraphFont" style:family="text">
      <style:text-properties style:font-name="Malgun Gothic" style:font-name-asian="Malgun Gothic" style:font-name-complex="Malgun Gothic" fo:letter-spacing="-0.0055in" fo:font-size="14pt" style:font-size-asian="14pt" style:font-size-complex="14pt"/>
    </style:style>
    <style:style style:name="T522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3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4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5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6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7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8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9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0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1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2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3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4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5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6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7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8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9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40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41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42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3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4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5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6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7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8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9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0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1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2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3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4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5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6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7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8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9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0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1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2" style:parent-style-name="DefaultParagraphFont" style:family="text">
      <style:text-properties style:font-name="Malgun Gothic" style:font-name-asian="Malgun Gothic" style:font-name-complex="Malgun Gothic" fo:letter-spacing="-0.0104in" fo:font-size="14pt" style:font-size-asian="14pt" style:font-size-complex="14pt"/>
    </style:style>
    <style:style style:name="T563" style:parent-style-name="DefaultParagraphFont" style:family="text">
      <style:text-properties style:font-name="Malgun Gothic" style:font-name-asian="Malgun Gothic" style:font-name-complex="Malgun Gothic" fo:letter-spacing="-0.0152in" fo:font-size="14pt" style:font-size-asian="14pt" style:font-size-complex="14pt"/>
    </style:style>
    <style:style style:name="T564" style:parent-style-name="DefaultParagraphFont" style:family="text">
      <style:text-properties style:font-name="Malgun Gothic" style:font-name-asian="Malgun Gothic" style:font-name-complex="Malgun Gothic" fo:letter-spacing="-0.0152in" fo:font-size="14pt" style:font-size-asian="14pt" style:font-size-complex="14pt"/>
    </style:style>
    <style:style style:name="T565" style:parent-style-name="DefaultParagraphFont" style:family="text">
      <style:text-properties style:font-name="Malgun Gothic" style:font-name-asian="Malgun Gothic" style:font-name-complex="Malgun Gothic" fo:letter-spacing="-0.0152in" fo:font-size="14pt" style:font-size-asian="14pt" style:font-size-complex="14pt"/>
    </style:style>
    <style:style style:name="T566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7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8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9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0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1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2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3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4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5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6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7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8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9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80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81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82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83" style:parent-style-name="DefaultParagraphFont" style:family="text">
      <style:text-properties style:font-name="Malgun Gothic" style:font-name-asian="Malgun Gothic" style:font-name-complex="Malgun Gothic" fo:letter-spacing="-0.0104in" fo:font-size="14pt" style:font-size-asian="14pt" style:font-size-complex="14pt"/>
    </style:style>
    <style:style style:name="T584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85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86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87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88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89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0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1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2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3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4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5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6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7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8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9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0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1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2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3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4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5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06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07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08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09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0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1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2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3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4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5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P616" style:parent-style-name="바탕글" style:family="paragraph">
      <style:text-properties style:font-name="Malgun Gothic" style:font-name-asian="Malgun Gothic" style:font-name-complex="Malgun Gothic" fo:letter-spacing="-0.0027in" fo:font-size="14pt" style:font-size-asian="14pt" style:font-size-complex="14pt"/>
    </style:style>
    <style:style style:name="P617" style:parent-style-name="바탕글" style:family="paragraph">
      <style:paragraph-properties fo:line-height="100%" fo:margin-left="0.3319in" fo:text-indent="-0.3319in">
        <style:tab-stops/>
      </style:paragraph-properties>
    </style:style>
    <style:style style:name="T618" style:parent-style-name="DefaultParagraphFont" style:family="text">
      <style:text-properties style:font-name="Malgun Gothic" style:font-name-asian="Malgun Gothic" style:font-name-complex="Malgun Gothic" fo:letter-spacing="-0.002in" fo:font-size="13pt" style:font-size-asian="13pt" style:font-size-complex="13pt"/>
    </style:style>
    <style:style style:name="T619" style:parent-style-name="DefaultParagraphFont" style:family="text">
      <style:text-properties style:font-name="Malgun Gothic" style:font-name-asian="Malgun Gothic" style:font-name-complex="Malgun Gothic" fo:letter-spacing="-0.002in" fo:font-size="13pt" style:font-size-asian="13pt" style:font-size-complex="13pt"/>
    </style:style>
    <style:style style:name="T620" style:parent-style-name="DefaultParagraphFont" style:family="text">
      <style:text-properties style:font-name="Malgun Gothic" style:font-name-asian="Malgun Gothic" style:font-name-complex="Malgun Gothic" fo:letter-spacing="-0.0013in" fo:font-size="13pt" style:font-size-asian="13pt" style:font-size-complex="13pt"/>
    </style:style>
    <style:style style:name="T621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2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3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4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5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6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7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8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9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0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1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2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3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4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5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6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7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8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9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40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41" style:parent-style-name="DefaultParagraphFont" style:family="text">
      <style:text-properties style:font-name="Malgun Gothic" style:font-name-asian="Malgun Gothic" style:font-name-complex="Malgun Gothic" fo:letter-spacing="-0.0048in" fo:font-size="13pt" style:font-size-asian="13pt" style:font-size-complex="13pt"/>
    </style:style>
    <style:style style:name="T642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3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4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5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6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7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8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9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0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1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2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3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4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5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6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7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8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9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60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61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62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63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P664" style:parent-style-name="Normal" style:family="paragraph">
      <style:text-properties fo:font-size="1pt" style:font-size-asian="1pt"/>
    </style:style>
    <style:style style:name="P665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7pt" style:font-size-asian="7pt" style:font-size-complex="7pt"/>
    </style:style>
    <style:style style:name="P666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7pt" style:font-size-asian="7pt" style:font-size-complex="7pt"/>
    </style:style>
    <style:style style:name="P667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6pt" style:font-size-asian="6pt" style:font-size-complex="6pt"/>
    </style:style>
    <style:style style:name="P668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6pt" style:font-size-asian="6pt" style:font-size-complex="6pt"/>
    </style:style>
    <style:style style:name="P669" style:parent-style-name="바탕글" style:family="paragraph">
      <style:paragraph-properties fo:margin-left="0.3756in" fo:text-indent="-0.2486in">
        <style:tab-stops/>
      </style:paragraph-properties>
    </style:style>
    <style:style style:name="T670" style:parent-style-name="DefaultParagraphFont" style:family="text">
      <style:text-properties style:font-name="Malgun Gothic" style:font-name-asian="Malgun Gothic" style:font-name-complex="Malgun Gothic" fo:letter-spacing="0.0013in" fo:font-size="13pt" style:font-size-asian="13pt" style:font-size-complex="13pt"/>
    </style:style>
    <style:style style:name="T671" style:parent-style-name="DefaultParagraphFont" style:family="text">
      <style:text-properties style:font-name="Malgun Gothic" style:font-name-asian="Malgun Gothic" style:font-name-complex="Malgun Gothic" fo:letter-spacing="0.0013in" fo:font-size="13pt" style:font-size-asian="13pt" style:font-size-complex="13pt"/>
    </style:style>
    <style:style style:name="T672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3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4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5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6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7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8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9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0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1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2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3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4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5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6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7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8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9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0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1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2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3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4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5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P696" style:parent-style-name="바탕글" style:family="paragraph">
      <style:paragraph-properties fo:margin-left="0.4041in">
        <style:tab-stops/>
      </style:paragraph-properties>
      <style:text-properties style:font-name="Malgun Gothic" style:font-name-asian="Malgun Gothic" style:font-name-complex="Malgun Gothic" fo:letter-spacing="0.0013in" fo:font-size="13pt" style:font-size-asian="13pt" style:font-size-complex="13pt"/>
    </style:style>
    <style:style style:name="P697" style:parent-style-name="바탕글" style:family="paragraph">
      <style:paragraph-properties fo:margin-left="0.4041in">
        <style:tab-stops/>
      </style:paragraph-properties>
      <style:text-properties style:font-name="Malgun Gothic" style:font-name-asian="Malgun Gothic" style:font-name-complex="Malgun Gothic" fo:letter-spacing="0.0013in" fo:font-size="13pt" style:font-size-asian="13pt" style:font-size-complex="13pt"/>
    </style:style>
    <style:style style:name="P698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699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700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701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702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703" style:parent-style-name="바탕글" style:family="paragraph">
      <style:paragraph-properties style:line-break="strict" fo:text-align="end"/>
      <style:text-properties fo:font-size="11pt" style:font-size-asian="11pt" style:font-size-complex="11pt"/>
    </style:style>
    <style:style style:name="P704" style:parent-style-name="바탕글" style:family="paragraph">
      <style:text-properties fo:font-size="11pt" style:font-size-asian="11pt" style:font-size-complex="11pt"/>
    </style:style>
    <style:style style:name="TableColumn706" style:family="table-column">
      <style:table-column-properties style:column-width="6.6138in" style:use-optimal-column-width="false"/>
    </style:style>
    <style:style style:name="Table705" style:family="table">
      <style:table-properties style:width="6.6138in" fo:margin-left="0in" table:align="left"/>
    </style:style>
    <style:style style:name="TableRow707" style:family="table-row">
      <style:table-row-properties style:min-row-height="3.452in" style:use-optimal-row-height="false"/>
    </style:style>
    <style:style style:name="TableCell708" style:family="table-cell">
      <style:table-cell-properties fo:border-top="0.0138in solid #000000" fo:border-left="none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709" style:parent-style-name="바탕글" style:family="paragraph">
      <style:paragraph-properties style:line-break="strict" fo:text-align="center" fo:margin-left="0.1388in" fo:margin-right="0.1388in">
        <style:tab-stops>
          <style:tab-stop style:type="right" style:leader-style="dotted" style:leader-text="·" style:position="6.5486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710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11" style:parent-style-name="DefaultParagraphFont" style:family="text">
      <style:text-properties fo:font-size="12pt" style:font-size-asian="12pt" style:font-size-complex="12pt"/>
    </style:style>
    <style:style style:name="T712" style:parent-style-name="DefaultParagraphFont" style:family="text">
      <style:text-properties fo:font-size="12pt" style:font-size-asian="12pt" style:font-size-complex="12pt"/>
    </style:style>
    <style:style style:name="T713" style:parent-style-name="DefaultParagraphFont" style:family="text">
      <style:text-properties fo:font-size="12pt" style:font-size-asian="12pt" style:font-size-complex="12pt"/>
    </style:style>
    <style:style style:name="T714" style:parent-style-name="DefaultParagraphFont" style:family="text">
      <style:text-properties fo:font-size="12pt" style:font-size-asian="12pt" style:font-size-complex="12pt"/>
    </style:style>
    <style:style style:name="T715" style:parent-style-name="DefaultParagraphFont" style:family="text">
      <style:text-properties fo:font-size="12pt" style:font-size-asian="12pt" style:font-size-complex="12pt"/>
    </style:style>
    <style:style style:name="P716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17" style:parent-style-name="DefaultParagraphFont" style:family="text">
      <style:text-properties fo:font-size="12pt" style:font-size-asian="12pt" style:font-size-complex="12pt"/>
    </style:style>
    <style:style style:name="T718" style:parent-style-name="DefaultParagraphFont" style:family="text">
      <style:text-properties fo:font-size="12pt" style:font-size-asian="12pt" style:font-size-complex="12pt"/>
    </style:style>
    <style:style style:name="T719" style:parent-style-name="DefaultParagraphFont" style:family="text">
      <style:text-properties fo:font-size="12pt" style:font-size-asian="12pt" style:font-size-complex="12pt"/>
    </style:style>
    <style:style style:name="T720" style:parent-style-name="DefaultParagraphFont" style:family="text">
      <style:text-properties fo:font-size="12pt" style:font-size-asian="12pt" style:font-size-complex="12pt"/>
    </style:style>
    <style:style style:name="T721" style:parent-style-name="DefaultParagraphFont" style:family="text">
      <style:text-properties fo:font-size="12pt" style:font-size-asian="12pt" style:font-size-complex="12pt"/>
    </style:style>
    <style:style style:name="P722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23" style:parent-style-name="DefaultParagraphFont" style:family="text">
      <style:text-properties fo:font-size="12pt" style:font-size-asian="12pt" style:font-size-complex="12pt"/>
    </style:style>
    <style:style style:name="T724" style:parent-style-name="DefaultParagraphFont" style:family="text">
      <style:text-properties fo:font-size="12pt" style:font-size-asian="12pt" style:font-size-complex="12pt"/>
    </style:style>
    <style:style style:name="T725" style:parent-style-name="DefaultParagraphFont" style:family="text">
      <style:text-properties fo:font-size="12pt" style:font-size-asian="12pt" style:font-size-complex="12pt"/>
    </style:style>
    <style:style style:name="T726" style:parent-style-name="DefaultParagraphFont" style:family="text">
      <style:text-properties fo:font-size="12pt" style:font-size-asian="12pt" style:font-size-complex="12pt"/>
    </style:style>
    <style:style style:name="T727" style:parent-style-name="DefaultParagraphFont" style:family="text">
      <style:text-properties fo:font-size="12pt" style:font-size-asian="12pt" style:font-size-complex="12pt"/>
    </style:style>
    <style:style style:name="P728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29" style:parent-style-name="DefaultParagraphFont" style:family="text">
      <style:text-properties fo:font-size="12pt" style:font-size-asian="12pt" style:font-size-complex="12pt"/>
    </style:style>
    <style:style style:name="T730" style:parent-style-name="DefaultParagraphFont" style:family="text">
      <style:text-properties fo:font-size="12pt" style:font-size-asian="12pt" style:font-size-complex="12pt"/>
    </style:style>
    <style:style style:name="T731" style:parent-style-name="DefaultParagraphFont" style:family="text">
      <style:text-properties fo:font-size="12pt" style:font-size-asian="12pt" style:font-size-complex="12pt"/>
    </style:style>
    <style:style style:name="T732" style:parent-style-name="DefaultParagraphFont" style:family="text">
      <style:text-properties fo:font-size="12pt" style:font-size-asian="12pt" style:font-size-complex="12pt"/>
    </style:style>
    <style:style style:name="T733" style:parent-style-name="DefaultParagraphFont" style:family="text">
      <style:text-properties fo:font-size="12pt" style:font-size-asian="12pt" style:font-size-complex="12pt"/>
    </style:style>
    <style:style style:name="P734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35" style:parent-style-name="DefaultParagraphFont" style:family="text">
      <style:text-properties fo:font-size="12pt" style:font-size-asian="12pt" style:font-size-complex="12pt"/>
    </style:style>
    <style:style style:name="T736" style:parent-style-name="DefaultParagraphFont" style:family="text">
      <style:text-properties fo:font-size="12pt" style:font-size-asian="12pt" style:font-size-complex="12pt"/>
    </style:style>
    <style:style style:name="T737" style:parent-style-name="DefaultParagraphFont" style:family="text">
      <style:text-properties fo:font-size="12pt" style:font-size-asian="12pt" style:font-size-complex="12pt"/>
    </style:style>
    <style:style style:name="T738" style:parent-style-name="DefaultParagraphFont" style:family="text">
      <style:text-properties fo:font-size="12pt" style:font-size-asian="12pt" style:font-size-complex="12pt"/>
    </style:style>
    <style:style style:name="T739" style:parent-style-name="DefaultParagraphFont" style:family="text">
      <style:text-properties fo:font-size="12pt" style:font-size-asian="12pt" style:font-size-complex="12pt"/>
    </style:style>
    <style:style style:name="P740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41" style:parent-style-name="DefaultParagraphFont" style:family="text">
      <style:text-properties fo:font-size="12pt" style:font-size-asian="12pt" style:font-size-complex="12pt"/>
    </style:style>
    <style:style style:name="T742" style:parent-style-name="DefaultParagraphFont" style:family="text">
      <style:text-properties fo:font-size="12pt" style:font-size-asian="12pt" style:font-size-complex="12pt"/>
    </style:style>
    <style:style style:name="T743" style:parent-style-name="DefaultParagraphFont" style:family="text">
      <style:text-properties fo:font-size="12pt" style:font-size-asian="12pt" style:font-size-complex="12pt"/>
    </style:style>
    <style:style style:name="T744" style:parent-style-name="DefaultParagraphFont" style:family="text">
      <style:text-properties fo:font-size="12pt" style:font-size-asian="12pt" style:font-size-complex="12pt"/>
    </style:style>
    <style:style style:name="T745" style:parent-style-name="DefaultParagraphFont" style:family="text">
      <style:text-properties fo:font-size="12pt" style:font-size-asian="12pt" style:font-size-complex="12pt"/>
    </style:style>
    <style:style style:name="P746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47" style:parent-style-name="DefaultParagraphFont" style:family="text">
      <style:text-properties fo:font-size="12pt" style:font-size-asian="12pt" style:font-size-complex="12pt"/>
    </style:style>
    <style:style style:name="T748" style:parent-style-name="DefaultParagraphFont" style:family="text">
      <style:text-properties fo:font-size="12pt" style:font-size-asian="12pt" style:font-size-complex="12pt"/>
    </style:style>
    <style:style style:name="T749" style:parent-style-name="DefaultParagraphFont" style:family="text">
      <style:text-properties fo:font-size="12pt" style:font-size-asian="12pt" style:font-size-complex="12pt"/>
    </style:style>
    <style:style style:name="T750" style:parent-style-name="DefaultParagraphFont" style:family="text">
      <style:text-properties fo:font-size="12pt" style:font-size-asian="12pt" style:font-size-complex="12pt"/>
    </style:style>
    <style:style style:name="T751" style:parent-style-name="DefaultParagraphFont" style:family="text">
      <style:text-properties fo:font-size="12pt" style:font-size-asian="12pt" style:font-size-complex="12pt"/>
    </style:style>
    <style:style style:name="P752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53" style:parent-style-name="DefaultParagraphFont" style:family="text">
      <style:text-properties fo:font-size="12pt" style:font-size-asian="12pt" style:font-size-complex="12pt"/>
    </style:style>
    <style:style style:name="T754" style:parent-style-name="DefaultParagraphFont" style:family="text">
      <style:text-properties fo:font-size="12pt" style:font-size-asian="12pt" style:font-size-complex="12pt"/>
    </style:style>
    <style:style style:name="T755" style:parent-style-name="DefaultParagraphFont" style:family="text">
      <style:text-properties fo:font-size="12pt" style:font-size-asian="12pt" style:font-size-complex="12pt"/>
    </style:style>
    <style:style style:name="T756" style:parent-style-name="DefaultParagraphFont" style:family="text">
      <style:text-properties fo:font-size="12pt" style:font-size-asian="12pt" style:font-size-complex="12pt"/>
    </style:style>
    <style:style style:name="T757" style:parent-style-name="DefaultParagraphFont" style:family="text">
      <style:text-properties fo:font-size="12pt" style:font-size-asian="12pt" style:font-size-complex="12pt"/>
    </style:style>
    <style:style style:name="P758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5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67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74" style:parent-style-name="Normal" style:family="paragraph">
      <style:text-properties fo:font-size="1pt" style:font-size-asian="1pt"/>
    </style:style>
    <style:style style:name="P775" style:parent-style-name="바탕글" style:family="paragraph">
      <style:paragraph-properties fo:line-height="130%"/>
      <style:text-properties fo:font-size="12pt" style:font-size-asian="12pt" style:font-size-complex="12pt"/>
    </style:style>
    <style:style style:name="P776" style:parent-style-name="바탕글" style:family="paragraph">
      <style:paragraph-properties fo:margin-top="0.0416in"/>
      <style:text-properties fo:font-size="12pt" style:font-size-asian="12pt" style:font-size-complex="12pt"/>
    </style:style>
    <style:style style:name="P777" style:parent-style-name="개요1" style:list-style-name="LFO4" style:family="paragraph"/>
    <style:style style:name="P778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779" style:parent-style-name="바탕글" style:family="paragraph">
      <style:paragraph-properties fo:margin-top="0.0416in"/>
      <style:text-properties fo:font-size="12pt" style:font-size-asian="12pt" style:font-size-complex="12pt"/>
    </style:style>
    <style:style style:name="P780" style:parent-style-name="개요1" style:list-style-name="LFO4" style:family="paragraph"/>
    <style:style style:name="P781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782" style:parent-style-name="DefaultParagraphFont" style:family="text">
      <style:text-properties fo:font-size="12pt" style:font-size-asian="12pt" style:font-size-complex="12pt"/>
    </style:style>
    <style:style style:name="T783" style:parent-style-name="DefaultParagraphFont" style:family="text">
      <style:text-properties fo:font-size="12pt" style:font-size-asian="12pt" style:font-size-complex="12pt"/>
    </style:style>
    <style:style style:name="T784" style:parent-style-name="DefaultParagraphFont" style:family="text">
      <style:text-properties fo:font-size="12pt" style:font-size-asian="12pt" style:font-size-complex="12pt"/>
    </style:style>
    <style:style style:name="T785" style:parent-style-name="DefaultParagraphFont" style:family="text">
      <style:text-properties fo:font-size="12pt" style:font-size-asian="12pt" style:font-size-complex="12pt"/>
    </style:style>
    <style:style style:name="T786" style:parent-style-name="DefaultParagraphFont" style:family="text">
      <style:text-properties fo:font-size="12pt" style:font-size-asian="12pt" style:font-size-complex="12pt"/>
    </style:style>
    <style:style style:name="T787" style:parent-style-name="DefaultParagraphFont" style:family="text">
      <style:text-properties fo:font-size="12pt" style:font-size-asian="12pt" style:font-size-complex="12pt"/>
    </style:style>
    <style:style style:name="T788" style:parent-style-name="DefaultParagraphFont" style:family="text">
      <style:text-properties fo:font-size="12pt" style:font-size-asian="12pt" style:font-size-complex="12pt"/>
    </style:style>
    <style:style style:name="T789" style:parent-style-name="DefaultParagraphFont" style:family="text">
      <style:text-properties fo:font-size="12pt" style:font-size-asian="12pt" style:font-size-complex="12pt"/>
    </style:style>
    <style:style style:name="T790" style:parent-style-name="DefaultParagraphFont" style:family="text">
      <style:text-properties fo:font-size="12pt" style:font-size-asian="12pt" style:font-size-complex="12pt"/>
    </style:style>
    <style:style style:name="T791" style:parent-style-name="DefaultParagraphFont" style:family="text">
      <style:text-properties fo:font-size="12pt" style:font-size-asian="12pt" style:font-size-complex="12pt"/>
    </style:style>
    <style:style style:name="T792" style:parent-style-name="DefaultParagraphFont" style:family="text">
      <style:text-properties fo:font-size="12pt" style:font-size-asian="12pt" style:font-size-complex="12pt"/>
    </style:style>
    <style:style style:name="T793" style:parent-style-name="DefaultParagraphFont" style:family="text">
      <style:text-properties fo:font-size="12pt" style:font-size-asian="12pt" style:font-size-complex="12pt"/>
    </style:style>
    <style:style style:name="T794" style:parent-style-name="DefaultParagraphFont" style:family="text">
      <style:text-properties fo:font-size="12pt" style:font-size-asian="12pt" style:font-size-complex="12pt"/>
    </style:style>
    <style:style style:name="T795" style:parent-style-name="DefaultParagraphFont" style:family="text">
      <style:text-properties fo:color="#0000FF" fo:font-size="12pt" style:font-size-asian="12pt" style:font-size-complex="12pt"/>
    </style:style>
    <style:style style:name="T796" style:parent-style-name="DefaultParagraphFont" style:family="text">
      <style:text-properties fo:font-size="12pt" style:font-size-asian="12pt" style:font-size-complex="12pt"/>
    </style:style>
    <style:style style:name="T797" style:parent-style-name="DefaultParagraphFont" style:family="text">
      <style:text-properties fo:font-size="12pt" style:font-size-asian="12pt" style:font-size-complex="12pt"/>
    </style:style>
    <style:style style:name="T798" style:parent-style-name="DefaultParagraphFont" style:family="text">
      <style:text-properties fo:font-size="12pt" style:font-size-asian="12pt" style:font-size-complex="12pt"/>
    </style:style>
    <style:style style:name="T799" style:parent-style-name="DefaultParagraphFont" style:family="text">
      <style:text-properties fo:font-size="12pt" style:font-size-asian="12pt" style:font-size-complex="12pt"/>
    </style:style>
    <style:style style:name="T800" style:parent-style-name="DefaultParagraphFont" style:family="text">
      <style:text-properties fo:font-size="12pt" style:font-size-asian="12pt" style:font-size-complex="12pt"/>
    </style:style>
    <style:style style:name="T801" style:parent-style-name="DefaultParagraphFont" style:family="text">
      <style:text-properties fo:font-size="12pt" style:font-size-asian="12pt" style:font-size-complex="12pt"/>
    </style:style>
    <style:style style:name="T802" style:parent-style-name="DefaultParagraphFont" style:family="text">
      <style:text-properties fo:font-size="12pt" style:font-size-asian="12pt" style:font-size-complex="12pt"/>
    </style:style>
    <style:style style:name="T803" style:parent-style-name="DefaultParagraphFont" style:family="text">
      <style:text-properties fo:font-size="12pt" style:font-size-asian="12pt" style:font-size-complex="12pt"/>
    </style:style>
    <style:style style:name="T804" style:parent-style-name="DefaultParagraphFont" style:family="text">
      <style:text-properties fo:font-size="12pt" style:font-size-asian="12pt" style:font-size-complex="12pt"/>
    </style:style>
    <style:style style:name="T805" style:parent-style-name="DefaultParagraphFont" style:family="text">
      <style:text-properties fo:font-size="12pt" style:font-size-asian="12pt" style:font-size-complex="12pt"/>
    </style:style>
    <style:style style:name="T806" style:parent-style-name="DefaultParagraphFont" style:family="text">
      <style:text-properties fo:font-size="12pt" style:font-size-asian="12pt" style:font-size-complex="12pt"/>
    </style:style>
    <style:style style:name="T807" style:parent-style-name="DefaultParagraphFont" style:family="text">
      <style:text-properties fo:font-size="12pt" style:font-size-asian="12pt" style:font-size-complex="12pt"/>
    </style:style>
    <style:style style:name="T808" style:parent-style-name="DefaultParagraphFont" style:family="text">
      <style:text-properties fo:font-size="12pt" style:font-size-asian="12pt" style:font-size-complex="12pt"/>
    </style:style>
    <style:style style:name="T809" style:parent-style-name="DefaultParagraphFont" style:family="text">
      <style:text-properties fo:font-size="12pt" style:font-size-asian="12pt" style:font-size-complex="12pt"/>
    </style:style>
    <style:style style:name="T810" style:parent-style-name="DefaultParagraphFont" style:family="text">
      <style:text-properties fo:font-size="12pt" style:font-size-asian="12pt" style:font-size-complex="12pt"/>
    </style:style>
    <style:style style:name="T811" style:parent-style-name="DefaultParagraphFont" style:family="text">
      <style:text-properties fo:font-size="12pt" style:font-size-asian="12pt" style:font-size-complex="12pt"/>
    </style:style>
    <style:style style:name="T812" style:parent-style-name="DefaultParagraphFont" style:family="text">
      <style:text-properties fo:font-size="12pt" style:font-size-asian="12pt" style:font-size-complex="12pt"/>
    </style:style>
    <style:style style:name="T813" style:parent-style-name="DefaultParagraphFont" style:family="text">
      <style:text-properties fo:font-size="12pt" style:font-size-asian="12pt" style:font-size-complex="12pt"/>
    </style:style>
    <style:style style:name="T814" style:parent-style-name="DefaultParagraphFont" style:family="text">
      <style:text-properties fo:font-size="12pt" style:font-size-asian="12pt" style:font-size-complex="12pt"/>
    </style:style>
    <style:style style:name="T815" style:parent-style-name="DefaultParagraphFont" style:family="text">
      <style:text-properties fo:font-size="12pt" style:font-size-asian="12pt" style:font-size-complex="12pt"/>
    </style:style>
    <style:style style:name="T816" style:parent-style-name="DefaultParagraphFont" style:family="text">
      <style:text-properties fo:font-size="12pt" style:font-size-asian="12pt" style:font-size-complex="12pt"/>
    </style:style>
    <style:style style:name="T817" style:parent-style-name="DefaultParagraphFont" style:family="text">
      <style:text-properties fo:font-size="12pt" style:font-size-asian="12pt" style:font-size-complex="12pt"/>
    </style:style>
    <style:style style:name="T818" style:parent-style-name="DefaultParagraphFont" style:family="text">
      <style:text-properties fo:font-size="12pt" style:font-size-asian="12pt" style:font-size-complex="12pt"/>
    </style:style>
    <style:style style:name="T819" style:parent-style-name="DefaultParagraphFont" style:family="text">
      <style:text-properties fo:font-size="12pt" style:font-size-asian="12pt" style:font-size-complex="12pt"/>
    </style:style>
    <style:style style:name="T820" style:parent-style-name="DefaultParagraphFont" style:family="text">
      <style:text-properties fo:font-size="12pt" style:font-size-asian="12pt" style:font-size-complex="12pt"/>
    </style:style>
    <style:style style:name="T821" style:parent-style-name="DefaultParagraphFont" style:family="text">
      <style:text-properties fo:font-size="12pt" style:font-size-asian="12pt" style:font-size-complex="12pt"/>
    </style:style>
    <style:style style:name="T822" style:parent-style-name="DefaultParagraphFont" style:family="text">
      <style:text-properties fo:font-size="12pt" style:font-size-asian="12pt" style:font-size-complex="12pt"/>
    </style:style>
    <style:style style:name="T823" style:parent-style-name="DefaultParagraphFont" style:family="text">
      <style:text-properties fo:font-size="12pt" style:font-size-asian="12pt" style:font-size-complex="12pt"/>
    </style:style>
    <style:style style:name="T824" style:parent-style-name="DefaultParagraphFont" style:family="text">
      <style:text-properties fo:font-size="12pt" style:font-size-asian="12pt" style:font-size-complex="12pt"/>
    </style:style>
    <style:style style:name="T825" style:parent-style-name="DefaultParagraphFont" style:family="text">
      <style:text-properties fo:font-size="12pt" style:font-size-asian="12pt" style:font-size-complex="12pt"/>
    </style:style>
    <style:style style:name="T826" style:parent-style-name="DefaultParagraphFont" style:family="text">
      <style:text-properties fo:font-size="12pt" style:font-size-asian="12pt" style:font-size-complex="12pt"/>
    </style:style>
    <style:style style:name="T827" style:parent-style-name="DefaultParagraphFont" style:family="text">
      <style:text-properties fo:font-size="12pt" style:font-size-asian="12pt" style:font-size-complex="12pt"/>
    </style:style>
    <style:style style:name="T828" style:parent-style-name="DefaultParagraphFont" style:family="text">
      <style:text-properties fo:font-size="12pt" style:font-size-asian="12pt" style:font-size-complex="12pt"/>
    </style:style>
    <style:style style:name="T829" style:parent-style-name="DefaultParagraphFont" style:family="text">
      <style:text-properties fo:font-size="12pt" style:font-size-asian="12pt" style:font-size-complex="12pt"/>
    </style:style>
    <style:style style:name="T830" style:parent-style-name="DefaultParagraphFont" style:family="text">
      <style:text-properties fo:font-size="12pt" style:font-size-asian="12pt" style:font-size-complex="12pt"/>
    </style:style>
    <style:style style:name="T831" style:parent-style-name="DefaultParagraphFont" style:family="text">
      <style:text-properties fo:font-size="12pt" style:font-size-asian="12pt" style:font-size-complex="12pt"/>
    </style:style>
    <style:style style:name="T832" style:parent-style-name="DefaultParagraphFont" style:family="text">
      <style:text-properties fo:font-size="12pt" style:font-size-asian="12pt" style:font-size-complex="12pt"/>
    </style:style>
    <style:style style:name="T833" style:parent-style-name="DefaultParagraphFont" style:family="text">
      <style:text-properties fo:font-size="12pt" style:font-size-asian="12pt" style:font-size-complex="12pt"/>
    </style:style>
    <style:style style:name="T834" style:parent-style-name="DefaultParagraphFont" style:family="text">
      <style:text-properties fo:font-size="12pt" style:font-size-asian="12pt" style:font-size-complex="12pt"/>
    </style:style>
    <style:style style:name="T835" style:parent-style-name="DefaultParagraphFont" style:family="text">
      <style:text-properties fo:font-size="12pt" style:font-size-asian="12pt" style:font-size-complex="12pt"/>
    </style:style>
    <style:style style:name="T836" style:parent-style-name="DefaultParagraphFont" style:family="text">
      <style:text-properties fo:font-size="12pt" style:font-size-asian="12pt" style:font-size-complex="12pt"/>
    </style:style>
    <style:style style:name="T837" style:parent-style-name="DefaultParagraphFont" style:family="text">
      <style:text-properties fo:font-size="12pt" style:font-size-asian="12pt" style:font-size-complex="12pt"/>
    </style:style>
    <style:style style:name="T838" style:parent-style-name="DefaultParagraphFont" style:family="text">
      <style:text-properties fo:font-size="12pt" style:font-size-asian="12pt" style:font-size-complex="12pt"/>
    </style:style>
    <style:style style:name="T839" style:parent-style-name="DefaultParagraphFont" style:family="text">
      <style:text-properties fo:font-size="12pt" style:font-size-asian="12pt" style:font-size-complex="12pt"/>
    </style:style>
    <style:style style:name="T840" style:parent-style-name="DefaultParagraphFont" style:family="text">
      <style:text-properties fo:font-size="12pt" style:font-size-asian="12pt" style:font-size-complex="12pt"/>
    </style:style>
    <style:style style:name="T841" style:parent-style-name="DefaultParagraphFont" style:family="text">
      <style:text-properties fo:font-size="12pt" style:font-size-asian="12pt" style:font-size-complex="12pt"/>
    </style:style>
    <style:style style:name="T842" style:parent-style-name="DefaultParagraphFont" style:family="text">
      <style:text-properties fo:font-size="12pt" style:font-size-asian="12pt" style:font-size-complex="12pt"/>
    </style:style>
    <style:style style:name="T843" style:parent-style-name="DefaultParagraphFont" style:family="text">
      <style:text-properties fo:font-size="12pt" style:font-size-asian="12pt" style:font-size-complex="12pt"/>
    </style:style>
    <style:style style:name="T844" style:parent-style-name="DefaultParagraphFont" style:family="text">
      <style:text-properties fo:font-size="12pt" style:font-size-asian="12pt" style:font-size-complex="12pt"/>
    </style:style>
    <style:style style:name="T845" style:parent-style-name="DefaultParagraphFont" style:family="text">
      <style:text-properties fo:font-size="12pt" style:font-size-asian="12pt" style:font-size-complex="12pt"/>
    </style:style>
    <style:style style:name="T846" style:parent-style-name="DefaultParagraphFont" style:family="text">
      <style:text-properties fo:font-size="12pt" style:font-size-asian="12pt" style:font-size-complex="12pt"/>
    </style:style>
    <style:style style:name="T847" style:parent-style-name="DefaultParagraphFont" style:family="text">
      <style:text-properties fo:font-size="12pt" style:font-size-asian="12pt" style:font-size-complex="12pt"/>
    </style:style>
    <style:style style:name="T848" style:parent-style-name="DefaultParagraphFont" style:family="text">
      <style:text-properties fo:font-size="12pt" style:font-size-asian="12pt" style:font-size-complex="12pt"/>
    </style:style>
    <style:style style:name="T849" style:parent-style-name="DefaultParagraphFont" style:family="text">
      <style:text-properties fo:font-size="12pt" style:font-size-asian="12pt" style:font-size-complex="12pt"/>
    </style:style>
    <style:style style:name="T850" style:parent-style-name="DefaultParagraphFont" style:family="text">
      <style:text-properties fo:font-size="12pt" style:font-size-asian="12pt" style:font-size-complex="12pt"/>
    </style:style>
    <style:style style:name="T851" style:parent-style-name="DefaultParagraphFont" style:family="text">
      <style:text-properties fo:font-size="12pt" style:font-size-asian="12pt" style:font-size-complex="12pt"/>
    </style:style>
    <style:style style:name="T852" style:parent-style-name="DefaultParagraphFont" style:family="text">
      <style:text-properties fo:font-size="12pt" style:font-size-asian="12pt" style:font-size-complex="12pt"/>
    </style:style>
    <style:style style:name="T853" style:parent-style-name="DefaultParagraphFont" style:family="text">
      <style:text-properties fo:font-size="12pt" style:font-size-asian="12pt" style:font-size-complex="12pt"/>
    </style:style>
    <style:style style:name="T854" style:parent-style-name="DefaultParagraphFont" style:family="text">
      <style:text-properties fo:font-size="12pt" style:font-size-asian="12pt" style:font-size-complex="12pt"/>
    </style:style>
    <style:style style:name="T855" style:parent-style-name="DefaultParagraphFont" style:family="text">
      <style:text-properties fo:font-size="12pt" style:font-size-asian="12pt" style:font-size-complex="12pt"/>
    </style:style>
    <style:style style:name="T856" style:parent-style-name="DefaultParagraphFont" style:family="text">
      <style:text-properties fo:font-size="12pt" style:font-size-asian="12pt" style:font-size-complex="12pt"/>
    </style:style>
    <style:style style:name="T857" style:parent-style-name="DefaultParagraphFont" style:family="text">
      <style:text-properties fo:font-size="12pt" style:font-size-asian="12pt" style:font-size-complex="12pt"/>
    </style:style>
    <style:style style:name="T858" style:parent-style-name="DefaultParagraphFont" style:family="text">
      <style:text-properties fo:font-size="12pt" style:font-size-asian="12pt" style:font-size-complex="12pt"/>
    </style:style>
    <style:style style:name="T859" style:parent-style-name="DefaultParagraphFont" style:family="text">
      <style:text-properties fo:font-size="12pt" style:font-size-asian="12pt" style:font-size-complex="12pt"/>
    </style:style>
    <style:style style:name="T860" style:parent-style-name="DefaultParagraphFont" style:family="text">
      <style:text-properties fo:font-size="12pt" style:font-size-asian="12pt" style:font-size-complex="12pt"/>
    </style:style>
    <style:style style:name="T861" style:parent-style-name="DefaultParagraphFont" style:family="text">
      <style:text-properties fo:font-size="12pt" style:font-size-asian="12pt" style:font-size-complex="12pt"/>
    </style:style>
    <style:style style:name="T862" style:parent-style-name="DefaultParagraphFont" style:family="text">
      <style:text-properties fo:font-size="12pt" style:font-size-asian="12pt" style:font-size-complex="12pt"/>
    </style:style>
    <style:style style:name="T863" style:parent-style-name="DefaultParagraphFont" style:family="text">
      <style:text-properties fo:font-size="12pt" style:font-size-asian="12pt" style:font-size-complex="12pt"/>
    </style:style>
    <style:style style:name="T864" style:parent-style-name="DefaultParagraphFont" style:family="text">
      <style:text-properties fo:font-size="12pt" style:font-size-asian="12pt" style:font-size-complex="12pt"/>
    </style:style>
    <style:style style:name="T865" style:parent-style-name="DefaultParagraphFont" style:family="text">
      <style:text-properties fo:font-size="12pt" style:font-size-asian="12pt" style:font-size-complex="12pt"/>
    </style:style>
    <style:style style:name="T866" style:parent-style-name="DefaultParagraphFont" style:family="text">
      <style:text-properties fo:font-size="12pt" style:font-size-asian="12pt" style:font-size-complex="12pt"/>
    </style:style>
    <style:style style:name="T867" style:parent-style-name="DefaultParagraphFont" style:family="text">
      <style:text-properties fo:font-size="12pt" style:font-size-asian="12pt" style:font-size-complex="12pt"/>
    </style:style>
    <style:style style:name="T868" style:parent-style-name="DefaultParagraphFont" style:family="text">
      <style:text-properties fo:font-size="12pt" style:font-size-asian="12pt" style:font-size-complex="12pt"/>
    </style:style>
    <style:style style:name="T869" style:parent-style-name="DefaultParagraphFont" style:family="text">
      <style:text-properties fo:font-size="12pt" style:font-size-asian="12pt" style:font-size-complex="12pt"/>
    </style:style>
    <style:style style:name="T870" style:parent-style-name="DefaultParagraphFont" style:family="text">
      <style:text-properties fo:font-size="12pt" style:font-size-asian="12pt" style:font-size-complex="12pt"/>
    </style:style>
    <style:style style:name="T871" style:parent-style-name="DefaultParagraphFont" style:family="text">
      <style:text-properties fo:font-size="12pt" style:font-size-asian="12pt" style:font-size-complex="12pt"/>
    </style:style>
    <style:style style:name="T872" style:parent-style-name="DefaultParagraphFont" style:family="text">
      <style:text-properties fo:font-size="12pt" style:font-size-asian="12pt" style:font-size-complex="12pt"/>
    </style:style>
    <style:style style:name="T873" style:parent-style-name="DefaultParagraphFont" style:family="text">
      <style:text-properties fo:font-size="12pt" style:font-size-asian="12pt" style:font-size-complex="12pt"/>
    </style:style>
    <style:style style:name="T874" style:parent-style-name="DefaultParagraphFont" style:family="text">
      <style:text-properties fo:font-size="12pt" style:font-size-asian="12pt" style:font-size-complex="12pt"/>
    </style:style>
    <style:style style:name="T875" style:parent-style-name="DefaultParagraphFont" style:family="text">
      <style:text-properties fo:font-size="12pt" style:font-size-asian="12pt" style:font-size-complex="12pt"/>
    </style:style>
    <style:style style:name="T876" style:parent-style-name="DefaultParagraphFont" style:family="text">
      <style:text-properties fo:font-size="12pt" style:font-size-asian="12pt" style:font-size-complex="12pt"/>
    </style:style>
    <style:style style:name="T877" style:parent-style-name="DefaultParagraphFont" style:family="text">
      <style:text-properties fo:color="#0000FF" fo:font-size="12pt" style:font-size-asian="12pt" style:font-size-complex="12pt"/>
    </style:style>
    <style:style style:name="T878" style:parent-style-name="DefaultParagraphFont" style:family="text">
      <style:text-properties fo:font-size="12pt" style:font-size-asian="12pt" style:font-size-complex="12pt"/>
    </style:style>
    <style:style style:name="T879" style:parent-style-name="DefaultParagraphFont" style:family="text">
      <style:text-properties fo:font-size="12pt" style:font-size-asian="12pt" style:font-size-complex="12pt"/>
    </style:style>
    <style:style style:name="T880" style:parent-style-name="DefaultParagraphFont" style:family="text">
      <style:text-properties fo:font-size="12pt" style:font-size-asian="12pt" style:font-size-complex="12pt"/>
    </style:style>
    <style:style style:name="T881" style:parent-style-name="DefaultParagraphFont" style:family="text">
      <style:text-properties fo:font-size="12pt" style:font-size-asian="12pt" style:font-size-complex="12pt"/>
    </style:style>
    <style:style style:name="T882" style:parent-style-name="DefaultParagraphFont" style:family="text">
      <style:text-properties fo:font-size="12pt" style:font-size-asian="12pt" style:font-size-complex="12pt"/>
    </style:style>
    <style:style style:name="T883" style:parent-style-name="DefaultParagraphFont" style:family="text">
      <style:text-properties fo:font-size="12pt" style:font-size-asian="12pt" style:font-size-complex="12pt"/>
    </style:style>
    <style:style style:name="T884" style:parent-style-name="DefaultParagraphFont" style:family="text">
      <style:text-properties fo:font-size="12pt" style:font-size-asian="12pt" style:font-size-complex="12pt"/>
    </style:style>
    <style:style style:name="T885" style:parent-style-name="DefaultParagraphFont" style:family="text">
      <style:text-properties fo:font-size="12pt" style:font-size-asian="12pt" style:font-size-complex="12pt"/>
    </style:style>
    <style:style style:name="T886" style:parent-style-name="DefaultParagraphFont" style:family="text">
      <style:text-properties fo:font-size="12pt" style:font-size-asian="12pt" style:font-size-complex="12pt"/>
    </style:style>
    <style:style style:name="T887" style:parent-style-name="DefaultParagraphFont" style:family="text">
      <style:text-properties fo:font-size="12pt" style:font-size-asian="12pt" style:font-size-complex="12pt"/>
    </style:style>
    <style:style style:name="T888" style:parent-style-name="DefaultParagraphFont" style:family="text">
      <style:text-properties fo:font-size="12pt" style:font-size-asian="12pt" style:font-size-complex="12pt"/>
    </style:style>
    <style:style style:name="T889" style:parent-style-name="DefaultParagraphFont" style:family="text">
      <style:text-properties fo:font-size="12pt" style:font-size-asian="12pt" style:font-size-complex="12pt"/>
    </style:style>
    <style:style style:name="T890" style:parent-style-name="DefaultParagraphFont" style:family="text">
      <style:text-properties fo:font-size="12pt" style:font-size-asian="12pt" style:font-size-complex="12pt"/>
    </style:style>
    <style:style style:name="T891" style:parent-style-name="DefaultParagraphFont" style:family="text">
      <style:text-properties fo:font-size="12pt" style:font-size-asian="12pt" style:font-size-complex="12pt"/>
    </style:style>
    <style:style style:name="T892" style:parent-style-name="DefaultParagraphFont" style:family="text">
      <style:text-properties fo:font-size="12pt" style:font-size-asian="12pt" style:font-size-complex="12pt"/>
    </style:style>
    <style:style style:name="T893" style:parent-style-name="DefaultParagraphFont" style:family="text">
      <style:text-properties fo:font-size="12pt" style:font-size-asian="12pt" style:font-size-complex="12pt"/>
    </style:style>
    <style:style style:name="T894" style:parent-style-name="DefaultParagraphFont" style:family="text">
      <style:text-properties fo:font-size="12pt" style:font-size-asian="12pt" style:font-size-complex="12pt"/>
    </style:style>
    <style:style style:name="T895" style:parent-style-name="DefaultParagraphFont" style:family="text">
      <style:text-properties fo:font-size="12pt" style:font-size-asian="12pt" style:font-size-complex="12pt"/>
    </style:style>
    <style:style style:name="T896" style:parent-style-name="DefaultParagraphFont" style:family="text">
      <style:text-properties fo:font-size="12pt" style:font-size-asian="12pt" style:font-size-complex="12pt"/>
    </style:style>
    <style:style style:name="P897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898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899" style:parent-style-name="개요1" style:list-style-name="LFO4" style:family="paragraph"/>
    <style:style style:name="P900" style:parent-style-name="개요2" style:list-style-name="LFO5" style:family="paragraph">
      <style:paragraph-properties fo:margin-top="0.0416in"/>
    </style:style>
    <style:style style:name="P901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02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03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04" style:parent-style-name="DefaultParagraphFont" style:family="text">
      <style:text-properties fo:font-size="12pt" style:font-size-asian="12pt" style:font-size-complex="12pt"/>
    </style:style>
    <style:style style:name="T905" style:parent-style-name="DefaultParagraphFont" style:family="text">
      <style:text-properties fo:font-size="12pt" style:font-size-asian="12pt" style:font-size-complex="12pt"/>
    </style:style>
    <style:style style:name="T906" style:parent-style-name="DefaultParagraphFont" style:family="text">
      <style:text-properties fo:font-size="12pt" style:font-size-asian="12pt" style:font-size-complex="12pt"/>
    </style:style>
    <style:style style:name="T907" style:parent-style-name="DefaultParagraphFont" style:family="text">
      <style:text-properties fo:color="#0000FF" fo:font-size="12pt" style:font-size-asian="12pt" style:font-size-complex="12pt"/>
    </style:style>
    <style:style style:name="T908" style:parent-style-name="DefaultParagraphFont" style:family="text">
      <style:text-properties fo:font-size="12pt" style:font-size-asian="12pt" style:font-size-complex="12pt"/>
    </style:style>
    <style:style style:name="T909" style:parent-style-name="DefaultParagraphFont" style:family="text">
      <style:text-properties fo:font-size="12pt" style:font-size-asian="12pt" style:font-size-complex="12pt"/>
    </style:style>
    <style:style style:name="T910" style:parent-style-name="DefaultParagraphFont" style:family="text">
      <style:text-properties fo:font-size="12pt" style:font-size-asian="12pt" style:font-size-complex="12pt"/>
    </style:style>
    <style:style style:name="T911" style:parent-style-name="DefaultParagraphFont" style:family="text">
      <style:text-properties fo:font-size="12pt" style:font-size-asian="12pt" style:font-size-complex="12pt"/>
    </style:style>
    <style:style style:name="T912" style:parent-style-name="DefaultParagraphFont" style:family="text">
      <style:text-properties fo:font-size="12pt" style:font-size-asian="12pt" style:font-size-complex="12pt"/>
    </style:style>
    <style:style style:name="T913" style:parent-style-name="DefaultParagraphFont" style:family="text">
      <style:text-properties fo:font-size="12pt" style:font-size-asian="12pt" style:font-size-complex="12pt"/>
    </style:style>
    <style:style style:name="T914" style:parent-style-name="DefaultParagraphFont" style:family="text">
      <style:text-properties fo:font-size="12pt" style:font-size-asian="12pt" style:font-size-complex="12pt"/>
    </style:style>
    <style:style style:name="T915" style:parent-style-name="DefaultParagraphFont" style:family="text">
      <style:text-properties fo:font-size="12pt" style:font-size-asian="12pt" style:font-size-complex="12pt"/>
    </style:style>
    <style:style style:name="T916" style:parent-style-name="DefaultParagraphFont" style:family="text">
      <style:text-properties fo:font-size="12pt" style:font-size-asian="12pt" style:font-size-complex="12pt"/>
    </style:style>
    <style:style style:name="T917" style:parent-style-name="DefaultParagraphFont" style:family="text">
      <style:text-properties fo:font-size="12pt" style:font-size-asian="12pt" style:font-size-complex="12pt"/>
    </style:style>
    <style:style style:name="T918" style:parent-style-name="DefaultParagraphFont" style:family="text">
      <style:text-properties fo:font-size="12pt" style:font-size-asian="12pt" style:font-size-complex="12pt"/>
    </style:style>
    <style:style style:name="T919" style:parent-style-name="DefaultParagraphFont" style:family="text">
      <style:text-properties fo:font-size="12pt" style:font-size-asian="12pt" style:font-size-complex="12pt"/>
    </style:style>
    <style:style style:name="T920" style:parent-style-name="DefaultParagraphFont" style:family="text">
      <style:text-properties fo:font-size="12pt" style:font-size-asian="12pt" style:font-size-complex="12pt"/>
    </style:style>
    <style:style style:name="P921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22" style:parent-style-name="DefaultParagraphFont" style:family="text">
      <style:text-properties fo:font-size="12pt" style:font-size-asian="12pt" style:font-size-complex="12pt"/>
    </style:style>
    <style:style style:name="T923" style:parent-style-name="DefaultParagraphFont" style:family="text">
      <style:text-properties fo:font-size="12pt" style:font-size-asian="12pt" style:font-size-complex="12pt"/>
    </style:style>
    <style:style style:name="T924" style:parent-style-name="DefaultParagraphFont" style:family="text">
      <style:text-properties fo:font-size="12pt" style:font-size-asian="12pt" style:font-size-complex="12pt"/>
    </style:style>
    <style:style style:name="T925" style:parent-style-name="DefaultParagraphFont" style:family="text">
      <style:text-properties fo:color="#0000FF" fo:font-size="12pt" style:font-size-asian="12pt" style:font-size-complex="12pt"/>
    </style:style>
    <style:style style:name="T926" style:parent-style-name="DefaultParagraphFont" style:family="text">
      <style:text-properties fo:font-size="12pt" style:font-size-asian="12pt" style:font-size-complex="12pt"/>
    </style:style>
    <style:style style:name="T927" style:parent-style-name="DefaultParagraphFont" style:family="text">
      <style:text-properties fo:font-size="12pt" style:font-size-asian="12pt" style:font-size-complex="12pt"/>
    </style:style>
    <style:style style:name="T928" style:parent-style-name="DefaultParagraphFont" style:family="text">
      <style:text-properties fo:font-size="12pt" style:font-size-asian="12pt" style:font-size-complex="12pt"/>
    </style:style>
    <style:style style:name="T929" style:parent-style-name="DefaultParagraphFont" style:family="text">
      <style:text-properties fo:font-size="12pt" style:font-size-asian="12pt" style:font-size-complex="12pt"/>
    </style:style>
    <style:style style:name="T930" style:parent-style-name="DefaultParagraphFont" style:family="text">
      <style:text-properties fo:font-size="12pt" style:font-size-asian="12pt" style:font-size-complex="12pt"/>
    </style:style>
    <style:style style:name="T931" style:parent-style-name="DefaultParagraphFont" style:family="text">
      <style:text-properties fo:font-size="12pt" style:font-size-asian="12pt" style:font-size-complex="12pt"/>
    </style:style>
    <style:style style:name="T932" style:parent-style-name="DefaultParagraphFont" style:family="text">
      <style:text-properties fo:font-size="12pt" style:font-size-asian="12pt" style:font-size-complex="12pt"/>
    </style:style>
    <style:style style:name="T933" style:parent-style-name="DefaultParagraphFont" style:family="text">
      <style:text-properties fo:font-size="12pt" style:font-size-asian="12pt" style:font-size-complex="12pt"/>
    </style:style>
    <style:style style:name="T934" style:parent-style-name="DefaultParagraphFont" style:family="text">
      <style:text-properties fo:font-size="12pt" style:font-size-asian="12pt" style:font-size-complex="12pt"/>
    </style:style>
    <style:style style:name="T935" style:parent-style-name="DefaultParagraphFont" style:family="text">
      <style:text-properties fo:font-size="12pt" style:font-size-asian="12pt" style:font-size-complex="12pt"/>
    </style:style>
    <style:style style:name="T936" style:parent-style-name="DefaultParagraphFont" style:family="text">
      <style:text-properties fo:font-size="12pt" style:font-size-asian="12pt" style:font-size-complex="12pt"/>
    </style:style>
    <style:style style:name="P937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38" style:parent-style-name="DefaultParagraphFont" style:family="text">
      <style:text-properties fo:font-size="12pt" style:font-size-asian="12pt" style:font-size-complex="12pt"/>
    </style:style>
    <style:style style:name="T939" style:parent-style-name="DefaultParagraphFont" style:family="text">
      <style:text-properties fo:font-size="12pt" style:font-size-asian="12pt" style:font-size-complex="12pt"/>
    </style:style>
    <style:style style:name="T940" style:parent-style-name="DefaultParagraphFont" style:family="text">
      <style:text-properties fo:font-size="12pt" style:font-size-asian="12pt" style:font-size-complex="12pt"/>
    </style:style>
    <style:style style:name="T941" style:parent-style-name="DefaultParagraphFont" style:family="text">
      <style:text-properties fo:color="#0000FF" fo:font-size="12pt" style:font-size-asian="12pt" style:font-size-complex="12pt"/>
    </style:style>
    <style:style style:name="T942" style:parent-style-name="DefaultParagraphFont" style:family="text">
      <style:text-properties fo:font-size="12pt" style:font-size-asian="12pt" style:font-size-complex="12pt"/>
    </style:style>
    <style:style style:name="T943" style:parent-style-name="DefaultParagraphFont" style:family="text">
      <style:text-properties fo:font-size="12pt" style:font-size-asian="12pt" style:font-size-complex="12pt"/>
    </style:style>
    <style:style style:name="T944" style:parent-style-name="DefaultParagraphFont" style:family="text">
      <style:text-properties fo:font-size="12pt" style:font-size-asian="12pt" style:font-size-complex="12pt"/>
    </style:style>
    <style:style style:name="T945" style:parent-style-name="DefaultParagraphFont" style:family="text">
      <style:text-properties fo:font-size="12pt" style:font-size-asian="12pt" style:font-size-complex="12pt"/>
    </style:style>
    <style:style style:name="T946" style:parent-style-name="DefaultParagraphFont" style:family="text">
      <style:text-properties fo:font-size="12pt" style:font-size-asian="12pt" style:font-size-complex="12pt"/>
    </style:style>
    <style:style style:name="T947" style:parent-style-name="DefaultParagraphFont" style:family="text">
      <style:text-properties fo:font-size="12pt" style:font-size-asian="12pt" style:font-size-complex="12pt"/>
    </style:style>
    <style:style style:name="T948" style:parent-style-name="DefaultParagraphFont" style:family="text">
      <style:text-properties fo:font-size="12pt" style:font-size-asian="12pt" style:font-size-complex="12pt"/>
    </style:style>
    <style:style style:name="T949" style:parent-style-name="DefaultParagraphFont" style:family="text">
      <style:text-properties fo:font-size="12pt" style:font-size-asian="12pt" style:font-size-complex="12pt"/>
    </style:style>
    <style:style style:name="T950" style:parent-style-name="DefaultParagraphFont" style:family="text">
      <style:text-properties fo:font-size="12pt" style:font-size-asian="12pt" style:font-size-complex="12pt"/>
    </style:style>
    <style:style style:name="T951" style:parent-style-name="DefaultParagraphFont" style:family="text">
      <style:text-properties fo:font-size="12pt" style:font-size-asian="12pt" style:font-size-complex="12pt"/>
    </style:style>
    <style:style style:name="T952" style:parent-style-name="DefaultParagraphFont" style:family="text">
      <style:text-properties fo:font-size="12pt" style:font-size-asian="12pt" style:font-size-complex="12pt"/>
    </style:style>
    <style:style style:name="P953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54" style:parent-style-name="개요2" style:list-style-name="LFO5" style:family="paragraph">
      <style:paragraph-properties fo:margin-top="0.0416in"/>
    </style:style>
    <style:style style:name="P955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56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57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58" style:parent-style-name="개요2" style:list-style-name="LFO5" style:family="paragraph">
      <style:paragraph-properties fo:margin-top="0.0416in"/>
    </style:style>
    <style:style style:name="P959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60" style:parent-style-name="DefaultParagraphFont" style:family="text">
      <style:text-properties fo:color="#0000FF" fo:font-size="12pt" style:font-size-asian="12pt" style:font-size-complex="12pt"/>
    </style:style>
    <style:style style:name="T961" style:parent-style-name="DefaultParagraphFont" style:family="text">
      <style:text-properties fo:color="#0000FF" fo:font-size="12pt" style:font-size-asian="12pt" style:font-size-complex="12pt"/>
    </style:style>
    <style:style style:name="T962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3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4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5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6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7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8" style:parent-style-name="DefaultParagraphFont" style:family="text">
      <style:text-properties fo:color="#0000FF" fo:letter-spacing="-0.002in" fo:font-size="12pt" style:font-size-asian="12pt" style:font-size-complex="12pt"/>
    </style:style>
    <style:style style:name="P969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70" style:parent-style-name="개요1" style:list-style-name="LFO4" style:family="paragraph"/>
    <style:style style:name="P971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72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73" style:parent-style-name="DefaultParagraphFont" style:family="text">
      <style:text-properties fo:font-size="12pt" style:font-size-asian="12pt" style:font-size-complex="12pt"/>
    </style:style>
    <style:style style:name="T97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9" style:parent-style-name="DefaultParagraphFont" style:family="text">
      <style:text-properties fo:font-size="12pt" style:font-size-asian="12pt" style:font-size-complex="12pt"/>
    </style:style>
    <style:style style:name="T980" style:parent-style-name="DefaultParagraphFont" style:family="text">
      <style:text-properties fo:font-size="12pt" style:font-size-asian="12pt" style:font-size-complex="12pt"/>
    </style:style>
    <style:style style:name="T981" style:parent-style-name="DefaultParagraphFont" style:family="text">
      <style:text-properties fo:font-size="12pt" style:font-size-asian="12pt" style:font-size-complex="12pt"/>
    </style:style>
    <style:style style:name="T982" style:parent-style-name="DefaultParagraphFont" style:family="text">
      <style:text-properties fo:font-size="12pt" style:font-size-asian="12pt" style:font-size-complex="12pt"/>
    </style:style>
    <style:style style:name="T983" style:parent-style-name="DefaultParagraphFont" style:family="text">
      <style:text-properties fo:font-size="12pt" style:font-size-asian="12pt" style:font-size-complex="12pt"/>
    </style:style>
    <style:style style:name="T984" style:parent-style-name="DefaultParagraphFont" style:family="text">
      <style:text-properties fo:font-size="12pt" style:font-size-asian="12pt" style:font-size-complex="12pt"/>
    </style:style>
    <style:style style:name="T985" style:parent-style-name="DefaultParagraphFont" style:family="text">
      <style:text-properties fo:font-size="12pt" style:font-size-asian="12pt" style:font-size-complex="12pt"/>
    </style:style>
    <style:style style:name="T986" style:parent-style-name="DefaultParagraphFont" style:family="text">
      <style:text-properties fo:font-size="12pt" style:font-size-asian="12pt" style:font-size-complex="12pt"/>
    </style:style>
    <style:style style:name="T987" style:parent-style-name="DefaultParagraphFont" style:family="text">
      <style:text-properties fo:font-size="12pt" style:font-size-asian="12pt" style:font-size-complex="12pt"/>
    </style:style>
    <style:style style:name="T988" style:parent-style-name="DefaultParagraphFont" style:family="text">
      <style:text-properties fo:font-size="12pt" style:font-size-asian="12pt" style:font-size-complex="12pt"/>
    </style:style>
    <style:style style:name="T989" style:parent-style-name="DefaultParagraphFont" style:family="text">
      <style:text-properties fo:font-size="12pt" style:font-size-asian="12pt" style:font-size-complex="12pt"/>
    </style:style>
    <style:style style:name="T990" style:parent-style-name="DefaultParagraphFont" style:family="text">
      <style:text-properties fo:font-size="12pt" style:font-size-asian="12pt" style:font-size-complex="12pt"/>
    </style:style>
    <style:style style:name="T991" style:parent-style-name="DefaultParagraphFont" style:family="text">
      <style:text-properties fo:font-size="12pt" style:font-size-asian="12pt" style:font-size-complex="12pt"/>
    </style:style>
    <style:style style:name="T992" style:parent-style-name="DefaultParagraphFont" style:family="text">
      <style:text-properties fo:font-size="12pt" style:font-size-asian="12pt" style:font-size-complex="12pt"/>
    </style:style>
    <style:style style:name="P993" style:parent-style-name="바탕글" style:family="paragraph">
      <style:paragraph-properties fo:margin-top="0.0416in" fo:margin-left="1.434in" fo:text-indent="-1.434in">
        <style:tab-stops/>
      </style:paragraph-properties>
    </style:style>
    <style:style style:name="T994" style:parent-style-name="DefaultParagraphFont" style:family="text">
      <style:text-properties fo:font-size="12pt" style:font-size-asian="12pt" style:font-size-complex="12pt"/>
    </style:style>
    <style:style style:name="T99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00" style:parent-style-name="DefaultParagraphFont" style:family="text">
      <style:text-properties fo:font-size="12pt" style:font-size-asian="12pt" style:font-size-complex="12pt"/>
    </style:style>
    <style:style style:name="T1001" style:parent-style-name="DefaultParagraphFont" style:family="text">
      <style:text-properties fo:color="#0000FF" fo:font-size="12pt" style:font-size-asian="12pt" style:font-size-complex="12pt"/>
    </style:style>
    <style:style style:name="T1002" style:parent-style-name="DefaultParagraphFont" style:family="text">
      <style:text-properties fo:font-size="12pt" style:font-size-asian="12pt" style:font-size-complex="12pt"/>
    </style:style>
    <style:style style:name="T1003" style:parent-style-name="DefaultParagraphFont" style:family="text">
      <style:text-properties fo:font-size="12pt" style:font-size-asian="12pt" style:font-size-complex="12pt"/>
    </style:style>
    <style:style style:name="T1004" style:parent-style-name="DefaultParagraphFont" style:family="text">
      <style:text-properties fo:font-size="12pt" style:font-size-asian="12pt" style:font-size-complex="12pt"/>
    </style:style>
    <style:style style:name="T100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06" style:parent-style-name="DefaultParagraphFont" style:family="text">
      <style:text-properties fo:font-size="12pt" style:font-size-asian="12pt" style:font-size-complex="12pt"/>
    </style:style>
    <style:style style:name="T1007" style:parent-style-name="DefaultParagraphFont" style:family="text">
      <style:text-properties fo:font-size="12pt" style:font-size-asian="12pt" style:font-size-complex="12pt"/>
    </style:style>
    <style:style style:name="T1008" style:parent-style-name="DefaultParagraphFont" style:family="text">
      <style:text-properties fo:font-size="12pt" style:font-size-asian="12pt" style:font-size-complex="12pt"/>
    </style:style>
    <style:style style:name="T1009" style:parent-style-name="DefaultParagraphFont" style:family="text">
      <style:text-properties fo:font-size="12pt" style:font-size-asian="12pt" style:font-size-complex="12pt"/>
    </style:style>
    <style:style style:name="T1010" style:parent-style-name="DefaultParagraphFont" style:family="text">
      <style:text-properties fo:font-size="12pt" style:font-size-asian="12pt" style:font-size-complex="12pt"/>
    </style:style>
    <style:style style:name="T1011" style:parent-style-name="DefaultParagraphFont" style:family="text">
      <style:text-properties fo:font-size="12pt" style:font-size-asian="12pt" style:font-size-complex="12pt"/>
    </style:style>
    <style:style style:name="T1012" style:parent-style-name="DefaultParagraphFont" style:family="text">
      <style:text-properties fo:font-size="12pt" style:font-size-asian="12pt" style:font-size-complex="12pt"/>
    </style:style>
    <style:style style:name="T1013" style:parent-style-name="DefaultParagraphFont" style:family="text">
      <style:text-properties fo:font-size="12pt" style:font-size-asian="12pt" style:font-size-complex="12pt"/>
    </style:style>
    <style:style style:name="T10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15" style:parent-style-name="DefaultParagraphFont" style:family="text">
      <style:text-properties fo:font-size="12pt" style:font-size-asian="12pt" style:font-size-complex="12pt"/>
    </style:style>
    <style:style style:name="T1016" style:parent-style-name="DefaultParagraphFont" style:family="text">
      <style:text-properties fo:letter-spacing="-0.002in" fo:font-size="12pt" style:font-size-asian="12pt" style:font-size-complex="12pt"/>
    </style:style>
    <style:style style:name="T1017" style:parent-style-name="DefaultParagraphFont" style:family="text">
      <style:text-properties fo:letter-spacing="-0.002in" fo:font-size="12pt" style:font-size-asian="12pt" style:font-size-complex="12pt"/>
    </style:style>
    <style:style style:name="T1018" style:parent-style-name="DefaultParagraphFont" style:family="text">
      <style:text-properties fo:letter-spacing="-0.002in" fo:font-size="12pt" style:font-size-asian="12pt" style:font-size-complex="12pt"/>
    </style:style>
    <style:style style:name="T1019" style:parent-style-name="DefaultParagraphFont" style:family="text">
      <style:text-properties fo:color="#0000FF" fo:letter-spacing="-0.002in" fo:font-size="12pt" style:font-size-asian="12pt" style:font-size-complex="12pt"/>
    </style:style>
    <style:style style:name="T1020" style:parent-style-name="DefaultParagraphFont" style:family="text">
      <style:text-properties fo:letter-spacing="-0.002in" fo:font-size="12pt" style:font-size-asian="12pt" style:font-size-complex="12pt"/>
    </style:style>
    <style:style style:name="T1021" style:parent-style-name="DefaultParagraphFont" style:family="text">
      <style:text-properties fo:letter-spacing="-0.002in" fo:font-size="12pt" style:font-size-asian="12pt" style:font-size-complex="12pt"/>
    </style:style>
    <style:style style:name="T1022" style:parent-style-name="DefaultParagraphFont" style:family="text">
      <style:text-properties fo:letter-spacing="-0.002in" fo:font-size="12pt" style:font-size-asian="12pt" style:font-size-complex="12pt"/>
    </style:style>
    <style:style style:name="T1023" style:parent-style-name="DefaultParagraphFont" style:family="text">
      <style:text-properties fo:letter-spacing="-0.002in" fo:font-size="12pt" style:font-size-asian="12pt" style:font-size-complex="12pt"/>
    </style:style>
    <style:style style:name="T1024" style:parent-style-name="DefaultParagraphFont" style:family="text">
      <style:text-properties fo:letter-spacing="-0.002in" fo:font-size="12pt" style:font-size-asian="12pt" style:font-size-complex="12pt"/>
    </style:style>
    <style:style style:name="T1025" style:parent-style-name="DefaultParagraphFont" style:family="text">
      <style:text-properties fo:letter-spacing="-0.002in" fo:font-size="12pt" style:font-size-asian="12pt" style:font-size-complex="12pt"/>
    </style:style>
    <style:style style:name="T1026" style:parent-style-name="DefaultParagraphFont" style:family="text">
      <style:text-properties fo:letter-spacing="-0.002in" fo:font-size="12pt" style:font-size-asian="12pt" style:font-size-complex="12pt"/>
    </style:style>
    <style:style style:name="T1027" style:parent-style-name="DefaultParagraphFont" style:family="text">
      <style:text-properties fo:letter-spacing="-0.002in" fo:font-size="12pt" style:font-size-asian="12pt" style:font-size-complex="12pt"/>
    </style:style>
    <style:style style:name="T1028" style:parent-style-name="DefaultParagraphFont" style:family="text">
      <style:text-properties fo:letter-spacing="-0.002in" fo:font-size="12pt" style:font-size-asian="12pt" style:font-size-complex="12pt"/>
    </style:style>
    <style:style style:name="T1029" style:parent-style-name="DefaultParagraphFont" style:family="text">
      <style:text-properties fo:letter-spacing="-0.002in" fo:font-size="12pt" style:font-size-asian="12pt" style:font-size-complex="12pt"/>
    </style:style>
    <style:style style:name="T1030" style:parent-style-name="DefaultParagraphFont" style:family="text">
      <style:text-properties fo:letter-spacing="-0.002in" fo:font-size="12pt" style:font-size-asian="12pt" style:font-size-complex="12pt"/>
    </style:style>
    <style:style style:name="T1031" style:parent-style-name="DefaultParagraphFont" style:family="text">
      <style:text-properties fo:letter-spacing="-0.002in" fo:font-size="12pt" style:font-size-asian="12pt" style:font-size-complex="12pt"/>
    </style:style>
    <style:style style:name="T1032" style:parent-style-name="DefaultParagraphFont" style:family="text">
      <style:text-properties fo:letter-spacing="-0.002in" fo:font-size="12pt" style:font-size-asian="12pt" style:font-size-complex="12pt"/>
    </style:style>
    <style:style style:name="T1033" style:parent-style-name="DefaultParagraphFont" style:family="text">
      <style:text-properties fo:letter-spacing="-0.002in" fo:font-size="12pt" style:font-size-asian="12pt" style:font-size-complex="12pt"/>
    </style:style>
    <style:style style:name="T1034" style:parent-style-name="DefaultParagraphFont" style:family="text">
      <style:text-properties fo:letter-spacing="-0.002in" fo:font-size="12pt" style:font-size-asian="12pt" style:font-size-complex="12pt"/>
    </style:style>
    <style:style style:name="T1035" style:parent-style-name="DefaultParagraphFont" style:family="text">
      <style:text-properties fo:font-size="12pt" style:font-size-asian="12pt" style:font-size-complex="12pt"/>
    </style:style>
    <style:style style:name="T1036" style:parent-style-name="DefaultParagraphFont" style:family="text">
      <style:text-properties fo:font-size="12pt" style:font-size-asian="12pt" style:font-size-complex="12pt"/>
    </style:style>
    <style:style style:name="T1037" style:parent-style-name="DefaultParagraphFont" style:family="text">
      <style:text-properties fo:letter-spacing="-0.0013in" fo:font-size="12pt" style:font-size-asian="12pt" style:font-size-complex="12pt"/>
    </style:style>
    <style:style style:name="T1038" style:parent-style-name="DefaultParagraphFont" style:family="text">
      <style:text-properties fo:letter-spacing="-0.0013in" fo:font-size="12pt" style:font-size-asian="12pt" style:font-size-complex="12pt"/>
    </style:style>
    <style:style style:name="T1039" style:parent-style-name="DefaultParagraphFont" style:family="text">
      <style:text-properties fo:letter-spacing="-0.0013in" fo:font-size="12pt" style:font-size-asian="12pt" style:font-size-complex="12pt"/>
    </style:style>
    <style:style style:name="T1040" style:parent-style-name="DefaultParagraphFont" style:family="text">
      <style:text-properties fo:letter-spacing="-0.0013in" fo:font-size="12pt" style:font-size-asian="12pt" style:font-size-complex="12pt"/>
    </style:style>
    <style:style style:name="T1041" style:parent-style-name="DefaultParagraphFont" style:family="text">
      <style:text-properties fo:letter-spacing="-0.0013in" fo:font-size="12pt" style:font-size-asian="12pt" style:font-size-complex="12pt"/>
    </style:style>
    <style:style style:name="T1042" style:parent-style-name="DefaultParagraphFont" style:family="text">
      <style:text-properties fo:letter-spacing="-0.0013in" fo:font-size="12pt" style:font-size-asian="12pt" style:font-size-complex="12pt"/>
    </style:style>
    <style:style style:name="T1043" style:parent-style-name="DefaultParagraphFont" style:family="text">
      <style:text-properties fo:letter-spacing="-0.0013in" fo:font-size="12pt" style:font-size-asian="12pt" style:font-size-complex="12pt"/>
    </style:style>
    <style:style style:name="T1044" style:parent-style-name="DefaultParagraphFont" style:family="text">
      <style:text-properties fo:font-weight="bold" style:font-weight-asian="bold" style:font-weight-complex="bold" fo:letter-spacing="-0.0013in" fo:font-size="12pt" style:font-size-asian="12pt" style:font-size-complex="12pt"/>
    </style:style>
    <style:style style:name="T1045" style:parent-style-name="DefaultParagraphFont" style:family="text">
      <style:text-properties fo:letter-spacing="-0.0013in" fo:font-size="12pt" style:font-size-asian="12pt" style:font-size-complex="12pt"/>
    </style:style>
    <style:style style:name="T1046" style:parent-style-name="DefaultParagraphFont" style:family="text">
      <style:text-properties fo:letter-spacing="-0.0013in" fo:font-size="12pt" style:font-size-asian="12pt" style:font-size-complex="12pt"/>
    </style:style>
    <style:style style:name="T1047" style:parent-style-name="DefaultParagraphFont" style:family="text">
      <style:text-properties fo:letter-spacing="-0.0013in" fo:font-size="12pt" style:font-size-asian="12pt" style:font-size-complex="12pt"/>
    </style:style>
    <style:style style:name="T1048" style:parent-style-name="DefaultParagraphFont" style:family="text">
      <style:text-properties fo:letter-spacing="-0.0013in" fo:font-size="12pt" style:font-size-asian="12pt" style:font-size-complex="12pt"/>
    </style:style>
    <style:style style:name="T1049" style:parent-style-name="DefaultParagraphFont" style:family="text">
      <style:text-properties fo:letter-spacing="-0.0013in" fo:font-size="12pt" style:font-size-asian="12pt" style:font-size-complex="12pt"/>
    </style:style>
    <style:style style:name="T1050" style:parent-style-name="DefaultParagraphFont" style:family="text">
      <style:text-properties fo:font-size="12pt" style:font-size-asian="12pt" style:font-size-complex="12pt"/>
    </style:style>
    <style:style style:name="T1051" style:parent-style-name="DefaultParagraphFont" style:family="text">
      <style:text-properties fo:font-size="12pt" style:font-size-asian="12pt" style:font-size-complex="12pt"/>
    </style:style>
    <style:style style:name="T1052" style:parent-style-name="DefaultParagraphFont" style:family="text">
      <style:text-properties fo:font-size="12pt" style:font-size-asian="12pt" style:font-size-complex="12pt"/>
    </style:style>
    <style:style style:name="T1053" style:parent-style-name="DefaultParagraphFont" style:family="text">
      <style:text-properties fo:font-size="12pt" style:font-size-asian="12pt" style:font-size-complex="12pt"/>
    </style:style>
    <style:style style:name="T1054" style:parent-style-name="DefaultParagraphFont" style:family="text">
      <style:text-properties fo:font-size="12pt" style:font-size-asian="12pt" style:font-size-complex="12pt"/>
    </style:style>
    <style:style style:name="T1055" style:parent-style-name="DefaultParagraphFont" style:family="text">
      <style:text-properties fo:font-size="12pt" style:font-size-asian="12pt" style:font-size-complex="12pt"/>
    </style:style>
    <style:style style:name="P1056" style:parent-style-name="바탕글" style:family="paragraph">
      <style:paragraph-properties fo:margin-top="0.0416in" fo:margin-left="1.434in" fo:text-indent="-1.434in">
        <style:tab-stops/>
      </style:paragraph-properties>
    </style:style>
    <style:style style:name="T1057" style:parent-style-name="DefaultParagraphFont" style:family="text">
      <style:text-properties fo:font-size="12pt" style:font-size-asian="12pt" style:font-size-complex="12pt"/>
    </style:style>
    <style:style style:name="T1058" style:parent-style-name="DefaultParagraphFont" style:family="text">
      <style:text-properties fo:font-size="12pt" style:font-size-asian="12pt" style:font-size-complex="12pt"/>
    </style:style>
    <style:style style:name="T1059" style:parent-style-name="DefaultParagraphFont" style:family="text">
      <style:text-properties fo:font-size="12pt" style:font-size-asian="12pt" style:font-size-complex="12pt"/>
    </style:style>
    <style:style style:name="T1060" style:parent-style-name="DefaultParagraphFont" style:family="text">
      <style:text-properties fo:color="#0000FF" fo:font-size="12pt" style:font-size-asian="12pt" style:font-size-complex="12pt"/>
    </style:style>
    <style:style style:name="T1061" style:parent-style-name="DefaultParagraphFont" style:family="text">
      <style:text-properties fo:font-size="12pt" style:font-size-asian="12pt" style:font-size-complex="12pt"/>
    </style:style>
    <style:style style:name="T1062" style:parent-style-name="DefaultParagraphFont" style:family="text">
      <style:text-properties fo:font-size="12pt" style:font-size-asian="12pt" style:font-size-complex="12pt"/>
    </style:style>
    <style:style style:name="T1063" style:parent-style-name="DefaultParagraphFont" style:family="text">
      <style:text-properties fo:font-size="12pt" style:font-size-asian="12pt" style:font-size-complex="12pt"/>
    </style:style>
    <style:style style:name="T1064" style:parent-style-name="DefaultParagraphFont" style:family="text">
      <style:text-properties fo:font-size="12pt" style:font-size-asian="12pt" style:font-size-complex="12pt"/>
    </style:style>
    <style:style style:name="T1065" style:parent-style-name="DefaultParagraphFont" style:family="text">
      <style:text-properties fo:font-size="12pt" style:font-size-asian="12pt" style:font-size-complex="12pt"/>
    </style:style>
    <style:style style:name="T1066" style:parent-style-name="DefaultParagraphFont" style:family="text">
      <style:text-properties fo:font-size="12pt" style:font-size-asian="12pt" style:font-size-complex="12pt"/>
    </style:style>
    <style:style style:name="T1067" style:parent-style-name="DefaultParagraphFont" style:family="text">
      <style:text-properties fo:font-size="12pt" style:font-size-asian="12pt" style:font-size-complex="12pt"/>
    </style:style>
    <style:style style:name="T1068" style:parent-style-name="DefaultParagraphFont" style:family="text">
      <style:text-properties fo:font-size="12pt" style:font-size-asian="12pt" style:font-size-complex="12pt"/>
    </style:style>
    <style:style style:name="T1069" style:parent-style-name="DefaultParagraphFont" style:family="text">
      <style:text-properties fo:font-size="12pt" style:font-size-asian="12pt" style:font-size-complex="12pt"/>
    </style:style>
    <style:style style:name="T1070" style:parent-style-name="DefaultParagraphFont" style:family="text">
      <style:text-properties fo:font-size="12pt" style:font-size-asian="12pt" style:font-size-complex="12pt"/>
    </style:style>
    <style:style style:name="T1071" style:parent-style-name="DefaultParagraphFont" style:family="text">
      <style:text-properties fo:font-size="12pt" style:font-size-asian="12pt" style:font-size-complex="12pt"/>
    </style:style>
    <style:style style:name="T1072" style:parent-style-name="DefaultParagraphFont" style:family="text">
      <style:text-properties fo:font-size="12pt" style:font-size-asian="12pt" style:font-size-complex="12pt"/>
    </style:style>
    <style:style style:name="T1073" style:parent-style-name="DefaultParagraphFont" style:family="text">
      <style:text-properties fo:font-size="12pt" style:font-size-asian="12pt" style:font-size-complex="12pt"/>
    </style:style>
    <style:style style:name="T1074" style:parent-style-name="DefaultParagraphFont" style:family="text">
      <style:text-properties fo:font-size="12pt" style:font-size-asian="12pt" style:font-size-complex="12pt"/>
    </style:style>
    <style:style style:name="T1075" style:parent-style-name="DefaultParagraphFont" style:family="text">
      <style:text-properties fo:font-size="12pt" style:font-size-asian="12pt" style:font-size-complex="12pt"/>
    </style:style>
    <style:style style:name="T1076" style:parent-style-name="DefaultParagraphFont" style:family="text">
      <style:text-properties fo:font-size="12pt" style:font-size-asian="12pt" style:font-size-complex="12pt"/>
    </style:style>
    <style:style style:name="T1077" style:parent-style-name="DefaultParagraphFont" style:family="text">
      <style:text-properties fo:font-size="12pt" style:font-size-asian="12pt" style:font-size-complex="12pt"/>
    </style:style>
    <style:style style:name="P1078" style:parent-style-name="바탕글" style:family="paragraph">
      <style:paragraph-properties fo:margin-top="0.0416in" fo:margin-left="0.3944in" fo:text-indent="-0.3944in">
        <style:tab-stops/>
      </style:paragraph-properties>
    </style:style>
    <style:style style:name="T1079" style:parent-style-name="DefaultParagraphFont" style:family="text">
      <style:text-properties fo:font-size="12pt" style:font-size-asian="12pt" style:font-size-complex="12pt"/>
    </style:style>
    <style:style style:name="T108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5" style:parent-style-name="DefaultParagraphFont" style:family="text">
      <style:text-properties fo:font-size="12pt" style:font-size-asian="12pt" style:font-size-complex="12pt"/>
    </style:style>
    <style:style style:name="T1086" style:parent-style-name="DefaultParagraphFont" style:family="text">
      <style:text-properties fo:font-size="12pt" style:font-size-asian="12pt" style:font-size-complex="12pt"/>
    </style:style>
    <style:style style:name="T1087" style:parent-style-name="DefaultParagraphFont" style:family="text">
      <style:text-properties fo:font-size="12pt" style:font-size-asian="12pt" style:font-size-complex="12pt"/>
    </style:style>
    <style:style style:name="T1088" style:parent-style-name="DefaultParagraphFont" style:family="text">
      <style:text-properties fo:font-size="12pt" style:font-size-asian="12pt" style:font-size-complex="12pt"/>
    </style:style>
    <style:style style:name="T1089" style:parent-style-name="DefaultParagraphFont" style:family="text">
      <style:text-properties fo:font-size="12pt" style:font-size-asian="12pt" style:font-size-complex="12pt"/>
    </style:style>
    <style:style style:name="T1090" style:parent-style-name="DefaultParagraphFont" style:family="text">
      <style:text-properties fo:font-size="12pt" style:font-size-asian="12pt" style:font-size-complex="12pt"/>
    </style:style>
    <style:style style:name="T1091" style:parent-style-name="DefaultParagraphFont" style:family="text">
      <style:text-properties fo:font-size="12pt" style:font-size-asian="12pt" style:font-size-complex="12pt"/>
    </style:style>
    <style:style style:name="T1092" style:parent-style-name="DefaultParagraphFont" style:family="text">
      <style:text-properties fo:font-size="12pt" style:font-size-asian="12pt" style:font-size-complex="12pt"/>
    </style:style>
    <style:style style:name="T1093" style:parent-style-name="DefaultParagraphFont" style:family="text">
      <style:text-properties fo:font-size="12pt" style:font-size-asian="12pt" style:font-size-complex="12pt"/>
    </style:style>
    <style:style style:name="T1094" style:parent-style-name="DefaultParagraphFont" style:family="text">
      <style:text-properties fo:font-size="12pt" style:font-size-asian="12pt" style:font-size-complex="12pt"/>
    </style:style>
    <style:style style:name="T1095" style:parent-style-name="DefaultParagraphFont" style:family="text">
      <style:text-properties fo:font-size="12pt" style:font-size-asian="12pt" style:font-size-complex="12pt"/>
    </style:style>
    <style:style style:name="T1096" style:parent-style-name="DefaultParagraphFont" style:family="text">
      <style:text-properties fo:font-size="12pt" style:font-size-asian="12pt" style:font-size-complex="12pt"/>
    </style:style>
    <style:style style:name="T1097" style:parent-style-name="DefaultParagraphFont" style:family="text">
      <style:text-properties fo:font-size="12pt" style:font-size-asian="12pt" style:font-size-complex="12pt"/>
    </style:style>
    <style:style style:name="T1098" style:parent-style-name="DefaultParagraphFont" style:family="text">
      <style:text-properties fo:font-size="12pt" style:font-size-asian="12pt" style:font-size-complex="12pt"/>
    </style:style>
    <style:style style:name="T1099" style:parent-style-name="DefaultParagraphFont" style:family="text">
      <style:text-properties fo:font-size="12pt" style:font-size-asian="12pt" style:font-size-complex="12pt"/>
    </style:style>
    <style:style style:name="T1100" style:parent-style-name="DefaultParagraphFont" style:family="text">
      <style:text-properties fo:font-size="12pt" style:font-size-asian="12pt" style:font-size-complex="12pt"/>
    </style:style>
    <style:style style:name="P1101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02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03" style:parent-style-name="개요1" style:list-style-name="LFO4" style:family="paragraph"/>
    <style:style style:name="P1104" style:parent-style-name="개요2" style:list-style-name="LFO4" style:family="paragraph">
      <style:paragraph-properties fo:margin-top="0.0416in"/>
    </style:style>
    <style:style style:name="P1105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06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07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08" style:parent-style-name="바탕글" style:family="paragraph">
      <style:paragraph-properties fo:margin-top="0.0416in" fo:margin-left="0.2548in" fo:text-indent="-0.2548in">
        <style:tab-stops/>
      </style:paragraph-properties>
      <style:text-properties fo:font-size="12pt" style:font-size-asian="12pt" style:font-size-complex="12pt"/>
    </style:style>
    <style:style style:name="P1109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10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11" style:parent-style-name="바탕글" style:family="paragraph">
      <style:paragraph-properties fo:margin-top="0.0416in" fo:margin-left="0.2506in" fo:text-indent="-0.2506in">
        <style:tab-stops/>
      </style:paragraph-properties>
      <style:text-properties fo:font-size="12pt" style:font-size-asian="12pt" style:font-size-complex="12pt"/>
    </style:style>
    <style:style style:name="P1112" style:parent-style-name="바탕글" style:family="paragraph">
      <style:paragraph-properties fo:margin-top="0.0416in" fo:margin-left="0.2618in" fo:text-indent="-0.2618in">
        <style:tab-stops/>
      </style:paragraph-properties>
      <style:text-properties fo:font-size="12pt" style:font-size-asian="12pt" style:font-size-complex="12pt"/>
    </style:style>
    <style:style style:name="P1113" style:parent-style-name="바탕글" style:family="paragraph">
      <style:paragraph-properties fo:margin-top="0.0416in" fo:margin-left="0.2618in" fo:text-indent="-0.2618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114" style:parent-style-name="바탕글" style:family="paragraph">
      <style:paragraph-properties fo:margin-top="0.0416in" fo:margin-left="0.2638in" fo:text-indent="-0.2638in">
        <style:tab-stops/>
      </style:paragraph-properties>
      <style:text-properties fo:font-size="12pt" style:font-size-asian="12pt" style:font-size-complex="12pt"/>
    </style:style>
    <style:style style:name="P1115" style:parent-style-name="바탕글" style:family="paragraph">
      <style:paragraph-properties fo:margin-top="0.0416in" fo:margin-left="0.3333in" fo:text-indent="-0.3333in">
        <style:tab-stops/>
      </style:paragraph-properties>
      <style:text-properties fo:font-size="12pt" style:font-size-asian="12pt" style:font-size-complex="12pt"/>
    </style:style>
    <style:style style:name="P1116" style:parent-style-name="개요1" style:list-style-name="LFO4" style:family="paragraph"/>
    <style:style style:name="P1117" style:parent-style-name="개요2" style:list-style-name="LFO4" style:family="paragraph">
      <style:paragraph-properties fo:margin-top="0.0416in"/>
    </style:style>
    <style:style style:name="P1118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19" style:parent-style-name="바탕글" style:family="paragraph">
      <style:paragraph-properties fo:margin-top="0.0416in" fo:margin-left="0.2673in" fo:text-indent="-0.2673in">
        <style:tab-stops/>
      </style:paragraph-properties>
      <style:text-properties fo:font-size="12pt" style:font-size-asian="12pt" style:font-size-complex="12pt"/>
    </style:style>
    <style:style style:name="P1120" style:parent-style-name="바탕글" style:family="paragraph">
      <style:paragraph-properties fo:margin-top="0.0416in" fo:margin-left="0.2673in" fo:text-indent="-0.2673in">
        <style:tab-stops/>
      </style:paragraph-properties>
      <style:text-properties fo:font-size="12pt" style:font-size-asian="12pt" style:font-size-complex="12pt"/>
    </style:style>
    <style:style style:name="P1121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22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23" style:parent-style-name="바탕글" style:family="paragraph">
      <style:paragraph-properties fo:margin-top="0.0416in" fo:margin-left="0.252in" fo:text-indent="-0.252in">
        <style:tab-stops/>
      </style:paragraph-properties>
      <style:text-properties fo:font-size="12pt" style:font-size-asian="12pt" style:font-size-complex="12pt"/>
    </style:style>
    <style:style style:name="P1124" style:parent-style-name="바탕글" style:family="paragraph">
      <style:paragraph-properties fo:margin-top="0.0416in" fo:margin-left="0.2638in" fo:text-indent="-0.2638in">
        <style:tab-stops/>
      </style:paragraph-properties>
      <style:text-properties fo:font-size="12pt" style:font-size-asian="12pt" style:font-size-complex="12pt"/>
    </style:style>
    <style:style style:name="P1125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26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27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28" style:parent-style-name="바탕글" style:family="paragraph">
      <style:paragraph-properties fo:margin-top="0.0416in" fo:margin-left="0.2541in" fo:text-indent="-0.2541in">
        <style:tab-stops/>
      </style:paragraph-properties>
      <style:text-properties fo:font-size="12pt" style:font-size-asian="12pt" style:font-size-complex="12pt"/>
    </style:style>
    <style:style style:name="P1129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30" style:parent-style-name="바탕글" style:family="paragraph">
      <style:paragraph-properties fo:margin-top="0.0416in" fo:margin-left="0.2618in" fo:text-indent="-0.2618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131" style:parent-style-name="바탕글" style:family="paragraph">
      <style:paragraph-properties fo:margin-top="0.0416in" fo:margin-left="0.2562in" fo:text-indent="-0.2562in">
        <style:tab-stops/>
      </style:paragraph-properties>
      <style:text-properties fo:font-size="12pt" style:font-size-asian="12pt" style:font-size-complex="12pt"/>
    </style:style>
    <style:style style:name="P1132" style:parent-style-name="바탕글" style:family="paragraph">
      <style:paragraph-properties fo:margin-top="0.0416in" fo:margin-left="0.2562in" fo:text-indent="-0.2562in">
        <style:tab-stops/>
      </style:paragraph-properties>
      <style:text-properties fo:font-size="12pt" style:font-size-asian="12pt" style:font-size-complex="12pt"/>
    </style:style>
    <style:style style:name="P1133" style:parent-style-name="개요1" style:list-style-name="LFO4" style:family="paragraph"/>
    <style:style style:name="P1134" style:parent-style-name="개요2" style:list-style-name="LFO4" style:family="paragraph">
      <style:paragraph-properties fo:margin-top="0.0416in"/>
    </style:style>
    <style:style style:name="P1135" style:parent-style-name="개요3" style:list-style-name="LFO4" style:family="paragraph">
      <style:paragraph-properties fo:margin-top="0.0416in"/>
    </style:style>
    <style:style style:name="P1136" style:parent-style-name="바탕글" style:family="paragraph">
      <style:paragraph-properties fo:margin-top="0.0416in" fo:margin-left="0.2583in" fo:text-indent="-0.2583in">
        <style:tab-stops/>
      </style:paragraph-properties>
    </style:style>
    <style:style style:name="T1137" style:parent-style-name="DefaultParagraphFont" style:family="text">
      <style:text-properties fo:font-size="12pt" style:font-size-asian="12pt" style:font-size-complex="12pt"/>
    </style:style>
    <style:style style:name="T1138" style:parent-style-name="DefaultParagraphFont" style:family="text">
      <style:text-properties fo:font-size="12pt" style:font-size-asian="12pt" style:font-size-complex="12pt"/>
    </style:style>
    <style:style style:name="T1139" style:parent-style-name="DefaultParagraphFont" style:family="text">
      <style:text-properties fo:font-size="12pt" style:font-size-asian="12pt" style:font-size-complex="12pt"/>
    </style:style>
    <style:style style:name="T1140" style:parent-style-name="DefaultParagraphFont" style:family="text">
      <style:text-properties fo:font-size="12pt" style:font-size-asian="12pt" style:font-size-complex="12pt"/>
    </style:style>
    <style:style style:name="T1141" style:parent-style-name="DefaultParagraphFont" style:family="text">
      <style:text-properties fo:font-size="12pt" style:font-size-asian="12pt" style:font-size-complex="12pt"/>
    </style:style>
    <style:style style:name="T1142" style:parent-style-name="DefaultParagraphFont" style:family="text">
      <style:text-properties fo:font-size="12pt" style:font-size-asian="12pt" style:font-size-complex="12pt"/>
    </style:style>
    <style:style style:name="T1143" style:parent-style-name="DefaultParagraphFont" style:family="text">
      <style:text-properties fo:font-size="12pt" style:font-size-asian="12pt" style:font-size-complex="12pt"/>
    </style:style>
    <style:style style:name="T1144" style:parent-style-name="DefaultParagraphFont" style:family="text">
      <style:text-properties fo:font-size="12pt" style:font-size-asian="12pt" style:font-size-complex="12pt"/>
    </style:style>
    <style:style style:name="T1145" style:parent-style-name="DefaultParagraphFont" style:family="text">
      <style:text-properties fo:font-size="12pt" style:font-size-asian="12pt" style:font-size-complex="12pt"/>
    </style:style>
    <style:style style:name="T1146" style:parent-style-name="DefaultParagraphFont" style:family="text">
      <style:text-properties fo:font-size="12pt" style:font-size-asian="12pt" style:font-size-complex="12pt"/>
    </style:style>
    <style:style style:name="T1147" style:parent-style-name="DefaultParagraphFont" style:family="text">
      <style:text-properties fo:font-size="12pt" style:font-size-asian="12pt" style:font-size-complex="12pt"/>
    </style:style>
    <style:style style:name="T1148" style:parent-style-name="DefaultParagraphFont" style:family="text">
      <style:text-properties fo:font-size="12pt" style:font-size-asian="12pt" style:font-size-complex="12pt"/>
    </style:style>
    <style:style style:name="T1149" style:parent-style-name="DefaultParagraphFont" style:family="text">
      <style:text-properties fo:font-size="12pt" style:font-size-asian="12pt" style:font-size-complex="12pt"/>
    </style:style>
    <style:style style:name="T1150" style:parent-style-name="DefaultParagraphFont" style:family="text">
      <style:text-properties fo:font-size="12pt" style:font-size-asian="12pt" style:font-size-complex="12pt"/>
    </style:style>
    <style:style style:name="T1151" style:parent-style-name="DefaultParagraphFont" style:family="text">
      <style:text-properties fo:font-size="12pt" style:font-size-asian="12pt" style:font-size-complex="12pt"/>
    </style:style>
    <style:style style:name="T1152" style:parent-style-name="DefaultParagraphFont" style:family="text">
      <style:text-properties fo:font-size="12pt" style:font-size-asian="12pt" style:font-size-complex="12pt"/>
    </style:style>
    <style:style style:name="T1153" style:parent-style-name="DefaultParagraphFont" style:family="text">
      <style:text-properties fo:font-size="12pt" style:font-size-asian="12pt" style:font-size-complex="12pt"/>
    </style:style>
    <style:style style:name="T1154" style:parent-style-name="DefaultParagraphFont" style:family="text">
      <style:text-properties fo:font-size="12pt" style:font-size-asian="12pt" style:font-size-complex="12pt"/>
    </style:style>
    <style:style style:name="T1155" style:parent-style-name="DefaultParagraphFont" style:family="text">
      <style:text-properties fo:font-size="12pt" style:font-size-asian="12pt" style:font-size-complex="12pt"/>
    </style:style>
    <style:style style:name="T1156" style:parent-style-name="DefaultParagraphFont" style:family="text">
      <style:text-properties fo:font-size="12pt" style:font-size-asian="12pt" style:font-size-complex="12pt"/>
    </style:style>
    <style:style style:name="T1157" style:parent-style-name="DefaultParagraphFont" style:family="text">
      <style:text-properties fo:font-size="12pt" style:font-size-asian="12pt" style:font-size-complex="12pt"/>
    </style:style>
    <style:style style:name="T1158" style:parent-style-name="DefaultParagraphFont" style:family="text">
      <style:text-properties fo:font-size="12pt" style:font-size-asian="12pt" style:font-size-complex="12pt"/>
    </style:style>
    <style:style style:name="T1159" style:parent-style-name="DefaultParagraphFont" style:family="text">
      <style:text-properties fo:font-size="12pt" style:font-size-asian="12pt" style:font-size-complex="12pt"/>
    </style:style>
    <style:style style:name="T1160" style:parent-style-name="DefaultParagraphFont" style:family="text">
      <style:text-properties fo:font-size="12pt" style:font-size-asian="12pt" style:font-size-complex="12pt"/>
    </style:style>
    <style:style style:name="T1161" style:parent-style-name="DefaultParagraphFont" style:family="text">
      <style:text-properties fo:font-size="12pt" style:font-size-asian="12pt" style:font-size-complex="12pt"/>
    </style:style>
    <style:style style:name="T1162" style:parent-style-name="DefaultParagraphFont" style:family="text">
      <style:text-properties fo:font-size="12pt" style:font-size-asian="12pt" style:font-size-complex="12pt"/>
    </style:style>
    <style:style style:name="T1163" style:parent-style-name="DefaultParagraphFont" style:family="text">
      <style:text-properties fo:font-size="12pt" style:font-size-asian="12pt" style:font-size-complex="12pt"/>
    </style:style>
    <style:style style:name="T1164" style:parent-style-name="DefaultParagraphFont" style:family="text">
      <style:text-properties fo:font-size="12pt" style:font-size-asian="12pt" style:font-size-complex="12pt"/>
    </style:style>
    <style:style style:name="T1165" style:parent-style-name="DefaultParagraphFont" style:family="text">
      <style:text-properties fo:font-size="12pt" style:font-size-asian="12pt" style:font-size-complex="12pt"/>
    </style:style>
    <style:style style:name="T1166" style:parent-style-name="DefaultParagraphFont" style:family="text">
      <style:text-properties fo:font-size="12pt" style:font-size-asian="12pt" style:font-size-complex="12pt"/>
    </style:style>
    <style:style style:name="T1167" style:parent-style-name="DefaultParagraphFont" style:family="text">
      <style:text-properties fo:font-size="12pt" style:font-size-asian="12pt" style:font-size-complex="12pt"/>
    </style:style>
    <style:style style:name="T1168" style:parent-style-name="DefaultParagraphFont" style:family="text">
      <style:text-properties fo:color="#0000FF" fo:font-size="12pt" style:font-size-asian="12pt" style:font-size-complex="12pt"/>
    </style:style>
    <style:style style:name="T1169" style:parent-style-name="DefaultParagraphFont" style:family="text">
      <style:text-properties fo:font-size="12pt" style:font-size-asian="12pt" style:font-size-complex="12pt"/>
    </style:style>
    <style:style style:name="T1170" style:parent-style-name="DefaultParagraphFont" style:family="text">
      <style:text-properties fo:font-size="12pt" style:font-size-asian="12pt" style:font-size-complex="12pt"/>
    </style:style>
    <style:style style:name="T1171" style:parent-style-name="DefaultParagraphFont" style:family="text">
      <style:text-properties fo:font-size="12pt" style:font-size-asian="12pt" style:font-size-complex="12pt"/>
    </style:style>
    <style:style style:name="T1172" style:parent-style-name="DefaultParagraphFont" style:family="text">
      <style:text-properties fo:font-size="12pt" style:font-size-asian="12pt" style:font-size-complex="12pt"/>
    </style:style>
    <style:style style:name="T1173" style:parent-style-name="DefaultParagraphFont" style:family="text">
      <style:text-properties fo:font-size="12pt" style:font-size-asian="12pt" style:font-size-complex="12pt"/>
    </style:style>
    <style:style style:name="T1174" style:parent-style-name="DefaultParagraphFont" style:family="text">
      <style:text-properties fo:font-size="12pt" style:font-size-asian="12pt" style:font-size-complex="12pt"/>
    </style:style>
    <style:style style:name="T1175" style:parent-style-name="DefaultParagraphFont" style:family="text">
      <style:text-properties fo:font-size="12pt" style:font-size-asian="12pt" style:font-size-complex="12pt"/>
    </style:style>
    <style:style style:name="T1176" style:parent-style-name="DefaultParagraphFont" style:family="text">
      <style:text-properties fo:font-size="12pt" style:font-size-asian="12pt" style:font-size-complex="12pt"/>
    </style:style>
    <style:style style:name="T1177" style:parent-style-name="DefaultParagraphFont" style:family="text">
      <style:text-properties fo:font-size="12pt" style:font-size-asian="12pt" style:font-size-complex="12pt"/>
    </style:style>
    <style:style style:name="T1178" style:parent-style-name="DefaultParagraphFont" style:family="text">
      <style:text-properties fo:font-size="12pt" style:font-size-asian="12pt" style:font-size-complex="12pt"/>
    </style:style>
    <style:style style:name="T1179" style:parent-style-name="DefaultParagraphFont" style:family="text">
      <style:text-properties fo:font-size="12pt" style:font-size-asian="12pt" style:font-size-complex="12pt"/>
    </style:style>
    <style:style style:name="T1180" style:parent-style-name="DefaultParagraphFont" style:family="text">
      <style:text-properties fo:font-size="12pt" style:font-size-asian="12pt" style:font-size-complex="12pt"/>
    </style:style>
    <style:style style:name="T1181" style:parent-style-name="DefaultParagraphFont" style:family="text">
      <style:text-properties fo:font-size="12pt" style:font-size-asian="12pt" style:font-size-complex="12pt"/>
    </style:style>
    <style:style style:name="T1182" style:parent-style-name="DefaultParagraphFont" style:family="text">
      <style:text-properties fo:font-size="12pt" style:font-size-asian="12pt" style:font-size-complex="12pt"/>
    </style:style>
    <style:style style:name="T1183" style:parent-style-name="DefaultParagraphFont" style:family="text">
      <style:text-properties fo:font-size="12pt" style:font-size-asian="12pt" style:font-size-complex="12pt"/>
    </style:style>
    <style:style style:name="T1184" style:parent-style-name="DefaultParagraphFont" style:family="text">
      <style:text-properties fo:font-size="12pt" style:font-size-asian="12pt" style:font-size-complex="12pt"/>
    </style:style>
    <style:style style:name="T1185" style:parent-style-name="DefaultParagraphFont" style:family="text">
      <style:text-properties fo:font-size="12pt" style:font-size-asian="12pt" style:font-size-complex="12pt"/>
    </style:style>
    <style:style style:name="T1186" style:parent-style-name="DefaultParagraphFont" style:family="text">
      <style:text-properties fo:font-size="12pt" style:font-size-asian="12pt" style:font-size-complex="12pt"/>
    </style:style>
    <style:style style:name="T1187" style:parent-style-name="DefaultParagraphFont" style:family="text">
      <style:text-properties fo:font-size="12pt" style:font-size-asian="12pt" style:font-size-complex="12pt"/>
    </style:style>
    <style:style style:name="T1188" style:parent-style-name="DefaultParagraphFont" style:family="text">
      <style:text-properties fo:font-size="12pt" style:font-size-asian="12pt" style:font-size-complex="12pt"/>
    </style:style>
    <style:style style:name="T1189" style:parent-style-name="DefaultParagraphFont" style:family="text">
      <style:text-properties fo:font-size="12pt" style:font-size-asian="12pt" style:font-size-complex="12pt"/>
    </style:style>
    <style:style style:name="T1190" style:parent-style-name="DefaultParagraphFont" style:family="text">
      <style:text-properties fo:font-size="12pt" style:font-size-asian="12pt" style:font-size-complex="12pt"/>
    </style:style>
    <style:style style:name="T1191" style:parent-style-name="DefaultParagraphFont" style:family="text">
      <style:text-properties fo:font-size="12pt" style:font-size-asian="12pt" style:font-size-complex="12pt"/>
    </style:style>
    <style:style style:name="T1192" style:parent-style-name="DefaultParagraphFont" style:family="text">
      <style:text-properties fo:font-size="12pt" style:font-size-asian="12pt" style:font-size-complex="12pt"/>
    </style:style>
    <style:style style:name="T1193" style:parent-style-name="DefaultParagraphFont" style:family="text">
      <style:text-properties fo:font-size="12pt" style:font-size-asian="12pt" style:font-size-complex="12pt"/>
    </style:style>
    <style:style style:name="T1194" style:parent-style-name="DefaultParagraphFont" style:family="text">
      <style:text-properties fo:font-size="12pt" style:font-size-asian="12pt" style:font-size-complex="12pt"/>
    </style:style>
    <style:style style:name="T1195" style:parent-style-name="DefaultParagraphFont" style:family="text">
      <style:text-properties fo:font-size="12pt" style:font-size-asian="12pt" style:font-size-complex="12pt"/>
    </style:style>
    <style:style style:name="T1196" style:parent-style-name="DefaultParagraphFont" style:family="text">
      <style:text-properties fo:font-size="12pt" style:font-size-asian="12pt" style:font-size-complex="12pt"/>
    </style:style>
    <style:style style:name="T119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9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9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0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01" style:parent-style-name="DefaultParagraphFont" style:family="text">
      <style:text-properties fo:font-size="12pt" style:font-size-asian="12pt" style:font-size-complex="12pt"/>
    </style:style>
    <style:style style:name="T1202" style:parent-style-name="DefaultParagraphFont" style:family="text">
      <style:text-properties fo:font-size="12pt" style:font-size-asian="12pt" style:font-size-complex="12pt"/>
    </style:style>
    <style:style style:name="T1203" style:parent-style-name="DefaultParagraphFont" style:family="text">
      <style:text-properties fo:font-size="12pt" style:font-size-asian="12pt" style:font-size-complex="12pt"/>
    </style:style>
    <style:style style:name="T1204" style:parent-style-name="DefaultParagraphFont" style:family="text">
      <style:text-properties fo:font-size="12pt" style:font-size-asian="12pt" style:font-size-complex="12pt"/>
    </style:style>
    <style:style style:name="T1205" style:parent-style-name="DefaultParagraphFont" style:family="text">
      <style:text-properties fo:font-size="12pt" style:font-size-asian="12pt" style:font-size-complex="12pt"/>
    </style:style>
    <style:style style:name="T1206" style:parent-style-name="DefaultParagraphFont" style:family="text">
      <style:text-properties fo:font-size="12pt" style:font-size-asian="12pt" style:font-size-complex="12pt"/>
    </style:style>
    <style:style style:name="P1207" style:parent-style-name="바탕글" style:family="paragraph">
      <style:paragraph-properties fo:margin-top="0.0416in" fo:margin-left="0.2583in" fo:text-indent="-0.2583in">
        <style:tab-stops/>
      </style:paragraph-properties>
      <style:text-properties fo:font-size="12pt" style:font-size-asian="12pt" style:font-size-complex="12pt"/>
    </style:style>
    <style:style style:name="P1208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209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210" style:parent-style-name="DefaultParagraphFont" style:family="text">
      <style:text-properties fo:font-size="12pt" style:font-size-asian="12pt" style:font-size-complex="12pt"/>
    </style:style>
    <style:style style:name="T1211" style:parent-style-name="DefaultParagraphFont" style:family="text">
      <style:text-properties fo:font-size="12pt" style:font-size-asian="12pt" style:font-size-complex="12pt"/>
    </style:style>
    <style:style style:name="T1212" style:parent-style-name="DefaultParagraphFont" style:family="text">
      <style:text-properties fo:font-size="12pt" style:font-size-asian="12pt" style:font-size-complex="12pt"/>
    </style:style>
    <style:style style:name="T121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2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2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2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224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225" style:parent-style-name="DefaultParagraphFont" style:family="text">
      <style:text-properties fo:font-size="12pt" style:font-size-asian="12pt" style:font-size-complex="12pt"/>
    </style:style>
    <style:style style:name="T1226" style:parent-style-name="DefaultParagraphFont" style:family="text">
      <style:text-properties fo:color="#0000FF" fo:font-size="12pt" style:font-size-asian="12pt" style:font-size-complex="12pt"/>
    </style:style>
    <style:style style:name="T1227" style:parent-style-name="DefaultParagraphFont" style:family="text">
      <style:text-properties fo:font-size="12pt" style:font-size-asian="12pt" style:font-size-complex="12pt"/>
    </style:style>
    <style:style style:name="T1228" style:parent-style-name="DefaultParagraphFont" style:family="text">
      <style:text-properties fo:font-size="12pt" style:font-size-asian="12pt" style:font-size-complex="12pt"/>
    </style:style>
    <style:style style:name="T1229" style:parent-style-name="DefaultParagraphFont" style:family="text">
      <style:text-properties fo:font-size="12pt" style:font-size-asian="12pt" style:font-size-complex="12pt"/>
    </style:style>
    <style:style style:name="T1230" style:parent-style-name="DefaultParagraphFont" style:family="text">
      <style:text-properties fo:font-size="12pt" style:font-size-asian="12pt" style:font-size-complex="12pt"/>
    </style:style>
    <style:style style:name="T1231" style:parent-style-name="DefaultParagraphFont" style:family="text">
      <style:text-properties fo:font-size="12pt" style:font-size-asian="12pt" style:font-size-complex="12pt"/>
    </style:style>
    <style:style style:name="T1232" style:parent-style-name="DefaultParagraphFont" style:family="text">
      <style:text-properties fo:font-size="12pt" style:font-size-asian="12pt" style:font-size-complex="12pt"/>
    </style:style>
    <style:style style:name="T1233" style:parent-style-name="DefaultParagraphFont" style:family="text">
      <style:text-properties fo:font-size="12pt" style:font-size-asian="12pt" style:font-size-complex="12pt"/>
    </style:style>
    <style:style style:name="T1234" style:parent-style-name="DefaultParagraphFont" style:family="text">
      <style:text-properties fo:font-size="12pt" style:font-size-asian="12pt" style:font-size-complex="12pt"/>
    </style:style>
    <style:style style:name="T1235" style:parent-style-name="DefaultParagraphFont" style:family="text">
      <style:text-properties fo:font-size="12pt" style:font-size-asian="12pt" style:font-size-complex="12pt"/>
    </style:style>
    <style:style style:name="T1236" style:parent-style-name="DefaultParagraphFont" style:family="text">
      <style:text-properties fo:font-size="12pt" style:font-size-asian="12pt" style:font-size-complex="12pt"/>
    </style:style>
    <style:style style:name="T1237" style:parent-style-name="DefaultParagraphFont" style:family="text">
      <style:text-properties fo:font-size="12pt" style:font-size-asian="12pt" style:font-size-complex="12pt"/>
    </style:style>
    <style:style style:name="T1238" style:parent-style-name="DefaultParagraphFont" style:family="text">
      <style:text-properties fo:font-size="12pt" style:font-size-asian="12pt" style:font-size-complex="12pt"/>
    </style:style>
    <style:style style:name="T1239" style:parent-style-name="DefaultParagraphFont" style:family="text">
      <style:text-properties fo:font-size="12pt" style:font-size-asian="12pt" style:font-size-complex="12pt"/>
    </style:style>
    <style:style style:name="T1240" style:parent-style-name="DefaultParagraphFont" style:family="text">
      <style:text-properties fo:font-size="12pt" style:font-size-asian="12pt" style:font-size-complex="12pt"/>
    </style:style>
    <style:style style:name="T1241" style:parent-style-name="DefaultParagraphFont" style:family="text">
      <style:text-properties fo:font-size="12pt" style:font-size-asian="12pt" style:font-size-complex="12pt"/>
    </style:style>
    <style:style style:name="T1242" style:parent-style-name="DefaultParagraphFont" style:family="text">
      <style:text-properties fo:font-size="12pt" style:font-size-asian="12pt" style:font-size-complex="12pt"/>
    </style:style>
    <style:style style:name="T1243" style:parent-style-name="DefaultParagraphFont" style:family="text">
      <style:text-properties fo:font-size="12pt" style:font-size-asian="12pt" style:font-size-complex="12pt"/>
    </style:style>
    <style:style style:name="T1244" style:parent-style-name="DefaultParagraphFont" style:family="text">
      <style:text-properties fo:font-size="12pt" style:font-size-asian="12pt" style:font-size-complex="12pt"/>
    </style:style>
    <style:style style:name="T1245" style:parent-style-name="DefaultParagraphFont" style:family="text">
      <style:text-properties fo:font-size="12pt" style:font-size-asian="12pt" style:font-size-complex="12pt"/>
    </style:style>
    <style:style style:name="T1246" style:parent-style-name="DefaultParagraphFont" style:family="text">
      <style:text-properties fo:font-size="12pt" style:font-size-asian="12pt" style:font-size-complex="12pt"/>
    </style:style>
    <style:style style:name="T1247" style:parent-style-name="DefaultParagraphFont" style:family="text">
      <style:text-properties fo:font-size="12pt" style:font-size-asian="12pt" style:font-size-complex="12pt"/>
    </style:style>
    <style:style style:name="T1248" style:parent-style-name="DefaultParagraphFont" style:family="text">
      <style:text-properties fo:font-size="12pt" style:font-size-asian="12pt" style:font-size-complex="12pt"/>
    </style:style>
    <style:style style:name="T1249" style:parent-style-name="DefaultParagraphFont" style:family="text">
      <style:text-properties fo:font-size="12pt" style:font-size-asian="12pt" style:font-size-complex="12pt"/>
    </style:style>
    <style:style style:name="T1250" style:parent-style-name="DefaultParagraphFont" style:family="text">
      <style:text-properties fo:font-size="12pt" style:font-size-asian="12pt" style:font-size-complex="12pt"/>
    </style:style>
    <style:style style:name="T1251" style:parent-style-name="DefaultParagraphFont" style:family="text">
      <style:text-properties fo:font-size="12pt" style:font-size-asian="12pt" style:font-size-complex="12pt"/>
    </style:style>
    <style:style style:name="T1252" style:parent-style-name="DefaultParagraphFont" style:family="text">
      <style:text-properties fo:font-size="12pt" style:font-size-asian="12pt" style:font-size-complex="12pt"/>
    </style:style>
    <style:style style:name="T1253" style:parent-style-name="DefaultParagraphFont" style:family="text">
      <style:text-properties fo:font-size="12pt" style:font-size-asian="12pt" style:font-size-complex="12pt"/>
    </style:style>
    <style:style style:name="T1254" style:parent-style-name="DefaultParagraphFont" style:family="text">
      <style:text-properties fo:font-size="12pt" style:font-size-asian="12pt" style:font-size-complex="12pt"/>
    </style:style>
    <style:style style:name="T1255" style:parent-style-name="DefaultParagraphFont" style:family="text">
      <style:text-properties fo:font-size="12pt" style:font-size-asian="12pt" style:font-size-complex="12pt"/>
    </style:style>
    <style:style style:name="T1256" style:parent-style-name="DefaultParagraphFont" style:family="text">
      <style:text-properties fo:font-size="12pt" style:font-size-asian="12pt" style:font-size-complex="12pt"/>
    </style:style>
    <style:style style:name="T1257" style:parent-style-name="DefaultParagraphFont" style:family="text">
      <style:text-properties fo:font-size="12pt" style:font-size-asian="12pt" style:font-size-complex="12pt"/>
    </style:style>
    <style:style style:name="T1258" style:parent-style-name="DefaultParagraphFont" style:family="text">
      <style:text-properties fo:font-size="12pt" style:font-size-asian="12pt" style:font-size-complex="12pt"/>
    </style:style>
    <style:style style:name="T1259" style:parent-style-name="DefaultParagraphFont" style:family="text">
      <style:text-properties fo:font-size="12pt" style:font-size-asian="12pt" style:font-size-complex="12pt"/>
    </style:style>
    <style:style style:name="T1260" style:parent-style-name="DefaultParagraphFont" style:family="text">
      <style:text-properties fo:font-size="12pt" style:font-size-asian="12pt" style:font-size-complex="12pt"/>
    </style:style>
    <style:style style:name="T1261" style:parent-style-name="DefaultParagraphFont" style:family="text">
      <style:text-properties fo:font-size="12pt" style:font-size-asian="12pt" style:font-size-complex="12pt"/>
    </style:style>
    <style:style style:name="T1262" style:parent-style-name="DefaultParagraphFont" style:family="text">
      <style:text-properties fo:font-size="12pt" style:font-size-asian="12pt" style:font-size-complex="12pt"/>
    </style:style>
    <style:style style:name="T1263" style:parent-style-name="DefaultParagraphFont" style:family="text">
      <style:text-properties fo:font-size="12pt" style:font-size-asian="12pt" style:font-size-complex="12pt"/>
    </style:style>
    <style:style style:name="T126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70" style:parent-style-name="DefaultParagraphFont" style:family="text">
      <style:text-properties fo:font-size="12pt" style:font-size-asian="12pt" style:font-size-complex="12pt"/>
    </style:style>
    <style:style style:name="T1271" style:parent-style-name="DefaultParagraphFont" style:family="text">
      <style:text-properties fo:font-size="12pt" style:font-size-asian="12pt" style:font-size-complex="12pt"/>
    </style:style>
    <style:style style:name="T1272" style:parent-style-name="DefaultParagraphFont" style:family="text">
      <style:text-properties fo:font-size="12pt" style:font-size-asian="12pt" style:font-size-complex="12pt"/>
    </style:style>
    <style:style style:name="T1273" style:parent-style-name="DefaultParagraphFont" style:family="text">
      <style:text-properties fo:font-size="12pt" style:font-size-asian="12pt" style:font-size-complex="12pt"/>
    </style:style>
    <style:style style:name="T1274" style:parent-style-name="DefaultParagraphFont" style:family="text">
      <style:text-properties fo:font-size="12pt" style:font-size-asian="12pt" style:font-size-complex="12pt"/>
    </style:style>
    <style:style style:name="T1275" style:parent-style-name="DefaultParagraphFont" style:family="text">
      <style:text-properties fo:font-size="12pt" style:font-size-asian="12pt" style:font-size-complex="12pt"/>
    </style:style>
    <style:style style:name="T1276" style:parent-style-name="DefaultParagraphFont" style:family="text">
      <style:text-properties fo:font-size="12pt" style:font-size-asian="12pt" style:font-size-complex="12pt"/>
    </style:style>
    <style:style style:name="T1277" style:parent-style-name="DefaultParagraphFont" style:family="text">
      <style:text-properties fo:font-size="12pt" style:font-size-asian="12pt" style:font-size-complex="12pt"/>
    </style:style>
    <style:style style:name="T1278" style:parent-style-name="DefaultParagraphFont" style:family="text">
      <style:text-properties fo:font-size="12pt" style:font-size-asian="12pt" style:font-size-complex="12pt"/>
    </style:style>
    <style:style style:name="T1279" style:parent-style-name="DefaultParagraphFont" style:family="text">
      <style:text-properties fo:font-size="12pt" style:font-size-asian="12pt" style:font-size-complex="12pt"/>
    </style:style>
    <style:style style:name="T1280" style:parent-style-name="DefaultParagraphFont" style:family="text">
      <style:text-properties fo:font-size="12pt" style:font-size-asian="12pt" style:font-size-complex="12pt"/>
    </style:style>
    <style:style style:name="T1281" style:parent-style-name="DefaultParagraphFont" style:family="text">
      <style:text-properties fo:font-size="12pt" style:font-size-asian="12pt" style:font-size-complex="12pt"/>
    </style:style>
    <style:style style:name="T1282" style:parent-style-name="DefaultParagraphFont" style:family="text">
      <style:text-properties fo:font-size="12pt" style:font-size-asian="12pt" style:font-size-complex="12pt"/>
    </style:style>
    <style:style style:name="T1283" style:parent-style-name="DefaultParagraphFont" style:family="text">
      <style:text-properties fo:font-size="12pt" style:font-size-asian="12pt" style:font-size-complex="12pt"/>
    </style:style>
    <style:style style:name="T1284" style:parent-style-name="DefaultParagraphFont" style:family="text">
      <style:text-properties fo:font-size="12pt" style:font-size-asian="12pt" style:font-size-complex="12pt"/>
    </style:style>
    <style:style style:name="T1285" style:parent-style-name="DefaultParagraphFont" style:family="text">
      <style:text-properties fo:font-size="12pt" style:font-size-asian="12pt" style:font-size-complex="12pt"/>
    </style:style>
    <style:style style:name="T1286" style:parent-style-name="DefaultParagraphFont" style:family="text">
      <style:text-properties fo:font-size="12pt" style:font-size-asian="12pt" style:font-size-complex="12pt"/>
    </style:style>
    <style:style style:name="T1287" style:parent-style-name="DefaultParagraphFont" style:family="text">
      <style:text-properties fo:font-size="12pt" style:font-size-asian="12pt" style:font-size-complex="12pt"/>
    </style:style>
    <style:style style:name="T1288" style:parent-style-name="DefaultParagraphFont" style:family="text">
      <style:text-properties fo:font-size="12pt" style:font-size-asian="12pt" style:font-size-complex="12pt"/>
    </style:style>
    <style:style style:name="T1289" style:parent-style-name="DefaultParagraphFont" style:family="text">
      <style:text-properties fo:font-size="12pt" style:font-size-asian="12pt" style:font-size-complex="12pt"/>
    </style:style>
    <style:style style:name="T1290" style:parent-style-name="DefaultParagraphFont" style:family="text">
      <style:text-properties fo:font-size="12pt" style:font-size-asian="12pt" style:font-size-complex="12pt"/>
    </style:style>
    <style:style style:name="T1291" style:parent-style-name="DefaultParagraphFont" style:family="text">
      <style:text-properties fo:font-size="12pt" style:font-size-asian="12pt" style:font-size-complex="12pt"/>
    </style:style>
    <style:style style:name="T1292" style:parent-style-name="DefaultParagraphFont" style:family="text">
      <style:text-properties fo:font-size="12pt" style:font-size-asian="12pt" style:font-size-complex="12pt"/>
    </style:style>
    <style:style style:name="T1293" style:parent-style-name="DefaultParagraphFont" style:family="text">
      <style:text-properties fo:font-size="12pt" style:font-size-asian="12pt" style:font-size-complex="12pt"/>
    </style:style>
    <style:style style:name="T1294" style:parent-style-name="DefaultParagraphFont" style:family="text">
      <style:text-properties fo:font-size="12pt" style:font-size-asian="12pt" style:font-size-complex="12pt"/>
    </style:style>
    <style:style style:name="T1295" style:parent-style-name="DefaultParagraphFont" style:family="text">
      <style:text-properties fo:font-size="12pt" style:font-size-asian="12pt" style:font-size-complex="12pt"/>
    </style:style>
    <style:style style:name="T1296" style:parent-style-name="DefaultParagraphFont" style:family="text">
      <style:text-properties fo:font-size="12pt" style:font-size-asian="12pt" style:font-size-complex="12pt"/>
    </style:style>
    <style:style style:name="T1297" style:parent-style-name="DefaultParagraphFont" style:family="text">
      <style:text-properties fo:font-size="12pt" style:font-size-asian="12pt" style:font-size-complex="12pt"/>
    </style:style>
    <style:style style:name="T1298" style:parent-style-name="DefaultParagraphFont" style:family="text">
      <style:text-properties fo:font-size="12pt" style:font-size-asian="12pt" style:font-size-complex="12pt"/>
    </style:style>
    <style:style style:name="T1299" style:parent-style-name="DefaultParagraphFont" style:family="text">
      <style:text-properties fo:font-size="12pt" style:font-size-asian="12pt" style:font-size-complex="12pt"/>
    </style:style>
    <style:style style:name="T1300" style:parent-style-name="DefaultParagraphFont" style:family="text">
      <style:text-properties fo:font-size="12pt" style:font-size-asian="12pt" style:font-size-complex="12pt"/>
    </style:style>
    <style:style style:name="T1301" style:parent-style-name="DefaultParagraphFont" style:family="text">
      <style:text-properties fo:font-size="12pt" style:font-size-asian="12pt" style:font-size-complex="12pt"/>
    </style:style>
    <style:style style:name="T1302" style:parent-style-name="DefaultParagraphFont" style:family="text">
      <style:text-properties fo:font-size="12pt" style:font-size-asian="12pt" style:font-size-complex="12pt"/>
    </style:style>
    <style:style style:name="T1303" style:parent-style-name="DefaultParagraphFont" style:family="text">
      <style:text-properties fo:font-size="12pt" style:font-size-asian="12pt" style:font-size-complex="12pt"/>
    </style:style>
    <style:style style:name="T1304" style:parent-style-name="DefaultParagraphFont" style:family="text">
      <style:text-properties fo:font-size="12pt" style:font-size-asian="12pt" style:font-size-complex="12pt"/>
    </style:style>
    <style:style style:name="T1305" style:parent-style-name="DefaultParagraphFont" style:family="text">
      <style:text-properties fo:font-size="12pt" style:font-size-asian="12pt" style:font-size-complex="12pt"/>
    </style:style>
    <style:style style:name="T1306" style:parent-style-name="DefaultParagraphFont" style:family="text">
      <style:text-properties fo:font-size="12pt" style:font-size-asian="12pt" style:font-size-complex="12pt"/>
    </style:style>
    <style:style style:name="T1307" style:parent-style-name="DefaultParagraphFont" style:family="text">
      <style:text-properties fo:font-size="12pt" style:font-size-asian="12pt" style:font-size-complex="12pt"/>
    </style:style>
    <style:style style:name="T1308" style:parent-style-name="DefaultParagraphFont" style:family="text">
      <style:text-properties fo:font-size="12pt" style:font-size-asian="12pt" style:font-size-complex="12pt"/>
    </style:style>
    <style:style style:name="T1309" style:parent-style-name="DefaultParagraphFont" style:family="text">
      <style:text-properties fo:font-size="12pt" style:font-size-asian="12pt" style:font-size-complex="12pt"/>
    </style:style>
    <style:style style:name="T1310" style:parent-style-name="DefaultParagraphFont" style:family="text">
      <style:text-properties fo:font-size="12pt" style:font-size-asian="12pt" style:font-size-complex="12pt"/>
    </style:style>
    <style:style style:name="T1311" style:parent-style-name="DefaultParagraphFont" style:family="text">
      <style:text-properties fo:font-size="12pt" style:font-size-asian="12pt" style:font-size-complex="12pt"/>
    </style:style>
    <style:style style:name="T1312" style:parent-style-name="DefaultParagraphFont" style:family="text">
      <style:text-properties fo:font-size="12pt" style:font-size-asian="12pt" style:font-size-complex="12pt"/>
    </style:style>
    <style:style style:name="T1313" style:parent-style-name="DefaultParagraphFont" style:family="text">
      <style:text-properties fo:font-size="12pt" style:font-size-asian="12pt" style:font-size-complex="12pt"/>
    </style:style>
    <style:style style:name="P1314" style:parent-style-name="바탕글" style:family="paragraph">
      <style:paragraph-properties fo:margin-top="0.0416in" fo:margin-left="0.4236in" fo:text-indent="-0.4236in">
        <style:tab-stops/>
      </style:paragraph-properties>
    </style:style>
    <style:style style:name="T1315" style:parent-style-name="DefaultParagraphFont" style:family="text">
      <style:text-properties fo:font-size="12pt" style:font-size-asian="12pt" style:font-size-complex="12pt"/>
    </style:style>
    <style:style style:name="T1316" style:parent-style-name="DefaultParagraphFont" style:family="text">
      <style:text-properties fo:font-size="12pt" style:font-size-asian="12pt" style:font-size-complex="12pt"/>
    </style:style>
    <style:style style:name="T1317" style:parent-style-name="DefaultParagraphFont" style:family="text">
      <style:text-properties fo:font-size="12pt" style:font-size-asian="12pt" style:font-size-complex="12pt"/>
    </style:style>
    <style:style style:name="T1318" style:parent-style-name="DefaultParagraphFont" style:family="text">
      <style:text-properties fo:font-size="12pt" style:font-size-asian="12pt" style:font-size-complex="12pt"/>
    </style:style>
    <style:style style:name="T1319" style:parent-style-name="DefaultParagraphFont" style:family="text">
      <style:text-properties fo:font-size="12pt" style:font-size-asian="12pt" style:font-size-complex="12pt"/>
    </style:style>
    <style:style style:name="T1320" style:parent-style-name="DefaultParagraphFont" style:family="text">
      <style:text-properties fo:color="#0000FF" fo:font-size="12pt" style:font-size-asian="12pt" style:font-size-complex="12pt"/>
    </style:style>
    <style:style style:name="T1321" style:parent-style-name="DefaultParagraphFont" style:family="text">
      <style:text-properties fo:font-size="12pt" style:font-size-asian="12pt" style:font-size-complex="12pt"/>
    </style:style>
    <style:style style:name="T1322" style:parent-style-name="DefaultParagraphFont" style:family="text">
      <style:text-properties fo:font-size="12pt" style:font-size-asian="12pt" style:font-size-complex="12pt"/>
    </style:style>
    <style:style style:name="T1323" style:parent-style-name="DefaultParagraphFont" style:family="text">
      <style:text-properties fo:font-size="12pt" style:font-size-asian="12pt" style:font-size-complex="12pt"/>
    </style:style>
    <style:style style:name="T1324" style:parent-style-name="DefaultParagraphFont" style:family="text">
      <style:text-properties fo:font-size="12pt" style:font-size-asian="12pt" style:font-size-complex="12pt"/>
    </style:style>
    <style:style style:name="T1325" style:parent-style-name="DefaultParagraphFont" style:family="text">
      <style:text-properties fo:font-size="12pt" style:font-size-asian="12pt" style:font-size-complex="12pt"/>
    </style:style>
    <style:style style:name="T1326" style:parent-style-name="DefaultParagraphFont" style:family="text">
      <style:text-properties fo:font-size="12pt" style:font-size-asian="12pt" style:font-size-complex="12pt"/>
    </style:style>
    <style:style style:name="T1327" style:parent-style-name="DefaultParagraphFont" style:family="text">
      <style:text-properties fo:font-size="12pt" style:font-size-asian="12pt" style:font-size-complex="12pt"/>
    </style:style>
    <style:style style:name="T1328" style:parent-style-name="DefaultParagraphFont" style:family="text">
      <style:text-properties fo:font-size="12pt" style:font-size-asian="12pt" style:font-size-complex="12pt"/>
    </style:style>
    <style:style style:name="T1329" style:parent-style-name="DefaultParagraphFont" style:family="text">
      <style:text-properties fo:font-size="12pt" style:font-size-asian="12pt" style:font-size-complex="12pt"/>
    </style:style>
    <style:style style:name="T1330" style:parent-style-name="DefaultParagraphFont" style:family="text">
      <style:text-properties fo:font-size="12pt" style:font-size-asian="12pt" style:font-size-complex="12pt"/>
    </style:style>
    <style:style style:name="T1331" style:parent-style-name="DefaultParagraphFont" style:family="text">
      <style:text-properties fo:font-size="12pt" style:font-size-asian="12pt" style:font-size-complex="12pt"/>
    </style:style>
    <style:style style:name="T1332" style:parent-style-name="DefaultParagraphFont" style:family="text">
      <style:text-properties fo:font-size="12pt" style:font-size-asian="12pt" style:font-size-complex="12pt"/>
    </style:style>
    <style:style style:name="T1333" style:parent-style-name="DefaultParagraphFont" style:family="text">
      <style:text-properties fo:font-size="12pt" style:font-size-asian="12pt" style:font-size-complex="12pt"/>
    </style:style>
    <style:style style:name="T1334" style:parent-style-name="DefaultParagraphFont" style:family="text">
      <style:text-properties fo:font-size="12pt" style:font-size-asian="12pt" style:font-size-complex="12pt"/>
    </style:style>
    <style:style style:name="T1335" style:parent-style-name="DefaultParagraphFont" style:family="text">
      <style:text-properties fo:font-size="12pt" style:font-size-asian="12pt" style:font-size-complex="12pt"/>
    </style:style>
    <style:style style:name="T1336" style:parent-style-name="DefaultParagraphFont" style:family="text">
      <style:text-properties fo:font-size="12pt" style:font-size-asian="12pt" style:font-size-complex="12pt"/>
    </style:style>
    <style:style style:name="T1337" style:parent-style-name="DefaultParagraphFont" style:family="text">
      <style:text-properties fo:font-size="12pt" style:font-size-asian="12pt" style:font-size-complex="12pt"/>
    </style:style>
    <style:style style:name="T1338" style:parent-style-name="DefaultParagraphFont" style:family="text">
      <style:text-properties fo:font-size="12pt" style:font-size-asian="12pt" style:font-size-complex="12pt"/>
    </style:style>
    <style:style style:name="T1339" style:parent-style-name="DefaultParagraphFont" style:family="text">
      <style:text-properties fo:font-size="12pt" style:font-size-asian="12pt" style:font-size-complex="12pt"/>
    </style:style>
    <style:style style:name="T1340" style:parent-style-name="DefaultParagraphFont" style:family="text">
      <style:text-properties fo:font-size="12pt" style:font-size-asian="12pt" style:font-size-complex="12pt"/>
    </style:style>
    <style:style style:name="T1341" style:parent-style-name="DefaultParagraphFont" style:family="text">
      <style:text-properties fo:font-size="12pt" style:font-size-asian="12pt" style:font-size-complex="12pt"/>
    </style:style>
    <style:style style:name="T1342" style:parent-style-name="DefaultParagraphFont" style:family="text">
      <style:text-properties fo:font-size="12pt" style:font-size-asian="12pt" style:font-size-complex="12pt"/>
    </style:style>
    <style:style style:name="P1343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344" style:parent-style-name="DefaultParagraphFont" style:family="text">
      <style:text-properties fo:font-size="12pt" style:font-size-asian="12pt" style:font-size-complex="12pt"/>
    </style:style>
    <style:style style:name="T1345" style:parent-style-name="DefaultParagraphFont" style:family="text">
      <style:text-properties fo:font-size="12pt" style:font-size-asian="12pt" style:font-size-complex="12pt"/>
    </style:style>
    <style:style style:name="T1346" style:parent-style-name="DefaultParagraphFont" style:family="text">
      <style:text-properties fo:font-size="12pt" style:font-size-asian="12pt" style:font-size-complex="12pt"/>
    </style:style>
    <style:style style:name="T134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4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4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357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1358" style:parent-style-name="DefaultParagraphFont" style:family="text">
      <style:text-properties fo:font-size="12pt" style:font-size-asian="12pt" style:font-size-complex="12pt"/>
    </style:style>
    <style:style style:name="T1359" style:parent-style-name="DefaultParagraphFont" style:family="text">
      <style:text-properties fo:color="#0000FF" fo:font-size="12pt" style:font-size-asian="12pt" style:font-size-complex="12pt"/>
    </style:style>
    <style:style style:name="T1360" style:parent-style-name="DefaultParagraphFont" style:family="text">
      <style:text-properties fo:color="#0000FF" fo:font-size="12pt" style:font-size-asian="12pt" style:font-size-complex="12pt"/>
    </style:style>
    <style:style style:name="T1361" style:parent-style-name="DefaultParagraphFont" style:family="text">
      <style:text-properties fo:font-size="12pt" style:font-size-asian="12pt" style:font-size-complex="12pt"/>
    </style:style>
    <style:style style:name="T1362" style:parent-style-name="DefaultParagraphFont" style:family="text">
      <style:text-properties fo:font-size="12pt" style:font-size-asian="12pt" style:font-size-complex="12pt"/>
    </style:style>
    <style:style style:name="T1363" style:parent-style-name="DefaultParagraphFont" style:family="text">
      <style:text-properties fo:font-size="12pt" style:font-size-asian="12pt" style:font-size-complex="12pt"/>
    </style:style>
    <style:style style:name="T1364" style:parent-style-name="DefaultParagraphFont" style:family="text">
      <style:text-properties fo:font-size="12pt" style:font-size-asian="12pt" style:font-size-complex="12pt"/>
    </style:style>
    <style:style style:name="T1365" style:parent-style-name="DefaultParagraphFont" style:family="text">
      <style:text-properties fo:font-size="12pt" style:font-size-asian="12pt" style:font-size-complex="12pt"/>
    </style:style>
    <style:style style:name="T13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6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70" style:parent-style-name="DefaultParagraphFont" style:family="text">
      <style:text-properties fo:font-size="12pt" style:font-size-asian="12pt" style:font-size-complex="12pt"/>
    </style:style>
    <style:style style:name="T1371" style:parent-style-name="DefaultParagraphFont" style:family="text">
      <style:text-properties fo:font-size="12pt" style:font-size-asian="12pt" style:font-size-complex="12pt"/>
    </style:style>
    <style:style style:name="T13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73" style:parent-style-name="DefaultParagraphFont" style:family="text">
      <style:text-properties fo:font-size="12pt" style:font-size-asian="12pt" style:font-size-complex="12pt"/>
    </style:style>
    <style:style style:name="T1374" style:parent-style-name="DefaultParagraphFont" style:family="text">
      <style:text-properties fo:font-size="12pt" style:font-size-asian="12pt" style:font-size-complex="12pt"/>
    </style:style>
    <style:style style:name="T1375" style:parent-style-name="DefaultParagraphFont" style:family="text">
      <style:text-properties fo:font-size="12pt" style:font-size-asian="12pt" style:font-size-complex="12pt"/>
    </style:style>
    <style:style style:name="T1376" style:parent-style-name="DefaultParagraphFont" style:family="text">
      <style:text-properties fo:font-size="12pt" style:font-size-asian="12pt" style:font-size-complex="12pt"/>
    </style:style>
    <style:style style:name="T1377" style:parent-style-name="DefaultParagraphFont" style:family="text">
      <style:text-properties fo:font-size="12pt" style:font-size-asian="12pt" style:font-size-complex="12pt"/>
    </style:style>
    <style:style style:name="T1378" style:parent-style-name="DefaultParagraphFont" style:family="text">
      <style:text-properties fo:font-size="12pt" style:font-size-asian="12pt" style:font-size-complex="12pt"/>
    </style:style>
    <style:style style:name="T1379" style:parent-style-name="DefaultParagraphFont" style:family="text">
      <style:text-properties fo:font-size="12pt" style:font-size-asian="12pt" style:font-size-complex="12pt"/>
    </style:style>
    <style:style style:name="T1380" style:parent-style-name="DefaultParagraphFont" style:family="text">
      <style:text-properties fo:font-size="12pt" style:font-size-asian="12pt" style:font-size-complex="12pt"/>
    </style:style>
    <style:style style:name="T1381" style:parent-style-name="DefaultParagraphFont" style:family="text">
      <style:text-properties fo:font-size="12pt" style:font-size-asian="12pt" style:font-size-complex="12pt"/>
    </style:style>
    <style:style style:name="T1382" style:parent-style-name="DefaultParagraphFont" style:family="text">
      <style:text-properties fo:font-size="12pt" style:font-size-asian="12pt" style:font-size-complex="12pt"/>
    </style:style>
    <style:style style:name="T1383" style:parent-style-name="DefaultParagraphFont" style:family="text">
      <style:text-properties fo:font-size="12pt" style:font-size-asian="12pt" style:font-size-complex="12pt"/>
    </style:style>
    <style:style style:name="T1384" style:parent-style-name="DefaultParagraphFont" style:family="text">
      <style:text-properties fo:font-size="12pt" style:font-size-asian="12pt" style:font-size-complex="12pt"/>
    </style:style>
    <style:style style:name="T1385" style:parent-style-name="DefaultParagraphFont" style:family="text">
      <style:text-properties fo:font-size="12pt" style:font-size-asian="12pt" style:font-size-complex="12pt"/>
    </style:style>
    <style:style style:name="T1386" style:parent-style-name="DefaultParagraphFont" style:family="text">
      <style:text-properties fo:font-size="12pt" style:font-size-asian="12pt" style:font-size-complex="12pt"/>
    </style:style>
    <style:style style:name="T1387" style:parent-style-name="DefaultParagraphFont" style:family="text">
      <style:text-properties fo:font-size="12pt" style:font-size-asian="12pt" style:font-size-complex="12pt"/>
    </style:style>
    <style:style style:name="T1388" style:parent-style-name="DefaultParagraphFont" style:family="text">
      <style:text-properties fo:letter-spacing="-0.002in" fo:font-size="12pt" style:font-size-asian="12pt" style:font-size-complex="12pt"/>
    </style:style>
    <style:style style:name="T1389" style:parent-style-name="DefaultParagraphFont" style:family="text">
      <style:text-properties fo:letter-spacing="-0.002in" fo:font-size="12pt" style:font-size-asian="12pt" style:font-size-complex="12pt"/>
    </style:style>
    <style:style style:name="T1390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1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2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3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4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5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6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7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8" style:parent-style-name="DefaultParagraphFont" style:family="text">
      <style:text-properties fo:letter-spacing="-0.002in" fo:font-size="12pt" style:font-size-asian="12pt" style:font-size-complex="12pt"/>
    </style:style>
    <style:style style:name="T1399" style:parent-style-name="DefaultParagraphFont" style:family="text">
      <style:text-properties fo:letter-spacing="-0.002in" fo:font-size="12pt" style:font-size-asian="12pt" style:font-size-complex="12pt"/>
    </style:style>
    <style:style style:name="T1400" style:parent-style-name="DefaultParagraphFont" style:family="text">
      <style:text-properties fo:color="#0000FF" fo:letter-spacing="-0.002in" fo:font-size="12pt" style:font-size-asian="12pt" style:font-size-complex="12pt"/>
    </style:style>
    <style:style style:name="T1401" style:parent-style-name="DefaultParagraphFont" style:family="text">
      <style:text-properties fo:letter-spacing="-0.002in" fo:font-size="12pt" style:font-size-asian="12pt" style:font-size-complex="12pt"/>
    </style:style>
    <style:style style:name="T1402" style:parent-style-name="DefaultParagraphFont" style:family="text">
      <style:text-properties fo:letter-spacing="-0.002in" fo:font-size="12pt" style:font-size-asian="12pt" style:font-size-complex="12pt"/>
    </style:style>
    <style:style style:name="T1403" style:parent-style-name="DefaultParagraphFont" style:family="text">
      <style:text-properties fo:letter-spacing="-0.002in" fo:font-size="12pt" style:font-size-asian="12pt" style:font-size-complex="12pt"/>
    </style:style>
    <style:style style:name="T1404" style:parent-style-name="DefaultParagraphFont" style:family="text">
      <style:text-properties fo:letter-spacing="-0.002in" fo:font-size="12pt" style:font-size-asian="12pt" style:font-size-complex="12pt"/>
    </style:style>
    <style:style style:name="T1405" style:parent-style-name="DefaultParagraphFont" style:family="text">
      <style:text-properties fo:letter-spacing="-0.002in" fo:font-size="12pt" style:font-size-asian="12pt" style:font-size-complex="12pt"/>
    </style:style>
    <style:style style:name="T1406" style:parent-style-name="DefaultParagraphFont" style:family="text">
      <style:text-properties fo:letter-spacing="-0.002in" fo:font-size="12pt" style:font-size-asian="12pt" style:font-size-complex="12pt"/>
    </style:style>
    <style:style style:name="T1407" style:parent-style-name="DefaultParagraphFont" style:family="text">
      <style:text-properties fo:letter-spacing="-0.002in" fo:font-size="12pt" style:font-size-asian="12pt" style:font-size-complex="12pt"/>
    </style:style>
    <style:style style:name="T1408" style:parent-style-name="DefaultParagraphFont" style:family="text">
      <style:text-properties fo:letter-spacing="-0.002in" fo:font-size="12pt" style:font-size-asian="12pt" style:font-size-complex="12pt"/>
    </style:style>
    <style:style style:name="T1409" style:parent-style-name="DefaultParagraphFont" style:family="text">
      <style:text-properties fo:letter-spacing="-0.002in" fo:font-size="12pt" style:font-size-asian="12pt" style:font-size-complex="12pt"/>
    </style:style>
    <style:style style:name="T1410" style:parent-style-name="DefaultParagraphFont" style:family="text">
      <style:text-properties fo:letter-spacing="-0.002in" fo:font-size="12pt" style:font-size-asian="12pt" style:font-size-complex="12pt"/>
    </style:style>
    <style:style style:name="T1411" style:parent-style-name="DefaultParagraphFont" style:family="text">
      <style:text-properties fo:letter-spacing="-0.002in" fo:font-size="12pt" style:font-size-asian="12pt" style:font-size-complex="12pt"/>
    </style:style>
    <style:style style:name="T1412" style:parent-style-name="DefaultParagraphFont" style:family="text">
      <style:text-properties fo:letter-spacing="-0.002in" fo:font-size="12pt" style:font-size-asian="12pt" style:font-size-complex="12pt"/>
    </style:style>
    <style:style style:name="T1413" style:parent-style-name="DefaultParagraphFont" style:family="text">
      <style:text-properties fo:letter-spacing="-0.002in" fo:font-size="12pt" style:font-size-asian="12pt" style:font-size-complex="12pt"/>
    </style:style>
    <style:style style:name="T1414" style:parent-style-name="DefaultParagraphFont" style:family="text">
      <style:text-properties fo:letter-spacing="-0.002in" fo:font-size="12pt" style:font-size-asian="12pt" style:font-size-complex="12pt"/>
    </style:style>
    <style:style style:name="T1415" style:parent-style-name="DefaultParagraphFont" style:family="text">
      <style:text-properties fo:letter-spacing="-0.002in" fo:font-size="12pt" style:font-size-asian="12pt" style:font-size-complex="12pt"/>
    </style:style>
    <style:style style:name="T1416" style:parent-style-name="DefaultParagraphFont" style:family="text">
      <style:text-properties fo:font-size="12pt" style:font-size-asian="12pt" style:font-size-complex="12pt"/>
    </style:style>
    <style:style style:name="T1417" style:parent-style-name="DefaultParagraphFont" style:family="text">
      <style:text-properties fo:font-size="12pt" style:font-size-asian="12pt" style:font-size-complex="12pt"/>
    </style:style>
    <style:style style:name="T1418" style:parent-style-name="DefaultParagraphFont" style:family="text">
      <style:text-properties fo:letter-spacing="-0.0013in" fo:font-size="12pt" style:font-size-asian="12pt" style:font-size-complex="12pt"/>
    </style:style>
    <style:style style:name="T1419" style:parent-style-name="DefaultParagraphFont" style:family="text">
      <style:text-properties fo:letter-spacing="-0.0013in" fo:font-size="12pt" style:font-size-asian="12pt" style:font-size-complex="12pt"/>
    </style:style>
    <style:style style:name="T1420" style:parent-style-name="DefaultParagraphFont" style:family="text">
      <style:text-properties fo:letter-spacing="-0.0013in" fo:font-size="12pt" style:font-size-asian="12pt" style:font-size-complex="12pt"/>
    </style:style>
    <style:style style:name="T1421" style:parent-style-name="DefaultParagraphFont" style:family="text">
      <style:text-properties fo:letter-spacing="-0.0013in" fo:font-size="12pt" style:font-size-asian="12pt" style:font-size-complex="12pt"/>
    </style:style>
    <style:style style:name="T1422" style:parent-style-name="DefaultParagraphFont" style:family="text">
      <style:text-properties fo:letter-spacing="-0.0013in" fo:font-size="12pt" style:font-size-asian="12pt" style:font-size-complex="12pt"/>
    </style:style>
    <style:style style:name="T1423" style:parent-style-name="DefaultParagraphFont" style:family="text">
      <style:text-properties fo:letter-spacing="-0.0013in" fo:font-size="12pt" style:font-size-asian="12pt" style:font-size-complex="12pt"/>
    </style:style>
    <style:style style:name="T1424" style:parent-style-name="DefaultParagraphFont" style:family="text">
      <style:text-properties fo:letter-spacing="-0.0013in" fo:font-size="12pt" style:font-size-asian="12pt" style:font-size-complex="12pt"/>
    </style:style>
    <style:style style:name="T1425" style:parent-style-name="DefaultParagraphFont" style:family="text">
      <style:text-properties fo:letter-spacing="-0.0013in" fo:font-size="12pt" style:font-size-asian="12pt" style:font-size-complex="12pt"/>
    </style:style>
    <style:style style:name="T1426" style:parent-style-name="DefaultParagraphFont" style:family="text">
      <style:text-properties fo:letter-spacing="-0.0013in" fo:font-size="12pt" style:font-size-asian="12pt" style:font-size-complex="12pt"/>
    </style:style>
    <style:style style:name="T1427" style:parent-style-name="DefaultParagraphFont" style:family="text">
      <style:text-properties fo:letter-spacing="-0.0013in" fo:font-size="12pt" style:font-size-asian="12pt" style:font-size-complex="12pt"/>
    </style:style>
    <style:style style:name="T1428" style:parent-style-name="DefaultParagraphFont" style:family="text">
      <style:text-properties fo:letter-spacing="-0.0013in" fo:font-size="12pt" style:font-size-asian="12pt" style:font-size-complex="12pt"/>
    </style:style>
    <style:style style:name="T1429" style:parent-style-name="DefaultParagraphFont" style:family="text">
      <style:text-properties fo:letter-spacing="-0.0013in" fo:font-size="12pt" style:font-size-asian="12pt" style:font-size-complex="12pt"/>
    </style:style>
    <style:style style:name="T1430" style:parent-style-name="DefaultParagraphFont" style:family="text">
      <style:text-properties fo:font-size="12pt" style:font-size-asian="12pt" style:font-size-complex="12pt"/>
    </style:style>
    <style:style style:name="T1431" style:parent-style-name="DefaultParagraphFont" style:family="text">
      <style:text-properties fo:font-size="12pt" style:font-size-asian="12pt" style:font-size-complex="12pt"/>
    </style:style>
    <style:style style:name="T1432" style:parent-style-name="DefaultParagraphFont" style:family="text">
      <style:text-properties fo:font-size="12pt" style:font-size-asian="12pt" style:font-size-complex="12pt"/>
    </style:style>
    <style:style style:name="T1433" style:parent-style-name="DefaultParagraphFont" style:family="text">
      <style:text-properties fo:font-size="12pt" style:font-size-asian="12pt" style:font-size-complex="12pt"/>
    </style:style>
    <style:style style:name="T1434" style:parent-style-name="DefaultParagraphFont" style:family="text">
      <style:text-properties fo:font-size="12pt" style:font-size-asian="12pt" style:font-size-complex="12pt"/>
    </style:style>
    <style:style style:name="T1435" style:parent-style-name="DefaultParagraphFont" style:family="text">
      <style:text-properties fo:font-size="12pt" style:font-size-asian="12pt" style:font-size-complex="12pt"/>
    </style:style>
    <style:style style:name="T1436" style:parent-style-name="DefaultParagraphFont" style:family="text">
      <style:text-properties fo:font-size="12pt" style:font-size-asian="12pt" style:font-size-complex="12pt"/>
    </style:style>
    <style:style style:name="T143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38" style:parent-style-name="DefaultParagraphFont" style:family="text">
      <style:text-properties fo:font-size="12pt" style:font-size-asian="12pt" style:font-size-complex="12pt"/>
    </style:style>
    <style:style style:name="T1439" style:parent-style-name="DefaultParagraphFont" style:family="text">
      <style:text-properties fo:font-size="12pt" style:font-size-asian="12pt" style:font-size-complex="12pt"/>
    </style:style>
    <style:style style:name="T1440" style:parent-style-name="DefaultParagraphFont" style:family="text">
      <style:text-properties fo:font-size="12pt" style:font-size-asian="12pt" style:font-size-complex="12pt"/>
    </style:style>
    <style:style style:name="T1441" style:parent-style-name="DefaultParagraphFont" style:family="text">
      <style:text-properties fo:font-size="12pt" style:font-size-asian="12pt" style:font-size-complex="12pt"/>
    </style:style>
    <style:style style:name="T1442" style:parent-style-name="DefaultParagraphFont" style:family="text">
      <style:text-properties fo:font-size="12pt" style:font-size-asian="12pt" style:font-size-complex="12pt"/>
    </style:style>
    <style:style style:name="T1443" style:parent-style-name="DefaultParagraphFont" style:family="text">
      <style:text-properties fo:font-size="12pt" style:font-size-asian="12pt" style:font-size-complex="12pt"/>
    </style:style>
    <style:style style:name="T1444" style:parent-style-name="DefaultParagraphFont" style:family="text">
      <style:text-properties fo:font-size="12pt" style:font-size-asian="12pt" style:font-size-complex="12pt"/>
    </style:style>
    <style:style style:name="T1445" style:parent-style-name="DefaultParagraphFont" style:family="text">
      <style:text-properties fo:font-size="12pt" style:font-size-asian="12pt" style:font-size-complex="12pt"/>
    </style:style>
    <style:style style:name="T1446" style:parent-style-name="DefaultParagraphFont" style:family="text">
      <style:text-properties fo:font-size="12pt" style:font-size-asian="12pt" style:font-size-complex="12pt"/>
    </style:style>
    <style:style style:name="T1447" style:parent-style-name="DefaultParagraphFont" style:family="text">
      <style:text-properties fo:font-size="12pt" style:font-size-asian="12pt" style:font-size-complex="12pt"/>
    </style:style>
    <style:style style:name="T1448" style:parent-style-name="DefaultParagraphFont" style:family="text">
      <style:text-properties fo:font-size="12pt" style:font-size-asian="12pt" style:font-size-complex="12pt"/>
    </style:style>
    <style:style style:name="T1449" style:parent-style-name="DefaultParagraphFont" style:family="text">
      <style:text-properties fo:font-size="12pt" style:font-size-asian="12pt" style:font-size-complex="12pt"/>
    </style:style>
    <style:style style:name="T1450" style:parent-style-name="DefaultParagraphFont" style:family="text">
      <style:text-properties fo:font-size="12pt" style:font-size-asian="12pt" style:font-size-complex="12pt"/>
    </style:style>
    <style:style style:name="P1451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452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453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454" style:parent-style-name="DefaultParagraphFont" style:family="text">
      <style:text-properties fo:font-size="12pt" style:font-size-asian="12pt" style:font-size-complex="12pt"/>
    </style:style>
    <style:style style:name="T1455" style:parent-style-name="DefaultParagraphFont" style:family="text">
      <style:text-properties fo:font-size="12pt" style:font-size-asian="12pt" style:font-size-complex="12pt"/>
    </style:style>
    <style:style style:name="T1456" style:parent-style-name="DefaultParagraphFont" style:family="text">
      <style:text-properties fo:font-size="12pt" style:font-size-asian="12pt" style:font-size-complex="12pt"/>
    </style:style>
    <style:style style:name="T1457" style:parent-style-name="DefaultParagraphFont" style:family="text">
      <style:text-properties fo:font-size="12pt" style:font-size-asian="12pt" style:font-size-complex="12pt"/>
    </style:style>
    <style:style style:name="T1458" style:parent-style-name="DefaultParagraphFont" style:family="text">
      <style:text-properties fo:font-size="12pt" style:font-size-asian="12pt" style:font-size-complex="12pt"/>
    </style:style>
    <style:style style:name="T1459" style:parent-style-name="DefaultParagraphFont" style:family="text">
      <style:text-properties fo:font-size="12pt" style:font-size-asian="12pt" style:font-size-complex="12pt"/>
    </style:style>
    <style:style style:name="T1460" style:parent-style-name="DefaultParagraphFont" style:family="text">
      <style:text-properties fo:font-size="12pt" style:font-size-asian="12pt" style:font-size-complex="12pt"/>
    </style:style>
    <style:style style:name="T1461" style:parent-style-name="DefaultParagraphFont" style:family="text">
      <style:text-properties fo:font-size="12pt" style:font-size-asian="12pt" style:font-size-complex="12pt"/>
    </style:style>
    <style:style style:name="T1462" style:parent-style-name="DefaultParagraphFont" style:family="text">
      <style:text-properties fo:font-size="12pt" style:font-size-asian="12pt" style:font-size-complex="12pt"/>
    </style:style>
    <style:style style:name="T1463" style:parent-style-name="DefaultParagraphFont" style:family="text">
      <style:text-properties fo:font-size="12pt" style:font-size-asian="12pt" style:font-size-complex="12pt"/>
    </style:style>
    <style:style style:name="T1464" style:parent-style-name="DefaultParagraphFont" style:family="text">
      <style:text-properties fo:font-size="12pt" style:font-size-asian="12pt" style:font-size-complex="12pt"/>
    </style:style>
    <style:style style:name="T1465" style:parent-style-name="DefaultParagraphFont" style:family="text">
      <style:text-properties fo:font-size="12pt" style:font-size-asian="12pt" style:font-size-complex="12pt"/>
    </style:style>
    <style:style style:name="T1466" style:parent-style-name="DefaultParagraphFont" style:family="text">
      <style:text-properties fo:font-size="12pt" style:font-size-asian="12pt" style:font-size-complex="12pt"/>
    </style:style>
    <style:style style:name="T1467" style:parent-style-name="DefaultParagraphFont" style:family="text">
      <style:text-properties fo:font-size="12pt" style:font-size-asian="12pt" style:font-size-complex="12pt"/>
    </style:style>
    <style:style style:name="T1468" style:parent-style-name="DefaultParagraphFont" style:family="text">
      <style:text-properties fo:font-size="12pt" style:font-size-asian="12pt" style:font-size-complex="12pt"/>
    </style:style>
    <style:style style:name="T1469" style:parent-style-name="DefaultParagraphFont" style:family="text">
      <style:text-properties fo:font-size="12pt" style:font-size-asian="12pt" style:font-size-complex="12pt"/>
    </style:style>
    <style:style style:name="T147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80" style:parent-style-name="DefaultParagraphFont" style:family="text">
      <style:text-properties fo:font-size="12pt" style:font-size-asian="12pt" style:font-size-complex="12pt"/>
    </style:style>
    <style:style style:name="T1481" style:parent-style-name="DefaultParagraphFont" style:family="text">
      <style:text-properties fo:font-size="12pt" style:font-size-asian="12pt" style:font-size-complex="12pt"/>
    </style:style>
    <style:style style:name="T1482" style:parent-style-name="DefaultParagraphFont" style:family="text">
      <style:text-properties fo:font-size="12pt" style:font-size-asian="12pt" style:font-size-complex="12pt"/>
    </style:style>
    <style:style style:name="T1483" style:parent-style-name="DefaultParagraphFont" style:family="text">
      <style:text-properties fo:font-size="12pt" style:font-size-asian="12pt" style:font-size-complex="12pt"/>
    </style:style>
    <style:style style:name="T1484" style:parent-style-name="DefaultParagraphFont" style:family="text">
      <style:text-properties fo:font-size="12pt" style:font-size-asian="12pt" style:font-size-complex="12pt"/>
    </style:style>
    <style:style style:name="T1485" style:parent-style-name="DefaultParagraphFont" style:family="text">
      <style:text-properties fo:font-size="12pt" style:font-size-asian="12pt" style:font-size-complex="12pt"/>
    </style:style>
    <style:style style:name="T1486" style:parent-style-name="DefaultParagraphFont" style:family="text">
      <style:text-properties fo:font-size="12pt" style:font-size-asian="12pt" style:font-size-complex="12pt"/>
    </style:style>
    <style:style style:name="T1487" style:parent-style-name="DefaultParagraphFont" style:family="text">
      <style:text-properties fo:font-size="12pt" style:font-size-asian="12pt" style:font-size-complex="12pt"/>
    </style:style>
    <style:style style:name="T1488" style:parent-style-name="DefaultParagraphFont" style:family="text">
      <style:text-properties fo:font-size="12pt" style:font-size-asian="12pt" style:font-size-complex="12pt"/>
    </style:style>
    <style:style style:name="T1489" style:parent-style-name="DefaultParagraphFont" style:family="text">
      <style:text-properties fo:color="#0000FF" fo:font-size="12pt" style:font-size-asian="12pt" style:font-size-complex="12pt"/>
    </style:style>
    <style:style style:name="T1490" style:parent-style-name="DefaultParagraphFont" style:family="text">
      <style:text-properties fo:font-size="12pt" style:font-size-asian="12pt" style:font-size-complex="12pt"/>
    </style:style>
    <style:style style:name="T1491" style:parent-style-name="DefaultParagraphFont" style:family="text">
      <style:text-properties fo:font-size="12pt" style:font-size-asian="12pt" style:font-size-complex="12pt"/>
    </style:style>
    <style:style style:name="T1492" style:parent-style-name="DefaultParagraphFont" style:family="text">
      <style:text-properties fo:font-size="12pt" style:font-size-asian="12pt" style:font-size-complex="12pt"/>
    </style:style>
    <style:style style:name="T1493" style:parent-style-name="DefaultParagraphFont" style:family="text">
      <style:text-properties fo:font-size="12pt" style:font-size-asian="12pt" style:font-size-complex="12pt"/>
    </style:style>
    <style:style style:name="T1494" style:parent-style-name="DefaultParagraphFont" style:family="text">
      <style:text-properties fo:font-size="12pt" style:font-size-asian="12pt" style:font-size-complex="12pt"/>
    </style:style>
    <style:style style:name="T1495" style:parent-style-name="DefaultParagraphFont" style:family="text">
      <style:text-properties fo:font-size="12pt" style:font-size-asian="12pt" style:font-size-complex="12pt"/>
    </style:style>
    <style:style style:name="T1496" style:parent-style-name="DefaultParagraphFont" style:family="text">
      <style:text-properties fo:font-size="12pt" style:font-size-asian="12pt" style:font-size-complex="12pt"/>
    </style:style>
    <style:style style:name="T1497" style:parent-style-name="DefaultParagraphFont" style:family="text">
      <style:text-properties fo:font-size="12pt" style:font-size-asian="12pt" style:font-size-complex="12pt"/>
    </style:style>
    <style:style style:name="T1498" style:parent-style-name="DefaultParagraphFont" style:family="text">
      <style:text-properties fo:font-size="12pt" style:font-size-asian="12pt" style:font-size-complex="12pt"/>
    </style:style>
    <style:style style:name="T1499" style:parent-style-name="DefaultParagraphFont" style:family="text">
      <style:text-properties fo:font-size="12pt" style:font-size-asian="12pt" style:font-size-complex="12pt"/>
    </style:style>
    <style:style style:name="T1500" style:parent-style-name="DefaultParagraphFont" style:family="text">
      <style:text-properties fo:font-size="12pt" style:font-size-asian="12pt" style:font-size-complex="12pt"/>
    </style:style>
    <style:style style:name="T1501" style:parent-style-name="DefaultParagraphFont" style:family="text">
      <style:text-properties fo:font-size="12pt" style:font-size-asian="12pt" style:font-size-complex="12pt"/>
    </style:style>
    <style:style style:name="T1502" style:parent-style-name="DefaultParagraphFont" style:family="text">
      <style:text-properties fo:font-size="12pt" style:font-size-asian="12pt" style:font-size-complex="12pt"/>
    </style:style>
    <style:style style:name="T1503" style:parent-style-name="DefaultParagraphFont" style:family="text">
      <style:text-properties fo:font-size="12pt" style:font-size-asian="12pt" style:font-size-complex="12pt"/>
    </style:style>
    <style:style style:name="T1504" style:parent-style-name="DefaultParagraphFont" style:family="text">
      <style:text-properties fo:font-size="12pt" style:font-size-asian="12pt" style:font-size-complex="12pt"/>
    </style:style>
    <style:style style:name="T1505" style:parent-style-name="DefaultParagraphFont" style:family="text">
      <style:text-properties fo:font-size="12pt" style:font-size-asian="12pt" style:font-size-complex="12pt"/>
    </style:style>
    <style:style style:name="T1506" style:parent-style-name="DefaultParagraphFont" style:family="text">
      <style:text-properties fo:font-size="12pt" style:font-size-asian="12pt" style:font-size-complex="12pt"/>
    </style:style>
    <style:style style:name="T150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0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0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9" style:parent-style-name="DefaultParagraphFont" style:family="text">
      <style:text-properties fo:font-size="12pt" style:font-size-asian="12pt" style:font-size-complex="12pt"/>
    </style:style>
    <style:style style:name="T1540" style:parent-style-name="DefaultParagraphFont" style:family="text">
      <style:text-properties fo:font-size="12pt" style:font-size-asian="12pt" style:font-size-complex="12pt"/>
    </style:style>
    <style:style style:name="P1541" style:parent-style-name="바탕글" style:family="paragraph">
      <style:paragraph-properties fo:margin-top="0.0416in" fo:margin-left="1.434in" fo:text-indent="-1.434in">
        <style:tab-stops/>
      </style:paragraph-properties>
      <style:text-properties fo:font-size="12pt" style:font-size-asian="12pt" style:font-size-complex="12pt"/>
    </style:style>
    <style:style style:name="P1542" style:parent-style-name="개요3" style:list-style-name="LFO4" style:family="paragraph">
      <style:paragraph-properties fo:margin-top="0.0416in"/>
    </style:style>
    <style:style style:name="P1543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544" style:parent-style-name="바탕글" style:family="paragraph">
      <style:paragraph-properties fo:margin-top="0.0416in" fo:margin-left="0.2597in" fo:text-indent="-0.2597in">
        <style:tab-stops/>
      </style:paragraph-properties>
      <style:text-properties fo:font-size="12pt" style:font-size-asian="12pt" style:font-size-complex="12pt"/>
    </style:style>
    <style:style style:name="P1545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546" style:parent-style-name="바탕글" style:family="paragraph">
      <style:paragraph-properties fo:margin-top="0.0416in" fo:margin-left="0.259in" fo:text-indent="-0.259in">
        <style:tab-stops/>
      </style:paragraph-properties>
      <style:text-properties fo:font-size="12pt" style:font-size-asian="12pt" style:font-size-complex="12pt"/>
    </style:style>
    <style:style style:name="P1547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548" style:parent-style-name="바탕글" style:family="paragraph">
      <style:paragraph-properties fo:margin-top="0.0416in" fo:margin-left="0.2597in" fo:text-indent="-0.2597in">
        <style:tab-stops/>
      </style:paragraph-properties>
      <style:text-properties fo:font-size="12pt" style:font-size-asian="12pt" style:font-size-complex="12pt"/>
    </style:style>
    <style:style style:name="P1549" style:parent-style-name="바탕글" style:family="paragraph">
      <style:paragraph-properties fo:margin-top="0.0416in" fo:margin-left="0.2506in" fo:text-indent="-0.2506in">
        <style:tab-stops/>
      </style:paragraph-properties>
      <style:text-properties fo:font-size="12pt" style:font-size-asian="12pt" style:font-size-complex="12pt"/>
    </style:style>
    <style:style style:name="P1550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551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552" style:parent-style-name="바탕글" style:family="paragraph">
      <style:paragraph-properties fo:margin-top="0.0416in" fo:margin-left="0.2659in" fo:text-indent="-0.2659in">
        <style:tab-stops/>
      </style:paragraph-properties>
      <style:text-properties fo:font-size="12pt" style:font-size-asian="12pt" style:font-size-complex="12pt"/>
    </style:style>
    <style:style style:name="P1553" style:parent-style-name="바탕글" style:family="paragraph">
      <style:paragraph-properties fo:margin-top="0.0416in" fo:margin-left="0.2548in" fo:text-indent="-0.2548in">
        <style:tab-stops/>
      </style:paragraph-properties>
    </style:style>
    <style:style style:name="T1554" style:parent-style-name="DefaultParagraphFont" style:family="text">
      <style:text-properties fo:font-size="12pt" style:font-size-asian="12pt" style:font-size-complex="12pt"/>
    </style:style>
    <style:style style:name="T1555" style:parent-style-name="DefaultParagraphFont" style:family="text">
      <style:text-properties fo:font-size="12pt" style:font-size-asian="12pt" style:font-size-complex="12pt"/>
    </style:style>
    <style:style style:name="T1556" style:parent-style-name="DefaultParagraphFont" style:family="text">
      <style:text-properties fo:font-size="12pt" style:font-size-asian="12pt" style:font-size-complex="12pt"/>
    </style:style>
    <style:style style:name="T1557" style:parent-style-name="DefaultParagraphFont" style:family="text">
      <style:text-properties fo:font-size="12pt" style:font-size-asian="12pt" style:font-size-complex="12pt"/>
    </style:style>
    <style:style style:name="T1558" style:parent-style-name="DefaultParagraphFont" style:family="text">
      <style:text-properties fo:font-size="12pt" style:font-size-asian="12pt" style:font-size-complex="12pt"/>
    </style:style>
    <style:style style:name="T1559" style:parent-style-name="DefaultParagraphFont" style:family="text">
      <style:text-properties fo:font-size="12pt" style:font-size-asian="12pt" style:font-size-complex="12pt"/>
    </style:style>
    <style:style style:name="T1560" style:parent-style-name="DefaultParagraphFont" style:family="text">
      <style:text-properties fo:font-size="12pt" style:font-size-asian="12pt" style:font-size-complex="12pt"/>
    </style:style>
    <style:style style:name="T1561" style:parent-style-name="DefaultParagraphFont" style:family="text">
      <style:text-properties fo:font-size="12pt" style:font-size-asian="12pt" style:font-size-complex="12pt"/>
    </style:style>
    <style:style style:name="T1562" style:parent-style-name="DefaultParagraphFont" style:family="text">
      <style:text-properties fo:font-size="12pt" style:font-size-asian="12pt" style:font-size-complex="12pt"/>
    </style:style>
    <style:style style:name="T1563" style:parent-style-name="DefaultParagraphFont" style:family="text">
      <style:text-properties fo:font-size="12pt" style:font-size-asian="12pt" style:font-size-complex="12pt"/>
    </style:style>
    <style:style style:name="T1564" style:parent-style-name="DefaultParagraphFont" style:family="text">
      <style:text-properties fo:font-size="12pt" style:font-size-asian="12pt" style:font-size-complex="12pt"/>
    </style:style>
    <style:style style:name="T1565" style:parent-style-name="DefaultParagraphFont" style:family="text">
      <style:text-properties fo:font-size="12pt" style:font-size-asian="12pt" style:font-size-complex="12pt"/>
    </style:style>
    <style:style style:name="T1566" style:parent-style-name="DefaultParagraphFont" style:family="text">
      <style:text-properties fo:font-size="12pt" style:font-size-asian="12pt" style:font-size-complex="12pt"/>
    </style:style>
    <style:style style:name="T1567" style:parent-style-name="DefaultParagraphFont" style:family="text">
      <style:text-properties fo:font-size="12pt" style:font-size-asian="12pt" style:font-size-complex="12pt"/>
    </style:style>
    <style:style style:name="T1568" style:parent-style-name="DefaultParagraphFont" style:family="text">
      <style:text-properties fo:color="#0000FF" fo:font-size="12pt" style:font-size-asian="12pt" style:font-size-complex="12pt"/>
    </style:style>
    <style:style style:name="T1569" style:parent-style-name="DefaultParagraphFont" style:family="text">
      <style:text-properties fo:font-size="12pt" style:font-size-asian="12pt" style:font-size-complex="12pt"/>
    </style:style>
    <style:style style:name="T1570" style:parent-style-name="DefaultParagraphFont" style:family="text">
      <style:text-properties fo:font-size="12pt" style:font-size-asian="12pt" style:font-size-complex="12pt"/>
    </style:style>
    <style:style style:name="T1571" style:parent-style-name="DefaultParagraphFont" style:family="text">
      <style:text-properties fo:font-size="12pt" style:font-size-asian="12pt" style:font-size-complex="12pt"/>
    </style:style>
    <style:style style:name="T1572" style:parent-style-name="DefaultParagraphFont" style:family="text">
      <style:text-properties fo:font-size="12pt" style:font-size-asian="12pt" style:font-size-complex="12pt"/>
    </style:style>
    <style:style style:name="T1573" style:parent-style-name="DefaultParagraphFont" style:family="text">
      <style:text-properties fo:font-size="12pt" style:font-size-asian="12pt" style:font-size-complex="12pt"/>
    </style:style>
    <style:style style:name="T1574" style:parent-style-name="DefaultParagraphFont" style:family="text">
      <style:text-properties fo:font-size="12pt" style:font-size-asian="12pt" style:font-size-complex="12pt"/>
    </style:style>
    <style:style style:name="T1575" style:parent-style-name="DefaultParagraphFont" style:family="text">
      <style:text-properties fo:font-size="12pt" style:font-size-asian="12pt" style:font-size-complex="12pt"/>
    </style:style>
    <style:style style:name="T1576" style:parent-style-name="DefaultParagraphFont" style:family="text">
      <style:text-properties fo:font-size="12pt" style:font-size-asian="12pt" style:font-size-complex="12pt"/>
    </style:style>
    <style:style style:name="T1577" style:parent-style-name="DefaultParagraphFont" style:family="text">
      <style:text-properties fo:font-size="12pt" style:font-size-asian="12pt" style:font-size-complex="12pt"/>
    </style:style>
    <style:style style:name="T1578" style:parent-style-name="DefaultParagraphFont" style:family="text">
      <style:text-properties fo:font-size="12pt" style:font-size-asian="12pt" style:font-size-complex="12pt"/>
    </style:style>
    <style:style style:name="T1579" style:parent-style-name="DefaultParagraphFont" style:family="text">
      <style:text-properties fo:font-size="12pt" style:font-size-asian="12pt" style:font-size-complex="12pt"/>
    </style:style>
    <style:style style:name="T1580" style:parent-style-name="DefaultParagraphFont" style:family="text">
      <style:text-properties fo:font-size="12pt" style:font-size-asian="12pt" style:font-size-complex="12pt"/>
    </style:style>
    <style:style style:name="T1581" style:parent-style-name="DefaultParagraphFont" style:family="text">
      <style:text-properties fo:font-size="12pt" style:font-size-asian="12pt" style:font-size-complex="12pt"/>
    </style:style>
    <style:style style:name="T1582" style:parent-style-name="DefaultParagraphFont" style:family="text">
      <style:text-properties fo:font-size="12pt" style:font-size-asian="12pt" style:font-size-complex="12pt"/>
    </style:style>
    <style:style style:name="T1583" style:parent-style-name="DefaultParagraphFont" style:family="text">
      <style:text-properties fo:font-size="12pt" style:font-size-asian="12pt" style:font-size-complex="12pt"/>
    </style:style>
    <style:style style:name="T1584" style:parent-style-name="DefaultParagraphFont" style:family="text">
      <style:text-properties fo:font-size="12pt" style:font-size-asian="12pt" style:font-size-complex="12pt"/>
    </style:style>
    <style:style style:name="T1585" style:parent-style-name="DefaultParagraphFont" style:family="text">
      <style:text-properties fo:font-size="12pt" style:font-size-asian="12pt" style:font-size-complex="12pt"/>
    </style:style>
    <style:style style:name="T1586" style:parent-style-name="DefaultParagraphFont" style:family="text">
      <style:text-properties fo:font-size="12pt" style:font-size-asian="12pt" style:font-size-complex="12pt"/>
    </style:style>
    <style:style style:name="T1587" style:parent-style-name="DefaultParagraphFont" style:family="text">
      <style:text-properties fo:font-size="12pt" style:font-size-asian="12pt" style:font-size-complex="12pt"/>
    </style:style>
    <style:style style:name="T1588" style:parent-style-name="DefaultParagraphFont" style:family="text">
      <style:text-properties fo:font-size="12pt" style:font-size-asian="12pt" style:font-size-complex="12pt"/>
    </style:style>
    <style:style style:name="T1589" style:parent-style-name="DefaultParagraphFont" style:family="text">
      <style:text-properties fo:font-size="12pt" style:font-size-asian="12pt" style:font-size-complex="12pt"/>
    </style:style>
    <style:style style:name="T1590" style:parent-style-name="DefaultParagraphFont" style:family="text">
      <style:text-properties fo:font-size="12pt" style:font-size-asian="12pt" style:font-size-complex="12pt"/>
    </style:style>
    <style:style style:name="T1591" style:parent-style-name="DefaultParagraphFont" style:family="text">
      <style:text-properties fo:font-size="12pt" style:font-size-asian="12pt" style:font-size-complex="12pt"/>
    </style:style>
    <style:style style:name="T1592" style:parent-style-name="DefaultParagraphFont" style:family="text">
      <style:text-properties fo:font-size="12pt" style:font-size-asian="12pt" style:font-size-complex="12pt"/>
    </style:style>
    <style:style style:name="T1593" style:parent-style-name="DefaultParagraphFont" style:family="text">
      <style:text-properties fo:font-size="12pt" style:font-size-asian="12pt" style:font-size-complex="12pt"/>
    </style:style>
    <style:style style:name="T1594" style:parent-style-name="DefaultParagraphFont" style:family="text">
      <style:text-properties fo:font-size="12pt" style:font-size-asian="12pt" style:font-size-complex="12pt"/>
    </style:style>
    <style:style style:name="T1595" style:parent-style-name="DefaultParagraphFont" style:family="text">
      <style:text-properties fo:font-size="12pt" style:font-size-asian="12pt" style:font-size-complex="12pt"/>
    </style:style>
    <style:style style:name="T1596" style:parent-style-name="DefaultParagraphFont" style:family="text">
      <style:text-properties fo:font-size="12pt" style:font-size-asian="12pt" style:font-size-complex="12pt"/>
    </style:style>
    <style:style style:name="T1597" style:parent-style-name="DefaultParagraphFont" style:family="text">
      <style:text-properties fo:font-size="12pt" style:font-size-asian="12pt" style:font-size-complex="12pt"/>
    </style:style>
    <style:style style:name="T1598" style:parent-style-name="DefaultParagraphFont" style:family="text">
      <style:text-properties fo:font-size="12pt" style:font-size-asian="12pt" style:font-size-complex="12pt"/>
    </style:style>
    <style:style style:name="T1599" style:parent-style-name="DefaultParagraphFont" style:family="text">
      <style:text-properties fo:font-size="12pt" style:font-size-asian="12pt" style:font-size-complex="12pt"/>
    </style:style>
    <style:style style:name="T1600" style:parent-style-name="DefaultParagraphFont" style:family="text">
      <style:text-properties fo:font-size="12pt" style:font-size-asian="12pt" style:font-size-complex="12pt"/>
    </style:style>
    <style:style style:name="T1601" style:parent-style-name="DefaultParagraphFont" style:family="text">
      <style:text-properties fo:font-size="12pt" style:font-size-asian="12pt" style:font-size-complex="12pt"/>
    </style:style>
    <style:style style:name="T1602" style:parent-style-name="DefaultParagraphFont" style:family="text">
      <style:text-properties fo:font-size="12pt" style:font-size-asian="12pt" style:font-size-complex="12pt"/>
    </style:style>
    <style:style style:name="T1603" style:parent-style-name="DefaultParagraphFont" style:family="text">
      <style:text-properties fo:font-size="12pt" style:font-size-asian="12pt" style:font-size-complex="12pt"/>
    </style:style>
    <style:style style:name="T1604" style:parent-style-name="DefaultParagraphFont" style:family="text">
      <style:text-properties fo:font-size="12pt" style:font-size-asian="12pt" style:font-size-complex="12pt"/>
    </style:style>
    <style:style style:name="T1605" style:parent-style-name="DefaultParagraphFont" style:family="text">
      <style:text-properties fo:font-size="12pt" style:font-size-asian="12pt" style:font-size-complex="12pt"/>
    </style:style>
    <style:style style:name="T1606" style:parent-style-name="DefaultParagraphFont" style:family="text">
      <style:text-properties fo:font-size="12pt" style:font-size-asian="12pt" style:font-size-complex="12pt"/>
    </style:style>
    <style:style style:name="T1607" style:parent-style-name="DefaultParagraphFont" style:family="text">
      <style:text-properties fo:font-size="12pt" style:font-size-asian="12pt" style:font-size-complex="12pt"/>
    </style:style>
    <style:style style:name="T1608" style:parent-style-name="DefaultParagraphFont" style:family="text">
      <style:text-properties fo:font-size="12pt" style:font-size-asian="12pt" style:font-size-complex="12pt"/>
    </style:style>
    <style:style style:name="T1609" style:parent-style-name="DefaultParagraphFont" style:family="text">
      <style:text-properties fo:font-size="12pt" style:font-size-asian="12pt" style:font-size-complex="12pt"/>
    </style:style>
    <style:style style:name="P1610" style:parent-style-name="바탕글" style:family="paragraph">
      <style:paragraph-properties fo:margin-top="0.0416in" fo:margin-left="0.2548in" fo:text-indent="-0.2548in">
        <style:tab-stops/>
      </style:paragraph-properties>
      <style:text-properties fo:font-size="12pt" style:font-size-asian="12pt" style:font-size-complex="12pt"/>
    </style:style>
    <style:style style:name="P1611" style:parent-style-name="개요3" style:list-style-name="LFO4" style:family="paragraph">
      <style:paragraph-properties fo:margin-top="0.0416in"/>
    </style:style>
    <style:style style:name="P1612" style:parent-style-name="바탕글" style:family="paragraph">
      <style:paragraph-properties fo:margin-top="0.0416in" fo:margin-left="0.259in" fo:text-indent="-0.259in">
        <style:tab-stops/>
      </style:paragraph-properties>
      <style:text-properties fo:font-size="12pt" style:font-size-asian="12pt" style:font-size-complex="12pt"/>
    </style:style>
    <style:style style:name="P1613" style:parent-style-name="바탕글" style:family="paragraph">
      <style:paragraph-properties fo:margin-top="0.0416in" fo:margin-left="0.2034in" fo:text-indent="-0.2034in">
        <style:tab-stops/>
      </style:paragraph-properties>
      <style:text-properties fo:font-size="12pt" style:font-size-asian="12pt" style:font-size-complex="12pt"/>
    </style:style>
    <style:style style:name="P1614" style:parent-style-name="바탕글" style:family="paragraph">
      <style:paragraph-properties fo:margin-top="0.0416in" fo:margin-left="0.2083in" fo:text-indent="-0.2083in">
        <style:tab-stops/>
      </style:paragraph-properties>
      <style:text-properties fo:font-size="12pt" style:font-size-asian="12pt" style:font-size-complex="12pt"/>
    </style:style>
    <style:style style:name="P1615" style:parent-style-name="바탕글" style:family="paragraph">
      <style:paragraph-properties fo:margin-top="0.0416in" fo:margin-left="0.252in" fo:text-indent="-0.252in">
        <style:tab-stops/>
      </style:paragraph-properties>
      <style:text-properties fo:font-size="12pt" style:font-size-asian="12pt" style:font-size-complex="12pt"/>
    </style:style>
    <style:style style:name="P1616" style:parent-style-name="바탕글" style:family="paragraph">
      <style:paragraph-properties fo:margin-top="0.0416in" fo:margin-left="0.2597in" fo:text-indent="-0.2597in">
        <style:tab-stops/>
      </style:paragraph-properties>
      <style:text-properties fo:font-size="12pt" style:font-size-asian="12pt" style:font-size-complex="12pt"/>
    </style:style>
    <style:style style:name="P1617" style:parent-style-name="바탕글" style:family="paragraph">
      <style:paragraph-properties fo:margin-top="0.0416in" fo:margin-left="0.2597in" fo:text-indent="-0.2597in">
        <style:tab-stops/>
      </style:paragraph-properties>
      <style:text-properties fo:font-size="12pt" style:font-size-asian="12pt" style:font-size-complex="12pt"/>
    </style:style>
    <style:style style:name="P1618" style:parent-style-name="개요3" style:list-style-name="LFO4" style:family="paragraph">
      <style:paragraph-properties fo:margin-top="0.0416in"/>
    </style:style>
    <style:style style:name="P1619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620" style:parent-style-name="DefaultParagraphFont" style:family="text">
      <style:text-properties fo:font-size="12pt" style:font-size-asian="12pt" style:font-size-complex="12pt"/>
    </style:style>
    <style:style style:name="T1621" style:parent-style-name="DefaultParagraphFont" style:family="text">
      <style:text-properties fo:font-size="12pt" style:font-size-asian="12pt" style:font-size-complex="12pt"/>
    </style:style>
    <style:style style:name="T1622" style:parent-style-name="DefaultParagraphFont" style:family="text">
      <style:text-properties fo:font-size="12pt" style:font-size-asian="12pt" style:font-size-complex="12pt"/>
    </style:style>
    <style:style style:name="T1623" style:parent-style-name="DefaultParagraphFont" style:family="text">
      <style:text-properties fo:font-size="12pt" style:font-size-asian="12pt" style:font-size-complex="12pt"/>
    </style:style>
    <style:style style:name="T1624" style:parent-style-name="DefaultParagraphFont" style:family="text">
      <style:text-properties fo:font-size="12pt" style:font-size-asian="12pt" style:font-size-complex="12pt"/>
    </style:style>
    <style:style style:name="T1625" style:parent-style-name="DefaultParagraphFont" style:family="text">
      <style:text-properties fo:font-size="12pt" style:font-size-asian="12pt" style:font-size-complex="12pt"/>
    </style:style>
    <style:style style:name="T1626" style:parent-style-name="DefaultParagraphFont" style:family="text">
      <style:text-properties fo:font-size="12pt" style:font-size-asian="12pt" style:font-size-complex="12pt"/>
    </style:style>
    <style:style style:name="T1627" style:parent-style-name="DefaultParagraphFont" style:family="text">
      <style:text-properties fo:font-size="12pt" style:font-size-asian="12pt" style:font-size-complex="12pt"/>
    </style:style>
    <style:style style:name="T1628" style:parent-style-name="DefaultParagraphFont" style:family="text">
      <style:text-properties fo:font-size="12pt" style:font-size-asian="12pt" style:font-size-complex="12pt"/>
    </style:style>
    <style:style style:name="T1629" style:parent-style-name="DefaultParagraphFont" style:family="text">
      <style:text-properties fo:font-size="12pt" style:font-size-asian="12pt" style:font-size-complex="12pt"/>
    </style:style>
    <style:style style:name="T1630" style:parent-style-name="DefaultParagraphFont" style:family="text">
      <style:text-properties fo:font-size="12pt" style:font-size-asian="12pt" style:font-size-complex="12pt"/>
    </style:style>
    <style:style style:name="T1631" style:parent-style-name="DefaultParagraphFont" style:family="text">
      <style:text-properties fo:font-size="12pt" style:font-size-asian="12pt" style:font-size-complex="12pt"/>
    </style:style>
    <style:style style:name="T1632" style:parent-style-name="DefaultParagraphFont" style:family="text">
      <style:text-properties fo:color="#0000FF" fo:font-size="12pt" style:font-size-asian="12pt" style:font-size-complex="12pt"/>
    </style:style>
    <style:style style:name="T1633" style:parent-style-name="DefaultParagraphFont" style:family="text">
      <style:text-properties fo:font-size="12pt" style:font-size-asian="12pt" style:font-size-complex="12pt"/>
    </style:style>
    <style:style style:name="T1634" style:parent-style-name="DefaultParagraphFont" style:family="text">
      <style:text-properties fo:font-size="12pt" style:font-size-asian="12pt" style:font-size-complex="12pt"/>
    </style:style>
    <style:style style:name="T1635" style:parent-style-name="DefaultParagraphFont" style:family="text">
      <style:text-properties fo:font-size="12pt" style:font-size-asian="12pt" style:font-size-complex="12pt"/>
    </style:style>
    <style:style style:name="T1636" style:parent-style-name="DefaultParagraphFont" style:family="text">
      <style:text-properties fo:font-size="12pt" style:font-size-asian="12pt" style:font-size-complex="12pt"/>
    </style:style>
    <style:style style:name="T1637" style:parent-style-name="DefaultParagraphFont" style:family="text">
      <style:text-properties fo:font-size="12pt" style:font-size-asian="12pt" style:font-size-complex="12pt"/>
    </style:style>
    <style:style style:name="T1638" style:parent-style-name="DefaultParagraphFont" style:family="text">
      <style:text-properties fo:font-size="12pt" style:font-size-asian="12pt" style:font-size-complex="12pt"/>
    </style:style>
    <style:style style:name="T1639" style:parent-style-name="DefaultParagraphFont" style:family="text">
      <style:text-properties fo:font-size="12pt" style:font-size-asian="12pt" style:font-size-complex="12pt"/>
    </style:style>
    <style:style style:name="T1640" style:parent-style-name="DefaultParagraphFont" style:family="text">
      <style:text-properties fo:font-size="12pt" style:font-size-asian="12pt" style:font-size-complex="12pt"/>
    </style:style>
    <style:style style:name="T1641" style:parent-style-name="DefaultParagraphFont" style:family="text">
      <style:text-properties fo:font-size="12pt" style:font-size-asian="12pt" style:font-size-complex="12pt"/>
    </style:style>
    <style:style style:name="T1642" style:parent-style-name="DefaultParagraphFont" style:family="text">
      <style:text-properties fo:font-size="12pt" style:font-size-asian="12pt" style:font-size-complex="12pt"/>
    </style:style>
    <style:style style:name="T1643" style:parent-style-name="DefaultParagraphFont" style:family="text">
      <style:text-properties fo:font-size="12pt" style:font-size-asian="12pt" style:font-size-complex="12pt"/>
    </style:style>
    <style:style style:name="T1644" style:parent-style-name="DefaultParagraphFont" style:family="text">
      <style:text-properties fo:font-size="12pt" style:font-size-asian="12pt" style:font-size-complex="12pt"/>
    </style:style>
    <style:style style:name="T1645" style:parent-style-name="DefaultParagraphFont" style:family="text">
      <style:text-properties fo:font-size="12pt" style:font-size-asian="12pt" style:font-size-complex="12pt"/>
    </style:style>
    <style:style style:name="P1646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647" style:parent-style-name="DefaultParagraphFont" style:family="text">
      <style:text-properties fo:font-size="12pt" style:font-size-asian="12pt" style:font-size-complex="12pt"/>
    </style:style>
    <style:style style:name="T1648" style:parent-style-name="DefaultParagraphFont" style:family="text">
      <style:text-properties fo:font-size="12pt" style:font-size-asian="12pt" style:font-size-complex="12pt"/>
    </style:style>
    <style:style style:name="T1649" style:parent-style-name="DefaultParagraphFont" style:family="text">
      <style:text-properties fo:font-size="12pt" style:font-size-asian="12pt" style:font-size-complex="12pt"/>
    </style:style>
    <style:style style:name="T1650" style:parent-style-name="DefaultParagraphFont" style:family="text">
      <style:text-properties fo:font-size="12pt" style:font-size-asian="12pt" style:font-size-complex="12pt"/>
    </style:style>
    <style:style style:name="T1651" style:parent-style-name="DefaultParagraphFont" style:family="text">
      <style:text-properties fo:font-size="12pt" style:font-size-asian="12pt" style:font-size-complex="12pt"/>
    </style:style>
    <style:style style:name="T1652" style:parent-style-name="DefaultParagraphFont" style:family="text">
      <style:text-properties fo:font-size="12pt" style:font-size-asian="12pt" style:font-size-complex="12pt"/>
    </style:style>
    <style:style style:name="T1653" style:parent-style-name="DefaultParagraphFont" style:family="text">
      <style:text-properties fo:color="#0000FF" fo:font-size="12pt" style:font-size-asian="12pt" style:font-size-complex="12pt"/>
    </style:style>
    <style:style style:name="T1654" style:parent-style-name="DefaultParagraphFont" style:family="text">
      <style:text-properties fo:font-size="12pt" style:font-size-asian="12pt" style:font-size-complex="12pt"/>
    </style:style>
    <style:style style:name="T1655" style:parent-style-name="DefaultParagraphFont" style:family="text">
      <style:text-properties fo:font-size="12pt" style:font-size-asian="12pt" style:font-size-complex="12pt"/>
    </style:style>
    <style:style style:name="T1656" style:parent-style-name="DefaultParagraphFont" style:family="text">
      <style:text-properties fo:font-size="12pt" style:font-size-asian="12pt" style:font-size-complex="12pt"/>
    </style:style>
    <style:style style:name="T1657" style:parent-style-name="DefaultParagraphFont" style:family="text">
      <style:text-properties fo:font-size="12pt" style:font-size-asian="12pt" style:font-size-complex="12pt"/>
    </style:style>
    <style:style style:name="T1658" style:parent-style-name="DefaultParagraphFont" style:family="text">
      <style:text-properties fo:font-size="12pt" style:font-size-asian="12pt" style:font-size-complex="12pt"/>
    </style:style>
    <style:style style:name="T1659" style:parent-style-name="DefaultParagraphFont" style:family="text">
      <style:text-properties fo:font-size="12pt" style:font-size-asian="12pt" style:font-size-complex="12pt"/>
    </style:style>
    <style:style style:name="T1660" style:parent-style-name="DefaultParagraphFont" style:family="text">
      <style:text-properties fo:font-size="12pt" style:font-size-asian="12pt" style:font-size-complex="12pt"/>
    </style:style>
    <style:style style:name="T1661" style:parent-style-name="DefaultParagraphFont" style:family="text">
      <style:text-properties fo:font-size="12pt" style:font-size-asian="12pt" style:font-size-complex="12pt"/>
    </style:style>
    <style:style style:name="T1662" style:parent-style-name="DefaultParagraphFont" style:family="text">
      <style:text-properties fo:font-size="12pt" style:font-size-asian="12pt" style:font-size-complex="12pt"/>
    </style:style>
    <style:style style:name="T1663" style:parent-style-name="DefaultParagraphFont" style:family="text">
      <style:text-properties fo:font-size="12pt" style:font-size-asian="12pt" style:font-size-complex="12pt"/>
    </style:style>
    <style:style style:name="T1664" style:parent-style-name="DefaultParagraphFont" style:family="text">
      <style:text-properties fo:font-size="12pt" style:font-size-asian="12pt" style:font-size-complex="12pt"/>
    </style:style>
    <style:style style:name="T1665" style:parent-style-name="DefaultParagraphFont" style:family="text">
      <style:text-properties fo:font-size="12pt" style:font-size-asian="12pt" style:font-size-complex="12pt"/>
    </style:style>
    <style:style style:name="T1666" style:parent-style-name="DefaultParagraphFont" style:family="text">
      <style:text-properties fo:font-size="12pt" style:font-size-asian="12pt" style:font-size-complex="12pt"/>
    </style:style>
    <style:style style:name="T1667" style:parent-style-name="DefaultParagraphFont" style:family="text">
      <style:text-properties fo:font-size="12pt" style:font-size-asian="12pt" style:font-size-complex="12pt"/>
    </style:style>
    <style:style style:name="T1668" style:parent-style-name="DefaultParagraphFont" style:family="text">
      <style:text-properties fo:font-size="12pt" style:font-size-asian="12pt" style:font-size-complex="12pt"/>
    </style:style>
    <style:style style:name="T1669" style:parent-style-name="DefaultParagraphFont" style:family="text">
      <style:text-properties fo:font-size="12pt" style:font-size-asian="12pt" style:font-size-complex="12pt"/>
    </style:style>
    <style:style style:name="T1670" style:parent-style-name="DefaultParagraphFont" style:family="text">
      <style:text-properties fo:font-size="12pt" style:font-size-asian="12pt" style:font-size-complex="12pt"/>
    </style:style>
    <style:style style:name="T1671" style:parent-style-name="DefaultParagraphFont" style:family="text">
      <style:text-properties fo:font-size="12pt" style:font-size-asian="12pt" style:font-size-complex="12pt"/>
    </style:style>
    <style:style style:name="T1672" style:parent-style-name="DefaultParagraphFont" style:family="text">
      <style:text-properties fo:font-size="12pt" style:font-size-asian="12pt" style:font-size-complex="12pt"/>
    </style:style>
    <style:style style:name="T1673" style:parent-style-name="DefaultParagraphFont" style:family="text">
      <style:text-properties fo:font-size="12pt" style:font-size-asian="12pt" style:font-size-complex="12pt"/>
    </style:style>
    <style:style style:name="T1674" style:parent-style-name="DefaultParagraphFont" style:family="text">
      <style:text-properties fo:font-size="12pt" style:font-size-asian="12pt" style:font-size-complex="12pt"/>
    </style:style>
    <style:style style:name="T1675" style:parent-style-name="DefaultParagraphFont" style:family="text">
      <style:text-properties fo:font-size="12pt" style:font-size-asian="12pt" style:font-size-complex="12pt"/>
    </style:style>
    <style:style style:name="T1676" style:parent-style-name="DefaultParagraphFont" style:family="text">
      <style:text-properties fo:font-size="12pt" style:font-size-asian="12pt" style:font-size-complex="12pt"/>
    </style:style>
    <style:style style:name="T1677" style:parent-style-name="DefaultParagraphFont" style:family="text">
      <style:text-properties fo:font-size="12pt" style:font-size-asian="12pt" style:font-size-complex="12pt"/>
    </style:style>
    <style:style style:name="T1678" style:parent-style-name="DefaultParagraphFont" style:family="text">
      <style:text-properties fo:font-size="12pt" style:font-size-asian="12pt" style:font-size-complex="12pt"/>
    </style:style>
    <style:style style:name="T1679" style:parent-style-name="DefaultParagraphFont" style:family="text">
      <style:text-properties fo:font-size="12pt" style:font-size-asian="12pt" style:font-size-complex="12pt"/>
    </style:style>
    <style:style style:name="T1680" style:parent-style-name="DefaultParagraphFont" style:family="text">
      <style:text-properties fo:font-size="12pt" style:font-size-asian="12pt" style:font-size-complex="12pt"/>
    </style:style>
    <style:style style:name="P1681" style:parent-style-name="바탕글" style:family="paragraph">
      <style:paragraph-properties fo:margin-top="0.0416in" fo:margin-left="0.252in" fo:text-indent="-0.252in">
        <style:tab-stops/>
      </style:paragraph-properties>
      <style:text-properties fo:font-size="12pt" style:font-size-asian="12pt" style:font-size-complex="12pt"/>
    </style:style>
    <style:style style:name="P1682" style:parent-style-name="개요1" style:list-style-name="LFO4" style:family="paragraph"/>
    <style:style style:name="P1683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684" style:parent-style-name="Normal" style:family="paragraph">
      <style:paragraph-properties fo:break-before="page"/>
    </style:style>
    <style:style style:name="P1685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686" style:parent-style-name="바탕글" style:family="paragraph">
      <style:text-properties fo:font-size="12pt" style:font-size-asian="12pt" style:font-size-complex="12pt"/>
    </style:style>
    <style:style style:name="P1687" style:parent-style-name="바탕글" style:family="paragraph">
      <style:text-properties fo:font-size="12pt" style:font-size-asian="12pt" style:font-size-complex="12pt"/>
    </style:style>
    <style:style style:name="TableColumn1689" style:family="table-column">
      <style:table-column-properties style:column-width="0.3451in" style:use-optimal-column-width="false"/>
    </style:style>
    <style:style style:name="TableColumn1690" style:family="table-column">
      <style:table-column-properties style:column-width="0.6604in" style:use-optimal-column-width="false"/>
    </style:style>
    <style:style style:name="TableColumn1691" style:family="table-column">
      <style:table-column-properties style:column-width="1.5958in" style:use-optimal-column-width="false"/>
    </style:style>
    <style:style style:name="TableColumn1692" style:family="table-column">
      <style:table-column-properties style:column-width="0.3152in" style:use-optimal-column-width="false"/>
    </style:style>
    <style:style style:name="TableColumn1693" style:family="table-column">
      <style:table-column-properties style:column-width="0.8069in" style:use-optimal-column-width="false"/>
    </style:style>
    <style:style style:name="TableColumn1694" style:family="table-column">
      <style:table-column-properties style:column-width="0.2368in" style:use-optimal-column-width="false"/>
    </style:style>
    <style:style style:name="TableColumn1695" style:family="table-column">
      <style:table-column-properties style:column-width="1.5131in" style:use-optimal-column-width="false"/>
    </style:style>
    <style:style style:name="TableColumn1696" style:family="table-column">
      <style:table-column-properties style:column-width="0.7541in" style:use-optimal-column-width="false"/>
    </style:style>
    <style:style style:name="Table1688" style:family="table">
      <style:table-properties style:width="6.2277in" fo:margin-left="0in" table:align="center"/>
    </style:style>
    <style:style style:name="TableRow1697" style:family="table-row">
      <style:table-row-properties style:min-row-height="0.8444in" style:use-optimal-row-height="false"/>
    </style:style>
    <style:style style:name="TableCell169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99" style:parent-style-name="바탕글" style:family="paragraph">
      <style:paragraph-properties style:line-break="strict" fo:text-align="center"/>
      <style:text-properties fo:font-size="16pt" style:font-size-asian="16pt" style:font-size-complex="16pt"/>
    </style:style>
    <style:style style:name="P1700" style:parent-style-name="바탕글" style:family="paragraph">
      <style:paragraph-properties style:line-break="strict" fo:text-align="center"/>
    </style:style>
    <style:style style:name="T170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0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0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0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0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1706" style:parent-style-name="바탕글" style:family="paragraph">
      <style:paragraph-properties style:line-break="strict" fo:text-align="center"/>
    </style:style>
    <style:style style:name="TableRow1707" style:family="table-row">
      <style:table-row-properties style:min-row-height="0.3631in" style:use-optimal-row-height="false"/>
    </style:style>
    <style:style style:name="TableCell17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09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1" style:parent-style-name="바탕글" style:family="paragraph">
      <style:text-properties fo:font-size="12pt" style:font-size-asian="12pt" style:font-size-complex="12pt"/>
    </style:style>
    <style:style style:name="TableCell171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3" style:parent-style-name="바탕글" style:family="paragraph">
      <style:text-properties fo:font-size="12pt" style:font-size-asian="12pt" style:font-size-complex="12pt"/>
    </style:style>
    <style:style style:name="TableCell17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5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7" style:parent-style-name="바탕글" style:family="paragraph">
      <style:text-properties fo:font-size="12pt" style:font-size-asian="12pt" style:font-size-complex="12pt"/>
    </style:style>
    <style:style style:name="TableRow1718" style:family="table-row">
      <style:table-row-properties style:min-row-height="0.3631in" style:use-optimal-row-height="false"/>
    </style:style>
    <style:style style:name="TableCell17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0" style:parent-style-name="바탕글" style:family="paragraph">
      <style:text-properties fo:font-size="12pt" style:font-size-asian="12pt" style:font-size-complex="12pt"/>
    </style:style>
    <style:style style:name="TableCell17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2" style:parent-style-name="바탕글" style:family="paragraph">
      <style:text-properties fo:font-size="12pt" style:font-size-asian="12pt" style:font-size-complex="12pt"/>
    </style:style>
    <style:style style:name="TableRow1723" style:family="table-row">
      <style:table-row-properties style:min-row-height="0.4555in" style:use-optimal-row-height="false"/>
    </style:style>
    <style:style style:name="TableCell17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5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7" style:parent-style-name="바탕글" style:family="paragraph">
      <style:text-properties fo:font-size="12pt" style:font-size-asian="12pt" style:font-size-complex="12pt"/>
    </style:style>
    <style:style style:name="TableCell17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9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P1730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3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32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P1733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1734" style:family="table-row">
      <style:table-row-properties style:min-row-height="0.4416in" style:use-optimal-row-height="false"/>
    </style:style>
    <style:style style:name="TableCell17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36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38" style:parent-style-name="바탕글" style:family="paragraph">
      <style:text-properties fo:font-size="12pt" style:font-size-asian="12pt" style:font-size-complex="12pt"/>
    </style:style>
    <style:style style:name="TableRow1739" style:family="table-row">
      <style:table-row-properties style:min-row-height="0.4027in" style:use-optimal-row-height="false"/>
    </style:style>
    <style:style style:name="TableCell174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41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43" style:parent-style-name="바탕글" style:family="paragraph">
      <style:text-properties fo:font-size="12pt" style:font-size-asian="12pt" style:font-size-complex="12pt"/>
    </style:style>
    <style:style style:name="TableRow1744" style:family="table-row">
      <style:table-row-properties style:min-row-height="2.9333in" style:use-optimal-row-height="false"/>
    </style:style>
    <style:style style:name="TableCell17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46" style:parent-style-name="바탕글" style:family="paragraph">
      <style:text-properties fo:font-size="12pt" style:font-size-asian="12pt" style:font-size-complex="12pt"/>
    </style:style>
    <style:style style:name="T1747" style:parent-style-name="DefaultParagraphFont" style:family="text">
      <style:text-properties fo:font-size="12pt" style:font-size-asian="12pt" style:font-size-complex="12pt"/>
    </style:style>
    <style:style style:name="T1748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style:text-underline-color="#000000"/>
    </style:style>
    <style:style style:name="TableRow1749" style:family="table-row">
      <style:table-row-properties style:min-row-height="0.4013in" style:use-optimal-row-height="false"/>
    </style:style>
    <style:style style:name="TableCell175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1751" style:parent-style-name="바탕글" style:family="paragraph">
      <style:text-properties fo:font-size="12pt" style:font-size-asian="12pt" style:font-size-complex="12pt"/>
    </style:style>
    <style:style style:name="TableCell17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53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1754" style:family="table-row">
      <style:table-row-properties style:min-row-height="0.4013in" style:use-optimal-row-height="false"/>
    </style:style>
    <style:style style:name="TableCell17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56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1757" style:family="table-row">
      <style:table-row-properties style:min-row-height="0.4013in" style:use-optimal-row-height="false"/>
    </style:style>
    <style:style style:name="TableCell175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59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1760" style:family="table-row">
      <style:table-row-properties style:min-row-height="0.4013in" style:use-optimal-row-height="false"/>
    </style:style>
    <style:style style:name="TableCell176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62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P1763" style:parent-style-name="Normal" style:family="paragraph">
      <style:text-properties fo:font-size="1pt" style:font-size-asian="1pt"/>
    </style:style>
    <style:style style:name="P1764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P1765" style:parent-style-name="바탕글" style:family="paragraph">
      <style:paragraph-properties style:line-break="strict" fo:text-align="end" fo:line-height="116%" fo:margin-left="0.0694in" fo:margin-right="0.0694in">
        <style:tab-stops/>
      </style:paragraph-properties>
    </style:style>
    <style:style style:name="P1766" style:parent-style-name="Normal" style:family="paragraph">
      <style:paragraph-properties fo:break-before="page"/>
    </style:style>
    <style:style style:name="P1767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768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olumn1770" style:family="table-column">
      <style:table-column-properties style:column-width="3.6659in" style:use-optimal-column-width="false"/>
    </style:style>
    <style:style style:name="Table1769" style:family="table">
      <style:table-properties style:width="3.6659in" fo:margin-left="0in" table:align="center"/>
    </style:style>
    <style:style style:name="TableRow1771" style:family="table-row">
      <style:table-row-properties style:min-row-height="0.4527in" style:use-optimal-row-height="false"/>
    </style:style>
    <style:style style:name="TableCell1772" style:family="table-cell">
      <style:table-cell-properties fo:border="0.0208in solid #000000" fo:background-color="#CCFFFF" style:writing-mode="lr-tb" style:vertical-align="middle" fo:padding-top="0.0194in" fo:padding-left="0.0194in" fo:padding-bottom="0.0194in" fo:padding-right="0.0194in"/>
    </style:style>
    <style:style style:name="P1773" style:parent-style-name="바탕글" style:family="paragraph">
      <style:paragraph-properties style:line-break="strict" fo:text-align="center"/>
      <style:text-properties style:font-name="HYHeadLine-Medium" style:font-name-asian="HYHeadLine-Medium" style:font-name-complex="HYHeadLine-Medium" fo:font-weight="bold" style:font-weight-asian="bold" style:font-weight-complex="bold" fo:font-size="20pt" style:font-size-asian="20pt" style:font-size-complex="20pt"/>
    </style:style>
    <style:style style:name="P1774" style:parent-style-name="Normal" style:family="paragraph">
      <style:text-properties fo:font-size="1pt" style:font-size-asian="1pt"/>
    </style:style>
    <style:style style:name="P1775" style:parent-style-name="바탕글" style:family="paragraph">
      <style:paragraph-properties style:line-break="strict" fo:text-align="center" fo:line-height="116%" fo:margin-left="0.4173in" fo:text-indent="-0.4173in">
        <style:tab-stops/>
      </style:paragraph-properties>
      <style:text-properties style:font-name="HCI Poppy" style:font-name-asian="휴먼명조" style:font-name-complex="휴먼명조" fo:font-size="15pt" style:font-size-asian="15pt" style:font-size-complex="15pt"/>
    </style:style>
    <style:style style:name="P1776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177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778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779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780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1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2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3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4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5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6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7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8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9" style:parent-style-name="DefaultParagraphFont" style:family="text">
      <style:text-properties style:font-name="HCI Poppy" style:font-name-asian="HCI Poppy" style:font-name-complex="HCI Poppy" fo:letter-spacing="-0.0069in" fo:font-size="15pt" style:font-size-asian="15pt" style:font-size-complex="15pt"/>
    </style:style>
    <style:style style:name="T1790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91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2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3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4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5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6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79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79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4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1805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180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7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808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809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0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1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2" style:parent-style-name="DefaultParagraphFont" style:family="text">
      <style:text-properties style:font-name="HCI Poppy" style:font-name-asian="HCI Poppy" style:font-name-complex="HCI Poppy" fo:letter-spacing="-0.009in" fo:font-size="15pt" style:font-size-asian="15pt" style:font-size-complex="15pt"/>
    </style:style>
    <style:style style:name="T1813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4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5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6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7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8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9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0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1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2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3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4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5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6" style:parent-style-name="DefaultParagraphFont" style:family="text">
      <style:text-properties style:font-name="HCI Poppy" style:font-name-asian="HCI Poppy" style:font-name-complex="HCI Poppy" fo:letter-spacing="-0.009in" fo:font-size="15pt" style:font-size-asian="15pt" style:font-size-complex="15pt"/>
    </style:style>
    <style:style style:name="T1827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8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9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30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831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832" style:parent-style-name="DefaultParagraphFont" style:family="text">
      <style:text-properties style:font-name="HCI Poppy" style:font-name-asian="HCI Poppy" style:font-name-complex="HCI Poppy" fo:letter-spacing="-0.0069in" fo:font-size="15pt" style:font-size-asian="15pt" style:font-size-complex="15pt"/>
    </style:style>
    <style:style style:name="T183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183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6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1847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184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9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850" style:parent-style-name="DefaultParagraphFont" style:family="text">
      <style:text-properties style:font-name="HCI Poppy" style:font-name-asian="휴먼명조" style:font-name-complex="휴먼명조" fo:font-weight="bold" style:font-weight-asian="bold" style:font-weight-complex="bold" fo:font-size="15pt" style:font-size-asian="15pt" style:font-size-complex="15pt"/>
    </style:style>
    <style:style style:name="T1851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2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3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4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5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6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7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8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9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0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1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2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3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4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5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6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6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6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6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TableColumn1878" style:family="table-column">
      <style:table-column-properties style:column-width="6.2208in" style:use-optimal-column-width="false"/>
    </style:style>
    <style:style style:name="Table1877" style:family="table">
      <style:table-properties style:width="6.2208in" fo:margin-left="0.4319in" table:align="left"/>
    </style:style>
    <style:style style:name="TableRow1879" style:family="table-row">
      <style:table-row-properties style:min-row-height="0.877in" style:use-optimal-row-height="false"/>
    </style:style>
    <style:style style:name="TableCell188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881" style:parent-style-name="바탕글" style:family="paragraph">
      <style:paragraph-properties fo:margin-left="0.5729in" fo:text-indent="-0.5729in">
        <style:tab-stops/>
      </style:paragraph-properties>
    </style:style>
    <style:style style:name="T1882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883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884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885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86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87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88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89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0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1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2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3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4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5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6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7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8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899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0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1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2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3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4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5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6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7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8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9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10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1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2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3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4" style:parent-style-name="DefaultParagraphFont" style:family="text">
      <style:text-properties style:font-name="Gulim" style:font-name-asian="Gulim" style:font-name-complex="Gulim" fo:letter-spacing="-0.0111in" fo:font-size="11pt" style:font-size-asian="11pt" style:font-size-complex="11pt"/>
    </style:style>
    <style:style style:name="T1915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6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7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8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9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0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1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2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3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4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5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6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7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8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9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30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P1931" style:parent-style-name="Normal" style:family="paragraph">
      <style:text-properties fo:font-size="1pt" style:font-size-asian="1pt"/>
    </style:style>
    <style:style style:name="P1932" style:parent-style-name="바탕글" style:family="paragraph">
      <style:paragraph-properties fo:margin-top="0.1388in" fo:line-height="116%" fo:margin-left="0.4173in" fo:text-indent="-0.4173in">
        <style:tab-stops/>
      </style:paragraph-properties>
      <style:text-properties style:font-name="HCI Poppy" style:font-name-asian="휴먼명조" style:font-name-complex="휴먼명조"/>
    </style:style>
    <style:style style:name="P1933" style:parent-style-name="바탕글" style:family="paragraph">
      <style:paragraph-properties fo:margin-top="0.1388in" fo:line-height="116%" fo:margin-left="0.3215in" fo:text-indent="-0.3215in">
        <style:tab-stops/>
      </style:paragraph-properties>
    </style:style>
    <style:style style:name="T1934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93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3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3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3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3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6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57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58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59" style:parent-style-name="DefaultParagraphFont" style:family="text">
      <style:text-properties style:font-name="HCI Poppy" style:font-name-asian="HCI Poppy" style:font-name-complex="HCI Poppy" fo:letter-spacing="-0.0006in" fo:font-size="15pt" style:font-size-asian="15pt" style:font-size-complex="15pt"/>
    </style:style>
    <style:style style:name="T1960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1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2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3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4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5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6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7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8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9" style:parent-style-name="DefaultParagraphFont" style:family="text">
      <style:text-properties style:font-name="HCI Poppy" style:font-name-asian="HCI Poppy" style:font-name-complex="HCI Poppy" fo:letter-spacing="-0.0006in" fo:font-size="15pt" style:font-size-asian="15pt" style:font-size-complex="15pt"/>
    </style:style>
    <style:style style:name="T1970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1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2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3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4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7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77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1978" style:parent-style-name="바탕글" style:family="paragraph">
      <style:paragraph-properties fo:margin-top="0.1388in" fo:line-height="116%" fo:margin-left="0.4173in" fo:text-indent="-0.4173in">
        <style:tab-stops/>
      </style:paragraph-properties>
      <style:text-properties style:font-name="HCI Poppy" style:font-name-asian="휴먼명조" style:font-name-complex="휴먼명조" fo:font-size="15pt" style:font-size-asian="15pt" style:font-size-complex="15pt"/>
    </style:style>
    <style:style style:name="TableColumn1980" style:family="table-column">
      <style:table-column-properties style:column-width="6.1819in" style:use-optimal-column-width="false"/>
    </style:style>
    <style:style style:name="Table1979" style:family="table">
      <style:table-properties style:width="6.1819in" fo:margin-left="0in" table:align="left"/>
    </style:style>
    <style:style style:name="TableRow1981" style:family="table-row">
      <style:table-row-properties style:min-row-height="2.002in" style:use-optimal-row-height="false"/>
    </style:style>
    <style:style style:name="TableCell198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983" style:parent-style-name="바탕글" style:family="paragraph">
      <style:paragraph-properties fo:margin-left="0.5284in" fo:text-indent="-0.5284in">
        <style:tab-stops/>
      </style:paragraph-properties>
      <style:text-properties style:font-name="Gulim" style:font-name-asian="Gulim" style:font-name-complex="Gulim" fo:font-size="12pt" style:font-size-asian="12pt" style:font-size-complex="12pt"/>
    </style:style>
    <style:style style:name="P1984" style:parent-style-name="바탕글" style:family="paragraph">
      <style:paragraph-properties fo:margin-left="0.4493in" fo:text-indent="-0.4493in">
        <style:tab-stops/>
      </style:paragraph-properties>
    </style:style>
    <style:style style:name="T1985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1986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87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88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89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0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1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2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3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4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5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6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7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8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9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2000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2001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2002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P2003" style:parent-style-name="바탕글" style:family="paragraph">
      <style:paragraph-properties fo:margin-left="0.3611in" fo:text-indent="-0.3611in">
        <style:tab-stops/>
      </style:paragraph-properties>
    </style:style>
    <style:style style:name="T2004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2005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06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07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08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09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0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1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2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3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4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5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6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7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8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9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0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1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2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3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4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5" style:parent-style-name="DefaultParagraphFont" style:family="text">
      <style:text-properties style:font-name="Gulim" style:font-name-asian="Gulim" style:font-name-complex="Gulim" fo:letter-spacing="-0.0006in" fo:font-size="12pt" style:font-size-asian="12pt" style:font-size-complex="12pt"/>
    </style:style>
    <style:style style:name="T2026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2027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2028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2029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P2030" style:parent-style-name="바탕글" style:family="paragraph">
      <style:text-properties style:font-name="Gulim" style:font-name-asian="Gulim" style:font-name-complex="Gulim" fo:font-size="12pt" style:font-size-asian="12pt" style:font-size-complex="12pt"/>
    </style:style>
    <style:style style:name="P2031" style:parent-style-name="바탕글" style:family="paragraph">
      <style:paragraph-properties fo:margin-left="0.3743in" fo:text-indent="-0.3743in">
        <style:tab-stops/>
      </style:paragraph-properties>
      <style:text-properties style:font-name="Gulim" style:font-name-asian="Gulim" style:font-name-complex="Gulim" fo:font-size="12pt" style:font-size-asian="12pt" style:font-size-complex="12pt"/>
    </style:style>
    <style:style style:name="P2032" style:parent-style-name="Normal" style:family="paragraph">
      <style:text-properties fo:font-size="1pt" style:font-size-asian="1pt"/>
    </style:style>
    <style:style style:name="P2033" style:parent-style-name="Normal" style:family="paragraph">
      <style:paragraph-properties fo:break-before="page"/>
    </style:style>
    <style:style style:name="P2034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203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036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2037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2038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39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0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1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2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3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4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5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6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7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8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9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0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1" style:parent-style-name="DefaultParagraphFont" style:family="text">
      <style:text-properties style:font-name="HCI Poppy" style:font-name-asian="HCI Poppy" style:font-name-complex="HCI Poppy" fo:letter-spacing="-0.0041in" fo:font-size="15pt" style:font-size-asian="15pt" style:font-size-complex="15pt"/>
    </style:style>
    <style:style style:name="T2052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3" style:parent-style-name="DefaultParagraphFont" style:family="text">
      <style:text-properties style:font-name="HCI Poppy" style:font-name-asian="HCI Poppy" style:font-name-complex="HCI Poppy" fo:letter-spacing="-0.0041in" fo:font-size="15pt" style:font-size-asian="15pt" style:font-size-complex="15pt"/>
    </style:style>
    <style:style style:name="T2054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5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6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7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8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59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60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61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62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6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6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7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9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5" style:parent-style-name="DefaultParagraphFont" style:family="text">
      <style:text-properties style:font-name="HCI Poppy" style:font-name-asian="HCI Poppy" style:font-name-complex="HCI Poppy" fo:letter-spacing="-0.0027in" fo:font-size="15pt" style:font-size-asian="15pt" style:font-size-complex="15pt"/>
    </style:style>
    <style:style style:name="P2076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207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078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207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08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6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7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9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6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7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209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3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2104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210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6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T2107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0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09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6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7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9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27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2128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212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30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T2131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2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3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4" style:parent-style-name="DefaultParagraphFont" style:family="text">
      <style:text-properties style:font-name="HCI Poppy" style:font-name-asian="HYSinMyeongJo-Medium" style:font-name-complex="HYSinMyeongJo-Medium" fo:letter-spacing="-0.0062in" fo:font-size="15pt" style:font-size-asian="15pt" style:font-size-complex="15pt"/>
    </style:style>
    <style:style style:name="T2135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6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7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8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9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0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1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2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3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4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5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6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7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8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2149" style:parent-style-name="DefaultParagraphFont" style:family="text">
      <style:text-properties style:font-name="HCI Poppy" style:font-name-asian="HCI Poppy" style:font-name-complex="HCI Poppy" fo:letter-spacing="-0.009in" fo:font-size="15pt" style:font-size-asian="15pt" style:font-size-complex="15pt"/>
    </style:style>
    <style:style style:name="T2150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215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52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3" style:parent-style-name="DefaultParagraphFont" style:family="text">
      <style:text-properties style:font-name="HCI Poppy" style:font-name-asian="HYSinMyeongJo-Medium" style:font-name-complex="HYSinMyeongJo-Medium" fo:letter-spacing="-0.0083in" fo:font-size="15pt" style:font-size-asian="15pt" style:font-size-complex="15pt"/>
    </style:style>
    <style:style style:name="T2154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5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6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7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8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9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0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1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2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3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4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5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6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7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2168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216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5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2176" style:parent-style-name="바탕글" style:family="paragraph">
      <style:paragraph-properties fo:margin-top="0.1388in" fo:line-height="116%" fo:margin-left="0.4173in" fo:text-indent="-0.4173in">
        <style:tab-stops/>
      </style:paragraph-properties>
      <style:text-properties style:font-name="HCI Poppy" style:font-name-asian="휴먼명조" style:font-name-complex="휴먼명조" fo:font-size="15pt" style:font-size-asian="15pt" style:font-size-complex="15pt"/>
    </style:style>
    <style:style style:name="TableColumn2178" style:family="table-column">
      <style:table-column-properties style:column-width="6.6138in" style:use-optimal-column-width="false"/>
    </style:style>
    <style:style style:name="Table2177" style:family="table">
      <style:table-properties style:width="6.6138in" fo:margin-left="0in" table:align="left"/>
    </style:style>
    <style:style style:name="TableRow2179" style:family="table-row">
      <style:table-row-properties style:min-row-height="3.3388in" style:use-optimal-row-height="false"/>
    </style:style>
    <style:style style:name="TableCell2180" style:family="table-cell">
      <style:table-cell-properties fo:border="0.052in double #000000" style:border-line-width="0.0173in 0.0173in 0.0173in" style:writing-mode="lr-tb" style:vertical-align="middle" fo:padding-top="0.0194in" fo:padding-left="0.0194in" fo:padding-bottom="0.0194in" fo:padding-right="0.0194in"/>
    </style:style>
    <style:style style:name="P2181" style:parent-style-name="바탕글" style:family="paragraph">
      <style:paragraph-properties style:line-break="strict" fo:text-align="center"/>
      <style:text-properties style:font-name="HYGothic-Medium" style:font-name-asian="HYGothic-Medium" style:font-name-complex="HYGothic-Medium" fo:font-weight="bold" style:font-weight-asian="bold" style:font-weight-complex="bold" fo:font-size="12pt" style:font-size-asian="12pt" style:font-size-complex="12pt"/>
    </style:style>
    <style:style style:name="P2182" style:parent-style-name="바탕글" style:family="paragraph">
      <style:paragraph-properties style:line-break="strict" fo:text-align="center"/>
      <style:text-properties style:font-name="HYGothic-Medium" style:font-name-asian="HYGothic-Medium" style:font-name-complex="HYGothic-Medium" fo:font-weight="bold" style:font-weight-asian="bold" style:font-weight-complex="bold" fo:font-size="12pt" style:font-size-asian="12pt" style:font-size-complex="12pt"/>
    </style:style>
    <style:style style:name="P2183" style:parent-style-name="바탕글" style:family="paragraph">
      <style:paragraph-properties fo:margin-left="0.2555in" fo:text-indent="-0.2555in">
        <style:tab-stops/>
      </style:paragraph-properties>
    </style:style>
    <style:style style:name="T2184" style:parent-style-name="DefaultParagraphFont" style:family="text">
      <style:text-properties style:font-name="HYGothic-Medium" style:font-name-asian="HYGothic-Medium" style:font-name-complex="HYGothic-Medium" fo:font-weight="bold" style:font-weight-asian="bold" style:font-weight-complex="bold" fo:font-size="12pt" style:font-size-asian="12pt" style:font-size-complex="12pt"/>
    </style:style>
    <style:style style:name="T2185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186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187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88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89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0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1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2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3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4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P2195" style:parent-style-name="바탕글" style:family="paragraph">
      <style:paragraph-properties fo:margin-left="0.2555in" fo:text-indent="-0.2555in">
        <style:tab-stops/>
      </style:paragraph-properties>
      <style:text-properties style:font-name="HYGothic-Medium" style:font-name-asian="HYGothic-Medium" style:font-name-complex="HYGothic-Medium" fo:font-size="12pt" style:font-size-asian="12pt" style:font-size-complex="12pt"/>
    </style:style>
    <style:style style:name="P2196" style:parent-style-name="바탕글" style:family="paragraph">
      <style:paragraph-properties fo:margin-left="0.2173in" fo:text-indent="-0.2173in">
        <style:tab-stops/>
      </style:paragraph-properties>
    </style:style>
    <style:style style:name="T2197" style:parent-style-name="DefaultParagraphFont" style:family="text">
      <style:text-properties style:font-name="HYGothic-Medium" style:font-name-asian="HYGothic-Medium" style:font-name-complex="HYGothic-Medium" fo:font-weight="bold" style:font-weight-asian="bold" style:font-weight-complex="bold" fo:font-size="12pt" style:font-size-asian="12pt" style:font-size-complex="12pt"/>
    </style:style>
    <style:style style:name="T2198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199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00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1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2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3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4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5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6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7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8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9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10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11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P2212" style:parent-style-name="바탕글" style:family="paragraph">
      <style:paragraph-properties fo:margin-left="0.2173in" fo:text-indent="-0.2173in">
        <style:tab-stops/>
      </style:paragraph-properties>
      <style:text-properties style:font-name="HYGothic-Medium" style:font-name-asian="HYGothic-Medium" style:font-name-complex="HYGothic-Medium" fo:font-size="12pt" style:font-size-asian="12pt" style:font-size-complex="12pt"/>
    </style:style>
    <style:style style:name="P2213" style:parent-style-name="바탕글" style:family="paragraph">
      <style:paragraph-properties style:line-break="strict" fo:text-align="center" fo:margin-left="0.2326in" fo:text-indent="-0.2326in">
        <style:tab-stops/>
      </style:paragraph-properties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P2214" style:parent-style-name="바탕글" style:family="paragraph">
      <style:paragraph-properties fo:margin-left="0.2326in" fo:text-indent="-0.2326in">
        <style:tab-stops/>
      </style:paragraph-properties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P2215" style:parent-style-name="바탕글" style:family="paragraph">
      <style:paragraph-properties fo:margin-left="0.2326in" fo:text-indent="-0.2326in">
        <style:tab-stops/>
      </style:paragraph-properties>
    </style:style>
    <style:style style:name="T2216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17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18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19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P2220" style:parent-style-name="바탕글" style:family="paragraph">
      <style:paragraph-properties fo:margin-left="0.2173in" fo:text-indent="-0.2173in">
        <style:tab-stops/>
      </style:paragraph-properties>
      <style:text-properties style:font-name="HYGothic-Medium" style:font-name-asian="HYGothic-Medium" style:font-name-complex="HYGothic-Medium" fo:font-size="12pt" style:font-size-asian="12pt" style:font-size-complex="12pt"/>
    </style:style>
    <style:style style:name="P2221" style:parent-style-name="바탕글" style:family="paragraph">
      <style:paragraph-properties fo:margin-left="0.5784in" fo:text-indent="-0.5784in">
        <style:tab-stops/>
      </style:paragraph-properties>
    </style:style>
    <style:style style:name="T2222" style:parent-style-name="DefaultParagraphFont" style:family="text">
      <style:text-properties style:font-name="HYGothic-Medium" style:font-name-asian="HYGothic-Medium" style:font-name-complex="HYGothic-Medium" fo:font-weight="bold" style:font-weight-asian="bold" style:font-weight-complex="bold" fo:letter-spacing="-0.0048in" fo:font-size="12pt" style:font-size-asian="12pt" style:font-size-complex="12pt"/>
    </style:style>
    <style:style style:name="T2223" style:parent-style-name="DefaultParagraphFont" style:family="text">
      <style:text-properties style:font-name="HYGothic-Medium" style:font-name-asian="HYGothic-Medium" style:font-name-complex="HYGothic-Medium" fo:font-weight="bold" style:font-weight-asian="bold" style:font-weight-complex="bold" fo:letter-spacing="-0.0048in" fo:font-size="12pt" style:font-size-asian="12pt" style:font-size-complex="12pt"/>
    </style:style>
    <style:style style:name="T2224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25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26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27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28" style:parent-style-name="DefaultParagraphFont" style:family="text">
      <style:text-properties style:font-name="HYGothic-Medium" style:font-name-asian="HYGothic-Medium" style:font-name-complex="HYGothic-Medium" fo:letter-spacing="-0.0041in" fo:font-size="12pt" style:font-size-asian="12pt" style:font-size-complex="12pt"/>
    </style:style>
    <style:style style:name="T2229" style:parent-style-name="DefaultParagraphFont" style:family="text">
      <style:text-properties style:font-name="HYGothic-Medium" style:font-name-asian="HYGothic-Medium" style:font-name-complex="HYGothic-Medium" fo:letter-spacing="-0.0069in" fo:font-size="12pt" style:font-size-asian="12pt" style:font-size-complex="12pt"/>
    </style:style>
    <style:style style:name="T2230" style:parent-style-name="DefaultParagraphFont" style:family="text">
      <style:text-properties style:font-name="HYGothic-Medium" style:font-name-asian="HYGothic-Medium" style:font-name-complex="HYGothic-Medium" fo:letter-spacing="-0.0069in" fo:font-size="12pt" style:font-size-asian="12pt" style:font-size-complex="12pt"/>
    </style:style>
    <style:style style:name="T2231" style:parent-style-name="DefaultParagraphFont" style:family="text">
      <style:text-properties style:font-name="HYGothic-Medium" style:font-name-asian="HYGothic-Medium" style:font-name-complex="HYGothic-Medium" fo:letter-spacing="-0.009in" fo:font-size="12pt" style:font-size-asian="12pt" style:font-size-complex="12pt"/>
    </style:style>
    <style:style style:name="T2232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3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4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5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6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7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8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9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0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1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2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3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4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5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6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7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8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49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50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1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2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3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4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5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6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P2257" style:parent-style-name="바탕글" style:family="paragraph">
      <style:paragraph-properties fo:margin-left="0.5784in" fo:text-indent="-0.5784in">
        <style:tab-stops/>
      </style:paragraph-properties>
      <style:text-properties style:font-name="HYGothic-Medium" style:font-name-asian="HYGothic-Medium" style:font-name-complex="HYGothic-Medium" fo:font-size="12pt" style:font-size-asian="12pt" style:font-size-complex="12pt"/>
    </style:style>
    <style:style style:name="P2258" style:parent-style-name="바탕글" style:family="paragraph">
      <style:paragraph-properties fo:margin-left="0.2326in" fo:text-indent="-0.2326in">
        <style:tab-stops/>
      </style:paragraph-properties>
      <style:text-properties fo:letter-spacing="-0.0013in" fo:font-size="12pt" style:font-size-asian="12pt" style:font-size-complex="12pt"/>
    </style:style>
    <style:style style:name="P2259" style:parent-style-name="바탕글" style:family="paragraph">
      <style:paragraph-properties fo:margin-left="0.252in" fo:text-indent="-0.252in">
        <style:tab-stops/>
      </style:paragraph-properties>
    </style:style>
    <style:style style:name="T2260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1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2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3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4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5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6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7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8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9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0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1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2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3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4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5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6" style:parent-style-name="DefaultParagraphFont" style:family="text">
      <style:text-properties style:font-name="GungsuhChe" style:font-name-asian="GungsuhChe" style:font-name-complex="GungsuhChe" fo:color="#0000FF" fo:font-size="11pt" style:font-size-asian="11pt" style:font-size-complex="11pt"/>
    </style:style>
    <style:style style:name="T2277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8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9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0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1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2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3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4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5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6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7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8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89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0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1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2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3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4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5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6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7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8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9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300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301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302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303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P2304" style:parent-style-name="Normal" style:family="paragraph">
      <style:text-properties fo:font-size="1pt" style:font-size-asian="1pt"/>
    </style:style>
    <style:style style:name="P2305" style:parent-style-name="바탕글" style:family="paragraph">
      <style:paragraph-properties fo:line-height="116%" fo:margin-left="0.4423in" fo:text-indent="-0.4423in">
        <style:tab-stops/>
      </style:paragraph-properties>
      <style:text-properties style:font-name="HCI Poppy" style:font-name-asian="휴먼명조" style:font-name-complex="휴먼명조" fo:font-size="15pt" style:font-size-asian="15pt" style:font-size-complex="15pt"/>
    </style:style>
    <style:style style:name="P2306" style:parent-style-name="Normal" style:family="paragraph">
      <style:paragraph-properties fo:break-before="page"/>
    </style:style>
    <style:style style:name="P2307" style:parent-style-name="바탕글" style:family="paragraph">
      <style:paragraph-properties style:line-break="strict" fo:text-align="center" fo:margin-top="0.125in" fo:margin-bottom="0.0416in" fo:line-height="100%" fo:margin-left="0.4166in" fo:text-indent="-0.4166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TableColumn2309" style:family="table-column">
      <style:table-column-properties style:column-width="0.3791in" style:use-optimal-column-width="false"/>
    </style:style>
    <style:style style:name="TableColumn2310" style:family="table-column">
      <style:table-column-properties style:column-width="0.9291in" style:use-optimal-column-width="false"/>
    </style:style>
    <style:style style:name="TableColumn2311" style:family="table-column">
      <style:table-column-properties style:column-width="3.1694in" style:use-optimal-column-width="false"/>
    </style:style>
    <style:style style:name="TableColumn2312" style:family="table-column">
      <style:table-column-properties style:column-width="1.1062in" style:use-optimal-column-width="false"/>
    </style:style>
    <style:style style:name="TableColumn2313" style:family="table-column">
      <style:table-column-properties style:column-width="0.9881in" style:use-optimal-column-width="false"/>
    </style:style>
    <style:style style:name="Table2308" style:family="table">
      <style:table-properties style:width="6.5722in" fo:margin-left="0in" table:align="center"/>
    </style:style>
    <style:style style:name="TableRow2314" style:family="table-row">
      <style:table-row-properties style:min-row-height="0.3041in" style:use-optimal-row-height="false"/>
    </style:style>
    <style:style style:name="TableCell23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16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18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0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2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2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4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Row2325" style:family="table-row">
      <style:table-row-properties style:min-row-height="0.4694in" style:use-optimal-row-height="false"/>
    </style:style>
    <style:style style:name="TableCell23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7" style:parent-style-name="바탕글" style:family="paragraph">
      <style:paragraph-properties fo:text-align="center" fo:line-height="100%"/>
      <style:text-properties fo:font-size="11pt" style:font-size-asian="11pt" style:font-size-complex="11pt"/>
    </style:style>
    <style:style style:name="TableCell23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9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3" style:parent-style-name="바탕글" style:family="paragraph">
      <style:paragraph-properties fo:text-align="center" fo:line-height="100%"/>
      <style:text-properties fo:font-size="11pt" style:font-size-asian="11pt" style:font-size-complex="11pt"/>
    </style:style>
    <style:style style:name="TableCell233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5" style:parent-style-name="바탕글" style:family="paragraph">
      <style:paragraph-properties fo:text-align="center" fo:line-height="100%"/>
      <style:text-properties fo:font-size="11pt" style:font-size-asian="11pt" style:font-size-complex="11pt"/>
    </style:style>
    <style:style style:name="TableRow2336" style:family="table-row">
      <style:table-row-properties style:min-row-height="0.3583in" style:use-optimal-row-height="false"/>
    </style:style>
    <style:style style:name="TableCell23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8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0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4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2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4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4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6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Row2347" style:family="table-row">
      <style:table-row-properties style:min-row-height="0.3583in" style:use-optimal-row-height="false"/>
    </style:style>
    <style:style style:name="TableCell23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9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51" style:parent-style-name="바탕글" style:family="paragraph">
      <style:paragraph-properties style:line-break="strict" fo:text-align="center"/>
      <style:text-properties fo:color="#0000FF" fo:font-size="11pt" style:font-size-asian="11pt" style:font-size-complex="11pt"/>
    </style:style>
    <style:style style:name="TableCell23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2353" style:parent-style-name="DefaultParagraphFont" style:family="text">
      <style:text-properties fo:color="#0000FF" fo:font-size="11pt" style:font-size-asian="11pt" style:font-size-complex="11pt"/>
    </style:style>
    <style:style style:name="T2354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5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6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7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8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9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0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1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2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3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4" style:parent-style-name="DefaultParagraphFont" style:family="text">
      <style:text-properties fo:color="#0000FF" fo:letter-spacing="-0.0034in" fo:font-size="11pt" style:font-size-asian="11pt" style:font-size-complex="11pt"/>
    </style:style>
    <style:style style:name="TableCell236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66" style:parent-style-name="바탕글" style:family="paragraph">
      <style:paragraph-properties fo:text-align="center" fo:line-height="100%"/>
      <style:text-properties fo:color="#0000FF" fo:font-size="11pt" style:font-size-asian="11pt" style:font-size-complex="11pt"/>
    </style:style>
    <style:style style:name="TableCell23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68" style:parent-style-name="바탕글" style:family="paragraph">
      <style:paragraph-properties style:line-break="strict" fo:text-align="center" fo:line-height="100%"/>
      <style:text-properties fo:color="#0000FF" fo:font-size="11pt" style:font-size-asian="11pt" style:font-size-complex="11pt"/>
    </style:style>
    <style:style style:name="TableRow2369" style:family="table-row">
      <style:table-row-properties style:min-row-height="0.3583in" style:use-optimal-row-height="false"/>
    </style:style>
    <style:style style:name="TableCell237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1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7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7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7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7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380" style:family="table-row">
      <style:table-row-properties style:min-row-height="0.3583in" style:use-optimal-row-height="false"/>
    </style:style>
    <style:style style:name="TableCell238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2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8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8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8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8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391" style:family="table-row">
      <style:table-row-properties style:min-row-height="0.3583in" style:use-optimal-row-height="false"/>
    </style:style>
    <style:style style:name="TableCell239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3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9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9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9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0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02" style:family="table-row">
      <style:table-row-properties style:min-row-height="0.3583in" style:use-optimal-row-height="false"/>
    </style:style>
    <style:style style:name="TableCell240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4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0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0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0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1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13" style:family="table-row">
      <style:table-row-properties style:min-row-height="0.3583in" style:use-optimal-row-height="false"/>
    </style:style>
    <style:style style:name="TableCell24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5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2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2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24" style:family="table-row">
      <style:table-row-properties style:min-row-height="0.3583in" style:use-optimal-row-height="false"/>
    </style:style>
    <style:style style:name="TableCell242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6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2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2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3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3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35" style:family="table-row">
      <style:table-row-properties style:min-row-height="0.3583in" style:use-optimal-row-height="false"/>
    </style:style>
    <style:style style:name="TableCell243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7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3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4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4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46" style:family="table-row">
      <style:table-row-properties style:min-row-height="0.3583in" style:use-optimal-row-height="false"/>
    </style:style>
    <style:style style:name="TableCell244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8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4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5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57" style:family="table-row">
      <style:table-row-properties style:min-row-height="0.3583in" style:use-optimal-row-height="false"/>
    </style:style>
    <style:style style:name="TableCell245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9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6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6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6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6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68" style:family="table-row">
      <style:table-row-properties style:min-row-height="0.3583in" style:use-optimal-row-height="false"/>
    </style:style>
    <style:style style:name="TableCell246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0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7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7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7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7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79" style:family="table-row">
      <style:table-row-properties style:min-row-height="0.3583in" style:use-optimal-row-height="false"/>
    </style:style>
    <style:style style:name="TableCell248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1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8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8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8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8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90" style:family="table-row">
      <style:table-row-properties style:min-row-height="0.3583in" style:use-optimal-row-height="false"/>
    </style:style>
    <style:style style:name="TableCell249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92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9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9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9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9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9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9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9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01" style:family="table-row">
      <style:table-row-properties style:min-row-height="0.3583in" style:use-optimal-row-height="false"/>
    </style:style>
    <style:style style:name="TableCell250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3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0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0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1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12" style:family="table-row">
      <style:table-row-properties style:min-row-height="0.3583in" style:use-optimal-row-height="false"/>
    </style:style>
    <style:style style:name="TableCell251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14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1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1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23" style:family="table-row">
      <style:table-row-properties style:min-row-height="0.3583in" style:use-optimal-row-height="false"/>
    </style:style>
    <style:style style:name="TableCell25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5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3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3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34" style:family="table-row">
      <style:table-row-properties style:min-row-height="0.3583in" style:use-optimal-row-height="false"/>
    </style:style>
    <style:style style:name="TableCell25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36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3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4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4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45" style:family="table-row">
      <style:table-row-properties style:min-row-height="0.3583in" style:use-optimal-row-height="false"/>
    </style:style>
    <style:style style:name="TableCell254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7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5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5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5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5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P2556" style:parent-style-name="Normal" style:family="paragraph">
      <style:text-properties fo:font-size="1pt" style:font-size-asian="1pt"/>
    </style:style>
    <style:style style:name="P2557" style:parent-style-name="바탕글" style:family="paragraph">
      <style:paragraph-properties style:line-break="strict" fo:text-align="center" fo:margin-top="0.0416in"/>
      <style:text-properties fo:font-size="12pt" style:font-size-asian="12pt" style:font-size-complex="12pt"/>
    </style:style>
    <style:style style:name="P2558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P16"><text:span text:style-name="T17"><text:s/></text:span><text:span text:style-name="T18">MFDS</text:span><text:span text:style-name="T19">/MaPP 5070 :<text:s/></text:span><text:span text:style-name="T20">대민업무</text:span><text:span text:style-name="T21">(</text:span><text:span text:style-name="T22">각종</text:span><text:span text:style-name="T23"><text:s/></text:span><text:span text:style-name="T24">설명회</text:span><text:span text:style-name="T25">,<text:s/></text:span><text:span text:style-name="T26">민원상담</text:span><text:span text:style-name="T27">,<text:s/></text:span><text:span text:style-name="T28">전화응대</text:span><text:span text:style-name="T29"><text:s/></text:span><text:span text:style-name="T30">등</text:span><text:span text:style-name="T31">)<text:s/></text:span><text:span text:style-name="T32">일반</text:span></text:p>
      <text:p text:style-name="P33"/>
      <text:p text:style-name="P34">5070.01G <text:s/>전화,<text:s/>인터넷<text:s/>및<text:s/>편지<text:s/>등으로<text:s/>접수된<text:s/>대국민<text:s/>민원처리<text:s/>절차</text:p>
      <text:p text:style-name="P35"/>
      <text:p text:style-name="P36"/>
      <text:p text:style-name="P37">승인자<text:s/>:<text:s/>바이오생약국장<text:s/></text:p>
      <text:p text:style-name="P38">승인일<text:s/>: 2013. 4. <text:s text:c="2"/>.</text:p>
      <text:p text:style-name="P39"/>
      <text:p text:style-name="P40"/>
      <text:p text:style-name="P41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구<text:s text:c="2"/>분</text:p>
          </table:table-cell>
          <table:table-cell table:style-name="TableCell49">
            <text:p text:style-name="P50">소속<text:s/>및<text:s/>이름</text:p>
          </table:table-cell>
          <table:table-cell table:style-name="TableCell51">
            <text:p text:style-name="P52">비<text:s/>고</text:p>
          </table:table-cell>
        </table:table-row>
        <table:table-row table:style-name="TableRow53">
          <table:table-cell table:style-name="TableCell54">
            <text:p text:style-name="P55">작성자</text:p>
            <text:p text:style-name="P56">검토자</text:p>
            <text:p text:style-name="P57"/>
          </table:table-cell>
          <table:table-cell table:style-name="TableCell58">
            <text:p text:style-name="P59"><text:s/>바이오의약품정책과<text:s text:c="6"/></text:p>
            <text:p text:style-name="P60"><text:s/>바이오의약품정책과<text:s text:c="6"/></text:p>
            <text:p text:style-name="P61"><text:s/>바이오의약품품질관리과<text:s text:c="2"/></text:p>
            <text:p text:style-name="P62"><text:s/>한약정책과<text:s text:c="14"/></text:p>
            <text:p text:style-name="P63"><text:s/>화장품정책과<text:s text:c="5"/></text:p>
            <text:p text:style-name="P64"><text:s/>의약외품정책과<text:s text:c="7"/></text:p>
            <text:p text:style-name="P65"><text:s/></text:p>
            <text:p text:style-name="P66"/>
          </table:table-cell>
          <table:table-cell table:style-name="TableCell67">
            <text:p text:style-name="P68"/>
          </table:table-cell>
        </table:table-row>
      </table:table>
      <text:p text:style-name="P69"/>
      <text:p text:style-name="P70"/>
      <text:p text:style-name="P71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 table:number-columns-spanned="8">
            <text:p text:style-name="P83"><text:span text:style-name="T84">지침</text:span><text:span text:style-name="T85">‧</text:span><text:span text:style-name="T86">가이드라인</text:span><text:span text:style-name="T87">‧</text:span><text:span text:style-name="T88">해설서</text:span><text:span text:style-name="T89"><text:s/></text:span><text:span text:style-name="T90">(</text:span><text:span text:style-name="T91">지침</text:span><text:span text:style-name="T92"><text:s/></text:span><text:span text:style-name="T93">등</text:span><text:span text:style-name="T94">)</text:span><text:span text:style-name="T95"><text:s/></text:span><text:span text:style-name="T96">재분류</text:span><text:span text:style-name="T97"><text:s/></text:span><text:span text:style-name="T98">점검표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9">
          <table:table-cell table:style-name="TableCell100" table:number-columns-spanned="8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">
          <table:table-cell table:style-name="TableCell103">
            <text:p text:style-name="P104">지침<text:s/>등<text:s/>명칭</text:p>
          </table:table-cell>
          <table:table-cell table:style-name="TableCell105" table:number-columns-spanned="7">
            <text:p text:style-name="P106">전화<text:s/>인터넷<text:s/>및<text:s/>편지<text:s/>등으로<text:s/>접수된<text:s/>대국민<text:s/>민원처리<text:s/>절차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8">
            <text:p text:style-name="P109">아래에<text:s/>해당하는<text:s/>사항에<text:s/>체크하여<text:s/>주시기<text:s/>바랍니다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0">
          <table:table-cell table:style-name="TableCell111" table:number-rows-spanned="6">
            <text:p text:style-name="P112">폐지대상</text:p>
            <text:p text:style-name="P113">여부</text:p>
          </table:table-cell>
          <table:table-cell table:style-name="TableCell114" table:number-columns-spanned="6">
            <text:p text:style-name="P115"><text:span text:style-name="T116">□</text:span><text:span text:style-name="T117"><text:s/></text:span><text:span text:style-name="T118">법령</text:span><text:span text:style-name="T119">(</text:span><text:span text:style-name="T120">법</text:span><text:span text:style-name="T121">‧</text:span><text:span text:style-name="T122">시행령</text:span><text:span text:style-name="T123">‧</text:span><text:span text:style-name="T124">시행규칙</text:span><text:span text:style-name="T125">)<text:s/></text:span><text:span text:style-name="T126">또는</text:span><text:span text:style-name="T127"><text:s/></text:span><text:span text:style-name="T128">행정규칙</text:span><text:span text:style-name="T129">(</text:span><text:span text:style-name="T130">고시</text:span><text:span text:style-name="T131">‧</text:span><text:span text:style-name="T132">훈령</text:span><text:span text:style-name="T133">‧</text:span><text:span text:style-name="T134">예규</text:span><text:span text:style-name="T135">)<text:s/></text:span><text:span text:style-name="T136">등을</text:span><text:span text:style-name="T137"><text:s/></text:span><text:span text:style-name="T138">나열하는</text:span><text:span text:style-name="T139"><text:s/></text:span><text:span text:style-name="T140">것입니까</text:span><text:span text:style-name="T141">?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2">
            <text:p text:style-name="P143">□<text:s/>예</text:p>
            <text:p text:style-name="P144">▣<text:s/>아니오</text:p>
          </table:table-cell>
        </table:table-row>
        <table:table-row table:style-name="TableRow145">
          <table:covered-table-cell>
            <text:p text:style-name="Normal"/>
          </table:covered-table-cell>
          <table:table-cell table:style-name="TableCell146" table:number-columns-spanned="6">
            <text:p text:style-name="P147"><text:span text:style-name="T148">□</text:span><text:span text:style-name="T149"><text:s/></text:span><text:span text:style-name="T150">단순한</text:span><text:span text:style-name="T151"><text:s/></text:span><text:span text:style-name="T152">사실을</text:span><text:span text:style-name="T153"><text:s/></text:span><text:span text:style-name="T154">대외적으로</text:span><text:span text:style-name="T155"><text:s/></text:span><text:span text:style-name="T156">알리는</text:span><text:span text:style-name="T157"><text:s/></text:span><text:span text:style-name="T158">공고의</text:span><text:span text:style-name="T159"><text:s/></text:span><text:span text:style-name="T160">내용</text:span><text:span text:style-name="T161">입니까</text:span><text:span text:style-name="T162">?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63">
            <text:p text:style-name="P164">□<text:s/>예</text:p>
            <text:p text:style-name="P165">▣<text:s/>아니오</text:p>
          </table:table-cell>
        </table:table-row>
        <table:table-row table:style-name="TableRow166">
          <table:covered-table-cell>
            <text:p text:style-name="Normal"/>
          </table:covered-table-cell>
          <table:table-cell table:style-name="TableCell167" table:number-columns-spanned="6">
            <text:p text:style-name="P168">□<text:s/>일회성<text:s/>지시<text:s/>또는<text:s/>일일<text:s/>명령에<text:s/>해당하는<text:s/>내용입니까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69">
            <text:p text:style-name="P170">□<text:s/>예</text:p>
            <text:p text:style-name="P171">▣<text:s/>아니오</text:p>
          </table:table-cell>
        </table:table-row>
        <table:table-row table:style-name="TableRow172">
          <table:covered-table-cell>
            <text:p text:style-name="Normal"/>
          </table:covered-table-cell>
          <table:table-cell table:style-name="TableCell173" table:number-columns-spanned="6">
            <text:p text:style-name="P174">□<text:s/>외국<text:s/>규정을<text:s/>번역하거나<text:s/>설명하는<text:s/>내용입니까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75">
            <text:p text:style-name="P176">□<text:s/>예</text:p>
            <text:p text:style-name="P177">▣<text:s/>아니오</text:p>
          </table:table-cell>
        </table:table-row>
        <table:table-row table:style-name="TableRow178">
          <table:covered-table-cell>
            <text:p text:style-name="Normal"/>
          </table:covered-table-cell>
          <table:table-cell table:style-name="TableCell179" table:number-columns-spanned="6">
            <text:p text:style-name="P180">□<text:s/>정보제공<text:s/>등<text:s/>직원<text:s/>교육용<text:s/>자료입니까?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81">
            <text:p text:style-name="P182">□<text:s/>예</text:p>
            <text:p text:style-name="P183">▣<text:s/>아니오</text:p>
          </table:table-cell>
        </table:table-row>
        <table:table-row table:style-name="TableRow184">
          <table:covered-table-cell>
            <text:p text:style-name="Normal"/>
          </table:covered-table-cell>
          <table:table-cell table:style-name="TableCell185" table:number-columns-spanned="6">
            <text:p text:style-name="P186">상기<text:s/>사항<text:s/>중<text:s/>어느<text:s/>하나라도<text:s/>‘예’에<text:s/>해당되는<text:s/>경우에<text:s/>폐지<text:s/>대상입니다.</text:p>
            <text:p text:style-name="P187"><text:span text:style-name="T188">폐지</text:span><text:span text:style-name="T189"><text:s/></text:span><text:span text:style-name="T190">대상에</text:span><text:span text:style-name="T191"><text:s/></text:span><text:span text:style-name="T192">해당합니까</text:span><text:span text:style-name="T193">?</text:span><text:span text:style-name="T194">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95">
            <text:p text:style-name="P196">□<text:s/>예</text:p>
            <text:p text:style-name="P197">▣<text:s/>아니오</text:p>
          </table:table-cell>
        </table:table-row>
        <table:table-row table:style-name="TableRow198">
          <table:table-cell table:style-name="TableCell199" table:number-rows-spanned="5">
            <text:p text:style-name="P200">등록대상<text:s/>세부정보</text:p>
          </table:table-cell>
          <table:table-cell table:style-name="TableCell201" table:number-columns-spanned="6">
            <text:p text:style-name="P202"><text:span text:style-name="T203">□</text:span><text:span text:style-name="T204"><text:s/></text:span><text:span text:style-name="T205">내부적으로</text:span><text:span text:style-name="T206"><text:s/></text:span><text:span text:style-name="T207">행정사무의</text:span><text:span text:style-name="T208"><text:s/></text:span><text:span text:style-name="T209">통일을</text:span><text:span text:style-name="T210"><text:s/></text:span><text:span text:style-name="T211">기하기</text:span><text:span text:style-name="T212"><text:s/></text:span><text:span text:style-name="T213">위하여</text:span><text:span text:style-name="T214"><text:s/></text:span><text:span text:style-name="T215">반복적으로</text:span><text:span text:style-name="T216"><text:s/></text:span><text:span text:style-name="T217">행정사무의</text:span><text:span text:style-name="T218"><text:s/></text:span><text:span text:style-name="T219">세부기준이나</text:span><text:span text:style-name="T220"><text:s/></text:span><text:span text:style-name="T221">절차를</text:span><text:span text:style-name="T222"><text:s/></text:span><text:span text:style-name="T223">제시하는</text:span><text:span text:style-name="T224"><text:s/></text:span><text:span text:style-name="T225">것입니까</text:span><text:span text:style-name="T226">?</text:span><text:span text:style-name="T227"><text:s/></text:span><text:span text:style-name="T228">(</text:span><text:span text:style-name="T229">지침</text:span><text:span text:style-name="T230">)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31">
            <text:p text:style-name="P232">▣<text:s/>예</text:p>
            <text:p text:style-name="P233">□<text:s/>아니오</text:p>
          </table:table-cell>
        </table:table-row>
        <table:table-row table:style-name="TableRow234">
          <table:covered-table-cell>
            <text:p text:style-name="Normal"/>
          </table:covered-table-cell>
          <table:table-cell table:style-name="TableCell235" table:number-columns-spanned="6">
            <text:p text:style-name="P236"><text:span text:style-name="T237">□</text:span><text:span text:style-name="T238"><text:s/></text:span><text:span text:style-name="T239">대내외적으로</text:span><text:span text:style-name="T240"><text:s/></text:span><text:span text:style-name="T241">특정한</text:span><text:span text:style-name="T242"><text:s/></text:span><text:span text:style-name="T243">사안</text:span><text:span text:style-name="T244"><text:s/></text:span><text:span text:style-name="T245">등에</text:span><text:span text:style-name="T246"><text:s/></text:span><text:span text:style-name="T247">대하여</text:span><text:span text:style-name="T248"><text:s/></text:span><text:span text:style-name="T249">식약처의</text:span><text:span text:style-name="T250"><text:s/></text:span><text:span text:style-name="T251">입장을</text:span><text:span text:style-name="T252"><text:s/></text:span><text:span text:style-name="T253">기술하는</text:span><text:span text:style-name="T254"><text:s/></text:span><text:span text:style-name="T255">것입니까</text:span><text:span text:style-name="T256">?</text:span><text:span text:style-name="T257"><text:s/></text:span><text:span text:style-name="T258">(</text:span><text:span text:style-name="T259">가이드라인</text:span><text:span text:style-name="T260">)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61">
            <text:p text:style-name="P262">□<text:s/>예</text:p>
            <text:p text:style-name="P263">▣<text:s/>아니오</text:p>
          </table:table-cell>
        </table:table-row>
        <table:table-row table:style-name="TableRow264">
          <table:covered-table-cell>
            <text:p text:style-name="Normal"/>
          </table:covered-table-cell>
          <table:table-cell table:style-name="TableCell265" table:number-columns-spanned="6">
            <text:p text:style-name="P266"><text:span text:style-name="T267">□</text:span><text:span text:style-name="T268"><text:s/></text:span><text:span text:style-name="T269">법령</text:span><text:span text:style-name="T270">,<text:s/></text:span><text:span text:style-name="T271">고시</text:span><text:span text:style-name="T272">‧</text:span><text:span text:style-name="T273">훈령</text:span><text:span text:style-name="T274">‧</text:span><text:span text:style-name="T275">예규와</text:span><text:span text:style-name="T276"><text:s/></text:span><text:span text:style-name="T277">같은</text:span><text:span text:style-name="T278"><text:s/></text:span><text:span text:style-name="T279">규정</text:span><text:span text:style-name="T280"><text:s/></text:span><text:span text:style-name="T281">또는</text:span><text:span text:style-name="T282"><text:s/></text:span><text:span text:style-name="T283">식약처장이</text:span><text:span text:style-name="T284"><text:s/></text:span><text:span text:style-name="T285">정한</text:span><text:span text:style-name="T286"><text:s/></text:span><text:span text:style-name="T287">특정한</text:span><text:span text:style-name="T288"><text:s/></text:span><text:span text:style-name="T289">사안에</text:span><text:span text:style-name="T290"><text:s/></text:span><text:span text:style-name="T291">대하여</text:span><text:span text:style-name="T292"><text:s/></text:span><text:span text:style-name="T293">그</text:span><text:span text:style-name="T294"><text:s/></text:span><text:span text:style-name="T295">절차</text:span><text:span text:style-name="T296"><text:s/></text:span><text:span text:style-name="T297">등의</text:span><text:span text:style-name="T298"><text:s/></text:span><text:span text:style-name="T299">내용을</text:span><text:span text:style-name="T300"><text:s/></text:span><text:span text:style-name="T301">알기</text:span><text:span text:style-name="T302"><text:s/></text:span><text:span text:style-name="T303">쉽게</text:span><text:span text:style-name="T304"><text:s/></text:span><text:span text:style-name="T305">풀어</text:span><text:span text:style-name="T306"><text:s/></text:span><text:span text:style-name="T307">설명하거나</text:span><text:span text:style-name="T308"><text:s/></text:span><text:span text:style-name="T309">질의</text:span><text:span text:style-name="T310">‧</text:span><text:span text:style-name="T311">응답하는</text:span><text:span text:style-name="T312"><text:s/></text:span><text:span text:style-name="T313">형태입니까</text:span><text:span text:style-name="T314">?</text:span><text:span text:style-name="T315"><text:s/></text:span><text:span text:style-name="T316">(</text:span><text:span text:style-name="T317">해설서</text:span><text:span text:style-name="T318">)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19">
            <text:p text:style-name="P320">□<text:s/>예</text:p>
            <text:p text:style-name="P321">▣<text:s/>아니오</text:p>
          </table:table-cell>
        </table:table-row>
        <table:table-row table:style-name="TableRow322">
          <table:covered-table-cell>
            <text:p text:style-name="Normal"/>
          </table:covered-table-cell>
          <table:table-cell table:style-name="TableCell323" table:number-columns-spanned="6">
            <text:p text:style-name="P324">□<text:s/>내부<text:s/>직원용(위임‧위탁기관<text:s/>직원<text:s/>포함)에<text:s/>해당합니까?</text:p>
            <text:p text:style-name="P325"><text:s text:c="3"/>(“예”인<text:s/>경우,<text:s/>지침에<text:s/>해당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26">
            <text:p text:style-name="P327">▣<text:s/>예</text:p>
            <text:p text:style-name="P328">□<text:s/>아니오</text:p>
          </table:table-cell>
        </table:table-row>
        <table:table-row table:style-name="TableRow329">
          <table:covered-table-cell>
            <text:p text:style-name="Normal"/>
          </table:covered-table-cell>
          <table:table-cell table:style-name="TableCell330" table:number-columns-spanned="6">
            <text:p text:style-name="P331">□<text:s/>외부(관련<text:s/>협회,<text:s/>민원인<text:s/>등)<text:s/>참고용에<text:s/>해당합니까?</text:p>
            <text:p text:style-name="P332"><text:s text:c="3"/>(“예”인<text:s/>경우,<text:s/>가이드라인<text:s/>또는<text:s/>해설서에<text:s/>해당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33">
            <text:p text:style-name="P334">□<text:s/>예</text:p>
            <text:p text:style-name="P335">▣<text:s/>아니오</text:p>
          </table:table-cell>
        </table:table-row>
        <table:table-row table:style-name="TableRow336">
          <table:table-cell table:style-name="TableCell337" table:number-rows-spanned="3">
            <text:p text:style-name="P338">등록번호</text:p>
          </table:table-cell>
          <table:table-cell table:style-name="TableCell339" table:number-columns-spanned="2" table:number-rows-spanned="3">
            <text:p text:style-name="P340">A0-2012-3-012</text:p>
          </table:table-cell>
          <table:covered-table-cell/>
          <table:table-cell table:style-name="TableCell341" table:number-rows-spanned="3">
            <text:p text:style-name="P342"><text:span text:style-name="T343">현행분류</text:span></text:p>
          </table:table-cell>
          <table:table-cell table:style-name="TableCell344" table:number-columns-spanned="4">
            <text:p text:style-name="P345"><text:span text:style-name="T346"><text:s/></text:span><text:span text:style-name="T347">▣</text:span><text:span text:style-name="T348"><text:s/></text:span><text:span text:style-name="T349">지침</text:span></text:p>
          </table:table-cell>
          <table:covered-table-cell/>
          <table:covered-table-cell/>
          <table:covered-table-cell/>
        </table:table-row>
        <table:table-row table:style-name="TableRow35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351" table:number-columns-spanned="4">
            <text:p text:style-name="P352"><text:span text:style-name="T353"><text:s/></text:span><text:span text:style-name="T354">□</text:span><text:span text:style-name="T355"><text:s/></text:span><text:span text:style-name="T356">가이드라인</text:span></text:p>
          </table:table-cell>
          <table:covered-table-cell/>
          <table:covered-table-cell/>
          <table:covered-table-cell/>
        </table:table-row>
        <table:table-row table:style-name="TableRow35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358" table:number-columns-spanned="4">
            <text:p text:style-name="P359"><text:span text:style-name="T360"><text:s/></text:span><text:span text:style-name="T361">□</text:span><text:span text:style-name="T362"><text:s/></text:span><text:span text:style-name="T363">해설서</text:span></text:p>
          </table:table-cell>
          <table:covered-table-cell/>
          <table:covered-table-cell/>
          <table:covered-table-cell/>
        </table:table-row>
        <table:table-row table:style-name="TableRow364">
          <table:table-cell table:style-name="TableCell365" table:number-rows-spanned="3">
            <text:p text:style-name="P366">분류</text:p>
            <text:p text:style-name="P367"><text:span text:style-name="T368">적정성</text:span></text:p>
          </table:table-cell>
          <table:table-cell table:style-name="TableCell369" table:number-columns-spanned="6">
            <text:p text:style-name="P370">□<text:s/>해당<text:s/>지침<text:s/>등의<text:s/>분류가<text:s/>적정합니까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71">
            <text:p text:style-name="P372">▣<text:s/>예</text:p>
            <text:p text:style-name="P373">□<text:s/>아니오</text:p>
          </table:table-cell>
        </table:table-row>
        <table:table-row table:style-name="TableRow374">
          <table:covered-table-cell>
            <text:p text:style-name="Normal"/>
          </table:covered-table-cell>
          <table:table-cell table:style-name="TableCell375" table:number-columns-spanned="7">
            <text:p text:style-name="P376">□<text:s/>“아니오”인<text:s/>경우<text:s/>변경분류<text:s/>사항에<text:s/>체크하여<text:s/>주십시오</text:p>
            <text:p text:style-name="P377"><text:span text:style-name="T378"><text:s text:c="4"/></text:span><text:span text:style-name="T379">□</text:span><text:span text:style-name="T380"><text:s/></text:span><text:span text:style-name="T381">지침</text:span><text:span text:style-name="T382"><text:s text:c="9"/></text:span><text:span text:style-name="T383">□</text:span><text:span text:style-name="T384"><text:s/></text:span><text:span text:style-name="T385">가이드라인</text:span><text:span text:style-name="T386"><text:s text:c="6"/></text:span><text:span text:style-name="T387">□</text:span><text:span text:style-name="T388"><text:s/></text:span><text:span text:style-name="T389">해설서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0">
          <table:covered-table-cell>
            <text:p text:style-name="Normal"/>
          </table:covered-table-cell>
          <table:table-cell table:style-name="TableCell391" table:number-columns-spanned="6">
            <text:p text:style-name="P392">□<text:s/>지침에<text:s/>해당하는<text:s/>경우,<text:s/>예규로<text:s/>전환이<text:s/>필요합니까?</text:p>
            <text:p text:style-name="P393"><text:span text:style-name="T394"><text:s/>*</text:span><text:span text:style-name="T395">“</text:span><text:span text:style-name="T396">예규</text:span><text:span text:style-name="T397">“</text:span><text:span text:style-name="T398">란</text:span><text:span text:style-name="T399"><text:s/></text:span><text:span text:style-name="T400">행정사무의</text:span><text:span text:style-name="T401"><text:s/></text:span><text:span text:style-name="T402">통일을</text:span><text:span text:style-name="T403"><text:s/></text:span><text:span text:style-name="T404">기하기</text:span><text:span text:style-name="T405"><text:s/></text:span><text:span text:style-name="T406">위한</text:span><text:span text:style-name="T407"><text:s/></text:span><text:span text:style-name="T408">것으로</text:span><text:span text:style-name="T409"><text:s/></text:span><text:span text:style-name="T410">반복적</text:span><text:span text:style-name="T411"><text:s/></text:span><text:span text:style-name="T412">행정사무의</text:span><text:span text:style-name="T413"><text:s/></text:span><text:span text:style-name="T414">처리기준을</text:span><text:span text:style-name="T415"><text:s/></text:span><text:span text:style-name="T416">제시하는</text:span><text:span text:style-name="T417"><text:s/></text:span><text:span text:style-name="T418">행정규칙의</text:span><text:span text:style-name="T419"><text:s/></text:span><text:span text:style-name="T420">형태로</text:span><text:span text:style-name="T421">,<text:s/></text:span><text:span text:style-name="T422">식약처</text:span><text:span text:style-name="T423"><text:s/></text:span><text:span text:style-name="T424">전</text:span><text:span text:style-name="T425"><text:s/></text:span><text:span text:style-name="T426">부서에</text:span><text:span text:style-name="T427"><text:s/></text:span><text:span text:style-name="T428">해당하는</text:span><text:span text:style-name="T429"><text:s/></text:span><text:span text:style-name="T430">사항임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31">
            <text:p text:style-name="P432">□<text:s/>예</text:p>
            <text:p text:style-name="P433">▣<text:s/>아니오</text:p>
          </table:table-cell>
        </table:table-row>
        <table:table-row table:style-name="TableRow434">
          <table:table-cell table:style-name="TableCell435" table:number-columns-spanned="8">
            <text:p text:style-name="P436">상기<text:s/>사항에<text:s/>대하여<text:s/>확인하였음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7">
          <table:table-cell table:style-name="TableCell438" table:number-columns-spanned="2">
            <text:p text:style-name="P439"/>
          </table:table-cell>
          <table:covered-table-cell/>
          <table:table-cell table:style-name="TableCell440" table:number-columns-spanned="3">
            <text:p text:style-name="P441"/>
          </table:table-cell>
          <table:covered-table-cell/>
          <table:covered-table-cell/>
          <table:table-cell table:style-name="TableCell442">
            <text:p text:style-name="P443"/>
          </table:table-cell>
          <table:table-cell table:style-name="TableCell444" table:number-columns-spanned="2">
            <text:p text:style-name="P445"/>
          </table:table-cell>
          <table:covered-table-cell/>
        </table:table-row>
        <table:table-row table:style-name="TableRow446">
          <table:table-cell table:style-name="TableCell447" table:number-columns-spanned="8">
            <text:p text:style-name="P448"><text:span text:style-name="T449">2017<text:s/></text:span><text:span text:style-name="T450">년</text:span><text:span text:style-name="T451"><text:s text:c="3"/>3<text:s/></text:span><text:span text:style-name="T452">월</text:span><text:span text:style-name="T453"><text:s text:c="3"/>6<text:s/></text:span><text:span text:style-name="T454">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5">
          <table:table-cell table:style-name="TableCell456" table:number-columns-spanned="2">
            <text:p text:style-name="P457"/>
          </table:table-cell>
          <table:covered-table-cell/>
          <table:table-cell table:style-name="TableCell458" table:number-columns-spanned="3">
            <text:p text:style-name="P459"/>
          </table:table-cell>
          <table:covered-table-cell/>
          <table:covered-table-cell/>
          <table:table-cell table:style-name="TableCell460" table:number-columns-spanned="3">
            <text:p text:style-name="P461"/>
          </table:table-cell>
          <table:covered-table-cell/>
          <table:covered-table-cell/>
        </table:table-row>
        <table:table-row table:style-name="TableRow462">
          <table:table-cell table:style-name="TableCell463" table:number-columns-spanned="2">
            <text:p text:style-name="P464"/>
          </table:table-cell>
          <table:covered-table-cell/>
          <table:table-cell table:style-name="TableCell465" table:number-columns-spanned="3">
            <text:p text:style-name="P466">확<text:s text:c="2"/>인(부서장)</text:p>
          </table:table-cell>
          <table:covered-table-cell/>
          <table:covered-table-cell/>
          <table:table-cell table:style-name="TableCell467" table:number-columns-spanned="3">
            <text:p text:style-name="P468"><text:span text:style-name="T469">김</text:span><text:span text:style-name="T470"><text:s text:c="2"/></text:span><text:span text:style-name="T471">영</text:span><text:span text:style-name="T472"><text:s text:c="2"/></text:span><text:span text:style-name="T473">옥</text:span><text:span text:style-name="T474"><text:s text:c="5"/>(</text:span><text:span text:style-name="T475">서</text:span><text:span text:style-name="T476"><text:s text:c="3"/></text:span><text:span text:style-name="T477">명</text:span><text:span text:style-name="T478">)</text:span></text:p>
          </table:table-cell>
          <table:covered-table-cell/>
          <table:covered-table-cell/>
        </table:table-row>
      </table:table>
      <text:p text:style-name="P479"/>
      <text:p text:style-name="P480"/>
      <text:p text:style-name="P481">식품의약품안전처<text:s/>지침서등의<text:s/>관리에<text:s/>관한<text:s/>규정<text:s/>[별지<text:s/>제2호서식]<text:s/></text:p>
      <text:p text:style-name="P482"/>
      <text:p text:style-name="P483"/>
      <table:table table:style-name="Table484">
        <table:table-columns>
          <table:table-column table:style-name="TableColumn485"/>
        </table:table-columns>
        <table:table-row table:style-name="TableRow486">
          <table:table-cell table:style-name="TableCell487">
            <text:p text:style-name="P488"><text:span text:style-name="T489"><text:s text:c="2"/></text:span><text:span text:style-name="T490">이</text:span><text:span text:style-name="T491"><text:s/></text:span><text:span text:style-name="T492">지침서는</text:span><text:span text:style-name="T493"><text:s/></text:span><text:span text:style-name="T494">바이오생약국의</text:span><text:span text:style-name="T495"><text:s/></text:span><text:span text:style-name="T496">세부</text:span><text:span text:style-name="T497"><text:s/></text:span><text:span text:style-name="T498">지침을</text:span><text:span text:style-name="T499"><text:s/></text:span><text:span text:style-name="T500">정한</text:span><text:span text:style-name="T501"><text:s/></text:span><text:span text:style-name="T502">것으로서</text:span><text:span text:style-name="T503"><text:s/></text:span><text:span text:style-name="T504">식약처</text:span><text:span text:style-name="T505"><text:s/></text:span><text:span text:style-name="T506">관련</text:span><text:span text:style-name="T507"><text:s/></text:span><text:span text:style-name="T508">부서</text:span><text:span text:style-name="T509"><text:s/></text:span><text:span text:style-name="T510">담당</text:span><text:span text:style-name="T511"><text:s/></text:span><text:span text:style-name="T512">직원의</text:span><text:span text:style-name="T513"><text:s/></text:span><text:span text:style-name="T514">업무처리를</text:span><text:span text:style-name="T515"><text:s/></text:span><text:span text:style-name="T516">위한</text:span><text:span text:style-name="T517"><text:s/></text:span><text:span text:style-name="T518">것입니다</text:span><text:span text:style-name="T519">.</text:span></text:p>
            <text:p text:style-name="P520"><text:span text:style-name="T521"><text:s text:c="2"/></text:span><text:span text:style-name="T522">본</text:span><text:span text:style-name="T523"><text:s/></text:span><text:span text:style-name="T524">지침서는</text:span><text:span text:style-name="T525"><text:s/></text:span><text:span text:style-name="T526">대외적으로</text:span><text:span text:style-name="T527"><text:s/></text:span><text:span text:style-name="T528">법적</text:span><text:span text:style-name="T529"><text:s/></text:span><text:span text:style-name="T530">효력을</text:span><text:span text:style-name="T531"><text:s/></text:span><text:span text:style-name="T532">가지는</text:span><text:span text:style-name="T533"><text:s/></text:span><text:span text:style-name="T534">것이</text:span><text:span text:style-name="T535"><text:s/></text:span><text:span text:style-name="T536">아니므로</text:span><text:span text:style-name="T537"><text:s/></text:span><text:span text:style-name="T538">본문의</text:span><text:span text:style-name="T539"><text:s/></text:span><text:span text:style-name="T540">기술</text:span><text:span text:style-name="T541">방식</text:span><text:span text:style-name="T542">(</text:span><text:span text:style-name="T543">‘∼</text:span><text:span text:style-name="T544">하여야</text:span><text:span text:style-name="T545"><text:s/></text:span><text:span text:style-name="T546">한다</text:span><text:span text:style-name="T547">’</text:span><text:span text:style-name="T548"><text:s/></text:span><text:span text:style-name="T549">등</text:span><text:span text:style-name="T550">)</text:span><text:span text:style-name="T551">에도</text:span><text:span text:style-name="T552"><text:s/></text:span><text:span text:style-name="T553">불구하고</text:span><text:span text:style-name="T554"><text:s/></text:span><text:span text:style-name="T555">민원인</text:span><text:span text:style-name="T556"><text:s/></text:span><text:span text:style-name="T557">여러분께서</text:span><text:span text:style-name="T558"><text:s/></text:span><text:span text:style-name="T559">반드시</text:span><text:span text:style-name="T560"><text:s/></text:span><text:span text:style-name="T561">준수하셔야</text:span><text:span text:style-name="T562"><text:s/></text:span><text:span text:style-name="T563">하는</text:span><text:span text:style-name="T564"><text:s/></text:span><text:span text:style-name="T565">사항</text:span><text:span text:style-name="T566">이</text:span><text:span text:style-name="T567"><text:s/></text:span><text:span text:style-name="T568">아님을</text:span><text:span text:style-name="T569"><text:s/></text:span><text:span text:style-name="T570">알려드립니다</text:span><text:span text:style-name="T571">. <text:s/></text:span><text:span text:style-name="T572">또한</text:span><text:span text:style-name="T573">,<text:s/></text:span><text:span text:style-name="T574">본</text:span><text:span text:style-name="T575"><text:s/></text:span><text:span text:style-name="T576">지침서는</text:span><text:span text:style-name="T577"><text:s/>2013</text:span><text:span text:style-name="T578">년</text:span><text:span text:style-name="T579"><text:s/>4</text:span><text:span text:style-name="T580">월</text:span><text:span text:style-name="T581"><text:s/></text:span><text:span text:style-name="T582">현재</text:span><text:span text:style-name="T583"><text:s/></text:span><text:span text:style-name="T584">유효한</text:span><text:span text:style-name="T585"><text:s/></text:span><text:span text:style-name="T586">법규를</text:span><text:span text:style-name="T587"><text:s/></text:span><text:span text:style-name="T588">토대로</text:span><text:span text:style-name="T589"><text:s/></text:span><text:span text:style-name="T590">작성되었으므로</text:span><text:span text:style-name="T591"><text:s/></text:span><text:span text:style-name="T592">이후</text:span><text:span text:style-name="T593"><text:s/></text:span><text:span text:style-name="T594">최신</text:span><text:span text:style-name="T595"><text:s/></text:span><text:span text:style-name="T596">개정</text:span><text:span text:style-name="T597"><text:s/></text:span><text:span text:style-name="T598">법규</text:span><text:span text:style-name="T599"><text:s/></text:span><text:span text:style-name="T600">내용</text:span><text:span text:style-name="T601"><text:s/></text:span><text:span text:style-name="T602">등에</text:span><text:span text:style-name="T603"><text:s/></text:span><text:span text:style-name="T604">따라</text:span><text:span text:style-name="T605"><text:s/></text:span><text:span text:style-name="T606">달리</text:span><text:span text:style-name="T607"><text:s/></text:span><text:span text:style-name="T608">적용될</text:span><text:span text:style-name="T609"><text:s/></text:span><text:span text:style-name="T610">수</text:span><text:span text:style-name="T611"><text:s/></text:span><text:span text:style-name="T612">있음을</text:span><text:span text:style-name="T613"><text:s/></text:span><text:span text:style-name="T614">알려드립니다</text:span><text:span text:style-name="T615">.<text:s/></text:span></text:p>
            <text:p text:style-name="P616"/>
            <text:p text:style-name="P617"><text:span text:style-name="T618"><text:s/></text:span><text:span text:style-name="T619">※</text:span><text:span text:style-name="T620"><text:s/></text:span><text:span text:style-name="T621">“</text:span><text:span text:style-name="T622">공무원</text:span><text:span text:style-name="T623"><text:s/></text:span><text:span text:style-name="T624">지침서</text:span><text:span text:style-name="T625">”</text:span><text:span text:style-name="T626">란</text:span><text:span text:style-name="T627"><text:s/></text:span><text:span text:style-name="T628">내부적으로</text:span><text:span text:style-name="T629"><text:s/></text:span><text:span text:style-name="T630">행정사무의</text:span><text:span text:style-name="T631"><text:s/></text:span><text:span text:style-name="T632">통일을</text:span><text:span text:style-name="T633"><text:s/></text:span><text:span text:style-name="T634">기하기</text:span><text:span text:style-name="T635"><text:s/></text:span><text:span text:style-name="T636">위하여</text:span><text:span text:style-name="T637"><text:s/></text:span><text:span text:style-name="T638">반복적</text:span><text:span text:style-name="T639"><text:s/></text:span><text:span text:style-name="T640">행정사무의</text:span><text:span text:style-name="T641"><text:s/></text:span><text:span text:style-name="T642">세부기준이나</text:span><text:span text:style-name="T643"><text:s/></text:span><text:span text:style-name="T644">절차를</text:span><text:span text:style-name="T645"><text:s/></text:span><text:span text:style-name="T646">제시하는</text:span><text:span text:style-name="T647"><text:s/></text:span><text:span text:style-name="T648">것임</text:span><text:span text:style-name="T649">(</text:span><text:span text:style-name="T650">식품의약품안전처</text:span><text:span text:style-name="T651"><text:s/></text:span><text:span text:style-name="T652">지침서등의</text:span><text:span text:style-name="T653"><text:s/></text:span><text:span text:style-name="T654">관리에</text:span><text:span text:style-name="T655"><text:s/></text:span><text:span text:style-name="T656">관한</text:span><text:span text:style-name="T657"><text:s/></text:span><text:span text:style-name="T658">규정</text:span><text:span text:style-name="T659"><text:s/></text:span><text:span text:style-name="T660">제</text:span><text:span text:style-name="T661">2</text:span><text:span text:style-name="T662">조</text:span><text:span text:style-name="T663">)</text:span></text:p>
          </table:table-cell>
        </table:table-row>
      </table:table>
      <text:p text:style-name="P664"/>
      <text:p text:style-name="P665"/>
      <text:p text:style-name="P666"/>
      <text:p text:style-name="P667"/>
      <text:p text:style-name="P668"/>
      <text:p text:style-name="P669"><text:span text:style-name="T670">※</text:span><text:span text:style-name="T671"><text:s/></text:span><text:span text:style-name="T672">본</text:span><text:span text:style-name="T673"><text:s/></text:span><text:span text:style-name="T674">지침서에</text:span><text:span text:style-name="T675"><text:s/></text:span><text:span text:style-name="T676">대한</text:span><text:span text:style-name="T677"><text:s/></text:span><text:span text:style-name="T678">의견이나</text:span><text:span text:style-name="T679"><text:s/></text:span><text:span text:style-name="T680">문의사항이</text:span><text:span text:style-name="T681"><text:s/></text:span><text:span text:style-name="T682">있을</text:span><text:span text:style-name="T683"><text:s/></text:span><text:span text:style-name="T684">경우</text:span><text:span text:style-name="T685"><text:s/></text:span><text:span text:style-name="T686">식품의약품안전처</text:span><text:span text:style-name="T687"><text:s/></text:span><text:span text:style-name="T688">바이오생약국</text:span><text:span text:style-name="T689"><text:s/></text:span><text:span text:style-name="T690">바이오의약품정책과에</text:span><text:span text:style-name="T691"><text:s/></text:span><text:span text:style-name="T692">문의하시기</text:span><text:span text:style-name="T693"><text:s/></text:span><text:span text:style-name="T694">바랍니다</text:span><text:span text:style-name="T695">.</text:span></text:p>
      <text:p text:style-name="P696">전화번호: 043-719-3304</text:p>
      <text:p text:style-name="P697">팩스번호: 043-719-3300</text:p>
      <text:p text:style-name="P698"/>
      <text:p text:style-name="P699"/>
      <text:p text:style-name="P700"/>
      <text:p text:style-name="P701"/>
      <text:p text:style-name="P702">5070.01G<text:s/>전화,<text:s/>인터넷<text:s/>및<text:s/>편지<text:s/>등으로<text:s/>접수된<text:s/>대국민<text:s/>민원처리<text:s/>절차</text:p>
      <text:p text:style-name="P703">작성자<text:s/>:<text:s/>바이오의약품정책과<text:s/></text:p>
      <text:p text:style-name="P704"><text:s text:c="54"/>승인일<text:s/>: 2013. <text:s/>4. <text:s text:c="3"/>.</text:p>
      <table:table table:style-name="Table705">
        <table:table-columns>
          <table:table-column table:style-name="TableColumn706"/>
        </table:table-columns>
        <table:table-row table:style-name="TableRow707">
          <table:table-cell table:style-name="TableCell708">
            <text:p text:style-name="P709">&lt;목<text:s text:c="2"/>차&gt;</text:p>
            <text:list text:style-name="LFO1" text:continue-numbering="true">
              <text:list-item>
                <text:p text:style-name="P710"><text:span text:style-name="T711">목</text:span><text:span text:style-name="T712"><text:s/></text:span><text:span text:style-name="T713">적</text:span><text:span text:style-name="T714">(Purpose)</text:span><text:tab/><text:span text:style-name="T715"><text:s text:c="2"/>2</text:span></text:p>
              </text:list-item>
              <text:list-item>
                <text:p text:style-name="P716"><text:span text:style-name="T717">배</text:span><text:span text:style-name="T718"><text:s/></text:span><text:span text:style-name="T719">경</text:span><text:span text:style-name="T720">(Background)</text:span><text:tab/><text:span text:style-name="T721"><text:s text:c="2"/>2</text:span></text:p>
              </text:list-item>
              <text:list-item>
                <text:p text:style-name="P722"><text:span text:style-name="T723">관</text:span><text:span text:style-name="T724"><text:s/></text:span><text:span text:style-name="T725">련</text:span><text:span text:style-name="T726">(Reference)</text:span><text:tab/><text:span text:style-name="T727"><text:s text:c="2"/>3</text:span></text:p>
              </text:list-item>
              <text:list-item>
                <text:p text:style-name="P728"><text:span text:style-name="T729">방</text:span><text:span text:style-name="T730"><text:s/></text:span><text:span text:style-name="T731">침</text:span><text:span text:style-name="T732">(Policy)</text:span><text:tab/><text:span text:style-name="T733"><text:s text:c="2"/>3</text:span></text:p>
              </text:list-item>
              <text:list-item>
                <text:p text:style-name="P734"><text:span text:style-name="T735">정</text:span><text:span text:style-name="T736"><text:s/></text:span><text:span text:style-name="T737">의</text:span><text:span text:style-name="T738">(Definition)</text:span><text:tab/><text:span text:style-name="T739"><text:s text:c="2"/>4</text:span></text:p>
              </text:list-item>
              <text:list-item>
                <text:p text:style-name="P740"><text:span text:style-name="T741">책</text:span><text:span text:style-name="T742"><text:s/></text:span><text:span text:style-name="T743">임</text:span><text:span text:style-name="T744">(Responsibilities)</text:span><text:tab/><text:span text:style-name="T745"><text:s text:c="2"/>4</text:span></text:p>
              </text:list-item>
              <text:list-item>
                <text:p text:style-name="P746"><text:span text:style-name="T747">절</text:span><text:span text:style-name="T748"><text:s/></text:span><text:span text:style-name="T749">차</text:span><text:span text:style-name="T750">(Procedures)</text:span><text:tab/><text:span text:style-name="T751"><text:s text:c="2"/>5</text:span></text:p>
              </text:list-item>
              <text:list-item>
                <text:p text:style-name="P752"><text:span text:style-name="T753">시</text:span><text:span text:style-name="T754"><text:s/></text:span><text:span text:style-name="T755">행</text:span><text:span text:style-name="T756">(Effectiveness)</text:span><text:tab/><text:span text:style-name="T757"><text:s text:c="2"/>7</text:span></text:p>
              </text:list-item>
            </text:list>
            <text:p text:style-name="P758"><text:span text:style-name="T759">붙임</text:span><text:span text:style-name="T760"><text:s/>1 :<text:s/></text:span><text:span text:style-name="T761">구술</text:span><text:span text:style-name="T762"><text:s/></text:span><text:span text:style-name="T763">또는</text:span><text:span text:style-name="T764"><text:s/></text:span><text:span text:style-name="T765">전화민원접수서</text:span><text:tab/><text:span text:style-name="T766"><text:s text:c="3"/>8</text:span></text:p>
            <text:p text:style-name="P767"><text:span text:style-name="T768">붙임</text:span><text:span text:style-name="T769"><text:s/>2 :<text:s/></text:span><text:span text:style-name="T770">국민신문고</text:span><text:span text:style-name="T771"><text:s/></text:span><text:span text:style-name="T772">민원답변요령</text:span><text:tab/><text:span text:style-name="T773"><text:s text:c="2"/>9</text:span></text:p>
          </table:table-cell>
        </table:table-row>
      </table:table>
      <text:p text:style-name="P774"/>
      <text:p text:style-name="P775"/>
      <text:p text:style-name="P776"/>
      <text:list text:style-name="LFO4" text:continue-numbering="true">
        <text:list-item>
          <text:p text:style-name="P777">목<text:s/>적(Purpose)</text:p>
        </text:list-item>
      </text:list>
      <text:p text:style-name="P778"><text:s/>▸이<text:s/>업무수행편람은<text:s/>전화,<text:s/>인터넷<text:s/>및<text:s/>편지<text:s/>등으로<text:s/>접수된<text:s/>민원에<text:s/>대하여<text:s/>관련자의<text:s/>역할과<text:s/>책임,<text:s/>세부처리<text:s/>절차<text:s/>등을<text:s/>문서화함으로써<text:s/>그<text:s/>업무의<text:s/>정확성과<text:s/>일관성<text:s/>및<text:s/>투명성을<text:s/>확보하기<text:s/>위한<text:s/>것이다.</text:p>
      <text:p text:style-name="P779"/>
      <text:list text:style-name="LFO4" text:continue-numbering="true">
        <text:list-item>
          <text:p text:style-name="P780">배<text:s/>경(Background)</text:p>
        </text:list-item>
      </text:list>
      <text:p text:style-name="P781"><text:span text:style-name="T782"><text:s/></text:span><text:span text:style-name="T783">▸</text:span><text:span text:style-name="T784">민원사무는</text:span><text:span text:style-name="T785"><text:s/></text:span><text:span text:style-name="T786">「민원사무처리에</text:span><text:span text:style-name="T787"><text:s/></text:span><text:span text:style-name="T788">관한</text:span><text:span text:style-name="T789"><text:s/></text:span><text:span text:style-name="T790">법률」을</text:span><text:span text:style-name="T791"><text:s/></text:span><text:span text:style-name="T792">근거로</text:span><text:span text:style-name="T793"><text:s/></text:span><text:span text:style-name="T794">「</text:span><text:span text:style-name="T795">식품의약품안전처</text:span><text:span text:style-name="T796"><text:s/></text:span><text:span text:style-name="T797">민원사무처리지침」에</text:span><text:span text:style-name="T798"><text:s/></text:span><text:span text:style-name="T799">따라</text:span><text:span text:style-name="T800"><text:s/></text:span><text:span text:style-name="T801">처리하며</text:span><text:span text:style-name="T802">,<text:s/></text:span><text:span text:style-name="T803">특히</text:span><text:span text:style-name="T804"><text:s/></text:span><text:span text:style-name="T805">전화</text:span><text:span text:style-name="T806">,<text:s/></text:span><text:span text:style-name="T807">인터넷</text:span><text:span text:style-name="T808"><text:s/></text:span><text:span text:style-name="T809">및</text:span><text:span text:style-name="T810"><text:s/></text:span><text:span text:style-name="T811">편지로</text:span><text:span text:style-name="T812"><text:s/></text:span><text:span text:style-name="T813">접수된</text:span><text:span text:style-name="T814"><text:s/></text:span><text:span text:style-name="T815">민원은</text:span><text:span text:style-name="T816"><text:s/></text:span><text:span text:style-name="T817">국민과</text:span><text:span text:style-name="T818"><text:s/></text:span><text:span text:style-name="T819">직접적으로</text:span><text:span text:style-name="T820"><text:s/></text:span><text:span text:style-name="T821">이루어지는</text:span><text:span text:style-name="T822"><text:s/></text:span><text:span text:style-name="T823">대민행정으로서</text:span><text:span text:style-name="T824"><text:s/></text:span><text:span text:style-name="T825">매우</text:span><text:span text:style-name="T826"><text:s/></text:span><text:span text:style-name="T827">중요하게</text:span><text:span text:style-name="T828"><text:s/></text:span><text:span text:style-name="T829">다루어지고</text:span><text:span text:style-name="T830"><text:s/></text:span><text:span text:style-name="T831">있다</text:span><text:span text:style-name="T832">.<text:s/></text:span><text:span text:style-name="T833">또한</text:span><text:span text:style-name="T834">,<text:s/></text:span><text:span text:style-name="T835">전화</text:span><text:span text:style-name="T836"><text:s/></text:span><text:span text:style-name="T837">친절도</text:span><text:span text:style-name="T838"><text:s/></text:span><text:span text:style-name="T839">조사</text:span><text:span text:style-name="T840">,<text:s/></text:span><text:span text:style-name="T841">민원</text:span><text:span text:style-name="T842"><text:s/></text:span><text:span text:style-name="T843">만족도</text:span><text:span text:style-name="T844"><text:s/></text:span><text:span text:style-name="T845">조사</text:span><text:span text:style-name="T846"><text:s/></text:span><text:span text:style-name="T847">등은</text:span><text:span text:style-name="T848"><text:s/></text:span><text:span text:style-name="T849">우리</text:span><text:span text:style-name="T850"><text:s/></text:span><text:span text:style-name="T851">청의</text:span><text:span text:style-name="T852"><text:s/></text:span><text:span text:style-name="T853">대민</text:span><text:span text:style-name="T854"><text:s/></text:span><text:span text:style-name="T855">만족도에</text:span><text:span text:style-name="T856"><text:s/></text:span><text:span text:style-name="T857">대한</text:span><text:span text:style-name="T858"><text:s/></text:span><text:span text:style-name="T859">일반적인</text:span><text:span text:style-name="T860"><text:s/></text:span><text:span text:style-name="T861">평가기준으로</text:span><text:span text:style-name="T862"><text:s/></text:span><text:span text:style-name="T863">자주</text:span><text:span text:style-name="T864"><text:s/></text:span><text:span text:style-name="T865">사용되며</text:span><text:span text:style-name="T866">,<text:s/></text:span><text:span text:style-name="T867">그</text:span><text:span text:style-name="T868"><text:s/></text:span><text:span text:style-name="T869">조사</text:span><text:span text:style-name="T870"><text:s/></text:span><text:span text:style-name="T871">결과에</text:span><text:span text:style-name="T872"><text:s/></text:span><text:span text:style-name="T873">따라</text:span><text:span text:style-name="T874"><text:s/></text:span><text:span text:style-name="T875">국민이</text:span><text:span text:style-name="T876"><text:s/></text:span><text:span text:style-name="T877">식약처를</text:span><text:span text:style-name="T878"><text:s/></text:span><text:span text:style-name="T879">바라보는</text:span><text:span text:style-name="T880"><text:s/></text:span><text:span text:style-name="T881">인식에</text:span><text:span text:style-name="T882"><text:s/></text:span><text:span text:style-name="T883">영향을</text:span><text:span text:style-name="T884"><text:s/></text:span><text:span text:style-name="T885">줄</text:span><text:span text:style-name="T886"><text:s/></text:span><text:span text:style-name="T887">수</text:span><text:span text:style-name="T888"><text:s/></text:span><text:span text:style-name="T889">있는</text:span><text:span text:style-name="T890"><text:s/></text:span><text:span text:style-name="T891">중요한</text:span><text:span text:style-name="T892"><text:s/></text:span><text:span text:style-name="T893">사안으로</text:span><text:span text:style-name="T894"><text:s/></text:span><text:span text:style-name="T895">판단된다</text:span><text:span text:style-name="T896">.</text:span></text:p>
      <text:p text:style-name="P897"><text:s/>▸이<text:s/>업무수행편람은<text:s/>전화,<text:s/>인터넷<text:s/>및<text:s/>편지<text:s/>등으로<text:s/>신청된<text:s/>민원의<text:s/>처리절차를<text:s/>정한<text:s/>것으로<text:s/>바이오생약국<text:s/>내부<text:s/>직원의<text:s/>참고자료일<text:s/>뿐<text:s/>어떠한<text:s/>법적인<text:s/>구속력을<text:s/>가지지<text:s/>않는다.</text:p>
      <text:p text:style-name="P898"/>
      <text:list text:style-name="LFO4" text:continue-numbering="true">
        <text:list-item>
          <text:p text:style-name="P899">관<text:s/>련(Reference)</text:p>
        </text:list-item>
      </text:list>
      <text:list text:style-name="LFO5" text:continue-numbering="true">
        <text:list-item>
          <text:list>
            <text:list-item>
              <text:p text:style-name="P900">법규</text:p>
            </text:list-item>
          </text:list>
        </text:list-item>
      </text:list>
      <text:p text:style-name="P901"><text:s/>▸「민원사무처리에<text:s/>관한<text:s/>법률,<text:s/>같은법<text:s/>시행령<text:s/>및<text:s/>같은법<text:s/>시행규칙」</text:p>
      <text:p text:style-name="P902"><text:s/>▸「공공기관의<text:s/>정보공개에<text:s/>관한<text:s/>법률,<text:s/>같은법<text:s/>시행령<text:s/>및<text:s/>같은법<text:s/>시행규칙」</text:p>
      <text:p text:style-name="P903"><text:span text:style-name="T904"><text:s/></text:span><text:span text:style-name="T905">▸</text:span><text:span text:style-name="T906">「</text:span><text:span text:style-name="T907">식품의약품안전처</text:span><text:span text:style-name="T908"><text:s/></text:span><text:span text:style-name="T909">민원사무</text:span><text:span text:style-name="T910"><text:s/></text:span><text:span text:style-name="T911">처리에</text:span><text:span text:style-name="T912"><text:s/></text:span><text:span text:style-name="T913">관한</text:span><text:span text:style-name="T914"><text:s/></text:span><text:span text:style-name="T915">규정」</text:span><text:span text:style-name="T916">(</text:span><text:span text:style-name="T917">식약처</text:span><text:span text:style-name="T918"><text:s/></text:span><text:span text:style-name="T919">훈령</text:span><text:span text:style-name="T920">)</text:span></text:p>
      <text:p text:style-name="P921"><text:span text:style-name="T922"><text:s/></text:span><text:span text:style-name="T923">▸</text:span><text:span text:style-name="T924">「</text:span><text:span text:style-name="T925">식품의약품안전처</text:span><text:span text:style-name="T926"><text:s/></text:span><text:span text:style-name="T927">정보공개</text:span><text:span text:style-name="T928"><text:s/></text:span><text:span text:style-name="T929">운영</text:span><text:span text:style-name="T930"><text:s/></text:span><text:span text:style-name="T931">규정」</text:span><text:span text:style-name="T932">(</text:span><text:span text:style-name="T933">식약처</text:span><text:span text:style-name="T934"><text:s/></text:span><text:span text:style-name="T935">훈령</text:span><text:span text:style-name="T936">)</text:span></text:p>
      <text:p text:style-name="P937"><text:span text:style-name="T938"><text:s/></text:span><text:span text:style-name="T939">▸</text:span><text:span text:style-name="T940">「</text:span><text:span text:style-name="T941">식품의약품안전처</text:span><text:span text:style-name="T942"><text:s/></text:span><text:span text:style-name="T943">홈페이지</text:span><text:span text:style-name="T944"><text:s/></text:span><text:span text:style-name="T945">운영</text:span><text:span text:style-name="T946"><text:s/></text:span><text:span text:style-name="T947">규정」</text:span><text:span text:style-name="T948">(</text:span><text:span text:style-name="T949">식약처</text:span><text:span text:style-name="T950"><text:s/></text:span><text:span text:style-name="T951">예규</text:span><text:span text:style-name="T952">)</text:span></text:p>
      <text:p text:style-name="P953"/>
      <text:list text:style-name="LFO5" text:continue-numbering="true">
        <text:list-item>
          <text:list>
            <text:list-item>
              <text:p text:style-name="P954">문서</text:p>
            </text:list-item>
          </text:list>
        </text:list-item>
      </text:list>
      <text:p text:style-name="P955"><text:s/>▸<text:s/>KFDA/MaPP [5100.1]<text:s/>전자민원신청시스템(KiFDA)을<text:s/>이용한<text:s/>민원서류<text:s/>처리요령</text:p>
      <text:p text:style-name="P956"><text:s/>▸<text:s/>사이버상담<text:s/>업무<text:s/>이관<text:s/>알림(소비자담당관-1293, 2009.7.21)</text:p>
      <text:p text:style-name="P957"/>
      <text:list text:style-name="LFO5" text:continue-numbering="true">
        <text:list-item>
          <text:list>
            <text:list-item>
              <text:p text:style-name="P958">부서</text:p>
            </text:list-item>
          </text:list>
        </text:list-item>
      </text:list>
      <text:p text:style-name="P959"><text:span text:style-name="T960"><text:s/></text:span><text:span text:style-name="T961">▸</text:span><text:span text:style-name="T962">바이오의약품정책과</text:span><text:span text:style-name="T963">,<text:s/></text:span><text:span text:style-name="T964">바이오의약품품질관리과</text:span><text:span text:style-name="T965">,<text:s/></text:span><text:span text:style-name="T966">한약정책과</text:span><text:span text:style-name="T967">,<text:s/></text:span><text:span text:style-name="T968">화장품정책과</text:span></text:p>
      <text:p text:style-name="P969"/>
      <text:list text:style-name="LFO4" text:continue-numbering="true">
        <text:list-item>
          <text:p text:style-name="P970">방<text:s/>침(Policy)</text:p>
        </text:list-item>
      </text:list>
      <text:p text:style-name="P971"><text:s/>▸전화,<text:s/>인터넷<text:s/>및<text:s/>편지<text:s/>민원의<text:s/>형식과<text:s/>범위를<text:s/>다음과<text:s/>같이<text:s/>분류한다.</text:p>
      <text:p text:style-name="P972"><text:span text:style-name="T973"><text:s text:c="3"/></text:span><text:span text:style-name="T974">·</text:span><text:span text:style-name="T975"><text:s/></text:span><text:span text:style-name="T976">전화</text:span><text:span text:style-name="T977"><text:s/></text:span><text:span text:style-name="T978">민원</text:span><text:span text:style-name="T979">:<text:s/></text:span><text:span text:style-name="T980">구술</text:span><text:span text:style-name="T981">(</text:span><text:span text:style-name="T982">방문</text:span><text:span text:style-name="T983">)<text:s/></text:span><text:span text:style-name="T984">또는</text:span><text:span text:style-name="T985"><text:s/></text:span><text:span text:style-name="T986">전화를</text:span><text:span text:style-name="T987"><text:s/></text:span><text:span text:style-name="T988">통한</text:span><text:span text:style-name="T989"><text:s/></text:span><text:span text:style-name="T990">민원신청을</text:span><text:span text:style-name="T991"><text:s/></text:span><text:span text:style-name="T992">의미함</text:span></text:p>
      <text:p text:style-name="P993"><text:span text:style-name="T994"><text:s text:c="3"/></text:span><text:span text:style-name="T995">·</text:span><text:span text:style-name="T996"><text:s/></text:span><text:span text:style-name="T997">인터넷</text:span><text:span text:style-name="T998"><text:s/></text:span><text:span text:style-name="T999">민원</text:span><text:span text:style-name="T1000">:<text:s/></text:span><text:span text:style-name="T1001">식약처</text:span><text:span text:style-name="T1002"><text:s/></text:span><text:span text:style-name="T1003">홈페이지</text:span><text:span text:style-name="T1004"><text:s/></text:span><text:span text:style-name="T1005">「정보공개</text:span><text:span text:style-name="T1006">」</text:span><text:span text:style-name="T1007"><text:s/></text:span><text:span text:style-name="T1008">메뉴의</text:span><text:span text:style-name="T1009"><text:s/></text:span><text:span text:style-name="T1010">‘</text:span><text:span text:style-name="T1011">정보공개청구</text:span><text:span text:style-name="T1012">’</text:span><text:span text:style-name="T1013">,<text:s/></text:span><text:span text:style-name="T1014">「국민광장</text:span><text:span text:style-name="T1015">」</text:span><text:span text:style-name="T1016">메뉴의</text:span><text:span text:style-name="T1017"><text:s/></text:span><text:span text:style-name="T1018">‘</text:span><text:span text:style-name="T1019">처장과의</text:span><text:span text:style-name="T1020"><text:s/></text:span><text:span text:style-name="T1021">대화</text:span><text:span text:style-name="T1022">’</text:span><text:span text:style-name="T1023">,<text:s/></text:span><text:span text:style-name="T1024">‘</text:span><text:span text:style-name="T1025">신문고</text:span><text:span text:style-name="T1026">(</text:span><text:span text:style-name="T1027">고객불편</text:span><text:span text:style-name="T1028">·</text:span><text:span text:style-name="T1029">불만신고센터</text:span><text:span text:style-name="T1030">)</text:span><text:span text:style-name="T1031">’</text:span><text:span text:style-name="T1032">,<text:s/></text:span><text:span text:style-name="T1033">‘</text:span><text:span text:style-name="T1034">사이버상담</text:span><text:span text:style-name="T1035">’</text:span><text:span text:style-name="T1036"><text:s/></text:span><text:span text:style-name="T1037">및</text:span><text:span text:style-name="T1038"><text:s/></text:span><text:span text:style-name="T1039">‘</text:span><text:span text:style-name="T1040">일반민원</text:span><text:span text:style-name="T1041">’</text:span><text:span text:style-name="T1042">과</text:span><text:span text:style-name="T1043"><text:s/></text:span><text:span text:style-name="T1044">「전자민원창구」</text:span><text:span text:style-name="T1045">의</text:span><text:span text:style-name="T1046"><text:s/></text:span><text:span text:style-name="T1047">전자민원신청시스템</text:span><text:span text:style-name="T1048">(KiFDA)</text:span><text:span text:style-name="T1049">으로</text:span><text:span text:style-name="T1050"><text:s/></text:span><text:span text:style-name="T1051">접수되는</text:span><text:span text:style-name="T1052"><text:s/></text:span><text:span text:style-name="T1053">민원을</text:span><text:span text:style-name="T1054"><text:s/></text:span><text:span text:style-name="T1055">의미함</text:span></text:p>
      <text:p text:style-name="P1056"><text:span text:style-name="T1057"><text:s text:c="4"/></text:span><text:span text:style-name="T1058">※</text:span><text:span text:style-name="T1059"><text:s/></text:span><text:span text:style-name="T1060">식약처</text:span><text:span text:style-name="T1061"><text:s/></text:span><text:span text:style-name="T1062">홈페이지의</text:span><text:span text:style-name="T1063"><text:s/>'</text:span><text:span text:style-name="T1064">신문고</text:span><text:span text:style-name="T1065">‘</text:span><text:span text:style-name="T1066">는</text:span><text:span text:style-name="T1067"><text:s/></text:span><text:span text:style-name="T1068">국민권익위원회의</text:span><text:span text:style-name="T1069"><text:s/></text:span><text:span text:style-name="T1070">’</text:span><text:span text:style-name="T1071">국민신문고</text:span><text:span text:style-name="T1072">‘</text:span><text:span text:style-name="T1073">와</text:span><text:span text:style-name="T1074"><text:s/></text:span><text:span text:style-name="T1075">통합</text:span><text:span text:style-name="T1076">·</text:span><text:span text:style-name="T1077">운영됨</text:span></text:p>
      <text:p text:style-name="P1078"><text:span text:style-name="T1079"><text:s text:c="3"/></text:span><text:span text:style-name="T1080">·</text:span><text:span text:style-name="T1081"><text:s/></text:span><text:span text:style-name="T1082">편지</text:span><text:span text:style-name="T1083"><text:s/></text:span><text:span text:style-name="T1084">민원</text:span><text:span text:style-name="T1085">:<text:s/></text:span><text:span text:style-name="T1086">우편</text:span><text:span text:style-name="T1087">,<text:s/></text:span><text:span text:style-name="T1088">전자메일</text:span><text:span text:style-name="T1089"><text:s/></text:span><text:span text:style-name="T1090">또는</text:span><text:span text:style-name="T1091"><text:s/></text:span><text:span text:style-name="T1092">모사전송</text:span><text:span text:style-name="T1093"><text:s/></text:span><text:span text:style-name="T1094">방법으로</text:span><text:span text:style-name="T1095"><text:s/></text:span><text:span text:style-name="T1096">송부된</text:span><text:span text:style-name="T1097"><text:s/></text:span><text:span text:style-name="T1098">민원을</text:span><text:span text:style-name="T1099"><text:s/></text:span><text:span text:style-name="T1100">의미함</text:span></text:p>
      <text:p text:style-name="P1101"><text:s/>▸민원서비스<text:s/>제고를<text:s/>위해서는<text:s/>민원기간<text:s/>내<text:s/>처리,<text:s/>질적<text:s/>내용,<text:s/>친절도<text:s/>모두<text:s/>수반되어야<text:s/>하므로<text:s/>정해진<text:s/>내부<text:s/>절차에<text:s/>따라<text:s/>수행하는<text:s/>것이<text:s/>매우<text:s/>중요하다.</text:p>
      <text:p text:style-name="P1102"/>
      <text:list text:style-name="LFO4" text:continue-numbering="true">
        <text:list-item>
          <text:p text:style-name="P1103">정<text:s/>의(Definition)</text:p>
          <text:list text:continue-numbering="true">
            <text:list-item>
              <text:p text:style-name="P1104">접수담당자</text:p>
            </text:list-item>
          </text:list>
        </text:list-item>
      </text:list>
      <text:p text:style-name="P1105"><text:s/>▸접수된<text:s/>민원사안에<text:s/>대하여<text:s/>처리담당자에게<text:s/>동<text:s/>민원을<text:s/>배정해<text:s/>주는<text:s/>자로서<text:s/>각<text:s/>부서에서<text:s/>지정한<text:s/>자이며,<text:s/>사이버상담,<text:s/>정보공개<text:s/>등<text:s/>사안별로<text:s/>별도로<text:s/>둘<text:s/>수<text:s/>있다.</text:p>
      <text:p text:style-name="P1106"/>
      <text:p text:style-name="P1107">5.2.<text:s/>처리담당자</text:p>
      <text:p text:style-name="P1108">▸<text:s/>배정된<text:s/>민원사안에<text:s/>대하여<text:s/>관련<text:s/>법규에<text:s/>따라<text:s/>검토·처리하는<text:s/>자로서<text:s/>각<text:s/>업무별<text:s/>분장사항에<text:s/>따르며,<text:s/>사이버상담,<text:s/>정보공개<text:s/>등<text:s/>사안별로<text:s/>별도로<text:s/>둘<text:s/>수<text:s/>있다.</text:p>
      <text:p text:style-name="P1109"/>
      <text:p text:style-name="P1110">5.3.<text:s/>사이버상담<text:s/>관리자(Manager)</text:p>
      <text:p text:style-name="P1111">▸<text:s/>바이오생약국에<text:s/>접수된<text:s/>사이버질의를<text:s/>바이오생약국<text:s/>해당과<text:s/>또는<text:s/>타국에<text:s/>배분,<text:s/>이송,<text:s/>발송의<text:s/>권한을<text:s/>가지고<text:s/>처리하는<text:s/>자로<text:s/>바이오의약품정책과<text:s/>소속<text:s/>직원<text:s/>중에<text:s/>지정한다.</text:p>
      <text:p text:style-name="P1112"/>
      <text:p text:style-name="P1113">5.4.<text:s/>업무대행자</text:p>
      <text:p text:style-name="P1114">▸<text:s/>업무분장<text:s/>사항에서<text:s/>접수담당자,<text:s/>처리담당자<text:s/>및<text:s/>사이버질의<text:s/>관리자<text:s/>부재<text:s/>시<text:s/>업무를<text:s/>대행하도록<text:s/>지정된<text:s/>자이다.</text:p>
      <text:p text:style-name="P1115"/>
      <text:list text:style-name="LFO4" text:continue-numbering="true">
        <text:list-item>
          <text:p text:style-name="P1116">책<text:s/>임(Responsibilities)</text:p>
          <text:list text:continue-numbering="true">
            <text:list-item>
              <text:p text:style-name="P1117">접수담당자</text:p>
            </text:list-item>
          </text:list>
        </text:list-item>
      </text:list>
      <text:p text:style-name="P1118">▸<text:s/>이<text:s/>업무수행편람의<text:s/>내용<text:s/>및<text:s/>관련<text:s/>법규를<text:s/>숙지하고<text:s/>접수업무를<text:s/>수행해야<text:s/>한다.</text:p>
      <text:p text:style-name="P1119">▸<text:s/>해당과의<text:s/>전화,<text:s/>인터넷,<text:s/>편지<text:s/>민원의<text:s/>내용<text:s/>등을<text:s/>확인한<text:s/>후,<text:s/>업무분장<text:s/>사항에<text:s/>따라<text:s/>처리담당자를<text:s/>신속하게<text:s/>지정하여<text:s/>민원서류가<text:s/>지체되지<text:s/>않도록<text:s/>하여야<text:s/>한다.</text:p>
      <text:p text:style-name="P1120"/>
      <text:p text:style-name="P1121">6.2.<text:s/>처리담당자</text:p>
      <text:p text:style-name="P1122">▸<text:s/>이<text:s/>업무수행편람의<text:s/>내용<text:s/>및<text:s/>관련<text:s/>법규를<text:s/>숙지하고<text:s/>업무를<text:s/>수행해야<text:s/>한다.</text:p>
      <text:p text:style-name="P1123">▸<text:s/>배정된<text:s/>민원사안에<text:s/>대하여<text:s/>배정<text:s/>후<text:s/>1일<text:s/>이내에<text:s/>접수<text:s/>내용,<text:s/>분류<text:s/>등을<text:s/>1차적으로<text:s/>검토하여야<text:s/>한다.</text:p>
      <text:p text:style-name="P1124">▸<text:s/>필요한<text:s/>경우<text:s/>관련부서로<text:s/>협조요청,<text:s/>신청인에게<text:s/>처리기간<text:s/>연장<text:s/>등을<text:s/>문서로<text:s/>통보한다.</text:p>
      <text:p text:style-name="P1125"/>
      <text:p text:style-name="P1126">6.3.<text:s/>사이버상담<text:s/>관리자(Manager)</text:p>
      <text:p text:style-name="P1127">▸<text:s/>이<text:s/>업무수행편람의<text:s/>내용<text:s/>및<text:s/>관련<text:s/>법규를<text:s/>숙지하고<text:s/>업무를<text:s/>수행해야<text:s/>한다.</text:p>
      <text:p text:style-name="P1128">▸<text:s/>접수된<text:s/>사이버<text:s/>질의<text:s/>내용<text:s/>등을<text:s/>확인한<text:s/>후,<text:s/>업무분장<text:s/>사항에<text:s/>따라<text:s/>해당<text:s/>부서에<text:s/>신속하게<text:s/>지정<text:s/>배분하여<text:s/>민원서류가<text:s/>지체되지<text:s/>않도록<text:s/>하여야<text:s/>한다.</text:p>
      <text:p text:style-name="P1129"/>
      <text:p text:style-name="P1130">6.4.<text:s/>업무대행자</text:p>
      <text:p text:style-name="P1131">▸<text:s/>업무분장<text:s/>상의<text:s/>접수담당자,<text:s/>처리담당자<text:s/>및<text:s/>사이버상담<text:s/>관리자의<text:s/>부재<text:s/>시<text:s/>6.1<text:s/>내지<text:s/>6.3.에<text:s/>따른<text:s/>민원서류에<text:s/>대한<text:s/>책임이<text:s/>있으며,<text:s/>담당자의<text:s/>복귀<text:s/>시<text:s/>즉시<text:s/>진행상황과<text:s/>함께<text:s/>담당자에게<text:s/>이관하여야<text:s/>한다.<text:s/></text:p>
      <text:p text:style-name="P1132"/>
      <text:list text:style-name="LFO4" text:continue-numbering="true">
        <text:list-item>
          <text:p text:style-name="P1133">절<text:s/>차(Procedures)</text:p>
          <text:list text:continue-numbering="true">
            <text:list-item>
              <text:p text:style-name="P1134">민원서류의<text:s/>접수</text:p>
              <text:list text:continue-numbering="true">
                <text:list-item>
                  <text:p text:style-name="P1135">전화<text:s/>민원의<text:s/>접수</text:p>
                </text:list-item>
              </text:list>
            </text:list-item>
          </text:list>
        </text:list-item>
      </text:list>
      <text:p text:style-name="P1136"><text:span text:style-name="T1137">▸</text:span><text:span text:style-name="T1138"><text:s/></text:span><text:span text:style-name="T1139">구술</text:span><text:span text:style-name="T1140">(</text:span><text:span text:style-name="T1141">방문</text:span><text:span text:style-name="T1142">)<text:s/></text:span><text:span text:style-name="T1143">또는</text:span><text:span text:style-name="T1144"><text:s/></text:span><text:span text:style-name="T1145">전화로</text:span><text:span text:style-name="T1146"><text:s/></text:span><text:span text:style-name="T1147">민원을</text:span><text:span text:style-name="T1148"><text:s/></text:span><text:span text:style-name="T1149">접수한</text:span><text:span text:style-name="T1150"><text:s/></text:span><text:span text:style-name="T1151">때에는</text:span><text:span text:style-name="T1152"><text:s/></text:span><text:span text:style-name="T1153">민원을</text:span><text:span text:style-name="T1154"><text:s/></text:span><text:span text:style-name="T1155">접수한</text:span><text:span text:style-name="T1156"><text:s/></text:span><text:span text:style-name="T1157">자가</text:span><text:span text:style-name="T1158"><text:s/></text:span><text:span text:style-name="T1159">지체</text:span><text:span text:style-name="T1160"><text:s/></text:span><text:span text:style-name="T1161">없이</text:span><text:span text:style-name="T1162"><text:s/></text:span><text:span text:style-name="T1163">그</text:span><text:span text:style-name="T1164"><text:s/></text:span><text:span text:style-name="T1165">내용을</text:span><text:span text:style-name="T1166"><text:s/></text:span><text:span text:style-name="T1167">「</text:span><text:span text:style-name="T1168">식품의약품안전처</text:span><text:span text:style-name="T1169"><text:s/></text:span><text:span text:style-name="T1170">민원사무처리에</text:span><text:span text:style-name="T1171"><text:s/></text:span><text:span text:style-name="T1172">관한</text:span><text:span text:style-name="T1173"><text:s/></text:span><text:span text:style-name="T1174">규정」</text:span><text:span text:style-name="T1175"><text:s/></text:span><text:span text:style-name="T1176">별지</text:span><text:span text:style-name="T1177"><text:s/></text:span><text:span text:style-name="T1178">제</text:span><text:span text:style-name="T1179">3</text:span><text:span text:style-name="T1180">호</text:span><text:span text:style-name="T1181"><text:s/></text:span><text:span text:style-name="T1182">서식에</text:span><text:span text:style-name="T1183"><text:s/></text:span><text:span text:style-name="T1184">따른</text:span><text:span text:style-name="T1185"><text:s/></text:span><text:span text:style-name="T1186">구술</text:span><text:span text:style-name="T1187"><text:s/></text:span><text:span text:style-name="T1188">또는</text:span><text:span text:style-name="T1189"><text:s/></text:span><text:span text:style-name="T1190">전화민</text:span><text:span text:style-name="T1191">원</text:span><text:span text:style-name="T1192"><text:s/></text:span><text:span text:style-name="T1193">접수서에</text:span><text:span text:style-name="T1194"><text:s/></text:span><text:span text:style-name="T1195">작성하여</text:span><text:span text:style-name="T1196"><text:s/></text:span><text:span text:style-name="T1197">민원실</text:span><text:span text:style-name="T1198">(</text:span><text:span text:style-name="T1199">소비자담당관실</text:span><text:span text:style-name="T1200">)</text:span><text:span text:style-name="T1201">에</text:span><text:span text:style-name="T1202"><text:s/></text:span><text:span text:style-name="T1203">접수하여야</text:span><text:span text:style-name="T1204"><text:s/></text:span><text:span text:style-name="T1205">한다</text:span><text:span text:style-name="T1206">.</text:span></text:p>
      <text:p text:style-name="P1207"/>
      <text:p text:style-name="P1208">7.1.2.<text:s/>인터넷<text:s/>민원의<text:s/>접수</text:p>
      <text:p text:style-name="P1209"><text:span text:style-name="T1210">▸</text:span><text:span text:style-name="T1211"><text:s/></text:span><text:span text:style-name="T1212">‘</text:span><text:span text:style-name="T1213">사이버</text:span><text:span text:style-name="T1214"><text:s/></text:span><text:span text:style-name="T1215">상담</text:span><text:span text:style-name="T1216">’</text:span><text:span text:style-name="T1217">의</text:span><text:span text:style-name="T1218"><text:s/></text:span><text:span text:style-name="T1219">접수</text:span><text:span text:style-name="T1220"><text:s/></text:span><text:span text:style-name="T1221">및</text:span><text:span text:style-name="T1222"><text:s/></text:span><text:span text:style-name="T1223">분류</text:span></text:p>
      <text:p text:style-name="P1224"><text:span text:style-name="T1225"><text:s text:c="3"/></text:span><text:span text:style-name="T1226">식약처</text:span><text:span text:style-name="T1227"><text:s/></text:span><text:span text:style-name="T1228">홈페이지</text:span><text:span text:style-name="T1229"><text:s/></text:span><text:span text:style-name="T1230">‘</text:span><text:span text:style-name="T1231">사이버상담</text:span><text:span text:style-name="T1232">’</text:span><text:span text:style-name="T1233"><text:s/></text:span><text:span text:style-name="T1234">메뉴를</text:span><text:span text:style-name="T1235"><text:s/></text:span><text:span text:style-name="T1236">통하여</text:span><text:span text:style-name="T1237"><text:s/></text:span><text:span text:style-name="T1238">바이오생약국</text:span><text:span text:style-name="T1239"><text:s/></text:span><text:span text:style-name="T1240">소관</text:span><text:span text:style-name="T1241"><text:s/></text:span><text:span text:style-name="T1242">업무</text:span><text:span text:style-name="T1243">(</text:span><text:span text:style-name="T1244">분류</text:span><text:span text:style-name="T1245">:<text:s/></text:span><text:span text:style-name="T1246">생물의약품</text:span><text:span text:style-name="T1247">,<text:s/></text:span><text:span text:style-name="T1248">화장품</text:span><text:span text:style-name="T1249">·</text:span><text:span text:style-name="T1250">의약외품</text:span><text:span text:style-name="T1251">,<text:s/></text:span><text:span text:style-name="T1252">한약</text:span><text:span text:style-name="T1253">·</text:span><text:span text:style-name="T1254">생약</text:span><text:span text:style-name="T1255">)</text:span><text:span text:style-name="T1256">에</text:span><text:span text:style-name="T1257"><text:s/></text:span><text:span text:style-name="T1258">해당되는</text:span><text:span text:style-name="T1259"><text:s/></text:span><text:span text:style-name="T1260">민원이접수된</text:span><text:span text:style-name="T1261"><text:s/></text:span><text:span text:style-name="T1262">때에는</text:span><text:span text:style-name="T1263"><text:s/></text:span><text:span text:style-name="T1264">사이버상담</text:span><text:span text:style-name="T1265"><text:s/></text:span><text:span text:style-name="T1266">관리자</text:span><text:span text:style-name="T1267">(Manager)</text:span><text:span text:style-name="T1268">는</text:span><text:span text:style-name="T1269"><text:s/></text:span><text:span text:style-name="T1270">지체</text:span><text:span text:style-name="T1271"><text:s/></text:span><text:span text:style-name="T1272">없이</text:span><text:span text:style-name="T1273"><text:s/></text:span><text:span text:style-name="T1274">처리</text:span><text:span text:style-name="T1275"><text:s/></text:span><text:span text:style-name="T1276">부서를</text:span><text:span text:style-name="T1277"><text:s/></text:span><text:span text:style-name="T1278">지정하여</text:span><text:span text:style-name="T1279"><text:s/></text:span><text:span text:style-name="T1280">배분하여야</text:span><text:span text:style-name="T1281"><text:s/></text:span><text:span text:style-name="T1282">한다</text:span><text:span text:style-name="T1283">.<text:s/></text:span><text:span text:style-name="T1284">원칙적으로</text:span><text:span text:style-name="T1285"><text:s/></text:span><text:span text:style-name="T1286">당일</text:span><text:span text:style-name="T1287"><text:s/></text:span><text:span text:style-name="T1288">접수</text:span><text:span text:style-name="T1289"><text:s/></text:span><text:span text:style-name="T1290">분에는</text:span><text:span text:style-name="T1291"><text:s/></text:span><text:span text:style-name="T1292">당일</text:span><text:span text:style-name="T1293"><text:s/></text:span><text:span text:style-name="T1294">배분하여야</text:span><text:span text:style-name="T1295"><text:s/></text:span><text:span text:style-name="T1296">하며</text:span><text:span text:style-name="T1297">,<text:s/></text:span><text:span text:style-name="T1298">최소한</text:span><text:span text:style-name="T1299"><text:s/>17:00</text:span><text:span text:style-name="T1300">까지</text:span><text:span text:style-name="T1301"><text:s/></text:span><text:span text:style-name="T1302">접수된</text:span><text:span text:style-name="T1303"><text:s/></text:span><text:span text:style-name="T1304">질의는</text:span><text:span text:style-name="T1305"><text:s/></text:span><text:span text:style-name="T1306">당일에</text:span><text:span text:style-name="T1307"><text:s/></text:span><text:span text:style-name="T1308">반드시</text:span><text:span text:style-name="T1309"><text:s/></text:span><text:span text:style-name="T1310">배분해야</text:span><text:span text:style-name="T1311"><text:s/></text:span><text:span text:style-name="T1312">한다</text:span><text:span text:style-name="T1313">.</text:span></text:p>
      <text:p text:style-name="P1314"><text:span text:style-name="T1315"><text:s text:c="2"/></text:span><text:span text:style-name="T1316">※</text:span><text:span text:style-name="T1317"><text:s/>'09.7.27</text:span><text:span text:style-name="T1318">부터</text:span><text:span text:style-name="T1319"><text:s/></text:span><text:span text:style-name="T1320">우리처</text:span><text:span text:style-name="T1321"><text:s/></text:span><text:span text:style-name="T1322">홈페이지</text:span><text:span text:style-name="T1323"><text:s/></text:span><text:span text:style-name="T1324">사이버상담</text:span><text:span text:style-name="T1325"><text:s/></text:span><text:span text:style-name="T1326">업무가</text:span><text:span text:style-name="T1327"><text:s/></text:span><text:span text:style-name="T1328">소비자담당관실에서</text:span><text:span text:style-name="T1329"><text:s/></text:span><text:span text:style-name="T1330">각</text:span><text:span text:style-name="T1331"><text:s/></text:span><text:span text:style-name="T1332">사업국으로</text:span><text:span text:style-name="T1333"><text:s/></text:span><text:span text:style-name="T1334">이관되어</text:span><text:span text:style-name="T1335"><text:s/></text:span><text:span text:style-name="T1336">바이오생약국에서</text:span><text:span text:style-name="T1337"><text:s/></text:span><text:span text:style-name="T1338">직접</text:span><text:span text:style-name="T1339"><text:s/></text:span><text:span text:style-name="T1340">관리하고</text:span><text:span text:style-name="T1341"><text:s/></text:span><text:span text:style-name="T1342">있음</text:span></text:p>
      <text:p text:style-name="P1343"><text:span text:style-name="T1344">▸</text:span><text:span text:style-name="T1345"><text:s/></text:span><text:span text:style-name="T1346">‘</text:span><text:span text:style-name="T1347">사이버</text:span><text:span text:style-name="T1348"><text:s/></text:span><text:span text:style-name="T1349">상담</text:span><text:span text:style-name="T1350">’</text:span><text:span text:style-name="T1351"><text:s/></text:span><text:span text:style-name="T1352">이외의</text:span><text:span text:style-name="T1353"><text:s/></text:span><text:span text:style-name="T1354">민원의</text:span><text:span text:style-name="T1355"><text:s/></text:span><text:span text:style-name="T1356">접수</text:span></text:p>
      <text:p text:style-name="P1357"><text:span text:style-name="T1358"><text:s text:c="3"/></text:span><text:span text:style-name="T1359">식약처</text:span><text:span text:style-name="T1360"><text:s/></text:span><text:span text:style-name="T1361">홈페이지</text:span><text:span text:style-name="T1362"><text:s/></text:span><text:span text:style-name="T1363">「정보공개」</text:span><text:span text:style-name="T1364"><text:s/></text:span><text:span text:style-name="T1365">메뉴의</text:span><text:span text:style-name="T1366"><text:s/></text:span><text:span text:style-name="T1367">‘</text:span><text:span text:style-name="T1368">정보공개청구</text:span><text:span text:style-name="T1369">’</text:span><text:span text:style-name="T1370">는</text:span><text:span text:style-name="T1371"><text:s/></text:span><text:span text:style-name="T1372">운영지원과</text:span><text:span text:style-name="T1373">를</text:span><text:span text:style-name="T1374"><text:s/></text:span><text:span text:style-name="T1375">통하여</text:span><text:span text:style-name="T1376"><text:s/></text:span><text:span text:style-name="T1377">접수된</text:span><text:span text:style-name="T1378"><text:s/></text:span><text:span text:style-name="T1379">후</text:span><text:span text:style-name="T1380"><text:s/></text:span><text:span text:style-name="T1381">해당</text:span><text:span text:style-name="T1382"><text:s/></text:span><text:span text:style-name="T1383">부서를</text:span><text:span text:style-name="T1384"><text:s/></text:span><text:span text:style-name="T1385">지정하며</text:span><text:span text:style-name="T1386">,<text:s/></text:span><text:span text:style-name="T1387">「국민광장」</text:span><text:span text:style-name="T1388">메뉴의</text:span><text:span text:style-name="T1389"><text:s/></text:span><text:span text:style-name="T1390">‘</text:span><text:span text:style-name="T1391">사이버상담</text:span><text:span text:style-name="T1392">’</text:span><text:span text:style-name="T1393">을</text:span><text:span text:style-name="T1394"><text:s/></text:span><text:span text:style-name="T1395">제외한</text:span><text:span text:style-name="T1396"><text:s/></text:span><text:span text:style-name="T1397">민원</text:span><text:span text:style-name="T1398">(</text:span><text:span text:style-name="T1399">‘</text:span><text:span text:style-name="T1400">처장과의</text:span><text:span text:style-name="T1401"><text:s/></text:span><text:span text:style-name="T1402">대화</text:span><text:span text:style-name="T1403">’</text:span><text:span text:style-name="T1404">,<text:s/></text:span><text:span text:style-name="T1405">‘</text:span><text:span text:style-name="T1406">신문고</text:span><text:span text:style-name="T1407">(</text:span><text:span text:style-name="T1408">고객불편</text:span><text:span text:style-name="T1409">·</text:span><text:span text:style-name="T1410">불만신고센터</text:span><text:span text:style-name="T1411">)</text:span><text:span text:style-name="T1412">’</text:span><text:span text:style-name="T1413">,<text:s/></text:span><text:span text:style-name="T1414">‘</text:span><text:span text:style-name="T1415">사이버상담</text:span><text:span text:style-name="T1416">’</text:span><text:span text:style-name="T1417"><text:s/></text:span><text:span text:style-name="T1418">및</text:span><text:span text:style-name="T1419"><text:s/></text:span><text:span text:style-name="T1420">‘</text:span><text:span text:style-name="T1421">일반민원</text:span><text:span text:style-name="T1422">’</text:span><text:span text:style-name="T1423">과</text:span><text:span text:style-name="T1424"><text:s/></text:span><text:span text:style-name="T1425">「전자민원창구」의</text:span><text:span text:style-name="T1426"><text:s/></text:span><text:span text:style-name="T1427">전자민원신청시스템</text:span><text:span text:style-name="T1428">(KiFDA)</text:span><text:span text:style-name="T1429">으로</text:span><text:span text:style-name="T1430"><text:s/></text:span><text:span text:style-name="T1431">접수되는</text:span><text:span text:style-name="T1432"><text:s/></text:span><text:span text:style-name="T1433">민원</text:span><text:span text:style-name="T1434">)</text:span><text:span text:style-name="T1435">은</text:span><text:span text:style-name="T1436"><text:s/></text:span><text:span text:style-name="T1437">소비자담당관실</text:span><text:span text:style-name="T1438">을</text:span><text:span text:style-name="T1439"><text:s/></text:span><text:span text:style-name="T1440">통하여</text:span><text:span text:style-name="T1441"><text:s/></text:span><text:span text:style-name="T1442">접수된</text:span><text:span text:style-name="T1443"><text:s/></text:span><text:span text:style-name="T1444">후</text:span><text:span text:style-name="T1445"><text:s/></text:span><text:span text:style-name="T1446">해당</text:span><text:span text:style-name="T1447"><text:s/></text:span><text:span text:style-name="T1448">부서로</text:span><text:span text:style-name="T1449"><text:s/></text:span><text:span text:style-name="T1450">이송됨</text:span></text:p>
      <text:p text:style-name="P1451"/>
      <text:p text:style-name="P1452">7.1.3.<text:s/>편지<text:s/>민원의<text:s/>접수</text:p>
      <text:p text:style-name="P1453"><text:span text:style-name="T1454">▸</text:span><text:span text:style-name="T1455"><text:s/></text:span><text:span text:style-name="T1456">우편</text:span><text:span text:style-name="T1457">,<text:s/></text:span><text:span text:style-name="T1458">전자메일</text:span><text:span text:style-name="T1459"><text:s/></text:span><text:span text:style-name="T1460">또는</text:span><text:span text:style-name="T1461"><text:s/></text:span><text:span text:style-name="T1462">모사전송</text:span><text:span text:style-name="T1463"><text:s/></text:span><text:span text:style-name="T1464">방법으로</text:span><text:span text:style-name="T1465"><text:s/></text:span><text:span text:style-name="T1466">송부된</text:span><text:span text:style-name="T1467"><text:s/></text:span><text:span text:style-name="T1468">민원은</text:span><text:span text:style-name="T1469"><text:s/></text:span><text:span text:style-name="T1470">7.1.1<text:s/></text:span><text:span text:style-name="T1471">전화</text:span><text:span text:style-name="T1472"><text:s/></text:span><text:span text:style-name="T1473">민원의</text:span><text:span text:style-name="T1474"><text:s/></text:span><text:span text:style-name="T1475">경우에</text:span><text:span text:style-name="T1476"><text:s/></text:span><text:span text:style-name="T1477">준하여</text:span><text:span text:style-name="T1478"><text:s/></text:span><text:span text:style-name="T1479">접수한</text:span><text:span text:style-name="T1480">다</text:span><text:span text:style-name="T1481">.<text:s/></text:span><text:span text:style-name="T1482">이</text:span><text:span text:style-name="T1483"><text:s/></text:span><text:span text:style-name="T1484">때</text:span><text:span text:style-name="T1485"><text:s/></text:span><text:span text:style-name="T1486">서식은</text:span><text:span text:style-name="T1487"><text:s/></text:span><text:span text:style-name="T1488">「</text:span><text:span text:style-name="T1489">식품의약품안전처</text:span><text:span text:style-name="T1490"><text:s/></text:span><text:span text:style-name="T1491">민원사무처리에</text:span><text:span text:style-name="T1492"><text:s/></text:span><text:span text:style-name="T1493">관한</text:span><text:span text:style-name="T1494"><text:s/></text:span><text:span text:style-name="T1495">규정」</text:span><text:span text:style-name="T1496"><text:s/></text:span><text:span text:style-name="T1497">별지</text:span><text:span text:style-name="T1498"><text:s/></text:span><text:span text:style-name="T1499">제</text:span><text:span text:style-name="T1500">3</text:span><text:span text:style-name="T1501">호</text:span><text:span text:style-name="T1502"><text:s/></text:span><text:span text:style-name="T1503">서식</text:span><text:span text:style-name="T1504"><text:s/></text:span><text:span text:style-name="T1505">중</text:span><text:span text:style-name="T1506"><text:s/></text:span><text:span text:style-name="T1507">“</text:span><text:span text:style-name="T1508">신청</text:span><text:span text:style-name="T1509"><text:s/></text:span><text:span text:style-name="T1510">구분</text:span><text:span text:style-name="T1511">”</text:span><text:span text:style-name="T1512"><text:s/></text:span><text:span text:style-name="T1513">란에</text:span><text:span text:style-name="T1514"><text:s/></text:span><text:span text:style-name="T1515">“</text:span><text:span text:style-name="T1516">기타</text:span><text:span text:style-name="T1517">”</text:span><text:span text:style-name="T1518">로</text:span><text:span text:style-name="T1519"><text:s/></text:span><text:span text:style-name="T1520">분류한</text:span><text:span text:style-name="T1521"><text:s/></text:span><text:span text:style-name="T1522">후</text:span><text:span text:style-name="T1523"><text:s/></text:span><text:span text:style-name="T1524">해당</text:span><text:span text:style-name="T1525"><text:s/></text:span><text:span text:style-name="T1526">형식</text:span><text:span text:style-name="T1527">(</text:span><text:span text:style-name="T1528">우편</text:span><text:span text:style-name="T1529">,<text:s/></text:span><text:span text:style-name="T1530">전자메일</text:span><text:span text:style-name="T1531"><text:s/></text:span><text:span text:style-name="T1532">또는</text:span><text:span text:style-name="T1533"><text:s/></text:span><text:span text:style-name="T1534">모사전송</text:span><text:span text:style-name="T1535">)</text:span><text:span text:style-name="T1536">을</text:span><text:span text:style-name="T1537"><text:s/></text:span><text:span text:style-name="T1538">기재</text:span><text:span text:style-name="T1539">한다</text:span><text:span text:style-name="T1540">.</text:span></text:p>
      <text:p text:style-name="P1541"/>
      <text:list text:style-name="LFO4" text:continue-numbering="true">
        <text:list-item>
          <text:list>
            <text:list-item>
              <text:p text:style-name="P1542">민원서류의<text:s/>확인</text:p>
            </text:list-item>
          </text:list>
        </text:list-item>
      </text:list>
      <text:p text:style-name="P1543">7.1.3.<text:s/>민원서류의<text:s/>확인<text:s/>및<text:s/>분류</text:p>
      <text:p text:style-name="P1544">▸<text:s/>접수담당자는<text:s/>부서에<text:s/>접수된<text:s/>민원에<text:s/>대하여<text:s/>수시로<text:s/>확인하여<text:s/>접수<text:s/>후<text:s/>지체되는<text:s/>민원이<text:s/>없도록<text:s/>한다.</text:p>
      <text:p text:style-name="P1545">▸<text:s/>접수된<text:s/>민원의<text:s/>내용을<text:s/>확인하여<text:s/>해당<text:s/>민원의<text:s/>처리담당자를<text:s/>지정한다.</text:p>
      <text:p text:style-name="P1546">▸<text:s/>처리담당자가<text:s/>휴가,<text:s/>교육,<text:s/>출장<text:s/>등의<text:s/>사유로<text:s/>부재<text:s/>시에는<text:s/>업무대행자를<text:s/>지정하여<text:s/>처리하도록<text:s/>한다.</text:p>
      <text:p text:style-name="P1547">▸<text:s/>처리부서가<text:s/>잘못되어<text:s/>접수된<text:s/>민원에<text:s/>대하여는<text:s/>즉시<text:s/>해당부서로<text:s/>‘부서이관’처리한다.</text:p>
      <text:p text:style-name="P1548">▸<text:s/>사이버질의<text:s/>관리자로부터<text:s/>배분된<text:s/>질의는<text:s/>확인<text:s/>후<text:s/>즉시<text:s/>부서<text:s/>소관<text:s/>사항인지<text:s/>확인하여<text:s/>해당사항이<text:s/>없는<text:s/>경우<text:s/>이첩<text:s/>부서의<text:s/>담당자와<text:s/>협의한<text:s/>후<text:s/>관리자에게<text:s/>이송을<text:s/>요청한다.</text:p>
      <text:p text:style-name="P1549">▸<text:s/>질의<text:s/>내용이<text:s/>2개<text:s/>이상의<text:s/>부서와<text:s/>관련되어<text:s/>있을<text:s/>경우<text:s/>부서<text:s/>간<text:s/>상호<text:s/>협의하여<text:s/>주관을<text:s/>정하고,<text:s/>관련<text:s/>부서는<text:s/>되도록<text:s/>처리기간<text:s/>5일(진정·단순질의,<text:s/>처리기간<text:s/>: 7일), 7일(정보공개,<text:s/>처리기간<text:s/>: 10일), 10일(건의법령질의,<text:s/>처리기간<text:s/>: 14일)<text:s/>이내에<text:s/>주관<text:s/>부서에<text:s/>해당<text:s/>내용에<text:s/>대한<text:s/>답변을<text:s/>보내고<text:s/>주관<text:s/>부서는<text:s/>관련부서의<text:s/>답변을<text:s/>받아<text:s/>종합하여<text:s/>민원인에게<text:s/>회신한다.<text:s/></text:p>
      <text:p text:style-name="P1550"/>
      <text:p text:style-name="P1551">7.1.4.<text:s/>접수민원의<text:s/>확인<text:s/>및<text:s/>검토의뢰</text:p>
      <text:p text:style-name="P1552">▸<text:s/>처리담당자는<text:s/>배정된<text:s/>민원사안에<text:s/>대하여<text:s/>1일<text:s/>이내에<text:s/>1차적으로<text:s/>검토하여<text:s/>민원<text:s/>내용,<text:s/>처리기간<text:s/>등을<text:s/>확인한다.</text:p>
      <text:p text:style-name="P1553"><text:span text:style-name="T1554">▸</text:span><text:span text:style-name="T1555"><text:s/></text:span><text:span text:style-name="T1556">배정된</text:span><text:span text:style-name="T1557"><text:s/></text:span><text:span text:style-name="T1558">민원이</text:span><text:span text:style-name="T1559"><text:s/></text:span><text:span text:style-name="T1560">타부서의</text:span><text:span text:style-name="T1561"><text:s/></text:span><text:span text:style-name="T1562">검토가</text:span><text:span text:style-name="T1563"><text:s/></text:span><text:span text:style-name="T1564">필요한</text:span><text:span text:style-name="T1565"><text:s/></text:span><text:span text:style-name="T1566">경우</text:span><text:span text:style-name="T1567"><text:s/></text:span><text:span text:style-name="T1568">식약처</text:span><text:span text:style-name="T1569"><text:s/></text:span><text:span text:style-name="T1570">접수</text:span><text:span text:style-name="T1571"><text:s/></text:span><text:span text:style-name="T1572">후</text:span><text:span text:style-name="T1573"><text:s/>4</text:span><text:span text:style-name="T1574">일</text:span><text:span text:style-name="T1575"><text:s/></text:span><text:span text:style-name="T1576">이내</text:span><text:span text:style-name="T1577">(</text:span><text:span text:style-name="T1578">진정</text:span><text:span text:style-name="T1579">·</text:span><text:span text:style-name="T1580">단순질의</text:span><text:span text:style-name="T1581">), 5</text:span><text:span text:style-name="T1582">일</text:span><text:span text:style-name="T1583"><text:s/></text:span><text:span text:style-name="T1584">이내</text:span><text:span text:style-name="T1585">(</text:span><text:span text:style-name="T1586">정보공개</text:span><text:span text:style-name="T1587">)<text:s/></text:span><text:span text:style-name="T1588">또는</text:span><text:span text:style-name="T1589"><text:s/>7</text:span><text:span text:style-name="T1590">일</text:span><text:span text:style-name="T1591"><text:s/></text:span><text:span text:style-name="T1592">이내</text:span><text:span text:style-name="T1593">(</text:span><text:span text:style-name="T1594">건의법령질의</text:span><text:span text:style-name="T1595">)</text:span><text:span text:style-name="T1596">에</text:span><text:span text:style-name="T1597"><text:s/></text:span><text:span text:style-name="T1598">기간을</text:span><text:span text:style-name="T1599"><text:s/></text:span><text:span text:style-name="T1600">정하여</text:span><text:span text:style-name="T1601"><text:s/></text:span><text:span text:style-name="T1602">공문으로</text:span><text:span text:style-name="T1603"><text:s/></text:span><text:span text:style-name="T1604">해당부서에</text:span><text:span text:style-name="T1605"><text:s/></text:span><text:span text:style-name="T1606">검토</text:span><text:span text:style-name="T1607"><text:s/></text:span><text:span text:style-name="T1608">의뢰한다</text:span><text:span text:style-name="T1609">.</text:span></text:p>
      <text:p text:style-name="P1610"/>
      <text:list text:style-name="LFO4" text:continue-numbering="true">
        <text:list-item>
          <text:list>
            <text:list-item>
              <text:p text:style-name="P1611">민원서류의<text:s/>처리</text:p>
            </text:list-item>
          </text:list>
        </text:list-item>
      </text:list>
      <text:p text:style-name="P1612">▸<text:s/>처리담당자는<text:s/>배정된<text:s/>민원에<text:s/>대하여<text:s/>관계법규<text:s/>및<text:s/>민원사무편람<text:s/>처리기준에<text:s/>따라<text:s/>검토하고<text:s/>처리한다.<text:s/></text:p>
      <text:p text:style-name="P1613"><text:s/>·<text:s/>민원에<text:s/>대한<text:s/>서면<text:s/>답변서를<text:s/>작성하는<text:s/>경우에는<text:s/>붙임<text:s/>“국민신문고<text:s/>답변요령”을<text:s/>참고하여<text:s/>민원인의<text:s/>입장에서<text:s/>이해하기<text:s/>쉽고<text:s/>궁금한<text:s/>점이<text:s/>해소될<text:s/>수<text:s/>있도록<text:s/>작성한다.</text:p>
      <text:p text:style-name="P1614"><text:s/>·<text:s/>‘정보공개청구’<text:s/>건에<text:s/>대한<text:s/>민원은<text:s/>정보공개<text:s/>관련<text:s/>규정에<text:s/>따라<text:s/>처리하며,<text:s/>‘전자민원신청시스템(KiFDA)'<text:s/>을<text:s/>통하여<text:s/>접수된<text:s/>민원은<text:s/>“KFDA/MaPP [5100.1]<text:s/>전자민원신청시스템(KiFDA)을<text:s/>이용한<text:s/>민원서류<text:s/>처리요령”에<text:s/>따라<text:s/>처리한다.</text:p>
      <text:p text:style-name="P1615">▸<text:s/>처리담당자가<text:s/>결재를<text:s/>올린<text:s/>후<text:s/>최종<text:s/>완료일까지<text:s/>출장<text:s/>등<text:s/>부재가<text:s/>예상될<text:s/>경우<text:s/>업무대행자에게<text:s/>회신<text:s/>등<text:s/>절차<text:s/>진행을<text:s/>요청하여야<text:s/>하며,<text:s/>요청받은<text:s/>업무대행자는<text:s/>이를<text:s/>수행해야<text:s/>한다.</text:p>
      <text:p text:style-name="P1616">▸<text:s/>처리기간의<text:s/>연장이<text:s/>필요한<text:s/>경우<text:s/>해당<text:s/>사유를<text:s/>적시하여<text:s/>민원처리<text:s/>기간을<text:s/>정하여<text:s/>문서로<text:s/>회신한다.</text:p>
      <text:p text:style-name="P1617"/>
      <text:list text:style-name="LFO4" text:continue-numbering="true">
        <text:list-item>
          <text:list>
            <text:list-item>
              <text:p text:style-name="P1618">민원처리<text:s/>결과의<text:s/>확인</text:p>
            </text:list-item>
          </text:list>
        </text:list-item>
      </text:list>
      <text:p text:style-name="P1619"><text:span text:style-name="T1620">▸</text:span><text:span text:style-name="T1621"><text:s/></text:span><text:span text:style-name="T1622">처리담당자는</text:span><text:span text:style-name="T1623"><text:s/></text:span><text:span text:style-name="T1624">처리한</text:span><text:span text:style-name="T1625"><text:s/></text:span><text:span text:style-name="T1626">민원사안에</text:span><text:span text:style-name="T1627"><text:s/></text:span><text:span text:style-name="T1628">대하여</text:span><text:span text:style-name="T1629"><text:s/></text:span><text:span text:style-name="T1630">처리결과가</text:span><text:span text:style-name="T1631"><text:s/></text:span><text:span text:style-name="T1632">우리처</text:span><text:span text:style-name="T1633"><text:s/></text:span><text:span text:style-name="T1634">홈페이지</text:span><text:span text:style-name="T1635"><text:s/></text:span><text:span text:style-name="T1636">등에</text:span><text:span text:style-name="T1637"><text:s/></text:span><text:span text:style-name="T1638">명확하게</text:span><text:span text:style-name="T1639"><text:s/></text:span><text:span text:style-name="T1640">반영되었는지</text:span><text:span text:style-name="T1641"><text:s/></text:span><text:span text:style-name="T1642">확인하여야</text:span><text:span text:style-name="T1643"><text:s/></text:span><text:span text:style-name="T1644">한다</text:span><text:span text:style-name="T1645">.</text:span></text:p>
      <text:p text:style-name="P1646"><text:span text:style-name="T1647">▸</text:span><text:span text:style-name="T1648"><text:s/></text:span><text:span text:style-name="T1649">처리한</text:span><text:span text:style-name="T1650"><text:s/></text:span><text:span text:style-name="T1651">결과가</text:span><text:span text:style-name="T1652"><text:s/></text:span><text:span text:style-name="T1653">우리처</text:span><text:span text:style-name="T1654"><text:s/></text:span><text:span text:style-name="T1655">홈페이지</text:span><text:span text:style-name="T1656"><text:s/></text:span><text:span text:style-name="T1657">등에</text:span><text:span text:style-name="T1658"><text:s/></text:span><text:span text:style-name="T1659">다르게</text:span><text:span text:style-name="T1660"><text:s/></text:span><text:span text:style-name="T1661">반영되었을</text:span><text:span text:style-name="T1662"><text:s/></text:span><text:span text:style-name="T1663">경우</text:span><text:span text:style-name="T1664"><text:s/></text:span><text:span text:style-name="T1665">해당</text:span><text:span text:style-name="T1666"><text:s/></text:span><text:span text:style-name="T1667">관리자에게</text:span><text:span text:style-name="T1668"><text:s/></text:span><text:span text:style-name="T1669">동</text:span><text:span text:style-name="T1670"><text:s/></text:span><text:span text:style-name="T1671">사항의</text:span><text:span text:style-name="T1672"><text:s/></text:span><text:span text:style-name="T1673">정정을</text:span><text:span text:style-name="T1674"><text:s/></text:span><text:span text:style-name="T1675">요청하여</text:span><text:span text:style-name="T1676"><text:s/></text:span><text:span text:style-name="T1677">바로잡아야</text:span><text:span text:style-name="T1678"><text:s/></text:span><text:span text:style-name="T1679">한다</text:span><text:span text:style-name="T1680">.</text:span></text:p>
      <text:p text:style-name="P1681"/>
      <text:list text:style-name="LFO4" text:continue-numbering="true">
        <text:list-item>
          <text:p text:style-name="P1682">시행</text:p>
        </text:list-item>
      </text:list>
      <text:p text:style-name="P1683"><text:s/>▸이<text:s/>업무편람은<text:s/>승인일부터<text:s/>시행한다.</text:p>
      <text:p text:style-name="P1684"/>
      <text:p text:style-name="P1685">붙임<text:s/>1 :<text:s/>구술<text:s/>또는<text:s/>전화민원접수서</text:p>
      <text:p text:style-name="P1686"/>
      <text:p text:style-name="P1687">〔별지<text:s/>제3호<text:s/>서식〕</text:p>
      <table:table table:style-name="Table1688">
        <table:table-columns>
          <table:table-column table:style-name="TableColumn1689"/>
          <table:table-column table:style-name="TableColumn1690"/>
          <table:table-column table:style-name="TableColumn1691"/>
          <table:table-column table:style-name="TableColumn1692"/>
          <table:table-column table:style-name="TableColumn1693"/>
          <table:table-column table:style-name="TableColumn1694"/>
          <table:table-column table:style-name="TableColumn1695"/>
          <table:table-column table:style-name="TableColumn1696"/>
        </table:table-columns>
        <table:table-row table:style-name="TableRow1697">
          <table:table-cell table:style-name="TableCell1698" table:number-columns-spanned="8">
            <text:p text:style-name="P1699"/>
            <text:p text:style-name="P1700"><text:span text:style-name="T1701">구술</text:span><text:span text:style-name="T1702"><text:s/></text:span><text:span text:style-name="T1703">또는</text:span><text:span text:style-name="T1704"><text:s/></text:span><text:span text:style-name="T1705">전화민원접수서</text:span></text:p>
            <text:p text:style-name="P17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07">
          <table:table-cell table:style-name="TableCell1708" table:number-rows-spanned="2">
            <text:p text:style-name="P1709">민원인</text:p>
          </table:table-cell>
          <table:table-cell table:style-name="TableCell1710">
            <text:p text:style-name="P1711">성<text:s text:c="3"/>명</text:p>
          </table:table-cell>
          <table:table-cell table:style-name="TableCell1712">
            <text:p text:style-name="P1713"/>
          </table:table-cell>
          <table:table-cell table:style-name="TableCell1714" table:number-columns-spanned="2">
            <text:p text:style-name="P1715">생년월일</text:p>
          </table:table-cell>
          <table:covered-table-cell/>
          <table:table-cell table:style-name="TableCell1716" table:number-columns-spanned="3">
            <text:p text:style-name="P1717"/>
          </table:table-cell>
          <table:covered-table-cell/>
          <table:covered-table-cell/>
        </table:table-row>
        <table:table-row table:style-name="TableRow1718">
          <table:covered-table-cell>
            <text:p text:style-name="Normal"/>
          </table:covered-table-cell>
          <table:table-cell table:style-name="TableCell1719">
            <text:p text:style-name="P1720">주<text:s text:c="3"/>소</text:p>
          </table:table-cell>
          <table:table-cell table:style-name="TableCell1721" table:number-columns-spanned="6">
            <text:p text:style-name="P1722"><text:s text:c="32"/>(전화번호<text:s/>: <text:s text:c="11"/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23">
          <table:table-cell table:style-name="TableCell1724" table:number-columns-spanned="2">
            <text:p text:style-name="P1725">접수일자</text:p>
          </table:table-cell>
          <table:covered-table-cell/>
          <table:table-cell table:style-name="TableCell1726" table:number-columns-spanned="2">
            <text:p text:style-name="P1727"><text:s text:c="2"/>200 <text:s/>. <text:s text:c="3"/>.</text:p>
          </table:table-cell>
          <table:covered-table-cell/>
          <table:table-cell table:style-name="TableCell1728" table:number-columns-spanned="2">
            <text:p text:style-name="P1729">신<text:s text:c="2"/>청</text:p>
            <text:p text:style-name="P1730">구<text:s text:c="2"/>분</text:p>
          </table:table-cell>
          <table:covered-table-cell/>
          <table:table-cell table:style-name="TableCell1731" table:number-columns-spanned="2">
            <text:p text:style-name="P1732">□<text:s text:c="2"/>구<text:s text:c="5"/>술</text:p>
            <text:p text:style-name="P1733">□<text:s text:c="2"/>전<text:s text:c="5"/>화</text:p>
          </table:table-cell>
          <table:covered-table-cell/>
        </table:table-row>
        <table:table-row table:style-name="TableRow1734">
          <table:table-cell table:style-name="TableCell1735" table:number-columns-spanned="2">
            <text:p text:style-name="P1736">접<text:s/>수<text:s/>자</text:p>
          </table:table-cell>
          <table:covered-table-cell/>
          <table:table-cell table:style-name="TableCell1737" table:number-columns-spanned="6">
            <text:p text:style-name="P1738"><text:s/>(직급) <text:s text:c="31"/>(성명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39">
          <table:table-cell table:style-name="TableCell1740" table:number-columns-spanned="2">
            <text:p text:style-name="P1741">건<text:s text:c="4"/>명</text:p>
          </table:table-cell>
          <table:covered-table-cell/>
          <table:table-cell table:style-name="TableCell1742" table:number-columns-spanned="6">
            <text:p text:style-name="P17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44">
          <table:table-cell table:style-name="TableCell1745" table:number-columns-spanned="8">
            <text:p text:style-name="P1746"/>
            <text:p text:style-name="바탕글"><text:span text:style-name="T1747"><text:s text:c="3"/></text:span><text:span text:style-name="T1748">민원요지</text:span></text:p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49">
          <table:table-cell table:style-name="TableCell1750" table:number-columns-spanned="7" table:number-rows-spanned="4">
            <text:p text:style-name="P17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52">
            <text:p text:style-name="P1753">접<text:s text:c="2"/>수</text:p>
          </table:table-cell>
        </table:table-row>
        <table:table-row table:style-name="TableRow1754"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55">
            <text:p text:style-name="P1756">(인)</text:p>
          </table:table-cell>
        </table:table-row>
        <table:table-row table:style-name="TableRow1757"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58">
            <text:p text:style-name="P1759">기<text:s text:c="2"/>록</text:p>
          </table:table-cell>
        </table:table-row>
        <table:table-row table:style-name="TableRow1760"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61">
            <text:p text:style-name="P1762">(인)</text:p>
          </table:table-cell>
        </table:table-row>
      </table:table>
      <text:p text:style-name="P1763"/>
      <text:p text:style-name="P1764"/>
      <text:p text:style-name="P1765">210㎜×297㎜(일반용지<text:s/>60g/㎡(재활용품))</text:p>
      <text:p text:style-name="P1766"/>
      <text:p text:style-name="P1767">붙임<text:s/>2 :<text:s/>국민신문고<text:s/>민원답변요령</text:p>
      <text:p text:style-name="P1768"/>
      <table:table table:style-name="Table1769">
        <table:table-columns>
          <table:table-column table:style-name="TableColumn1770"/>
        </table:table-columns>
        <table:table-row table:style-name="TableRow1771">
          <table:table-cell table:style-name="TableCell1772">
            <text:p text:style-name="P1773">국민신문고<text:s/>민원<text:s/>답변요령</text:p>
          </table:table-cell>
        </table:table-row>
      </table:table>
      <text:p text:style-name="P1774"/>
      <text:p text:style-name="P1775"/>
      <text:p text:style-name="P1776"><text:span text:style-name="T1777"><text:s/></text:span><text:span text:style-name="T1778">❍</text:span><text:span text:style-name="T1779"><text:s/></text:span><text:span text:style-name="T1780">답변</text:span><text:span text:style-name="T1781"><text:s/></text:span><text:span text:style-name="T1782">시작과</text:span><text:span text:style-name="T1783"><text:s/></text:span><text:span text:style-name="T1784">마무리에</text:span><text:span text:style-name="T1785"><text:s/></text:span><text:span text:style-name="T1786">인사말을</text:span><text:span text:style-name="T1787"><text:s/></text:span><text:span text:style-name="T1788">쓴다</text:span><text:span text:style-name="T1789">.<text:s/></text:span><text:span text:style-name="T1790">친근한</text:span><text:span text:style-name="T1791"><text:s/></text:span><text:span text:style-name="T1792">느낌을</text:span><text:span text:style-name="T1793"><text:s/></text:span><text:span text:style-name="T1794">주는</text:span><text:span text:style-name="T1795"><text:s/></text:span><text:span text:style-name="T1796">독창적</text:span><text:span text:style-name="T1797">인</text:span><text:span text:style-name="T1798"><text:s/></text:span><text:span text:style-name="T1799">인사말이면</text:span><text:span text:style-name="T1800"><text:s/></text:span><text:span text:style-name="T1801">더욱</text:span><text:span text:style-name="T1802"><text:s/></text:span><text:span text:style-name="T1803">좋다</text:span><text:span text:style-name="T1804">.</text:span></text:p>
      <text:p text:style-name="P1805"><text:span text:style-name="T1806"><text:s/></text:span><text:span text:style-name="T1807">❍</text:span><text:span text:style-name="T1808"><text:s/></text:span><text:span text:style-name="T1809">타</text:span><text:span text:style-name="T1810"><text:s/></text:span><text:span text:style-name="T1811">기관</text:span><text:span text:style-name="T1812">,<text:s/></text:span><text:span text:style-name="T1813">협회</text:span><text:span text:style-name="T1814"><text:s/></text:span><text:span text:style-name="T1815">등</text:span><text:span text:style-name="T1816"><text:s/></text:span><text:span text:style-name="T1817">안내</text:span><text:span text:style-name="T1818"><text:s/></text:span><text:span text:style-name="T1819">시</text:span><text:span text:style-name="T1820"><text:s/></text:span><text:span text:style-name="T1821">소관부서</text:span><text:span text:style-name="T1822"><text:s/></text:span><text:span text:style-name="T1823">및</text:span><text:span text:style-name="T1824"><text:s/></text:span><text:span text:style-name="T1825">전화번호</text:span><text:span text:style-name="T1826">(</text:span><text:span text:style-name="T1827">방문</text:span><text:span text:style-name="T1828"><text:s/></text:span><text:span text:style-name="T1829">필요시</text:span><text:span text:style-name="T1830"><text:s/></text:span><text:span text:style-name="T1831">소재지</text:span><text:span text:style-name="T1832">)</text:span><text:span text:style-name="T1833">를</text:span><text:span text:style-name="T1834"><text:s/></text:span><text:span text:style-name="T1835">명기하여</text:span><text:span text:style-name="T1836"><text:s/></text:span><text:span text:style-name="T1837">재차</text:span><text:span text:style-name="T1838"><text:s/></text:span><text:span text:style-name="T1839">질문이</text:span><text:span text:style-name="T1840"><text:s/></text:span><text:span text:style-name="T1841">필요</text:span><text:span text:style-name="T1842"><text:s/></text:span><text:span text:style-name="T1843">없도록</text:span><text:span text:style-name="T1844"><text:s/></text:span><text:span text:style-name="T1845">한다</text:span><text:span text:style-name="T1846">.</text:span></text:p>
      <text:p text:style-name="P1847"><text:span text:style-name="T1848"><text:s/></text:span><text:span text:style-name="T1849">❍</text:span><text:span text:style-name="T1850"><text:s/></text:span><text:span text:style-name="T1851">고객이</text:span><text:span text:style-name="T1852"><text:s/></text:span><text:span text:style-name="T1853">이해하기</text:span><text:span text:style-name="T1854"><text:s/></text:span><text:span text:style-name="T1855">어려운</text:span><text:span text:style-name="T1856"><text:s/></text:span><text:span text:style-name="T1857">전문용어</text:span><text:span text:style-name="T1858"><text:s/></text:span><text:span text:style-name="T1859">사용을</text:span><text:span text:style-name="T1860"><text:s/></text:span><text:span text:style-name="T1861">지양하고</text:span><text:span text:style-name="T1862"><text:s/></text:span><text:span text:style-name="T1863">부득이</text:span><text:span text:style-name="T1864"><text:s/></text:span><text:span text:style-name="T1865">사용하는</text:span><text:span text:style-name="T1866"><text:s/></text:span><text:span text:style-name="T1867">경우</text:span><text:span text:style-name="T1868"><text:s/></text:span><text:span text:style-name="T1869">이해하기</text:span><text:span text:style-name="T1870"><text:s/></text:span><text:span text:style-name="T1871">쉽게</text:span><text:span text:style-name="T1872"><text:s/></text:span><text:span text:style-name="T1873">부연</text:span><text:span text:style-name="T1874"><text:s/></text:span><text:span text:style-name="T1875">설명한다</text:span><text:span text:style-name="T1876">.</text:span></text:p>
      <table:table table:style-name="Table1877">
        <table:table-columns>
          <table:table-column table:style-name="TableColumn1878"/>
        </table:table-columns>
        <table:table-row table:style-name="TableRow1879">
          <table:table-cell table:style-name="TableCell1880">
            <text:p text:style-name="P1881"><text:span text:style-name="T1882">&lt;</text:span><text:span text:style-name="T1883">예시</text:span><text:span text:style-name="T1884">&gt;<text:s/></text:span><text:span text:style-name="T1885">자연산물이</text:span><text:span text:style-name="T1886"><text:s/></text:span><text:span text:style-name="T1887">아닌</text:span><text:span text:style-name="T1888"><text:s/></text:span><text:span text:style-name="T1889">경우에는</text:span><text:span text:style-name="T1890"><text:s/></text:span><text:span text:style-name="T1891">표시규정을</text:span><text:span text:style-name="T1892"><text:s/></text:span><text:span text:style-name="T1893">위반한</text:span><text:span text:style-name="T1894"><text:s/></text:span><text:span text:style-name="T1895">제품은</text:span><text:span text:style-name="T1896"><text:s/></text:span><text:span text:style-name="T1897">판매</text:span><text:span text:style-name="T1898">목적으로</text:span><text:span text:style-name="T1899"><text:s/></text:span><text:span text:style-name="T1900">진열</text:span><text:span text:style-name="T1901"><text:s/></text:span><text:span text:style-name="T1902">등이</text:span><text:span text:style-name="T1903"><text:s/></text:span><text:span text:style-name="T1904">불가함을</text:span><text:span text:style-name="T1905"><text:s/></text:span><text:span text:style-name="T1906">알려</text:span><text:span text:style-name="T1907"><text:s/></text:span><text:span text:style-name="T1908">드립니다</text:span><text:span text:style-name="T1909">.</text:span></text:p>
            <text:p text:style-name="바탕글"><text:span text:style-name="T1910"><text:s text:c="8"/></text:span><text:span text:style-name="T1911">⇒</text:span><text:span text:style-name="T1912"><text:s/></text:span><text:span text:style-name="T1913">자연산물</text:span><text:span text:style-name="T1914">에</text:span><text:span text:style-name="T1915"><text:s/></text:span><text:span text:style-name="T1916">대한</text:span><text:span text:style-name="T1917"><text:s/></text:span><text:span text:style-name="T1918">식품위생법상의</text:span><text:span text:style-name="T1919"><text:s/></text:span><text:span text:style-name="T1920">정의</text:span><text:span text:style-name="T1921"><text:s/></text:span><text:span text:style-name="T1922">또는</text:span><text:span text:style-name="T1923"><text:s/></text:span><text:span text:style-name="T1924">그간의</text:span><text:span text:style-name="T1925"><text:s/></text:span><text:span text:style-name="T1926">유권해석</text:span><text:span text:style-name="T1927"><text:s/></text:span><text:span text:style-name="T1928">등</text:span><text:span text:style-name="T1929"><text:s/></text:span><text:span text:style-name="T1930">부연설명</text:span></text:p>
          </table:table-cell>
        </table:table-row>
      </table:table>
      <text:p text:style-name="P1931"/>
      <text:p text:style-name="P1932"/>
      <text:p text:style-name="P1933"><text:span text:style-name="T1934">❍</text:span><text:span text:style-name="T1935"><text:s/></text:span><text:span text:style-name="T1936">질문내용에</text:span><text:span text:style-name="T1937"><text:s/></text:span><text:span text:style-name="T1938">대한</text:span><text:span text:style-name="T1939"><text:s/></text:span><text:span text:style-name="T1940">답변에</text:span><text:span text:style-name="T1941"><text:s/></text:span><text:span text:style-name="T1942">정확성이</text:span><text:span text:style-name="T1943"><text:s/></text:span><text:span text:style-name="T1944">없다고</text:span><text:span text:style-name="T1945"><text:s/></text:span><text:span text:style-name="T1946">판단되는</text:span><text:span text:style-name="T1947"><text:s/></text:span><text:span text:style-name="T1948">경우</text:span><text:span text:style-name="T1949"><text:s/></text:span><text:span text:style-name="T1950">부서장</text:span><text:span text:style-name="T1951"><text:s/></text:span><text:span text:style-name="T1952">또는</text:span><text:span text:style-name="T1953"><text:s/></text:span><text:span text:style-name="T1954">소관부서</text:span><text:span text:style-name="T1955"><text:s/></text:span><text:span text:style-name="T1956">담당자와</text:span><text:span text:style-name="T1957"><text:s/></text:span><text:span text:style-name="T1958">협의</text:span><text:span text:style-name="T1959">(</text:span><text:span text:style-name="T1960">협의내용을</text:span><text:span text:style-name="T1961"><text:s/></text:span><text:span text:style-name="T1962">메일</text:span><text:span text:style-name="T1963"><text:s/></text:span><text:span text:style-name="T1964">등의</text:span><text:span text:style-name="T1965"><text:s/></text:span><text:span text:style-name="T1966">형태로</text:span><text:span text:style-name="T1967"><text:s/></text:span><text:span text:style-name="T1968">남김</text:span><text:span text:style-name="T1969">)</text:span><text:span text:style-name="T1970">한</text:span><text:span text:style-name="T1971"><text:s/></text:span><text:span text:style-name="T1972">후</text:span><text:span text:style-name="T1973"><text:s/></text:span><text:span text:style-name="T1974">답변서를</text:span><text:span text:style-name="T1975"><text:s/></text:span><text:span text:style-name="T1976">작성한다</text:span><text:span text:style-name="T1977">.</text:span></text:p>
      <text:p text:style-name="P1978"><text:s text:c="4"/></text:p>
      <table:table table:style-name="Table1979">
        <table:table-columns>
          <table:table-column table:style-name="TableColumn1980"/>
        </table:table-columns>
        <table:table-row table:style-name="TableRow1981">
          <table:table-cell table:style-name="TableCell1982">
            <text:p text:style-name="P1983">&lt;예시&gt;<text:s/>개선<text:s/>필요<text:s/>사례</text:p>
            <text:p text:style-name="P1984"><text:span text:style-name="T1985"><text:s text:c="2"/>-<text:s/></text:span><text:span text:style-name="T1986">고객이</text:span><text:span text:style-name="T1987"><text:s/></text:span><text:span text:style-name="T1988">질문한</text:span><text:span text:style-name="T1989"><text:s/></text:span><text:span text:style-name="T1990">내용을</text:span><text:span text:style-name="T1991"><text:s/></text:span><text:span text:style-name="T1992">제대로</text:span><text:span text:style-name="T1993"><text:s/></text:span><text:span text:style-name="T1994">파악</text:span><text:span text:style-name="T1995">(</text:span><text:span text:style-name="T1996">이해</text:span><text:span text:style-name="T1997">)</text:span><text:span text:style-name="T1998">하지</text:span><text:span text:style-name="T1999"><text:s/></text:span><text:span text:style-name="T2000">못하여</text:span><text:span text:style-name="T2001"><text:s/></text:span><text:span text:style-name="T2002">동문서답</text:span></text:p>
            <text:p text:style-name="P2003"><text:span text:style-name="T2004"><text:s text:c="2"/>-<text:s/></text:span><text:span text:style-name="T2005">고객도</text:span><text:span text:style-name="T2006"><text:s/></text:span><text:span text:style-name="T2007">알고</text:span><text:span text:style-name="T2008"><text:s/></text:span><text:span text:style-name="T2009">있는</text:span><text:span text:style-name="T2010"><text:s/></text:span><text:span text:style-name="T2011">법규</text:span><text:span text:style-name="T2012"><text:s/></text:span><text:span text:style-name="T2013">조항만</text:span><text:span text:style-name="T2014"><text:s/></text:span><text:span text:style-name="T2015">열거하여</text:span><text:span text:style-name="T2016"><text:s/></text:span><text:span text:style-name="T2017">알고</text:span><text:span text:style-name="T2018"><text:s/></text:span><text:span text:style-name="T2019">싶어</text:span><text:span text:style-name="T2020"><text:s/></text:span><text:span text:style-name="T2021">하는</text:span><text:span text:style-name="T2022"><text:s/></text:span><text:span text:style-name="T2023">유권해석</text:span><text:span text:style-name="T2024"><text:s/></text:span><text:span text:style-name="T2025">등의</text:span><text:span text:style-name="T2026"><text:s/></text:span><text:span text:style-name="T2027">정보제공</text:span><text:span text:style-name="T2028"><text:s/></text:span><text:span text:style-name="T2029">부족</text:span></text:p>
            <text:p text:style-name="P2030"><text:s text:c="2"/>-<text:s/>다수<text:s/>질문<text:s/>중<text:s/>일부<text:s/>질문에<text:s/>대한<text:s/>답변<text:s/>누락</text:p>
            <text:p text:style-name="P2031"><text:s text:c="2"/>-<text:s/>답변<text:s/>내용이<text:s/>애매하여<text:s/>답변을<text:s/>받아<text:s/>보나<text:s/>마나이거나<text:s/>오히려<text:s/>더<text:s/>궁금증을<text:s/>일으킴</text:p>
          </table:table-cell>
        </table:table-row>
      </table:table>
      <text:p text:style-name="P2032"/>
      <text:p text:style-name="P2033"/>
      <text:p text:style-name="P2034"><text:span text:style-name="T2035"><text:s/></text:span><text:span text:style-name="T2036">❍</text:span><text:span text:style-name="T2037"><text:s/></text:span><text:span text:style-name="T2038">답변서</text:span><text:span text:style-name="T2039"><text:s/></text:span><text:span text:style-name="T2040">작성</text:span><text:span text:style-name="T2041"><text:s/></text:span><text:span text:style-name="T2042">시</text:span><text:span text:style-name="T2043"><text:s/></text:span><text:span text:style-name="T2044">필요한</text:span><text:span text:style-name="T2045"><text:s/></text:span><text:span text:style-name="T2046">경우</text:span><text:span text:style-name="T2047"><text:s/></text:span><text:span text:style-name="T2048">고객에게</text:span><text:span text:style-name="T2049"><text:s/></text:span><text:span text:style-name="T2050">질문배경</text:span><text:span text:style-name="T2051">,<text:s/></text:span><text:span text:style-name="T2052">취지</text:span><text:span text:style-name="T2053">,<text:s/></text:span><text:span text:style-name="T2054">관련</text:span><text:span text:style-name="T2055"><text:s/></text:span><text:span text:style-name="T2056">정보</text:span><text:span text:style-name="T2057"><text:s/></text:span><text:span text:style-name="T2058">등을</text:span><text:span text:style-name="T2059"><text:s/></text:span><text:span text:style-name="T2060">전화로</text:span><text:span text:style-name="T2061"><text:s/></text:span><text:span text:style-name="T2062">확인하여</text:span><text:span text:style-name="T2063"><text:s/></text:span><text:span text:style-name="T2064">고객의</text:span><text:span text:style-name="T2065"><text:s/></text:span><text:span text:style-name="T2066">질문에</text:span><text:span text:style-name="T2067"><text:s/></text:span><text:span text:style-name="T2068">적합한</text:span><text:span text:style-name="T2069"><text:s/></text:span><text:span text:style-name="T2070">답변이</text:span><text:span text:style-name="T2071"><text:s/></text:span><text:span text:style-name="T2072">되도록</text:span><text:span text:style-name="T2073"><text:s/></text:span><text:span text:style-name="T2074">한다</text:span><text:span text:style-name="T2075">.</text:span></text:p>
      <text:p text:style-name="P2076"><text:span text:style-name="T2077"><text:s/></text:span><text:span text:style-name="T2078">❍</text:span><text:span text:style-name="T2079"><text:s/></text:span><text:span text:style-name="T2080">최종</text:span><text:span text:style-name="T2081"><text:s/></text:span><text:span text:style-name="T2082">작성</text:span><text:span text:style-name="T2083"><text:s/></text:span><text:span text:style-name="T2084">후에</text:span><text:span text:style-name="T2085"><text:s/></text:span><text:span text:style-name="T2086">질문</text:span><text:span text:style-name="T2087"><text:s/></text:span><text:span text:style-name="T2088">항목에</text:span><text:span text:style-name="T2089"><text:s/></text:span><text:span text:style-name="T2090">대한</text:span><text:span text:style-name="T2091"><text:s/></text:span><text:span text:style-name="T2092">답변이</text:span><text:span text:style-name="T2093"><text:s/></text:span><text:span text:style-name="T2094">누락되었는지</text:span><text:span text:style-name="T2095"><text:s/></text:span><text:span text:style-name="T2096">오</text:span><text:span text:style-name="T2097">·</text:span><text:span text:style-name="T2098">탈자가</text:span><text:span text:style-name="T2099"><text:s/></text:span><text:span text:style-name="T2100">있는지를</text:span><text:span text:style-name="T2101"><text:s/></text:span><text:span text:style-name="T2102">확인한다</text:span><text:span text:style-name="T2103">.</text:span></text:p>
      <text:p text:style-name="P2104"><text:span text:style-name="T2105"><text:s text:c="2"/></text:span><text:span text:style-name="T2106">-<text:s/></text:span><text:span text:style-name="T2107">질문항목과</text:span><text:span text:style-name="T2108"><text:s/></text:span><text:span text:style-name="T2109">답변항목을</text:span><text:span text:style-name="T2110"><text:s/></text:span><text:span text:style-name="T2111">비교하여</text:span><text:span text:style-name="T2112"><text:s/></text:span><text:span text:style-name="T2113">민원인의</text:span><text:span text:style-name="T2114"><text:s/></text:span><text:span text:style-name="T2115">입장에서</text:span><text:span text:style-name="T2116"><text:s/></text:span><text:span text:style-name="T2117">궁금한</text:span><text:span text:style-name="T2118"><text:s/></text:span><text:span text:style-name="T2119">점이</text:span><text:span text:style-name="T2120"><text:s/></text:span><text:span text:style-name="T2121">해소되었는지</text:span><text:span text:style-name="T2122"><text:s/></text:span><text:span text:style-name="T2123">여부를</text:span><text:span text:style-name="T2124"><text:s/></text:span><text:span text:style-name="T2125">검토</text:span><text:span text:style-name="T2126">한다</text:span><text:span text:style-name="T2127">.</text:span></text:p>
      <text:p text:style-name="P2128"><text:span text:style-name="T2129"><text:s text:c="2"/></text:span><text:span text:style-name="T2130">-<text:s/></text:span><text:span text:style-name="T2131">문맥이나</text:span><text:span text:style-name="T2132"><text:s/></text:span><text:span text:style-name="T2133">오</text:span><text:span text:style-name="T2134">·</text:span><text:span text:style-name="T2135">탈자가</text:span><text:span text:style-name="T2136"><text:s/></text:span><text:span text:style-name="T2137">있는지를</text:span><text:span text:style-name="T2138"><text:s/></text:span><text:span text:style-name="T2139">예의</text:span><text:span text:style-name="T2140"><text:s/></text:span><text:span text:style-name="T2141">검토하여</text:span><text:span text:style-name="T2142"><text:s/></text:span><text:span text:style-name="T2143">실수를</text:span><text:span text:style-name="T2144"><text:s/></text:span><text:span text:style-name="T2145">예방하여야</text:span><text:span text:style-name="T2146"><text:s/></text:span><text:span text:style-name="T2147">합</text:span><text:span text:style-name="T2148">니다</text:span><text:span text:style-name="T2149">.<text:s/></text:span><text:span text:style-name="T2150">종종</text:span><text:span text:style-name="T2151"><text:s/></text:span><text:span text:style-name="T2152">오</text:span><text:span text:style-name="T2153">·</text:span><text:span text:style-name="T2154">탈자가</text:span><text:span text:style-name="T2155"><text:s/></text:span><text:span text:style-name="T2156">발생하여</text:span><text:span text:style-name="T2157"><text:s/></text:span><text:span text:style-name="T2158">작성자의</text:span><text:span text:style-name="T2159"><text:s/></text:span><text:span text:style-name="T2160">성의</text:span><text:span text:style-name="T2161"><text:s/></text:span><text:span text:style-name="T2162">부족</text:span><text:span text:style-name="T2163"><text:s/></text:span><text:span text:style-name="T2164">또는</text:span><text:span text:style-name="T2165"><text:s/></text:span><text:span text:style-name="T2166">상담역량의</text:span><text:span text:style-name="T2167"><text:s/></text:span><text:span text:style-name="T2168">부족으로</text:span><text:span text:style-name="T2169"><text:s/></text:span><text:span text:style-name="T2170">오해받을</text:span><text:span text:style-name="T2171"><text:s/></text:span><text:span text:style-name="T2172">수</text:span><text:span text:style-name="T2173"><text:s/></text:span><text:span text:style-name="T2174">있습니다</text:span><text:span text:style-name="T2175">.</text:span></text:p>
      <text:p text:style-name="P2176"/>
      <table:table table:style-name="Table2177">
        <table:table-columns>
          <table:table-column table:style-name="TableColumn2178"/>
        </table:table-columns>
        <table:table-row table:style-name="TableRow2179">
          <table:table-cell table:style-name="TableCell2180">
            <text:p text:style-name="P2181">&lt;국민신문고<text:s/>민원<text:s/>표준답변(안)<text:s/>예시&gt;</text:p>
            <text:p text:style-name="P2182"/>
            <text:p text:style-name="P2183"><text:span text:style-name="T2184">도입부</text:span><text:span text:style-name="T2185"><text:s/>1.<text:s/></text:span><text:span text:style-name="T2186">국민신문고</text:span><text:span text:style-name="T2187">를</text:span><text:span text:style-name="T2188"><text:s/></text:span><text:span text:style-name="T2189">이용해</text:span><text:span text:style-name="T2190"><text:s/></text:span><text:span text:style-name="T2191">주셔서</text:span><text:span text:style-name="T2192"><text:s/></text:span><text:span text:style-name="T2193">감사합니다</text:span><text:span text:style-name="T2194">.</text:span></text:p>
            <text:p text:style-name="P2195"/>
            <text:p text:style-name="P2196"><text:span text:style-name="T2197">전개부</text:span><text:span text:style-name="T2198"><text:s/>2.<text:s/></text:span><text:span text:style-name="T2199">○○○</text:span><text:span text:style-name="T2200">고객님의</text:span><text:span text:style-name="T2201"><text:s/></text:span><text:span text:style-name="T2202">질문에</text:span><text:span text:style-name="T2203"><text:s/></text:span><text:span text:style-name="T2204">대하여</text:span><text:span text:style-name="T2205"><text:s/></text:span><text:span text:style-name="T2206">아래와</text:span><text:span text:style-name="T2207"><text:s/></text:span><text:span text:style-name="T2208">같이</text:span><text:span text:style-name="T2209"><text:s/></text:span><text:span text:style-name="T2210">답변드립니다</text:span><text:span text:style-name="T2211">.</text:span></text:p>
            <text:p text:style-name="P2212"/>
            <text:p text:style-name="P2213">아<text:s text:c="4"/>래</text:p>
            <text:p text:style-name="P2214"><text:s text:c="3"/>가. (가능한<text:s/>고객의<text:s/>질문<text:s/>항목에<text:s/>맞추어<text:s/>답변)</text:p>
            <text:p text:style-name="P2215"><text:span text:style-name="T2216"><text:s text:c="3"/></text:span><text:span text:style-name="T2217">나</text:span><text:span text:style-name="T2218">.<text:s/></text:span><text:span text:style-name="T2219"><text:s/></text:span></text:p>
            <text:p text:style-name="P2220"/>
            <text:p text:style-name="P2221"><text:span text:style-name="T2222">종결부</text:span><text:span text:style-name="T2223"><text:s/></text:span><text:span text:style-name="T2224">3.<text:s/></text:span><text:span text:style-name="T2225">답변내용이</text:span><text:span text:style-name="T2226"><text:s/></text:span><text:span text:style-name="T2227">미비하거나</text:span><text:span text:style-name="T2228"><text:s/></text:span><text:span text:style-name="T2229">기타</text:span><text:span text:style-name="T2230"><text:s/></text:span><text:span text:style-name="T2231">궁금한</text:span><text:span text:style-name="T2232"><text:s/></text:span><text:span text:style-name="T2233">사항이</text:span><text:span text:style-name="T2234"><text:s/></text:span><text:span text:style-name="T2235">있는</text:span><text:span text:style-name="T2236"><text:s/></text:span><text:span text:style-name="T2237">경우</text:span><text:span text:style-name="T2238">,<text:s/></text:span><text:span text:style-name="T2239">○○</text:span><text:span text:style-name="T2240">과</text:span><text:span text:style-name="T2241"><text:s/></text:span><text:span text:style-name="T2242">담당</text:span><text:span text:style-name="T2243"><text:s/></text:span><text:span text:style-name="T2244">○○○</text:span><text:span text:style-name="T2245">에게</text:span><text:span text:style-name="T2246">(043-173-0000)<text:s/></text:span><text:span text:style-name="T2247">전화주시면</text:span><text:span text:style-name="T2248"><text:s/></text:span><text:span text:style-name="T2249">친절하고</text:span><text:span text:style-name="T2250"><text:s/></text:span><text:span text:style-name="T2251">신속하게</text:span><text:span text:style-name="T2252"><text:s/></text:span><text:span text:style-name="T2253">상담하여</text:span><text:span text:style-name="T2254"><text:s/></text:span><text:span text:style-name="T2255">드리겠습니다</text:span><text:span text:style-name="T2256">.<text:s/></text:span></text:p>
            <text:p text:style-name="P2257"><text:s text:c="7"/>감사합니다.<text:s/>좋은<text:s/>하루<text:s/>되십시오.</text:p>
            <text:p text:style-name="P2258"/>
            <text:p text:style-name="P2259"><text:span text:style-name="T2260">☆</text:span><text:span text:style-name="T2261"><text:s/></text:span><text:span text:style-name="T2262">식</text:span><text:span text:style-name="T2263">·</text:span><text:span text:style-name="T2264">의약품에</text:span><text:span text:style-name="T2265"><text:s/></text:span><text:span text:style-name="T2266">대한</text:span><text:span text:style-name="T2267"><text:s/></text:span><text:span text:style-name="T2268">정보는</text:span><text:span text:style-name="T2269"><text:s/></text:span><text:span text:style-name="T2270">우리</text:span><text:span text:style-name="T2271"><text:s/></text:span><text:span text:style-name="T2272">청</text:span><text:span text:style-name="T2273"><text:s/></text:span><text:span text:style-name="T2274">홈페이지</text:span><text:span text:style-name="T2275">(</text:span><text:span text:style-name="T2276">http://www.mfds.go.kr</text:span><text:span text:style-name="T2277">)</text:span><text:span text:style-name="T2278">를</text:span><text:span text:style-name="T2279"><text:s/></text:span><text:span text:style-name="T2280">이용하시면</text:span><text:span text:style-name="T2281"><text:s/></text:span><text:span text:style-name="T2282">보다</text:span><text:span text:style-name="T2283"><text:s/></text:span><text:span text:style-name="T2284">편리하게</text:span><text:span text:style-name="T2285"><text:s/></text:span><text:span text:style-name="T2286">식</text:span><text:span text:style-name="T2287">·</text:span><text:span text:style-name="T2288">의약관련</text:span><text:span text:style-name="T2289"><text:s/></text:span><text:span text:style-name="T2290">정보를</text:span><text:span text:style-name="T2291"><text:s/></text:span><text:span text:style-name="T2292">얻으실</text:span><text:span text:style-name="T2293"><text:s/></text:span><text:span text:style-name="T2294">수</text:span><text:span text:style-name="T2295"><text:s/></text:span><text:span text:style-name="T2296">있습니다</text:span><text:span text:style-name="T2297">.<text:s/></text:span><text:span text:style-name="T2298">많은</text:span><text:span text:style-name="T2299"><text:s/></text:span><text:span text:style-name="T2300">이용</text:span><text:span text:style-name="T2301"><text:s/></text:span><text:span text:style-name="T2302">바랍니다</text:span><text:span text:style-name="T2303">.</text:span></text:p>
          </table:table-cell>
        </table:table-row>
      </table:table>
      <text:p text:style-name="P2304"/>
      <text:p text:style-name="P2305"/>
      <text:p text:style-name="P2306"/>
      <text:p text:style-name="P2307">&lt;<text:s/>이력표<text:s/>&gt;</text:p>
      <table:table table:style-name="Table2308">
        <table:table-columns>
          <table:table-column table:style-name="TableColumn2309"/>
          <table:table-column table:style-name="TableColumn2310"/>
          <table:table-column table:style-name="TableColumn2311"/>
          <table:table-column table:style-name="TableColumn2312"/>
          <table:table-column table:style-name="TableColumn2313"/>
        </table:table-columns>
        <table:table-row table:style-name="TableRow2314">
          <table:table-cell table:style-name="TableCell2315">
            <text:p text:style-name="P2316">연번</text:p>
          </table:table-cell>
          <table:table-cell table:style-name="TableCell2317">
            <text:p text:style-name="P2318">연월일</text:p>
          </table:table-cell>
          <table:table-cell table:style-name="TableCell2319">
            <text:p text:style-name="P2320">변경<text:s/>내용<text:s/>및<text:s/>사유</text:p>
          </table:table-cell>
          <table:table-cell table:style-name="TableCell2321">
            <text:p text:style-name="P2322">작성자(부서)</text:p>
          </table:table-cell>
          <table:table-cell table:style-name="TableCell2323">
            <text:p text:style-name="P2324">승인자</text:p>
          </table:table-cell>
        </table:table-row>
        <table:table-row table:style-name="TableRow2325">
          <table:table-cell table:style-name="TableCell2326">
            <text:p text:style-name="P2327">1</text:p>
          </table:table-cell>
          <table:table-cell table:style-name="TableCell2328">
            <text:p text:style-name="P2329">2009.12.21.</text:p>
          </table:table-cell>
          <table:table-cell table:style-name="TableCell2330">
            <text:p text:style-name="P2331"><text:s/>제정</text:p>
          </table:table-cell>
          <table:table-cell table:style-name="TableCell2332">
            <text:p text:style-name="P2333">김은주(바이오의약품정책과)</text:p>
          </table:table-cell>
          <table:table-cell table:style-name="TableCell2334">
            <text:p text:style-name="P2335">이정석</text:p>
          </table:table-cell>
        </table:table-row>
        <table:table-row table:style-name="TableRow2336">
          <table:table-cell table:style-name="TableCell2337">
            <text:p text:style-name="P2338">2</text:p>
          </table:table-cell>
          <table:table-cell table:style-name="TableCell2339">
            <text:p text:style-name="P2340">2012.6.</text:p>
          </table:table-cell>
          <table:table-cell table:style-name="TableCell2341">
            <text:p text:style-name="P2342"><text:s/>직제<text:s/>개편에<text:s/>따른<text:s/>신설과<text:s/>추가<text:s/>등<text:s/>개정</text:p>
          </table:table-cell>
          <table:table-cell table:style-name="TableCell2343">
            <text:p text:style-name="P2344">김판순(바이오의약품정책과)</text:p>
          </table:table-cell>
          <table:table-cell table:style-name="TableCell2345">
            <text:p text:style-name="P2346">이정석</text:p>
          </table:table-cell>
        </table:table-row>
        <table:table-row table:style-name="TableRow2347">
          <table:table-cell table:style-name="TableCell2348">
            <text:p text:style-name="P2349">3</text:p>
          </table:table-cell>
          <table:table-cell table:style-name="TableCell2350">
            <text:p text:style-name="P2351">2013.4.11</text:p>
          </table:table-cell>
          <table:table-cell table:style-name="TableCell2352">
            <text:p text:style-name="바탕글"><text:span text:style-name="T2353"><text:s/></text:span><text:span text:style-name="T2354">정부조직법</text:span><text:span text:style-name="T2355"><text:s/></text:span><text:span text:style-name="T2356">개정에</text:span><text:span text:style-name="T2357"><text:s/></text:span><text:span text:style-name="T2358">따른</text:span><text:span text:style-name="T2359"><text:s/></text:span><text:span text:style-name="T2360">관련부서</text:span><text:span text:style-name="T2361"><text:s/></text:span><text:span text:style-name="T2362">현행화</text:span><text:span text:style-name="T2363"><text:s/></text:span><text:span text:style-name="T2364">등</text:span></text:p>
          </table:table-cell>
          <table:table-cell table:style-name="TableCell2365">
            <text:p text:style-name="P2366">김판순(바이오의약품정책과)</text:p>
          </table:table-cell>
          <table:table-cell table:style-name="TableCell2367">
            <text:p text:style-name="P2368">이정석</text:p>
          </table:table-cell>
        </table:table-row>
        <table:table-row table:style-name="TableRow2369">
          <table:table-cell table:style-name="TableCell2370">
            <text:p text:style-name="P2371">4</text:p>
          </table:table-cell>
          <table:table-cell table:style-name="TableCell2372">
            <text:p text:style-name="P2373"/>
          </table:table-cell>
          <table:table-cell table:style-name="TableCell2374">
            <text:p text:style-name="P2375"/>
          </table:table-cell>
          <table:table-cell table:style-name="TableCell2376">
            <text:p text:style-name="P2377"/>
          </table:table-cell>
          <table:table-cell table:style-name="TableCell2378">
            <text:p text:style-name="P2379"/>
          </table:table-cell>
        </table:table-row>
        <table:table-row table:style-name="TableRow2380">
          <table:table-cell table:style-name="TableCell2381">
            <text:p text:style-name="P2382">5</text:p>
          </table:table-cell>
          <table:table-cell table:style-name="TableCell2383">
            <text:p text:style-name="P2384"/>
          </table:table-cell>
          <table:table-cell table:style-name="TableCell2385">
            <text:p text:style-name="P2386"/>
          </table:table-cell>
          <table:table-cell table:style-name="TableCell2387">
            <text:p text:style-name="P2388"/>
          </table:table-cell>
          <table:table-cell table:style-name="TableCell2389">
            <text:p text:style-name="P2390"/>
          </table:table-cell>
        </table:table-row>
        <table:table-row table:style-name="TableRow2391">
          <table:table-cell table:style-name="TableCell2392">
            <text:p text:style-name="P2393">6</text:p>
          </table:table-cell>
          <table:table-cell table:style-name="TableCell2394">
            <text:p text:style-name="P2395"/>
          </table:table-cell>
          <table:table-cell table:style-name="TableCell2396">
            <text:p text:style-name="P2397"/>
          </table:table-cell>
          <table:table-cell table:style-name="TableCell2398">
            <text:p text:style-name="P2399"/>
          </table:table-cell>
          <table:table-cell table:style-name="TableCell2400">
            <text:p text:style-name="P2401"/>
          </table:table-cell>
        </table:table-row>
        <table:table-row table:style-name="TableRow2402">
          <table:table-cell table:style-name="TableCell2403">
            <text:p text:style-name="P2404">7</text:p>
          </table:table-cell>
          <table:table-cell table:style-name="TableCell2405">
            <text:p text:style-name="P2406"/>
          </table:table-cell>
          <table:table-cell table:style-name="TableCell2407">
            <text:p text:style-name="P2408"/>
          </table:table-cell>
          <table:table-cell table:style-name="TableCell2409">
            <text:p text:style-name="P2410"/>
          </table:table-cell>
          <table:table-cell table:style-name="TableCell2411">
            <text:p text:style-name="P2412"/>
          </table:table-cell>
        </table:table-row>
        <table:table-row table:style-name="TableRow2413">
          <table:table-cell table:style-name="TableCell2414">
            <text:p text:style-name="P2415">8</text:p>
          </table:table-cell>
          <table:table-cell table:style-name="TableCell2416">
            <text:p text:style-name="P2417"/>
          </table:table-cell>
          <table:table-cell table:style-name="TableCell2418">
            <text:p text:style-name="P2419"/>
          </table:table-cell>
          <table:table-cell table:style-name="TableCell2420">
            <text:p text:style-name="P2421"/>
          </table:table-cell>
          <table:table-cell table:style-name="TableCell2422">
            <text:p text:style-name="P2423"/>
          </table:table-cell>
        </table:table-row>
        <table:table-row table:style-name="TableRow2424">
          <table:table-cell table:style-name="TableCell2425">
            <text:p text:style-name="P2426">9</text:p>
          </table:table-cell>
          <table:table-cell table:style-name="TableCell2427">
            <text:p text:style-name="P2428"/>
          </table:table-cell>
          <table:table-cell table:style-name="TableCell2429">
            <text:p text:style-name="P2430"/>
          </table:table-cell>
          <table:table-cell table:style-name="TableCell2431">
            <text:p text:style-name="P2432"/>
          </table:table-cell>
          <table:table-cell table:style-name="TableCell2433">
            <text:p text:style-name="P2434"/>
          </table:table-cell>
        </table:table-row>
        <table:table-row table:style-name="TableRow2435">
          <table:table-cell table:style-name="TableCell2436">
            <text:p text:style-name="P2437">10</text:p>
          </table:table-cell>
          <table:table-cell table:style-name="TableCell2438">
            <text:p text:style-name="P2439"/>
          </table:table-cell>
          <table:table-cell table:style-name="TableCell2440">
            <text:p text:style-name="P2441"/>
          </table:table-cell>
          <table:table-cell table:style-name="TableCell2442">
            <text:p text:style-name="P2443"/>
          </table:table-cell>
          <table:table-cell table:style-name="TableCell2444">
            <text:p text:style-name="P2445"/>
          </table:table-cell>
        </table:table-row>
        <table:table-row table:style-name="TableRow2446">
          <table:table-cell table:style-name="TableCell2447">
            <text:p text:style-name="P2448">11</text:p>
          </table:table-cell>
          <table:table-cell table:style-name="TableCell2449">
            <text:p text:style-name="P2450"/>
          </table:table-cell>
          <table:table-cell table:style-name="TableCell2451">
            <text:p text:style-name="P2452"/>
          </table:table-cell>
          <table:table-cell table:style-name="TableCell2453">
            <text:p text:style-name="P2454"/>
          </table:table-cell>
          <table:table-cell table:style-name="TableCell2455">
            <text:p text:style-name="P2456"/>
          </table:table-cell>
        </table:table-row>
        <table:table-row table:style-name="TableRow2457">
          <table:table-cell table:style-name="TableCell2458">
            <text:p text:style-name="P2459">12</text:p>
          </table:table-cell>
          <table:table-cell table:style-name="TableCell2460">
            <text:p text:style-name="P2461"/>
          </table:table-cell>
          <table:table-cell table:style-name="TableCell2462">
            <text:p text:style-name="P2463"/>
          </table:table-cell>
          <table:table-cell table:style-name="TableCell2464">
            <text:p text:style-name="P2465"/>
          </table:table-cell>
          <table:table-cell table:style-name="TableCell2466">
            <text:p text:style-name="P2467"/>
          </table:table-cell>
        </table:table-row>
        <table:table-row table:style-name="TableRow2468">
          <table:table-cell table:style-name="TableCell2469">
            <text:p text:style-name="P2470">13</text:p>
          </table:table-cell>
          <table:table-cell table:style-name="TableCell2471">
            <text:p text:style-name="P2472"/>
          </table:table-cell>
          <table:table-cell table:style-name="TableCell2473">
            <text:p text:style-name="P2474"/>
          </table:table-cell>
          <table:table-cell table:style-name="TableCell2475">
            <text:p text:style-name="P2476"/>
          </table:table-cell>
          <table:table-cell table:style-name="TableCell2477">
            <text:p text:style-name="P2478"/>
          </table:table-cell>
        </table:table-row>
        <table:table-row table:style-name="TableRow2479">
          <table:table-cell table:style-name="TableCell2480">
            <text:p text:style-name="P2481">14</text:p>
          </table:table-cell>
          <table:table-cell table:style-name="TableCell2482">
            <text:p text:style-name="P2483"/>
          </table:table-cell>
          <table:table-cell table:style-name="TableCell2484">
            <text:p text:style-name="P2485"/>
          </table:table-cell>
          <table:table-cell table:style-name="TableCell2486">
            <text:p text:style-name="P2487"/>
          </table:table-cell>
          <table:table-cell table:style-name="TableCell2488">
            <text:p text:style-name="P2489"/>
          </table:table-cell>
        </table:table-row>
        <table:table-row table:style-name="TableRow2490">
          <table:table-cell table:style-name="TableCell2491">
            <text:p text:style-name="P2492">15</text:p>
          </table:table-cell>
          <table:table-cell table:style-name="TableCell2493">
            <text:p text:style-name="P2494"/>
          </table:table-cell>
          <table:table-cell table:style-name="TableCell2495">
            <text:p text:style-name="P2496"/>
          </table:table-cell>
          <table:table-cell table:style-name="TableCell2497">
            <text:p text:style-name="P2498"/>
          </table:table-cell>
          <table:table-cell table:style-name="TableCell2499">
            <text:p text:style-name="P2500"/>
          </table:table-cell>
        </table:table-row>
        <table:table-row table:style-name="TableRow2501">
          <table:table-cell table:style-name="TableCell2502">
            <text:p text:style-name="P2503">16</text:p>
          </table:table-cell>
          <table:table-cell table:style-name="TableCell2504">
            <text:p text:style-name="P2505"/>
          </table:table-cell>
          <table:table-cell table:style-name="TableCell2506">
            <text:p text:style-name="P2507"/>
          </table:table-cell>
          <table:table-cell table:style-name="TableCell2508">
            <text:p text:style-name="P2509"/>
          </table:table-cell>
          <table:table-cell table:style-name="TableCell2510">
            <text:p text:style-name="P2511"/>
          </table:table-cell>
        </table:table-row>
        <table:table-row table:style-name="TableRow2512">
          <table:table-cell table:style-name="TableCell2513">
            <text:p text:style-name="P2514">17</text:p>
          </table:table-cell>
          <table:table-cell table:style-name="TableCell2515">
            <text:p text:style-name="P2516"/>
          </table:table-cell>
          <table:table-cell table:style-name="TableCell2517">
            <text:p text:style-name="P2518"/>
          </table:table-cell>
          <table:table-cell table:style-name="TableCell2519">
            <text:p text:style-name="P2520"/>
          </table:table-cell>
          <table:table-cell table:style-name="TableCell2521">
            <text:p text:style-name="P2522"/>
          </table:table-cell>
        </table:table-row>
        <table:table-row table:style-name="TableRow2523">
          <table:table-cell table:style-name="TableCell2524">
            <text:p text:style-name="P2525">18</text:p>
          </table:table-cell>
          <table:table-cell table:style-name="TableCell2526">
            <text:p text:style-name="P2527"/>
          </table:table-cell>
          <table:table-cell table:style-name="TableCell2528">
            <text:p text:style-name="P2529"/>
          </table:table-cell>
          <table:table-cell table:style-name="TableCell2530">
            <text:p text:style-name="P2531"/>
          </table:table-cell>
          <table:table-cell table:style-name="TableCell2532">
            <text:p text:style-name="P2533"/>
          </table:table-cell>
        </table:table-row>
        <table:table-row table:style-name="TableRow2534">
          <table:table-cell table:style-name="TableCell2535">
            <text:p text:style-name="P2536">19</text:p>
          </table:table-cell>
          <table:table-cell table:style-name="TableCell2537">
            <text:p text:style-name="P2538"/>
          </table:table-cell>
          <table:table-cell table:style-name="TableCell2539">
            <text:p text:style-name="P2540"/>
          </table:table-cell>
          <table:table-cell table:style-name="TableCell2541">
            <text:p text:style-name="P2542"/>
          </table:table-cell>
          <table:table-cell table:style-name="TableCell2543">
            <text:p text:style-name="P2544"/>
          </table:table-cell>
        </table:table-row>
        <table:table-row table:style-name="TableRow2545">
          <table:table-cell table:style-name="TableCell2546">
            <text:p text:style-name="P2547">20</text:p>
          </table:table-cell>
          <table:table-cell table:style-name="TableCell2548">
            <text:p text:style-name="P2549"/>
          </table:table-cell>
          <table:table-cell table:style-name="TableCell2550">
            <text:p text:style-name="P2551"/>
          </table:table-cell>
          <table:table-cell table:style-name="TableCell2552">
            <text:p text:style-name="P2553"/>
          </table:table-cell>
          <table:table-cell table:style-name="TableCell2554">
            <text:p text:style-name="P2555"/>
          </table:table-cell>
        </table:table-row>
      </table:table>
      <text:p text:style-name="P2556"/>
      <text:p text:style-name="P2557"/>
      <text:p text:style-name="P25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algun Gothic" svg:font-family="Malgun Gothic" style:font-family-generic="swiss" style:font-pitch="variable" svg:panose-1="2 11 5 3 2 0 0 2 0 4"/>
    <style:font-face style:name="宋?" svg:font-family="宋?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Batang" svg:font-family="Batang" style:font-family-generic="system" style:font-pitch="fixed" svg:panose-1="2 3 6 0 0 1 1 1 1 1"/>
    <style:font-face style:name="Arial Unicode MS" svg:font-family="Arial Unicode MS" style:font-family-generic="roman" style:font-pitch="variable" svg:panose-1="2 11 6 4 2 2 2 2 2 4"/>
    <style:font-face style:name="Gulim" svg:font-family="Gulim" style:font-family-generic="swiss" style:font-pitch="variable" svg:panose-1="2 11 6 0 0 1 1 1 1 1"/>
    <style:font-face style:name="HYGothic-Medium" svg:font-family="HYGothic-Medium" style:font-family-generic="roman" svg:panose-1="0 0 0 0 0 0 0 0 0 0"/>
    <style:font-face style:name="HYSinMyeongJo-Medium" svg:font-family="HYSinMyeongJo-Medium" style:font-family-generic="roman" svg:panose-1="0 0 0 0 0 0 0 0 0 0"/>
    <style:font-face style:name="함초롬바탕" svg:font-family="함초롬바탕" style:font-family-generic="roman" svg:panose-1="0 0 0 0 0 0 0 0 0 0"/>
    <style:font-face style:name="HYHeadLine-Medium" svg:font-family="HYHeadLine-Medium" style:font-family-generic="roman" svg:panose-1="0 0 0 0 0 0 0 0 0 0"/>
    <style:font-face style:name="HCI Poppy" svg:font-family="HCI Poppy" style:font-family-generic="roman" svg:panose-1="0 0 0 0 0 0 0 0 0 0"/>
    <style:font-face style:name="휴먼명조" svg:font-family="휴먼명조" style:font-family-generic="roman" svg:panose-1="0 0 0 0 0 0 0 0 0 0"/>
    <style:font-face style:name="GungsuhChe" svg:font-family="GungsuhChe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555in"/>
      <style:text-properties style:font-name="Malgun Gothic" style:font-name-asian="宋?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line-break="normal" style:text-autospace="none"/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EndnoteReference" style:display-name="Endnote Reference" style:family="text" style:parent-style-name="DefaultParagraphFont">
      <style:text-properties style:text-position="super 63.6%"/>
    </style:style>
    <style:style style:name="바탕글" style:display-name="바탕글" style:family="paragraph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본문" style:display-name="본문" style:family="paragraph">
      <style:paragraph-properties fo:widows="0" fo:orphans="0" style:line-break="normal" style:text-autospace="none" fo:text-align="justify" fo:line-height="103%" fo:margin-left="0.2083in">
        <style:tab-stops/>
      </style:paragraph-properties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개요1" style:display-name="개요 1" style:family="paragraph" style:list-style-name="LFO1">
      <style:paragraph-properties fo:widows="0" fo:orphans="0" style:line-break="normal" style:text-autospace="none" fo:text-align="justify" fo:margin-top="0.0416in" fo:line-height="103%"/>
      <style:text-properties style:font-name="Batang" style:font-name-asian="Batang" style:font-name-complex="Batang" fo:font-weight="bold" style:font-weight-asian="bold" style:font-weight-complex="bold" fo:color="#000000" fo:font-size="13pt" style:font-size-asian="13pt" style:font-size-complex="13pt" fo:hyphenate="false"/>
    </style:style>
    <style:style style:name="개요2" style:display-name="개요 2" style:family="paragraph" style:list-style-name="LFO2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font-weight="bold" style:font-weight-asian="bold" style:font-weight-complex="bold" fo:color="#000000" fo:font-size="12pt" style:font-size-asian="12pt" style:font-size-complex="12pt" fo:hyphenate="false"/>
    </style:style>
    <style:style style:name="개요3" style:display-name="개요 3" style:family="paragraph" style:list-style-name="LFO3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font-weight="bold" style:font-weight-asian="bold" style:font-weight-complex="bold" fo:color="#000000" fo:font-size="12pt" style:font-size-asian="12pt" style:font-size-complex="12pt" fo:hyphenate="false"/>
    </style:style>
    <style:style style:name="개요4" style:display-name="개요 4" style:family="paragraph" style:list-style-name="LFO7">
      <style:paragraph-properties fo:widows="0" fo:orphans="0" style:line-break="normal" style:text-autospace="none" fo:text-align="justify" fo:line-height="103%" fo:margin-left="0.1388in">
        <style:tab-stops/>
      </style:paragraph-properties>
      <style:text-properties style:font-name="Batang" style:font-name-asian="Batang" style:font-name-complex="Batang" fo:color="#000000" fo:font-size="12pt" style:font-size-asian="12pt" style:font-size-complex="12pt" fo:hyphenate="false"/>
    </style:style>
    <style:style style:name="개요5" style:display-name="개요 5" style:family="paragraph" style:list-style-name="LFO1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개요6" style:display-name="개요 6" style:family="paragraph" style:list-style-name="LFO1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개요7" style:display-name="개요 7" style:family="paragraph" style:list-style-name="LFO1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쪽번호" style:display-name="쪽 번호" style:family="paragraph">
      <style:paragraph-properties fo:widows="0" fo:orphans="0" style:line-break="normal" style:text-autospace="none" fo:text-align="justify" fo:line-height="103%"/>
      <style:text-properties style:font-name="Gulim" style:font-name-asian="Gulim" style:font-name-complex="Gulim" fo:color="#000000" fo:font-size="10pt" style:font-size-asian="10pt" style:font-size-complex="10pt" fo:hyphenate="false"/>
    </style:style>
    <style:style style:name="머리말" style:display-name="머리말" style:family="paragraph">
      <style:paragraph-properties fo:widows="0" fo:orphans="0" style:text-autospace="none" fo:text-align="justify"/>
      <style:text-properties style:font-name="Gulim" style:font-name-asian="Gulim" style:font-name-complex="Gulim" fo:color="#000000" fo:letter-spacing="-0.0006in" style:text-scale="98%" fo:font-size="9pt" style:font-size-asian="9pt" style:font-size-complex="9pt" fo:hyphenate="false"/>
    </style:style>
    <style:style style:name="각주" style:display-name="각주" style:family="paragraph">
      <style:paragraph-properties fo:widows="0" fo:orphans="0" style:line-break="normal" style:text-autospace="none" fo:text-align="justify" fo:margin-left="0.1819in" fo:text-indent="-0.1819in">
        <style:tab-stops/>
      </style:paragraph-properties>
      <style:text-properties style:font-name="Batang" style:font-name-asian="Batang" style:font-name-complex="Batang" fo:color="#000000" fo:letter-spacing="-0.0027in" style:text-scale="95%" fo:font-size="9pt" style:font-size-asian="9pt" style:font-size-complex="9pt" fo:hyphenate="false"/>
    </style:style>
    <style:style style:name="머리말중고딕9" style:display-name="머리말(중고딕9)" style:family="paragraph">
      <style:paragraph-properties fo:widows="0" fo:orphans="0" style:line-break="normal" style:text-autospace="none" style:snap-to-layout-grid="false" fo:text-align="justify" fo:line-height="103%"/>
      <style:text-properties style:font-name="HYGothic-Medium" style:font-name-asian="HYGothic-Medium" style:font-name-complex="HYGothic-Medium" fo:color="#000000" fo:font-size="9pt" style:font-size-asian="9pt" style:font-size-complex="9pt" fo:hyphenate="false"/>
    </style:style>
    <style:style style:name="표본문1." style:display-name="표본문 1." style:family="paragraph">
      <style:paragraph-properties fo:widows="0" fo:orphans="0" style:line-break="normal" style:text-autospace="none" fo:text-align="justify" fo:line-height="103%" fo:margin-left="0.0972in" fo:text-indent="-0.0972in">
        <style:tab-stops/>
      </style:paragraph-properties>
      <style:text-properties style:font-name="HYSinMyeongJo-Medium" style:font-name-asian="HYSinMyeongJo-Medium" style:font-name-complex="HYSinMyeongJo-Medium" fo:color="#000000" fo:font-size="14pt" style:font-size-asian="14pt" style:font-size-complex="14pt" fo:hyphenate="false"/>
    </style:style>
    <style:style style:name="E" style:display-name="1." style:family="paragraph">
      <style:paragraph-properties fo:widows="0" fo:orphans="0" style:text-autospace="none" fo:text-align="center" fo:line-height="103%">
        <style:tab-stops>
          <style:tab-stop style:type="right" style:leader-style="dotted" style:leader-text="·" style:position="6.6319in"/>
        </style:tab-stops>
      </style:paragraph-properties>
      <style:text-properties style:font-name="Gulim" style:font-name-asian="Gulim" style:font-name-complex="Gulim" fo:font-weight="bold" style:font-weight-asian="bold" style:font-weight-complex="bold" fo:color="#000000" fo:letter-spacing="-0.0027in" style:text-scale="98%" fo:font-size="15pt" style:font-size-asian="15pt" style:font-size-complex="15pt" fo:hyphenate="false"/>
    </style:style>
    <style:style style:name="바탕글사본2" style:display-name="바탕글 사본2" style:family="paragraph">
      <style:paragraph-properties fo:widows="0" fo:orphans="0" style:line-break="normal" style:text-autospace="none" fo:text-align="justify" fo:line-height="103%"/>
      <style:text-properties style:font-name="함초롬바탕" style:font-name-asian="함초롬바탕" style:font-name-complex="함초롬바탕" fo:color="#000000" fo:font-size="10pt" style:font-size-asian="10pt" style:font-size-complex="10pt"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1" text:start-numbering-at="document" text:footnotes-position="document"/>
    <text:list-style style:name="LFO1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Arial Unicode MS"/>
    </style:style>
    <text:list-style style:name="LFO7">
      <text:list-level-style-bullet text:level="1" text:style-name="WW_CharLFO7LVL1" text:bullet-char="▶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  <style:text-properties style:font-name="Arial Unicode MS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Arial Unicode M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)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)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prefix="(" style:num-suffix=")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prefix="(" style:num-suffix=")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format="①, ②, ③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∙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  <style:text-properties style:font-name="Arial Unicode MS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902in" fo:margin-left="0.7868in" fo:margin-bottom="0.5902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1812in"/>
      </style:header-style>
      <style:footer-style>
        <style:header-footer-properties style:dynamic-spacing="true" fo:min-height="0.5902in"/>
      </style:footer-style>
    </style:page-layout>
    <style:style style:name="TableColumn3" style:family="table-column">
      <style:table-column-properties style:column-width="1.8506in" style:use-optimal-column-width="false"/>
    </style:style>
    <style:style style:name="TableColumn4" style:family="table-column">
      <style:table-column-properties style:column-width="4.109in" style:use-optimal-column-width="false"/>
    </style:style>
    <style:style style:name="TableColumn5" style:family="table-column">
      <style:table-column-properties style:column-width="0.65in" style:use-optimal-column-width="false"/>
    </style:style>
    <style:style style:name="Table2" style:family="table">
      <style:table-properties style:width="6.6097in" fo:margin-left="0in" table:align="center"/>
    </style:style>
    <style:style style:name="TableRow6" style:family="table-row">
      <style:table-row-properties style:min-row-height="0.2562in" style:use-optimal-row-height="false"/>
    </style:style>
    <style:style style:name="TableCell7" style:family="table-cell">
      <style:table-cell-properties fo:border="0.0625in double #C0C0C0" style:border-line-width="0.0208in 0.0208in 0.0208in" style:writing-mode="lr-tb" style:vertical-align="middle" fo:padding-top="0.0194in" fo:padding-left="0.0194in" fo:padding-bottom="0.0194in" fo:padding-right="0.0194in"/>
    </style:style>
    <style:style style:name="P8" style:parent-style-name="바탕글" style:family="paragraph">
      <style:paragraph-properties style:line-break="strict" fo:text-align="center"/>
      <style:text-properties fo:color="#808080" fo:font-size="11pt" style:font-size-asian="11pt" style:font-size-complex="11pt"/>
    </style:style>
    <style:style style:name="TableCell9" style:family="table-cell">
      <style:table-cell-properties fo:border="0.0625in double #C0C0C0" style:border-line-width="0.0208in 0.0208in 0.0208in" style:writing-mode="lr-tb" style:vertical-align="middle" fo:padding-top="0.0194in" fo:padding-left="0.0194in" fo:padding-bottom="0.0194in" fo:padding-right="0.0194in"/>
    </style:style>
    <style:style style:name="P10" style:parent-style-name="바탕글" style:family="paragraph">
      <style:paragraph-properties style:line-break="strict" fo:text-align="center"/>
      <style:text-properties fo:color="#808080" fo:letter-spacing="-0.002in" fo:font-size="11pt" style:font-size-asian="11pt" style:font-size-complex="11pt"/>
    </style:style>
    <style:style style:name="TableCell11" style:family="table-cell">
      <style:table-cell-properties fo:border="0.0625in double #C0C0C0" style:border-line-width="0.0208in 0.0208in 0.0208in" style:writing-mode="lr-tb" style:vertical-align="middle" fo:padding-top="0.0194in" fo:padding-left="0.0194in" fo:padding-bottom="0.0194in" fo:padding-right="0.0194in"/>
    </style:style>
    <style:style style:name="P12" style:parent-style-name="바탕글" style:family="paragraph">
      <style:paragraph-properties style:line-break="strict" fo:text-align="center"/>
      <style:text-properties fo:color="#0000FF" fo:font-size="11pt" style:font-size-asian="11pt" style:font-size-complex="11pt"/>
    </style:style>
    <style:style style:name="P13" style:parent-style-name="Normal" style:family="paragraph">
      <style:text-properties fo:font-size="1pt" style:font-size-asian="1pt"/>
    </style:style>
    <style:style style:name="P14" style:parent-style-name="머리말" style:family="paragraph">
      <style:paragraph-properties fo:text-align="center"/>
    </style:style>
    <style:style style:name="P15" style:parent-style-name="쪽번호" style:family="paragraph">
      <style:paragraph-properties fo:text-align="cente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MFDS/MaPP 5070.01G</text:p>
            </table:table-cell>
            <table:table-cell table:style-name="TableCell9">
              <text:p text:style-name="P10">전화,<text:s/>인터넷<text:s/>및<text:s/>편지<text:s/>등으로<text:s/>접수된<text:s/>대국민<text:s/>민원처리<text:s/>절차</text:p>
            </table:table-cell>
            <table:table-cell table:style-name="TableCell11">
              <text:p text:style-name="P12">rev 2</text:p>
            </table:table-cell>
          </table:table-row>
        </table:table>
        <text:p text:style-name="P13"/>
        <text:p text:style-name="P14"/>
      </style:header>
      <style:footer>
        <text:p text:style-name="P15">-<text:page-number text:fixed="false"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OP No</dc:title>
    <dc:creator>cloudconvert_3</dc:creator>
    <meta:creation-date>2022-08-17T07:49:00Z</meta:creation-date>
    <dc:date>2022-08-17T07:49:00Z</dc:date>
    <meta:template xlink:href="Normal" xlink:type="simple"/>
    <meta:editing-cycles>2</meta:editing-cycles>
    <meta:editing-duration>PT0S</meta:editing-duration>
    <meta:document-statistic meta:page-count="1" meta:paragraph-count="17" meta:word-count="1289" meta:character-count="8620" meta:row-count="61" meta:non-whitespace-character-count="7348"/>
  </office:meta>
</office:document-meta>
</file>